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3.095625cm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2.143125cm"/>
    </style:style>
    <style:style style:name="co8" style:family="table-column">
      <style:table-column-properties fo:break-before="auto" style:column-width="2.69875cm"/>
    </style:style>
    <style:style style:name="co9" style:family="table-column">
      <style:table-column-properties fo:break-before="auto" style:column-width="2.513541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alculations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number-columns-spanned="4" table:number-rows-spanned="1" table:style-name="ce3">
            <text:p>Average Charge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2">
            <text:p>Exhaustive</text:p>
          </table:table-cell>
          <table:table-cell office:value-type="string" table:style-name="ce2">
            <text:p>Quick</text:p>
          </table:table-cell>
          <table:table-cell office:value-type="string" table:style-name="ce2">
            <text:p>MILP</text:p>
          </table:table-cell>
          <table:table-cell office:value-type="string" table:style-name="ce2">
            <text:p>QM</text:p>
          </table:table-cell>
          <table:table-cell table:number-columns-repeated="16380"/>
        </table:table-row>
        <table:table-row table:style-name="ro1">
          <table:table-cell office:value-type="float" office:value="221.36687855295887" table:formula="of:=AVERAGE(['sa-exhaustive-charge'.B:.B];['sa-exhaustive-charge'.D:.D];['sa-exhaustive-charge'.F:.F];['sa-exhaustive-charge'.H:.H];['sa-exhaustive-charge'.J:.J];['sa-exhaustive-charge'.L:.L];['sa-exhaustive-charge'.N:.N];['sa-exhaustive-charge'.P:.P];['sa-exhaustive-charge'.R:.R];['sa-exhaustive-charge'.T:.T];['sa-exhaustive-charge'.V:.V];['sa-exhaustive-charge'.X:.X];['sa-exhaustive-charge'.Z:.Z];['sa-exhaustive-charge'.AB:.AB];['sa-exhaustive-charge'.AD:.AD];['sa-exhaustive-charge'.AF:.AF];['sa-exhaustive-charge'.AH:.AH];['sa-exhaustive-charge'.AJ:.AJ];['sa-exhaustive-charge'.AL:.AL];['sa-exhaustive-charge'.AN:.AN];['sa-exhaustive-charge'.AP:.AP];['sa-exhaustive-charge'.AR:.AR];['sa-exhaustive-charge'.AT:.AT];['sa-exhaustive-charge'.AV:.AV];['sa-exhaustive-charge'.AX:.AX];['sa-exhaustive-charge'.AZ:.AZ];['sa-exhaustive-charge'.BB:.BB];['sa-exhaustive-charge'.BD:.BD];['sa-exhaustive-charge'.BF:.BF];['sa-exhaustive-charge'.BH:.BH];['sa-exhaustive-charge'.BJ:.BJ];['sa-exhaustive-charge'.BL:.BL];['sa-exhaustive-charge'.BN:.BN];['sa-exhaustive-charge'.BP:.BP];['sa-exhaustive-charge'.BR:.BR])" table:style-name="ce2">
            <text:p>221.3668786</text:p>
          </table:table-cell>
          <table:table-cell office:value-type="float" office:value="229.44947634615411" table:formula="of:=AVERAGE(['sa-quick-charge'.B:.B];['sa-quick-charge'.D:.D];['sa-quick-charge'.F:.F];['sa-quick-charge'.H:.H];['sa-quick-charge'.J:.J];['sa-quick-charge'.L:.L];['sa-quick-charge'.N:.N];['sa-quick-charge'.P:.P];['sa-quick-charge'.R:.R];['sa-quick-charge'.T:.T];['sa-quick-charge'.V:.V];['sa-quick-charge'.X:.X];['sa-quick-charge'.Z:.Z];['sa-quick-charge'.AB:.AB];['sa-quick-charge'.AD:.AD];['sa-quick-charge'.AF:.AF];['sa-quick-charge'.AH:.AH];['sa-quick-charge'.AJ:.AJ];['sa-quick-charge'.AL:.AL];['sa-quick-charge'.AN:.AN];['sa-quick-charge'.AP:.AP];['sa-quick-charge'.AR:.AR];['sa-quick-charge'.AT:.AT];['sa-quick-charge'.AV:.AV];['sa-quick-charge'.AX:.AX];['sa-quick-charge'.AZ:.AZ];['sa-quick-charge'.BB:.BB];['sa-quick-charge'.BD:.BD];['sa-quick-charge'.BF:.BF];['sa-quick-charge'.BH:.BH];['sa-quick-charge'.BJ:.BJ];['sa-quick-charge'.BL:.BL];['sa-quick-charge'.BN:.BN];['sa-quick-charge'.BP:.BP];['sa-quick-charge'.BR:.BR])" table:style-name="ce2">
            <text:p>229.4494763</text:p>
          </table:table-cell>
          <table:table-cell office:value-type="float" office:value="179.58022953374169" table:formula="of:=AVERAGE(['milp-charge'.B:.B];['milp-charge'.D:.D];['milp-charge'.F:.F];['milp-charge'.H:.H];['milp-charge'.J:.J];['milp-charge'.L:.L];['milp-charge'.N:.N];['milp-charge'.P:.P];['milp-charge'.R:.R];['milp-charge'.T:.T];['milp-charge'.V:.V];['milp-charge'.X:.X];['milp-charge'.Z:.Z];['milp-charge'.AB:.AB];['milp-charge'.AD:.AD];['milp-charge'.AF:.AF];['milp-charge'.AH:.AH];['milp-charge'.AJ:.AJ];['milp-charge'.AL:.AL];['milp-charge'.AN:.AN];['milp-charge'.AP:.AP];['milp-charge'.AR:.AR];['milp-charge'.AT:.AT];['milp-charge'.AV:.AV];['milp-charge'.AX:.AX];['milp-charge'.AZ:.AZ];['milp-charge'.BB:.BB];['milp-charge'.BD:.BD];['milp-charge'.BF:.BF];['milp-charge'.BH:.BH];['milp-charge'.BJ:.BJ];['milp-charge'.BL:.BL];['milp-charge'.BN:.BN];['milp-charge'.BP:.BP];['milp-charge'.BR:.BR])" table:style-name="ce2">
            <text:p>179.5802295</text:p>
          </table:table-cell>
          <table:table-cell office:value-type="float" office:value="253.0496968823754" table:formula="of:=AVERAGE(['qm-charge'.B:.B];['qm-charge'.D:.D];['qm-charge'.F:.F];['qm-charge'.H:.H];['qm-charge'.J:.J];['qm-charge'.L:.L];['qm-charge'.N:.N];['qm-charge'.P:.P];['qm-charge'.R:.R];['qm-charge'.T:.T];['qm-charge'.V:.V];['qm-charge'.X:.X];['qm-charge'.Z:.Z];['qm-charge'.AB:.AB];['qm-charge'.AD:.AD];['qm-charge'.AF:.AF];['qm-charge'.AH:.AH];['qm-charge'.AJ:.AJ];['qm-charge'.AL:.AL];['qm-charge'.AN:.AN];['qm-charge'.AP:.AP];['qm-charge'.AR:.AR];['qm-charge'.AT:.AT];['qm-charge'.AV:.AV];['qm-charge'.AX:.AX];['qm-charge'.AZ:.AZ];['qm-charge'.BB:.BB];['qm-charge'.BD:.BD];['qm-charge'.BF:.BF];['qm-charge'.BH:.BH];['qm-charge'.BJ:.BJ];['qm-charge'.BL:.BL];['qm-charge'.BN:.BN];['qm-charge'.BP:.BP];['qm-charge'.BR:.BR])" table:style-name="ce2">
            <text:p>253.0496969</text:p>
          </table:table-cell>
          <table:table-cell table:number-columns-repeated="16380"/>
        </table:table-row>
        <table:table-row table:number-rows-repeated="1048573" table:style-name="ro1">
          <table:table-cell table:number-columns-repeated="16384"/>
        </table:table-row>
      </table:table>
      <table:table table:name="sa-exhaustive-charge" table:style-name="ta1">
        <table:table-column table:style-name="co2" table:number-columns-repeated="16384" table:default-cell-style-name="ce1"/>
        <table:table-row table:style-name="ro1">
          <table:table-cell office:value-type="string" table:style-name="ce1">
            <text:p>time0</text:p>
          </table:table-cell>
          <table:table-cell office:value-type="string" table:style-name="ce1">
            <text:p>eta0</text:p>
          </table:table-cell>
          <table:table-cell office:value-type="string" table:style-name="ce1">
            <text:p>time1</text:p>
          </table:table-cell>
          <table:table-cell office:value-type="string" table:style-name="ce1">
            <text:p>eta1</text:p>
          </table:table-cell>
          <table:table-cell office:value-type="string" table:style-name="ce1">
            <text:p>time2</text:p>
          </table:table-cell>
          <table:table-cell office:value-type="string" table:style-name="ce1">
            <text:p>eta2</text:p>
          </table:table-cell>
          <table:table-cell office:value-type="string" table:style-name="ce1">
            <text:p>time3</text:p>
          </table:table-cell>
          <table:table-cell office:value-type="string" table:style-name="ce1">
            <text:p>eta3</text:p>
          </table:table-cell>
          <table:table-cell office:value-type="string" table:style-name="ce1">
            <text:p>time4</text:p>
          </table:table-cell>
          <table:table-cell office:value-type="string" table:style-name="ce1">
            <text:p>eta4</text:p>
          </table:table-cell>
          <table:table-cell office:value-type="string" table:style-name="ce1">
            <text:p>time5</text:p>
          </table:table-cell>
          <table:table-cell office:value-type="string" table:style-name="ce1">
            <text:p>eta5</text:p>
          </table:table-cell>
          <table:table-cell office:value-type="string" table:style-name="ce1">
            <text:p>time6</text:p>
          </table:table-cell>
          <table:table-cell office:value-type="string" table:style-name="ce1">
            <text:p>eta6</text:p>
          </table:table-cell>
          <table:table-cell office:value-type="string" table:style-name="ce1">
            <text:p>time7</text:p>
          </table:table-cell>
          <table:table-cell office:value-type="string" table:style-name="ce1">
            <text:p>eta7</text:p>
          </table:table-cell>
          <table:table-cell office:value-type="string" table:style-name="ce1">
            <text:p>time8</text:p>
          </table:table-cell>
          <table:table-cell office:value-type="string" table:style-name="ce1">
            <text:p>eta8</text:p>
          </table:table-cell>
          <table:table-cell office:value-type="string" table:style-name="ce1">
            <text:p>time9</text:p>
          </table:table-cell>
          <table:table-cell office:value-type="string" table:style-name="ce1">
            <text:p>eta9</text:p>
          </table:table-cell>
          <table:table-cell office:value-type="string" table:style-name="ce1">
            <text:p>time10</text:p>
          </table:table-cell>
          <table:table-cell office:value-type="string" table:style-name="ce1">
            <text:p>eta10</text:p>
          </table:table-cell>
          <table:table-cell office:value-type="string" table:style-name="ce1">
            <text:p>time11</text:p>
          </table:table-cell>
          <table:table-cell office:value-type="string" table:style-name="ce1">
            <text:p>eta11</text:p>
          </table:table-cell>
          <table:table-cell office:value-type="string" table:style-name="ce1">
            <text:p>time12</text:p>
          </table:table-cell>
          <table:table-cell office:value-type="string" table:style-name="ce1">
            <text:p>eta12</text:p>
          </table:table-cell>
          <table:table-cell office:value-type="string" table:style-name="ce1">
            <text:p>time13</text:p>
          </table:table-cell>
          <table:table-cell office:value-type="string" table:style-name="ce1">
            <text:p>eta13</text:p>
          </table:table-cell>
          <table:table-cell office:value-type="string" table:style-name="ce1">
            <text:p>time14</text:p>
          </table:table-cell>
          <table:table-cell office:value-type="string" table:style-name="ce1">
            <text:p>eta14</text:p>
          </table:table-cell>
          <table:table-cell office:value-type="string" table:style-name="ce1">
            <text:p>time15</text:p>
          </table:table-cell>
          <table:table-cell office:value-type="string" table:style-name="ce1">
            <text:p>eta15</text:p>
          </table:table-cell>
          <table:table-cell office:value-type="string" table:style-name="ce1">
            <text:p>time16</text:p>
          </table:table-cell>
          <table:table-cell office:value-type="string" table:style-name="ce1">
            <text:p>eta16</text:p>
          </table:table-cell>
          <table:table-cell office:value-type="string" table:style-name="ce1">
            <text:p>time17</text:p>
          </table:table-cell>
          <table:table-cell office:value-type="string" table:style-name="ce1">
            <text:p>eta17</text:p>
          </table:table-cell>
          <table:table-cell office:value-type="string" table:style-name="ce1">
            <text:p>time18</text:p>
          </table:table-cell>
          <table:table-cell office:value-type="string" table:style-name="ce1">
            <text:p>eta18</text:p>
          </table:table-cell>
          <table:table-cell office:value-type="string" table:style-name="ce1">
            <text:p>time19</text:p>
          </table:table-cell>
          <table:table-cell office:value-type="string" table:style-name="ce1">
            <text:p>eta19</text:p>
          </table:table-cell>
          <table:table-cell office:value-type="string" table:style-name="ce1">
            <text:p>time20</text:p>
          </table:table-cell>
          <table:table-cell office:value-type="string" table:style-name="ce1">
            <text:p>eta20</text:p>
          </table:table-cell>
          <table:table-cell office:value-type="string" table:style-name="ce1">
            <text:p>time21</text:p>
          </table:table-cell>
          <table:table-cell office:value-type="string" table:style-name="ce1">
            <text:p>eta21</text:p>
          </table:table-cell>
          <table:table-cell office:value-type="string" table:style-name="ce1">
            <text:p>time22</text:p>
          </table:table-cell>
          <table:table-cell office:value-type="string" table:style-name="ce1">
            <text:p>eta22</text:p>
          </table:table-cell>
          <table:table-cell office:value-type="string" table:style-name="ce1">
            <text:p>time23</text:p>
          </table:table-cell>
          <table:table-cell office:value-type="string" table:style-name="ce1">
            <text:p>eta23</text:p>
          </table:table-cell>
          <table:table-cell office:value-type="string" table:style-name="ce1">
            <text:p>time24</text:p>
          </table:table-cell>
          <table:table-cell office:value-type="string" table:style-name="ce1">
            <text:p>eta24</text:p>
          </table:table-cell>
          <table:table-cell office:value-type="string" table:style-name="ce1">
            <text:p>time25</text:p>
          </table:table-cell>
          <table:table-cell office:value-type="string" table:style-name="ce1">
            <text:p>eta25</text:p>
          </table:table-cell>
          <table:table-cell office:value-type="string" table:style-name="ce1">
            <text:p>time26</text:p>
          </table:table-cell>
          <table:table-cell office:value-type="string" table:style-name="ce1">
            <text:p>eta26</text:p>
          </table:table-cell>
          <table:table-cell office:value-type="string" table:style-name="ce1">
            <text:p>time27</text:p>
          </table:table-cell>
          <table:table-cell office:value-type="string" table:style-name="ce1">
            <text:p>eta27</text:p>
          </table:table-cell>
          <table:table-cell office:value-type="string" table:style-name="ce1">
            <text:p>time28</text:p>
          </table:table-cell>
          <table:table-cell office:value-type="string" table:style-name="ce1">
            <text:p>eta28</text:p>
          </table:table-cell>
          <table:table-cell office:value-type="string" table:style-name="ce1">
            <text:p>time29</text:p>
          </table:table-cell>
          <table:table-cell office:value-type="string" table:style-name="ce1">
            <text:p>eta29</text:p>
          </table:table-cell>
          <table:table-cell office:value-type="string" table:style-name="ce1">
            <text:p>time30</text:p>
          </table:table-cell>
          <table:table-cell office:value-type="string" table:style-name="ce1">
            <text:p>eta30</text:p>
          </table:table-cell>
          <table:table-cell office:value-type="string" table:style-name="ce1">
            <text:p>time31</text:p>
          </table:table-cell>
          <table:table-cell office:value-type="string" table:style-name="ce1">
            <text:p>eta31</text:p>
          </table:table-cell>
          <table:table-cell office:value-type="string" table:style-name="ce1">
            <text:p>time32</text:p>
          </table:table-cell>
          <table:table-cell office:value-type="string" table:style-name="ce1">
            <text:p>eta32</text:p>
          </table:table-cell>
          <table:table-cell office:value-type="string" table:style-name="ce1">
            <text:p>time33</text:p>
          </table:table-cell>
          <table:table-cell office:value-type="string" table:style-name="ce1">
            <text:p>eta33</text:p>
          </table:table-cell>
          <table:table-cell office:value-type="string" table:style-name="ce1">
            <text:p>time34</text:p>
          </table:table-cell>
          <table:table-cell office:value-type="string" table:style-name="ce1">
            <text:p>eta34</text:p>
          </table:table-cell>
          <table:table-cell table:number-columns-repeated="16314"/>
        </table:table-row>
        <table:table-row table:style-name="ro1">
          <table:table-cell office:value-type="float" office:value="1.1778412E-4" table:style-name="ce1">
            <text:p>0.000117784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0" table:style-name="ce1">
            <text:p>0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0" table:style-name="ce1">
            <text:p>0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3.3567028000000001E-4" table:style-name="ce1">
            <text:p>0.00033567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0" table:style-name="ce1">
            <text:p>0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8.7574059999999995E-4" table:style-name="ce1">
            <text:p>0.000875741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4.0521353000000002E-4" table:style-name="ce1">
            <text:p>0.000405214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0" table:style-name="ce1">
            <text:p>0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2.9876878000000001E-4" table:style-name="ce1">
            <text:p>0.000298769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5.7243249999999995E-4" table:style-name="ce1">
            <text:p>0.000572433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0" table:style-name="ce1">
            <text:p>0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0" table:style-name="ce1">
            <text:p>0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0" table:style-name="ce1">
            <text:p>0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0" table:style-name="ce1">
            <text:p>0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2.8186405000000001E-4" table:style-name="ce1">
            <text:p>0.000281864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5.8380566999999998E-5" table:style-name="ce1">
            <text:p>5.83806E-05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1.6354836000000001E-4" table:style-name="ce1">
            <text:p>0.000163548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0" table:style-name="ce1">
            <text:p>0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0" table:style-name="ce1">
            <text:p>0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2.8856896000000002E-4" table:style-name="ce1">
            <text:p>0.000288569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1.3399625999999999E-4" table:style-name="ce1">
            <text:p>0.000133996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4.2328244000000001E-4" table:style-name="ce1">
            <text:p>0.000423282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1.6329458000000001E-4" table:style-name="ce1">
            <text:p>0.000163295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0" table:style-name="ce1">
            <text:p>0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1.5514895E-4" table:style-name="ce1">
            <text:p>0.000155149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5.5438746000000005E-4" table:style-name="ce1">
            <text:p>0.000554387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8.0743440000000002E-4" table:style-name="ce1">
            <text:p>0.000807434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4.3467879999999998E-4" table:style-name="ce1">
            <text:p>0.000434679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0" table:style-name="ce1">
            <text:p>0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5.7694234000000004E-4" table:style-name="ce1">
            <text:p>0.000576942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7.3552864999999995E-4" table:style-name="ce1">
            <text:p>0.000735529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8.0723874000000002E-4" table:style-name="ce1">
            <text:p>0.000807239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6.7684123999999998E-4" table:style-name="ce1">
            <text:p>0.000676841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0" table:style-name="ce1">
            <text:p>0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0" table:style-name="ce1">
            <text:p>0</text:p>
          </table:table-cell>
          <table:table-cell office:value-type="float" office:value="349.19997999999998" table:style-name="ce1">
            <text:p>349.19998</text:p>
          </table:table-cell>
          <table:table-cell table:number-columns-repeated="16314"/>
        </table:table-row>
        <table:table-row table:style-name="ro1">
          <table:table-cell office:value-type="float" office:value="4.220429E-4" table:style-name="ce1">
            <text:p>0.000422043</text:p>
          </table:table-cell>
          <table:table-cell office:value-type="float" office:value="349.47714000000002" table:style-name="ce1">
            <text:p>349.47714</text:p>
          </table:table-cell>
          <table:table-cell office:value-type="float" office:value="1E-3" table:style-name="ce1">
            <text:p>0.001</text:p>
          </table:table-cell>
          <table:table-cell office:value-type="float" office:value="349.22998000000001" table:style-name="ce1">
            <text:p>349.22998</text:p>
          </table:table-cell>
          <table:table-cell office:value-type="float" office:value="1E-3" table:style-name="ce1">
            <text:p>0.001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4.8213027E-4" table:style-name="ce1">
            <text:p>0.00048213</text:p>
          </table:table-cell>
          <table:table-cell office:value-type="float" office:value="349.20438000000001" table:style-name="ce1">
            <text:p>349.20438</text:p>
          </table:table-cell>
          <table:table-cell office:value-type="float" office:value="1E-3" table:style-name="ce1">
            <text:p>0.001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9.8979239999999989E-4" table:style-name="ce1">
            <text:p>0.000989792</text:p>
          </table:table-cell>
          <table:table-cell office:value-type="float" office:value="349.20339999999999" table:style-name="ce1">
            <text:p>349.2034</text:p>
          </table:table-cell>
          <table:table-cell office:value-type="float" office:value="5.8935249999999997E-4" table:style-name="ce1">
            <text:p>0.000589353</text:p>
          </table:table-cell>
          <table:table-cell office:value-type="float" office:value="349.20549999999997" table:style-name="ce1">
            <text:p>349.2055</text:p>
          </table:table-cell>
          <table:table-cell office:value-type="float" office:value="1E-3" table:style-name="ce1">
            <text:p>0.001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4.1396949999999999E-4" table:style-name="ce1">
            <text:p>0.00041397</text:p>
          </table:table-cell>
          <table:table-cell office:value-type="float" office:value="349.30493000000001" table:style-name="ce1">
            <text:p>349.30493</text:p>
          </table:table-cell>
          <table:table-cell office:value-type="float" office:value="7.0028470000000004E-4" table:style-name="ce1">
            <text:p>0.000700285</text:p>
          </table:table-cell>
          <table:table-cell office:value-type="float" office:value="349.31644" table:style-name="ce1">
            <text:p>349.31644</text:p>
          </table:table-cell>
          <table:table-cell office:value-type="float" office:value="1E-3" table:style-name="ce1">
            <text:p>0.001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1E-3" table:style-name="ce1">
            <text:p>0.001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1E-3" table:style-name="ce1">
            <text:p>0.001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1E-3" table:style-name="ce1">
            <text:p>0.001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4.8284442000000002E-4" table:style-name="ce1">
            <text:p>0.000482844</text:p>
          </table:table-cell>
          <table:table-cell office:value-type="float" office:value="349.20602000000002" table:style-name="ce1">
            <text:p>349.20602</text:p>
          </table:table-cell>
          <table:table-cell office:value-type="float" office:value="2.986202E-4" table:style-name="ce1">
            <text:p>0.00029862</text:p>
          </table:table-cell>
          <table:table-cell office:value-type="float" office:value="349.20717999999999" table:style-name="ce1">
            <text:p>349.20718</text:p>
          </table:table-cell>
          <table:table-cell office:value-type="float" office:value="7.7747890000000005E-4" table:style-name="ce1">
            <text:p>0.000777479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1E-3" table:style-name="ce1">
            <text:p>0.001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1E-3" table:style-name="ce1">
            <text:p>0.001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5.1567726999999998E-4" table:style-name="ce1">
            <text:p>0.000515677</text:p>
          </table:table-cell>
          <table:table-cell office:value-type="float" office:value="349.20679999999999" table:style-name="ce1">
            <text:p>349.2068</text:p>
          </table:table-cell>
          <table:table-cell office:value-type="float" office:value="2.5539123E-4" table:style-name="ce1">
            <text:p>0.000255391</text:p>
          </table:table-cell>
          <table:table-cell office:value-type="float" office:value="349.20359999999999" table:style-name="ce1">
            <text:p>349.2036</text:p>
          </table:table-cell>
          <table:table-cell office:value-type="float" office:value="5.5238145000000005E-4" table:style-name="ce1">
            <text:p>0.000552381</text:p>
          </table:table-cell>
          <table:table-cell office:value-type="float" office:value="349.20386000000002" table:style-name="ce1">
            <text:p>349.20386</text:p>
          </table:table-cell>
          <table:table-cell office:value-type="float" office:value="2.9413285999999999E-4" table:style-name="ce1">
            <text:p>0.000294133</text:p>
          </table:table-cell>
          <table:table-cell office:value-type="float" office:value="349.20391999999998" table:style-name="ce1">
            <text:p>349.20392</text:p>
          </table:table-cell>
          <table:table-cell office:value-type="float" office:value="1E-3" table:style-name="ce1">
            <text:p>0.001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2.6357419999999999E-4" table:style-name="ce1">
            <text:p>0.000263574</text:p>
          </table:table-cell>
          <table:table-cell office:value-type="float" office:value="349.20325000000003" table:style-name="ce1">
            <text:p>349.20325</text:p>
          </table:table-cell>
          <table:table-cell office:value-type="float" office:value="6.5727679999999999E-4" table:style-name="ce1">
            <text:p>0.000657277</text:p>
          </table:table-cell>
          <table:table-cell office:value-type="float" office:value="349.20305999999999" table:style-name="ce1">
            <text:p>349.20306</text:p>
          </table:table-cell>
          <table:table-cell office:value-type="float" office:value="9.8350340000000007E-4" table:style-name="ce1">
            <text:p>0.000983503</text:p>
          </table:table-cell>
          <table:table-cell office:value-type="float" office:value="349.36038000000002" table:style-name="ce1">
            <text:p>349.36038</text:p>
          </table:table-cell>
          <table:table-cell office:value-type="float" office:value="7.4448150000000002E-4" table:style-name="ce1">
            <text:p>0.000744482</text:p>
          </table:table-cell>
          <table:table-cell office:value-type="float" office:value="349.20929999999998" table:style-name="ce1">
            <text:p>349.2093</text:p>
          </table:table-cell>
          <table:table-cell office:value-type="float" office:value="1E-3" table:style-name="ce1">
            <text:p>0.001</text:p>
          </table:table-cell>
          <table:table-cell office:value-type="float" office:value="349.22998000000001" table:style-name="ce1">
            <text:p>349.22998</text:p>
          </table:table-cell>
          <table:table-cell office:value-type="float" office:value="8.2257412999999998E-4" table:style-name="ce1">
            <text:p>0.000822574</text:p>
          </table:table-cell>
          <table:table-cell office:value-type="float" office:value="349.20733999999999" table:style-name="ce1">
            <text:p>349.20734</text:p>
          </table:table-cell>
          <table:table-cell office:value-type="float" office:value="8.4781380000000005E-4" table:style-name="ce1">
            <text:p>0.000847814</text:p>
          </table:table-cell>
          <table:table-cell office:value-type="float" office:value="349.20334000000003" table:style-name="ce1">
            <text:p>349.20334</text:p>
          </table:table-cell>
          <table:table-cell office:value-type="float" office:value="9.4909499999999995E-4" table:style-name="ce1">
            <text:p>0.000949095</text:p>
          </table:table-cell>
          <table:table-cell office:value-type="float" office:value="349.20422000000002" table:style-name="ce1">
            <text:p>349.20422</text:p>
          </table:table-cell>
          <table:table-cell office:value-type="float" office:value="8.7550319999999998E-4" table:style-name="ce1">
            <text:p>0.000875503</text:p>
          </table:table-cell>
          <table:table-cell office:value-type="float" office:value="349.20593000000002" table:style-name="ce1">
            <text:p>349.20593</text:p>
          </table:table-cell>
          <table:table-cell office:value-type="float" office:value="1E-3" table:style-name="ce1">
            <text:p>0.001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1E-3" table:style-name="ce1">
            <text:p>0.001</text:p>
          </table:table-cell>
          <table:table-cell office:value-type="float" office:value="349.19997999999998" table:style-name="ce1">
            <text:p>349.19998</text:p>
          </table:table-cell>
          <table:table-cell table:number-columns-repeated="16314"/>
        </table:table-row>
        <table:table-row table:style-name="ro1">
          <table:table-cell office:value-type="float" office:value="5.3340040000000002" table:style-name="ce1">
            <text:p>5.334004</text:p>
          </table:table-cell>
          <table:table-cell office:value-type="float" office:value="176.67712" table:style-name="ce1">
            <text:p>176.67712</text:p>
          </table:table-cell>
          <table:table-cell office:value-type="float" office:value="5.6667705000000002" table:style-name="ce1">
            <text:p>5.6667705</text:p>
          </table:table-cell>
          <table:table-cell office:value-type="float" office:value="165.62996999999999" table:style-name="ce1">
            <text:p>165.62997</text:p>
          </table:table-cell>
          <table:table-cell office:value-type="float" office:value="6.0005784000000002" table:style-name="ce1">
            <text:p>6.0005784</text:p>
          </table:table-cell>
          <table:table-cell office:value-type="float" office:value="154.79997" table:style-name="ce1">
            <text:p>154.79997</text:p>
          </table:table-cell>
          <table:table-cell office:value-type="float" office:value="5" table:style-name="ce1">
            <text:p>5</text:p>
          </table:table-cell>
          <table:table-cell office:value-type="float" office:value="187.20437999999999" table:style-name="ce1">
            <text:p>187.20438</text:p>
          </table:table-cell>
          <table:table-cell office:value-type="float" office:value="5.3340990000000001" table:style-name="ce1">
            <text:p>5.334099</text:p>
          </table:table-cell>
          <table:table-cell office:value-type="float" office:value="176.39995999999999" table:style-name="ce1">
            <text:p>176.39996</text:p>
          </table:table-cell>
          <table:table-cell office:value-type="float" office:value="5.6674647" table:style-name="ce1">
            <text:p>5.6674647</text:p>
          </table:table-cell>
          <table:table-cell office:value-type="float" office:value="165.60339999999999" table:style-name="ce1">
            <text:p>165.6034</text:p>
          </table:table-cell>
          <table:table-cell office:value-type="float" office:value="6" table:style-name="ce1">
            <text:p>6</text:p>
          </table:table-cell>
          <table:table-cell office:value-type="float" office:value="154.80549999999999" table:style-name="ce1">
            <text:p>154.8055</text:p>
          </table:table-cell>
          <table:table-cell office:value-type="float" office:value="5.6634820000000001" table:style-name="ce1">
            <text:p>5.663482</text:p>
          </table:table-cell>
          <table:table-cell office:value-type="float" office:value="187.19998000000001" table:style-name="ce1">
            <text:p>187.19998</text:p>
          </table:table-cell>
          <table:table-cell office:value-type="float" office:value="5.3333335000000002" table:style-name="ce1">
            <text:p>5.3333335</text:p>
          </table:table-cell>
          <table:table-cell office:value-type="float" office:value="176.50491" table:style-name="ce1">
            <text:p>176.50491</text:p>
          </table:table-cell>
          <table:table-cell office:value-type="float" office:value="8.1488270000000007" table:style-name="ce1">
            <text:p>8.148827</text:p>
          </table:table-cell>
          <table:table-cell office:value-type="float" office:value="165.71643" table:style-name="ce1">
            <text:p>165.71643</text:p>
          </table:table-cell>
          <table:table-cell office:value-type="float" office:value="8.5827170000000006" table:style-name="ce1">
            <text:p>8.582717</text:p>
          </table:table-cell>
          <table:table-cell office:value-type="float" office:value="154.79997" table:style-name="ce1">
            <text:p>154.79997</text:p>
          </table:table-cell>
          <table:table-cell office:value-type="float" office:value="5.0000733999999998" table:style-name="ce1">
            <text:p>5.0000734</text:p>
          </table:table-cell>
          <table:table-cell office:value-type="float" office:value="187.19998000000001" table:style-name="ce1">
            <text:p>187.19998</text:p>
          </table:table-cell>
          <table:table-cell office:value-type="float" office:value="5.333583" table:style-name="ce1">
            <text:p>5.333583</text:p>
          </table:table-cell>
          <table:table-cell office:value-type="float" office:value="176.39995999999999" table:style-name="ce1">
            <text:p>176.39996</text:p>
          </table:table-cell>
          <table:table-cell office:value-type="float" office:value="5.6666664999999998" table:style-name="ce1">
            <text:p>5.6666665</text:p>
          </table:table-cell>
          <table:table-cell office:value-type="float" office:value="165.59997999999999" table:style-name="ce1">
            <text:p>165.59998</text:p>
          </table:table-cell>
          <table:table-cell office:value-type="float" office:value="6" table:style-name="ce1">
            <text:p>6</text:p>
          </table:table-cell>
          <table:table-cell office:value-type="float" office:value="154.80601999999999" table:style-name="ce1">
            <text:p>154.80602</text:p>
          </table:table-cell>
          <table:table-cell office:value-type="float" office:value="5" table:style-name="ce1">
            <text:p>5</text:p>
          </table:table-cell>
          <table:table-cell office:value-type="float" office:value="187.20717999999999" table:style-name="ce1">
            <text:p>187.20718</text:p>
          </table:table-cell>
          <table:table-cell office:value-type="float" office:value="5.3333335000000002" table:style-name="ce1">
            <text:p>5.3333335</text:p>
          </table:table-cell>
          <table:table-cell office:value-type="float" office:value="176.39995999999999" table:style-name="ce1">
            <text:p>176.39996</text:p>
          </table:table-cell>
          <table:table-cell office:value-type="float" office:value="5.6879400000000002" table:style-name="ce1">
            <text:p>5.68794</text:p>
          </table:table-cell>
          <table:table-cell office:value-type="float" office:value="165.59997999999999" table:style-name="ce1">
            <text:p>165.59998</text:p>
          </table:table-cell>
          <table:table-cell office:value-type="float" office:value="6.2947145000000004" table:style-name="ce1">
            <text:p>6.2947145</text:p>
          </table:table-cell>
          <table:table-cell office:value-type="float" office:value="154.79997" table:style-name="ce1">
            <text:p>154.79997</text:p>
          </table:table-cell>
          <table:table-cell office:value-type="float" office:value="5.0002575" table:style-name="ce1">
            <text:p>5.0002575</text:p>
          </table:table-cell>
          <table:table-cell office:value-type="float" office:value="187.20679000000001" table:style-name="ce1">
            <text:p>187.20679</text:p>
          </table:table-cell>
          <table:table-cell office:value-type="float" office:value="5.3333849999999998" table:style-name="ce1">
            <text:p>5.333385</text:p>
          </table:table-cell>
          <table:table-cell office:value-type="float" office:value="176.40360000000001" table:style-name="ce1">
            <text:p>176.4036</text:p>
          </table:table-cell>
          <table:table-cell office:value-type="float" office:value="5.6670400000000001" table:style-name="ce1">
            <text:p>5.66704</text:p>
          </table:table-cell>
          <table:table-cell office:value-type="float" office:value="165.60384999999999" table:style-name="ce1">
            <text:p>165.60385</text:p>
          </table:table-cell>
          <table:table-cell office:value-type="float" office:value="6.0003356999999999" table:style-name="ce1">
            <text:p>6.0003357</text:p>
          </table:table-cell>
          <table:table-cell office:value-type="float" office:value="154.80391" table:style-name="ce1">
            <text:p>154.80391</text:p>
          </table:table-cell>
          <table:table-cell office:value-type="float" office:value="5" table:style-name="ce1">
            <text:p>5</text:p>
          </table:table-cell>
          <table:table-cell office:value-type="float" office:value="187.19998000000001" table:style-name="ce1">
            <text:p>187.19998</text:p>
          </table:table-cell>
          <table:table-cell office:value-type="float" office:value="6.2571006000000002" table:style-name="ce1">
            <text:p>6.2571006</text:p>
          </table:table-cell>
          <table:table-cell office:value-type="float" office:value="176.40323000000001" table:style-name="ce1">
            <text:p>176.40323</text:p>
          </table:table-cell>
          <table:table-cell office:value-type="float" office:value="8.2220659999999999" table:style-name="ce1">
            <text:p>8.222066</text:p>
          </table:table-cell>
          <table:table-cell office:value-type="float" office:value="165.60306" table:style-name="ce1">
            <text:p>165.60306</text:p>
          </table:table-cell>
          <table:table-cell office:value-type="float" office:value="6.375972" table:style-name="ce1">
            <text:p>6.375972</text:p>
          </table:table-cell>
          <table:table-cell office:value-type="float" office:value="154.96037000000001" table:style-name="ce1">
            <text:p>154.96037</text:p>
          </table:table-cell>
          <table:table-cell office:value-type="float" office:value="16.242891" table:style-name="ce1">
            <text:p>16.242891</text:p>
          </table:table-cell>
          <table:table-cell office:value-type="float" office:value="187.20929000000001" table:style-name="ce1">
            <text:p>187.20929</text:p>
          </table:table-cell>
          <table:table-cell office:value-type="float" office:value="5.3333335000000002" table:style-name="ce1">
            <text:p>5.3333335</text:p>
          </table:table-cell>
          <table:table-cell office:value-type="float" office:value="176.42995999999999" table:style-name="ce1">
            <text:p>176.42996</text:p>
          </table:table-cell>
          <table:table-cell office:value-type="float" office:value="5.6666664999999998" table:style-name="ce1">
            <text:p>5.6666665</text:p>
          </table:table-cell>
          <table:table-cell office:value-type="float" office:value="165.60732999999999" table:style-name="ce1">
            <text:p>165.60733</text:p>
          </table:table-cell>
          <table:table-cell office:value-type="float" office:value="6" table:style-name="ce1">
            <text:p>6</text:p>
          </table:table-cell>
          <table:table-cell office:value-type="float" office:value="154.80332999999999" table:style-name="ce1">
            <text:p>154.80333</text:p>
          </table:table-cell>
          <table:table-cell office:value-type="float" office:value="5.0006212999999997" table:style-name="ce1">
            <text:p>5.0006213</text:p>
          </table:table-cell>
          <table:table-cell office:value-type="float" office:value="187.20421999999999" table:style-name="ce1">
            <text:p>187.20422</text:p>
          </table:table-cell>
          <table:table-cell office:value-type="float" office:value="5.3337440000000003" table:style-name="ce1">
            <text:p>5.333744</text:p>
          </table:table-cell>
          <table:table-cell office:value-type="float" office:value="176.40591000000001" table:style-name="ce1">
            <text:p>176.40591</text:p>
          </table:table-cell>
          <table:table-cell office:value-type="float" office:value="5.6666664999999998" table:style-name="ce1">
            <text:p>5.6666665</text:p>
          </table:table-cell>
          <table:table-cell office:value-type="float" office:value="165.59997999999999" table:style-name="ce1">
            <text:p>165.59998</text:p>
          </table:table-cell>
          <table:table-cell office:value-type="float" office:value="6.0004581999999997" table:style-name="ce1">
            <text:p>6.0004582</text:p>
          </table:table-cell>
          <table:table-cell office:value-type="float" office:value="154.79997" table:style-name="ce1">
            <text:p>154.79997</text:p>
          </table:table-cell>
          <table:table-cell table:number-columns-repeated="16314"/>
        </table:table-row>
        <table:table-row table:style-name="ro1">
          <table:table-cell office:value-type="float" office:value="5.3342729999999996" table:style-name="ce1">
            <text:p>5.334273</text:p>
          </table:table-cell>
          <table:table-cell office:value-type="float" office:value="176.68520000000001" table:style-name="ce1">
            <text:p>176.6852</text:p>
          </table:table-cell>
          <table:table-cell office:value-type="float" office:value="5.6673527000000004" table:style-name="ce1">
            <text:p>5.6673527</text:p>
          </table:table-cell>
          <table:table-cell office:value-type="float" office:value="165.64744999999999" table:style-name="ce1">
            <text:p>165.64745</text:p>
          </table:table-cell>
          <table:table-cell office:value-type="float" office:value="6.0007777000000004" table:style-name="ce1">
            <text:p>6.0007777</text:p>
          </table:table-cell>
          <table:table-cell office:value-type="float" office:value="154.80595" table:style-name="ce1">
            <text:p>154.80595</text:p>
          </table:table-cell>
          <table:table-cell office:value-type="float" office:value="5.0010000000000003" table:style-name="ce1">
            <text:p>5.001</text:p>
          </table:table-cell>
          <table:table-cell office:value-type="float" office:value="187.23437999999999" table:style-name="ce1">
            <text:p>187.23438</text:p>
          </table:table-cell>
          <table:table-cell office:value-type="float" office:value="5.3342834000000003" table:style-name="ce1">
            <text:p>5.3342834</text:p>
          </table:table-cell>
          <table:table-cell office:value-type="float" office:value="176.40549999999999" table:style-name="ce1">
            <text:p>176.4055</text:p>
          </table:table-cell>
          <table:table-cell office:value-type="float" office:value="5.6676260000000003" table:style-name="ce1">
            <text:p>5.667626</text:p>
          </table:table-cell>
          <table:table-cell office:value-type="float" office:value="165.60822999999999" table:style-name="ce1">
            <text:p>165.60823</text:p>
          </table:table-cell>
          <table:table-cell office:value-type="float" office:value="6.0010000000000003" table:style-name="ce1">
            <text:p>6.001</text:p>
          </table:table-cell>
          <table:table-cell office:value-type="float" office:value="154.80549999999999" table:style-name="ce1">
            <text:p>154.8055</text:p>
          </table:table-cell>
          <table:table-cell office:value-type="float" office:value="5.6636557999999999" table:style-name="ce1">
            <text:p>5.6636558</text:p>
          </table:table-cell>
          <table:table-cell office:value-type="float" office:value="187.35810000000001" table:style-name="ce1">
            <text:p>187.3581</text:p>
          </table:table-cell>
          <table:table-cell office:value-type="float" office:value="10.541667" table:style-name="ce1">
            <text:p>10.541667</text:p>
          </table:table-cell>
          <table:table-cell office:value-type="float" office:value="176.50491" table:style-name="ce1">
            <text:p>176.50491</text:p>
          </table:table-cell>
          <table:table-cell office:value-type="float" office:value="8.3928390000000004" table:style-name="ce1">
            <text:p>8.392839</text:p>
          </table:table-cell>
          <table:table-cell office:value-type="float" office:value="173.03682000000001" table:style-name="ce1">
            <text:p>173.03682</text:p>
          </table:table-cell>
          <table:table-cell office:value-type="float" office:value="8.7321740000000005" table:style-name="ce1">
            <text:p>8.732174</text:p>
          </table:table-cell>
          <table:table-cell office:value-type="float" office:value="290.94779999999997" table:style-name="ce1">
            <text:p>290.9478</text:p>
          </table:table-cell>
          <table:table-cell office:value-type="float" office:value="5.0004520000000001" table:style-name="ce1">
            <text:p>5.000452</text:p>
          </table:table-cell>
          <table:table-cell office:value-type="float" office:value="187.21133" table:style-name="ce1">
            <text:p>187.21133</text:p>
          </table:table-cell>
          <table:table-cell office:value-type="float" office:value="5.3339585999999999" table:style-name="ce1">
            <text:p>5.3339586</text:p>
          </table:table-cell>
          <table:table-cell office:value-type="float" office:value="176.41123999999999" table:style-name="ce1">
            <text:p>176.41124</text:p>
          </table:table-cell>
          <table:table-cell office:value-type="float" office:value="5.6676663999999999" table:style-name="ce1">
            <text:p>5.6676664</text:p>
          </table:table-cell>
          <table:table-cell office:value-type="float" office:value="165.59997999999999" table:style-name="ce1">
            <text:p>165.59998</text:p>
          </table:table-cell>
          <table:table-cell office:value-type="float" office:value="6.0010000000000003" table:style-name="ce1">
            <text:p>6.001</text:p>
          </table:table-cell>
          <table:table-cell office:value-type="float" office:value="154.80601999999999" table:style-name="ce1">
            <text:p>154.80602</text:p>
          </table:table-cell>
          <table:table-cell office:value-type="float" office:value="5.375" table:style-name="ce1">
            <text:p>5.375</text:p>
          </table:table-cell>
          <table:table-cell office:value-type="float" office:value="187.20717999999999" table:style-name="ce1">
            <text:p>187.20718</text:p>
          </table:table-cell>
          <table:table-cell office:value-type="float" office:value="5.7083335000000002" table:style-name="ce1">
            <text:p>5.7083335</text:p>
          </table:table-cell>
          <table:table-cell office:value-type="float" office:value="176.39995999999999" table:style-name="ce1">
            <text:p>176.39996</text:p>
          </table:table-cell>
          <table:table-cell office:value-type="float" office:value="5.6965110000000001" table:style-name="ce1">
            <text:p>5.696511</text:p>
          </table:table-cell>
          <table:table-cell office:value-type="float" office:value="165.8571" table:style-name="ce1">
            <text:p>165.8571</text:p>
          </table:table-cell>
          <table:table-cell office:value-type="float" office:value="6.359483" table:style-name="ce1">
            <text:p>6.359483</text:p>
          </table:table-cell>
          <table:table-cell office:value-type="float" office:value="156.74303" table:style-name="ce1">
            <text:p>156.74303</text:p>
          </table:table-cell>
          <table:table-cell office:value-type="float" office:value="5.0005680000000003" table:style-name="ce1">
            <text:p>5.000568</text:p>
          </table:table-cell>
          <table:table-cell office:value-type="float" office:value="187.21610000000001" table:style-name="ce1">
            <text:p>187.2161</text:p>
          </table:table-cell>
          <table:table-cell office:value-type="float" office:value="5.3336576999999998" table:style-name="ce1">
            <text:p>5.3336577</text:p>
          </table:table-cell>
          <table:table-cell office:value-type="float" office:value="176.65205" table:style-name="ce1">
            <text:p>176.65205</text:p>
          </table:table-cell>
          <table:table-cell office:value-type="float" office:value="5.667205" table:style-name="ce1">
            <text:p>5.667205</text:p>
          </table:table-cell>
          <table:table-cell office:value-type="float" office:value="165.6088" table:style-name="ce1">
            <text:p>165.6088</text:p>
          </table:table-cell>
          <table:table-cell office:value-type="float" office:value="6.0008654999999997" table:style-name="ce1">
            <text:p>6.0008655</text:p>
          </table:table-cell>
          <table:table-cell office:value-type="float" office:value="155.28649999999999" table:style-name="ce1">
            <text:p>155.2865</text:p>
          </table:table-cell>
          <table:table-cell office:value-type="float" office:value="9.25" table:style-name="ce1">
            <text:p>9.25</text:p>
          </table:table-cell>
          <table:table-cell office:value-type="float" office:value="314.69997999999998" table:style-name="ce1">
            <text:p>314.69998</text:p>
          </table:table-cell>
          <table:table-cell office:value-type="float" office:value="6.2575310000000002" table:style-name="ce1">
            <text:p>6.257531</text:p>
          </table:table-cell>
          <table:table-cell office:value-type="float" office:value="176.41614999999999" table:style-name="ce1">
            <text:p>176.41615</text:p>
          </table:table-cell>
          <table:table-cell office:value-type="float" office:value="8.2271610000000006" table:style-name="ce1">
            <text:p>8.227161</text:p>
          </table:table-cell>
          <table:table-cell office:value-type="float" office:value="170.24477999999999" table:style-name="ce1">
            <text:p>170.24478</text:p>
          </table:table-cell>
          <table:table-cell office:value-type="float" office:value="6.4177612999999996" table:style-name="ce1">
            <text:p>6.4177613</text:p>
          </table:table-cell>
          <table:table-cell office:value-type="float" office:value="193.02855" table:style-name="ce1">
            <text:p>193.02855</text:p>
          </table:table-cell>
          <table:table-cell office:value-type="float" office:value="16.260394999999999" table:style-name="ce1">
            <text:p>16.260395</text:p>
          </table:table-cell>
          <table:table-cell office:value-type="float" office:value="203.15432999999999" table:style-name="ce1">
            <text:p>203.15433</text:p>
          </table:table-cell>
          <table:table-cell office:value-type="float" office:value="22.324999999999999" table:style-name="ce1">
            <text:p>22.325</text:p>
          </table:table-cell>
          <table:table-cell office:value-type="float" office:value="176.42995999999999" table:style-name="ce1">
            <text:p>176.42996</text:p>
          </table:table-cell>
          <table:table-cell office:value-type="float" office:value="22.658332999999999" table:style-name="ce1">
            <text:p>22.658333</text:p>
          </table:table-cell>
          <table:table-cell office:value-type="float" office:value="165.60732999999999" table:style-name="ce1">
            <text:p>165.60733</text:p>
          </table:table-cell>
          <table:table-cell office:value-type="float" office:value="22.991667" table:style-name="ce1">
            <text:p>22.991667</text:p>
          </table:table-cell>
          <table:table-cell office:value-type="float" office:value="154.80332999999999" table:style-name="ce1">
            <text:p>154.80333</text:p>
          </table:table-cell>
          <table:table-cell office:value-type="float" office:value="5.0009116999999996" table:style-name="ce1">
            <text:p>5.0009117</text:p>
          </table:table-cell>
          <table:table-cell office:value-type="float" office:value="187.21294" table:style-name="ce1">
            <text:p>187.21294</text:p>
          </table:table-cell>
          <table:table-cell office:value-type="float" office:value="5.3342010000000002" table:style-name="ce1">
            <text:p>5.334201</text:p>
          </table:table-cell>
          <table:table-cell office:value-type="float" office:value="176.41962000000001" table:style-name="ce1">
            <text:p>176.41962</text:p>
          </table:table-cell>
          <table:table-cell office:value-type="float" office:value="5.6676663999999999" table:style-name="ce1">
            <text:p>5.6676664</text:p>
          </table:table-cell>
          <table:table-cell office:value-type="float" office:value="165.62996999999999" table:style-name="ce1">
            <text:p>165.62997</text:p>
          </table:table-cell>
          <table:table-cell office:value-type="float" office:value="6.0006459999999997" table:style-name="ce1">
            <text:p>6.000646</text:p>
          </table:table-cell>
          <table:table-cell office:value-type="float" office:value="154.97112000000001" table:style-name="ce1">
            <text:p>154.97112</text:p>
          </table:table-cell>
          <table:table-cell table:number-columns-repeated="16314"/>
        </table:table-row>
        <table:table-row table:style-name="ro1">
          <table:table-cell office:value-type="float" office:value="6.016667" table:style-name="ce1">
            <text:p>6.016667</text:p>
          </table:table-cell>
          <table:table-cell office:value-type="float" office:value="154.54519999999999" table:style-name="ce1">
            <text:p>154.5452</text:p>
          </table:table-cell>
          <table:table-cell office:value-type="float" office:value="6.4130235000000004" table:style-name="ce1">
            <text:p>6.4130235</text:p>
          </table:table-cell>
          <table:table-cell office:value-type="float" office:value="143.50745000000001" table:style-name="ce1">
            <text:p>143.50745</text:p>
          </table:table-cell>
          <table:table-cell office:value-type="float" office:value="7.7445493000000001" table:style-name="ce1">
            <text:p>7.7445493</text:p>
          </table:table-cell>
          <table:table-cell office:value-type="float" office:value="132.66595000000001" table:style-name="ce1">
            <text:p>132.66595</text:p>
          </table:table-cell>
          <table:table-cell office:value-type="float" office:value="5.3166665999999996" table:style-name="ce1">
            <text:p>5.3166666</text:p>
          </table:table-cell>
          <table:table-cell office:value-type="float" office:value="176.97438" table:style-name="ce1">
            <text:p>176.97438</text:p>
          </table:table-cell>
          <table:table-cell office:value-type="float" office:value="5.65" table:style-name="ce1">
            <text:p>5.65</text:p>
          </table:table-cell>
          <table:table-cell office:value-type="float" office:value="166.14551" table:style-name="ce1">
            <text:p>166.14551</text:p>
          </table:table-cell>
          <table:table-cell office:value-type="float" office:value="7.9111830000000003" table:style-name="ce1">
            <text:p>7.911183</text:p>
          </table:table-cell>
          <table:table-cell office:value-type="float" office:value="155.34824" table:style-name="ce1">
            <text:p>155.34824</text:p>
          </table:table-cell>
          <table:table-cell office:value-type="float" office:value="7.2041078000000001" table:style-name="ce1">
            <text:p>7.2041078</text:p>
          </table:table-cell>
          <table:table-cell office:value-type="float" office:value="144.5455" table:style-name="ce1">
            <text:p>144.5455</text:p>
          </table:table-cell>
          <table:table-cell office:value-type="float" office:value="12.678744999999999" table:style-name="ce1">
            <text:p>12.678745</text:p>
          </table:table-cell>
          <table:table-cell office:value-type="float" office:value="171.96807999999999" table:style-name="ce1">
            <text:p>171.96808</text:p>
          </table:table-cell>
          <table:table-cell office:value-type="float" office:value="11.016666000000001" table:style-name="ce1">
            <text:p>11.016666</text:p>
          </table:table-cell>
          <table:table-cell office:value-type="float" office:value="161.11492999999999" table:style-name="ce1">
            <text:p>161.11493</text:p>
          </table:table-cell>
          <table:table-cell office:value-type="float" office:value="12.309545999999999" table:style-name="ce1">
            <text:p>12.309546</text:p>
          </table:table-cell>
          <table:table-cell office:value-type="float" office:value="157.64680000000001" table:style-name="ce1">
            <text:p>157.6468</text:p>
          </table:table-cell>
          <table:table-cell office:value-type="float" office:value="12.912871000000001" table:style-name="ce1">
            <text:p>12.912871</text:p>
          </table:table-cell>
          <table:table-cell office:value-type="float" office:value="275.55779999999999" table:style-name="ce1">
            <text:p>275.5578</text:p>
          </table:table-cell>
          <table:table-cell office:value-type="float" office:value="6.6583332999999998" table:style-name="ce1">
            <text:p>6.6583333</text:p>
          </table:table-cell>
          <table:table-cell office:value-type="float" office:value="133.48132000000001" table:style-name="ce1">
            <text:p>133.48132</text:p>
          </table:table-cell>
          <table:table-cell office:value-type="float" office:value="9.0236630000000009" table:style-name="ce1">
            <text:p>9.023663</text:p>
          </table:table-cell>
          <table:table-cell office:value-type="float" office:value="122.68124" table:style-name="ce1">
            <text:p>122.68124</text:p>
          </table:table-cell>
          <table:table-cell office:value-type="float" office:value="7.3250000000000002" table:style-name="ce1">
            <text:p>7.325</text:p>
          </table:table-cell>
          <table:table-cell office:value-type="float" office:value="111.86997" table:style-name="ce1">
            <text:p>111.86997</text:p>
          </table:table-cell>
          <table:table-cell office:value-type="float" office:value="8.2618989999999997" table:style-name="ce1">
            <text:p>8.261899</text:p>
          </table:table-cell>
          <table:table-cell office:value-type="float" office:value="101.07601" table:style-name="ce1">
            <text:p>101.07601</text:p>
          </table:table-cell>
          <table:table-cell office:value-type="float" office:value="6.2586665000000004" table:style-name="ce1">
            <text:p>6.2586665</text:p>
          </table:table-cell>
          <table:table-cell office:value-type="float" office:value="173.16718" table:style-name="ce1">
            <text:p>173.16718</text:p>
          </table:table-cell>
          <table:table-cell office:value-type="float" office:value="6.6570907000000004" table:style-name="ce1">
            <text:p>6.6570907</text:p>
          </table:table-cell>
          <table:table-cell office:value-type="float" office:value="162.35995" table:style-name="ce1">
            <text:p>162.35995</text:p>
          </table:table-cell>
          <table:table-cell office:value-type="float" office:value="6.9244690000000002" table:style-name="ce1">
            <text:p>6.924469</text:p>
          </table:table-cell>
          <table:table-cell office:value-type="float" office:value="151.81710000000001" table:style-name="ce1">
            <text:p>151.8171</text:p>
          </table:table-cell>
          <table:table-cell office:value-type="float" office:value="7.1886840000000003" table:style-name="ce1">
            <text:p>7.188684</text:p>
          </table:table-cell>
          <table:table-cell office:value-type="float" office:value="142.70302000000001" table:style-name="ce1">
            <text:p>142.70302</text:p>
          </table:table-cell>
          <table:table-cell office:value-type="float" office:value="5.2703829999999998" table:style-name="ce1">
            <text:p>5.270383</text:p>
          </table:table-cell>
          <table:table-cell office:value-type="float" office:value="179.92609999999999" table:style-name="ce1">
            <text:p>179.9261</text:p>
          </table:table-cell>
          <table:table-cell office:value-type="float" office:value="5.9451960000000001" table:style-name="ce1">
            <text:p>5.945196</text:p>
          </table:table-cell>
          <table:table-cell office:value-type="float" office:value="169.36206000000001" table:style-name="ce1">
            <text:p>169.36206</text:p>
          </table:table-cell>
          <table:table-cell office:value-type="float" office:value="6.0445989999999998" table:style-name="ce1">
            <text:p>6.044599</text:p>
          </table:table-cell>
          <table:table-cell office:value-type="float" office:value="158.31879000000001" table:style-name="ce1">
            <text:p>158.31879</text:p>
          </table:table-cell>
          <table:table-cell office:value-type="float" office:value="6.3516044999999997" table:style-name="ce1">
            <text:p>6.3516045</text:p>
          </table:table-cell>
          <table:table-cell office:value-type="float" office:value="147.9965" table:style-name="ce1">
            <text:p>147.9965</text:p>
          </table:table-cell>
          <table:table-cell office:value-type="float" office:value="10.480667" table:style-name="ce1">
            <text:p>10.480667</text:p>
          </table:table-cell>
          <table:table-cell office:value-type="float" office:value="299.03998000000001" table:style-name="ce1">
            <text:p>299.03998</text:p>
          </table:table-cell>
          <table:table-cell office:value-type="float" office:value="11.107602" table:style-name="ce1">
            <text:p>11.107602</text:p>
          </table:table-cell>
          <table:table-cell office:value-type="float" office:value="160.75614999999999" table:style-name="ce1">
            <text:p>160.75615</text:p>
          </table:table-cell>
          <table:table-cell office:value-type="float" office:value="10.4" table:style-name="ce1">
            <text:p>10.4</text:p>
          </table:table-cell>
          <table:table-cell office:value-type="float" office:value="154.58481" table:style-name="ce1">
            <text:p>154.58481</text:p>
          </table:table-cell>
          <table:table-cell office:value-type="float" office:value="11.255580999999999" table:style-name="ce1">
            <text:p>11.255581</text:p>
          </table:table-cell>
          <table:table-cell office:value-type="float" office:value="177.36855" table:style-name="ce1">
            <text:p>177.36855</text:p>
          </table:table-cell>
          <table:table-cell office:value-type="float" office:value="23.000792000000001" table:style-name="ce1">
            <text:p>23.000792</text:p>
          </table:table-cell>
          <table:table-cell office:value-type="float" office:value="170.48433" table:style-name="ce1">
            <text:p>170.48433</text:p>
          </table:table-cell>
          <table:table-cell office:value-type="float" office:value="23" table:style-name="ce1">
            <text:p>23</text:p>
          </table:table-cell>
          <table:table-cell office:value-type="float" office:value="154.55998" table:style-name="ce1">
            <text:p>154.55998</text:p>
          </table:table-cell>
          <table:table-cell office:value-type="float" office:value="23.000242" table:style-name="ce1">
            <text:p>23.000242</text:p>
          </table:table-cell>
          <table:table-cell office:value-type="float" office:value="154.53730999999999" table:style-name="ce1">
            <text:p>154.53731</text:p>
          </table:table-cell>
          <table:table-cell office:value-type="float" office:value="23" table:style-name="ce1">
            <text:p>23</text:p>
          </table:table-cell>
          <table:table-cell office:value-type="float" office:value="154.53334000000001" table:style-name="ce1">
            <text:p>154.53334</text:p>
          </table:table-cell>
          <table:table-cell office:value-type="float" office:value="6.5519049999999996" table:style-name="ce1">
            <text:p>6.551905</text:p>
          </table:table-cell>
          <table:table-cell office:value-type="float" office:value="136.99292" table:style-name="ce1">
            <text:p>136.99292</text:p>
          </table:table-cell>
          <table:table-cell office:value-type="float" office:value="7.6021995999999996" table:style-name="ce1">
            <text:p>7.6021996</text:p>
          </table:table-cell>
          <table:table-cell office:value-type="float" office:value="126.19962" table:style-name="ce1">
            <text:p>126.19962</text:p>
          </table:table-cell>
          <table:table-cell office:value-type="float" office:value="7.4837150000000001" table:style-name="ce1">
            <text:p>7.483715</text:p>
          </table:table-cell>
          <table:table-cell office:value-type="float" office:value="115.409966" table:style-name="ce1">
            <text:p>115.409966</text:p>
          </table:table-cell>
          <table:table-cell office:value-type="float" office:value="7.9021077000000002" table:style-name="ce1">
            <text:p>7.9021077</text:p>
          </table:table-cell>
          <table:table-cell office:value-type="float" office:value="104.75111" table:style-name="ce1">
            <text:p>104.75111</text:p>
          </table:table-cell>
          <table:table-cell table:number-columns-repeated="16314"/>
        </table:table-row>
        <table:table-row table:style-name="ro1">
          <table:table-cell office:value-type="float" office:value="8.0749999999999993" table:style-name="ce1">
            <text:p>8.075</text:p>
          </table:table-cell>
          <table:table-cell office:value-type="float" office:value="154.54519999999999" table:style-name="ce1">
            <text:p>154.5452</text:p>
          </table:table-cell>
          <table:table-cell office:value-type="float" office:value="6.6113153000000002" table:style-name="ce1">
            <text:p>6.6113153</text:p>
          </table:table-cell>
          <table:table-cell office:value-type="float" office:value="149.4562" table:style-name="ce1">
            <text:p>149.4562</text:p>
          </table:table-cell>
          <table:table-cell office:value-type="float" office:value="7.7848790000000001" table:style-name="ce1">
            <text:p>7.784879</text:p>
          </table:table-cell>
          <table:table-cell office:value-type="float" office:value="133.87585000000001" table:style-name="ce1">
            <text:p>133.87585</text:p>
          </table:table-cell>
          <table:table-cell office:value-type="float" office:value="9.7416669999999996" table:style-name="ce1">
            <text:p>9.741667</text:p>
          </table:table-cell>
          <table:table-cell office:value-type="float" office:value="309.72437000000002" table:style-name="ce1">
            <text:p>309.72437</text:p>
          </table:table-cell>
          <table:table-cell office:value-type="float" office:value="10.074999999999999" table:style-name="ce1">
            <text:p>10.075</text:p>
          </table:table-cell>
          <table:table-cell office:value-type="float" office:value="298.89550000000003" table:style-name="ce1">
            <text:p>298.8955</text:p>
          </table:table-cell>
          <table:table-cell office:value-type="float" office:value="8.0316489999999998" table:style-name="ce1">
            <text:p>8.031649</text:p>
          </table:table-cell>
          <table:table-cell office:value-type="float" office:value="265.08652000000001" table:style-name="ce1">
            <text:p>265.08652</text:p>
          </table:table-cell>
          <table:table-cell office:value-type="float" office:value="7.4713282999999997" table:style-name="ce1">
            <text:p>7.4713283</text:p>
          </table:table-cell>
          <table:table-cell office:value-type="float" office:value="387.96996999999999" table:style-name="ce1">
            <text:p>387.96997</text:p>
          </table:table-cell>
          <table:table-cell office:value-type="float" office:value="12.679876" table:style-name="ce1">
            <text:p>12.679876</text:p>
          </table:table-cell>
          <table:table-cell office:value-type="float" office:value="172.00201000000001" table:style-name="ce1">
            <text:p>172.00201</text:p>
          </table:table-cell>
          <table:table-cell office:value-type="float" office:value="13.116667" table:style-name="ce1">
            <text:p>13.116667</text:p>
          </table:table-cell>
          <table:table-cell office:value-type="float" office:value="224.11493999999999" table:style-name="ce1">
            <text:p>224.11494</text:p>
          </table:table-cell>
          <table:table-cell office:value-type="float" office:value="13.133986" table:style-name="ce1">
            <text:p>13.133986</text:p>
          </table:table-cell>
          <table:table-cell office:value-type="float" office:value="157.64680000000001" table:style-name="ce1">
            <text:p>157.6468</text:p>
          </table:table-cell>
          <table:table-cell office:value-type="float" office:value="12.922112" table:style-name="ce1">
            <text:p>12.922112</text:p>
          </table:table-cell>
          <table:table-cell office:value-type="float" office:value="275.83501999999999" table:style-name="ce1">
            <text:p>275.83502</text:p>
          </table:table-cell>
          <table:table-cell office:value-type="float" office:value="9.1166669999999996" table:style-name="ce1">
            <text:p>9.116667</text:p>
          </table:table-cell>
          <table:table-cell office:value-type="float" office:value="133.48132000000001" table:style-name="ce1">
            <text:p>133.48132</text:p>
          </table:table-cell>
          <table:table-cell office:value-type="float" office:value="9.0602739999999997" table:style-name="ce1">
            <text:p>9.060274</text:p>
          </table:table-cell>
          <table:table-cell office:value-type="float" office:value="123.77959" table:style-name="ce1">
            <text:p>123.77959</text:p>
          </table:table-cell>
          <table:table-cell office:value-type="float" office:value="9.783334" table:style-name="ce1">
            <text:p>9.783334</text:p>
          </table:table-cell>
          <table:table-cell office:value-type="float" office:value="111.86997" table:style-name="ce1">
            <text:p>111.86997</text:p>
          </table:table-cell>
          <table:table-cell office:value-type="float" office:value="8.5067869999999992" table:style-name="ce1">
            <text:p>8.506787</text:p>
          </table:table-cell>
          <table:table-cell office:value-type="float" office:value="324.15699999999998" table:style-name="ce1">
            <text:p>324.157</text:p>
          </table:table-cell>
          <table:table-cell office:value-type="float" office:value="6.2906537" table:style-name="ce1">
            <text:p>6.2906537</text:p>
          </table:table-cell>
          <table:table-cell office:value-type="float" office:value="174.12679" table:style-name="ce1">
            <text:p>174.12679</text:p>
          </table:table-cell>
          <table:table-cell office:value-type="float" office:value="6.6874909999999996" table:style-name="ce1">
            <text:p>6.687491</text:p>
          </table:table-cell>
          <table:table-cell office:value-type="float" office:value="163.27196000000001" table:style-name="ce1">
            <text:p>163.27196</text:p>
          </table:table-cell>
          <table:table-cell office:value-type="float" office:value="6.9868325999999996" table:style-name="ce1">
            <text:p>6.9868326</text:p>
          </table:table-cell>
          <table:table-cell office:value-type="float" office:value="153.68799999999999" table:style-name="ce1">
            <text:p>153.688</text:p>
          </table:table-cell>
          <table:table-cell office:value-type="float" office:value="7.2643123000000003" table:style-name="ce1">
            <text:p>7.2643123</text:p>
          </table:table-cell>
          <table:table-cell office:value-type="float" office:value="144.97185999999999" table:style-name="ce1">
            <text:p>144.97186</text:p>
          </table:table-cell>
          <table:table-cell office:value-type="float" office:value="5.3215895" table:style-name="ce1">
            <text:p>5.3215895</text:p>
          </table:table-cell>
          <table:table-cell office:value-type="float" office:value="181.4623" table:style-name="ce1">
            <text:p>181.4623</text:p>
          </table:table-cell>
          <table:table-cell office:value-type="float" office:value="6.0552169999999998" table:style-name="ce1">
            <text:p>6.055217</text:p>
          </table:table-cell>
          <table:table-cell office:value-type="float" office:value="269.58535999999998" table:style-name="ce1">
            <text:p>269.58536</text:p>
          </table:table-cell>
          <table:table-cell office:value-type="float" office:value="6.2788906000000004" table:style-name="ce1">
            <text:p>6.2788906</text:p>
          </table:table-cell>
          <table:table-cell office:value-type="float" office:value="158.31879000000001" table:style-name="ce1">
            <text:p>158.31879</text:p>
          </table:table-cell>
          <table:table-cell office:value-type="float" office:value="6.615062" table:style-name="ce1">
            <text:p>6.615062</text:p>
          </table:table-cell>
          <table:table-cell office:value-type="float" office:value="387.99374" table:style-name="ce1">
            <text:p>387.99374</text:p>
          </table:table-cell>
          <table:table-cell office:value-type="float" office:value="11.002666" table:style-name="ce1">
            <text:p>11.002666</text:p>
          </table:table-cell>
          <table:table-cell office:value-type="float" office:value="314.69997999999998" table:style-name="ce1">
            <text:p>314.69998</text:p>
          </table:table-cell>
          <table:table-cell office:value-type="float" office:value="11.147755" table:style-name="ce1">
            <text:p>11.147755</text:p>
          </table:table-cell>
          <table:table-cell office:value-type="float" office:value="197.33311" table:style-name="ce1">
            <text:p>197.33311</text:p>
          </table:table-cell>
          <table:table-cell office:value-type="float" office:value="12.416667" table:style-name="ce1">
            <text:p>12.416667</text:p>
          </table:table-cell>
          <table:table-cell office:value-type="float" office:value="215.08484000000001" table:style-name="ce1">
            <text:p>215.08484</text:p>
          </table:table-cell>
          <table:table-cell office:value-type="float" office:value="11.257403" table:style-name="ce1">
            <text:p>11.257403</text:p>
          </table:table-cell>
          <table:table-cell office:value-type="float" office:value="177.42321999999999" table:style-name="ce1">
            <text:p>177.42322</text:p>
          </table:table-cell>
          <table:table-cell office:value-type="float" office:value="23.000979999999998" table:style-name="ce1">
            <text:p>23.00098</text:p>
          </table:table-cell>
          <table:table-cell office:value-type="float" office:value="170.48999000000001" table:style-name="ce1">
            <text:p>170.48999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154.55998" table:style-name="ce1">
            <text:p>154.55998</text:p>
          </table:table-cell>
          <table:table-cell office:value-type="float" office:value="23.000648000000002" table:style-name="ce1">
            <text:p>23.000648</text:p>
          </table:table-cell>
          <table:table-cell office:value-type="float" office:value="154.54949999999999" table:style-name="ce1">
            <text:p>154.5495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154.53334000000001" table:style-name="ce1">
            <text:p>154.53334</text:p>
          </table:table-cell>
          <table:table-cell office:value-type="float" office:value="6.5538109999999996" table:style-name="ce1">
            <text:p>6.553811</text:p>
          </table:table-cell>
          <table:table-cell office:value-type="float" office:value="138.72910999999999" table:style-name="ce1">
            <text:p>138.72911</text:p>
          </table:table-cell>
          <table:table-cell office:value-type="float" office:value="7.6379824000000003" table:style-name="ce1">
            <text:p>7.6379824</text:p>
          </table:table-cell>
          <table:table-cell office:value-type="float" office:value="158.79597000000001" table:style-name="ce1">
            <text:p>158.79597</text:p>
          </table:table-cell>
          <table:table-cell office:value-type="float" office:value="7.7829519999999999" table:style-name="ce1">
            <text:p>7.782952</text:p>
          </table:table-cell>
          <table:table-cell office:value-type="float" office:value="388" table:style-name="ce1">
            <text:p>388</text:p>
          </table:table-cell>
          <table:table-cell office:value-type="float" office:value="7.9058967000000004" table:style-name="ce1">
            <text:p>7.9058967</text:p>
          </table:table-cell>
          <table:table-cell office:value-type="float" office:value="104.86478" table:style-name="ce1">
            <text:p>104.86478</text:p>
          </table:table-cell>
          <table:table-cell table:number-columns-repeated="16314"/>
        </table:table-row>
        <table:table-row table:style-name="ro1">
          <table:table-cell office:value-type="float" office:value="8.8711059999999993" table:style-name="ce1">
            <text:p>8.871106</text:p>
          </table:table-cell>
          <table:table-cell office:value-type="float" office:value="140.50519" table:style-name="ce1">
            <text:p>140.50519</text:p>
          </table:table-cell>
          <table:table-cell office:value-type="float" office:value="9.7571949999999994" table:style-name="ce1">
            <text:p>9.757195</text:p>
          </table:table-cell>
          <table:table-cell office:value-type="float" office:value="135.41623000000001" table:style-name="ce1">
            <text:p>135.41623</text:p>
          </table:table-cell>
          <table:table-cell office:value-type="float" office:value="10.082070999999999" table:style-name="ce1">
            <text:p>10.082071</text:p>
          </table:table-cell>
          <table:table-cell office:value-type="float" office:value="119.83584999999999" table:style-name="ce1">
            <text:p>119.83585</text:p>
          </table:table-cell>
          <table:table-cell office:value-type="float" office:value="15.483333999999999" table:style-name="ce1">
            <text:p>15.483334</text:p>
          </table:table-cell>
          <table:table-cell office:value-type="float" office:value="123.69435" table:style-name="ce1">
            <text:p>123.69435</text:p>
          </table:table-cell>
          <table:table-cell office:value-type="float" office:value="18.883156" table:style-name="ce1">
            <text:p>18.883156</text:p>
          </table:table-cell>
          <table:table-cell office:value-type="float" office:value="112.86548999999999" table:style-name="ce1">
            <text:p>112.86549</text:p>
          </table:table-cell>
          <table:table-cell office:value-type="float" office:value="17.382805000000001" table:style-name="ce1">
            <text:p>17.382805</text:p>
          </table:table-cell>
          <table:table-cell office:value-type="float" office:value="79.056529999999995" table:style-name="ce1">
            <text:p>79.05653</text:p>
          </table:table-cell>
          <table:table-cell office:value-type="float" office:value="20.18299" table:style-name="ce1">
            <text:p>20.18299</text:p>
          </table:table-cell>
          <table:table-cell office:value-type="float" office:value="201.93996000000001" table:style-name="ce1">
            <text:p>201.93996</text:p>
          </table:table-cell>
          <table:table-cell office:value-type="float" office:value="15.155536" table:style-name="ce1">
            <text:p>15.155536</text:p>
          </table:table-cell>
          <table:table-cell office:value-type="float" office:value="156.07203999999999" table:style-name="ce1">
            <text:p>156.07204</text:p>
          </table:table-cell>
          <table:table-cell office:value-type="float" office:value="14.00305" table:style-name="ce1">
            <text:p>14.00305</text:p>
          </table:table-cell>
          <table:table-cell office:value-type="float" office:value="208.18494000000001" table:style-name="ce1">
            <text:p>208.18494</text:p>
          </table:table-cell>
          <table:table-cell office:value-type="float" office:value="13.941667000000001" table:style-name="ce1">
            <text:p>13.941667</text:p>
          </table:table-cell>
          <table:table-cell office:value-type="float" office:value="141.71680000000001" table:style-name="ce1">
            <text:p>141.7168</text:p>
          </table:table-cell>
          <table:table-cell office:value-type="float" office:value="15.276166999999999" table:style-name="ce1">
            <text:p>15.276167</text:p>
          </table:table-cell>
          <table:table-cell office:value-type="float" office:value="259.90505999999999" table:style-name="ce1">
            <text:p>259.90506</text:p>
          </table:table-cell>
          <table:table-cell office:value-type="float" office:value="9.6666670000000003" table:style-name="ce1">
            <text:p>9.666667</text:p>
          </table:table-cell>
          <table:table-cell office:value-type="float" office:value="115.661316" table:style-name="ce1">
            <text:p>115.661316</text:p>
          </table:table-cell>
          <table:table-cell office:value-type="float" office:value="10" table:style-name="ce1">
            <text:p>10</text:p>
          </table:table-cell>
          <table:table-cell office:value-type="float" office:value="105.95958" table:style-name="ce1">
            <text:p>105.95958</text:p>
          </table:table-cell>
          <table:table-cell office:value-type="float" office:value="14.347155000000001" table:style-name="ce1">
            <text:p>14.347155</text:p>
          </table:table-cell>
          <table:table-cell office:value-type="float" office:value="94.049994999999996" table:style-name="ce1">
            <text:p>94.049995</text:p>
          </table:table-cell>
          <table:table-cell office:value-type="float" office:value="13.480936" table:style-name="ce1">
            <text:p>13.480936</text:p>
          </table:table-cell>
          <table:table-cell office:value-type="float" office:value="306.33699999999999" table:style-name="ce1">
            <text:p>306.337</text:p>
          </table:table-cell>
          <table:table-cell office:value-type="float" office:value="7.1851105999999998" table:style-name="ce1">
            <text:p>7.1851106</text:p>
          </table:table-cell>
          <table:table-cell office:value-type="float" office:value="160.08678" table:style-name="ce1">
            <text:p>160.08678</text:p>
          </table:table-cell>
          <table:table-cell office:value-type="float" office:value="7.2856120000000004" table:style-name="ce1">
            <text:p>7.285612</text:p>
          </table:table-cell>
          <table:table-cell office:value-type="float" office:value="149.23195000000001" table:style-name="ce1">
            <text:p>149.23195</text:p>
          </table:table-cell>
          <table:table-cell office:value-type="float" office:value="7.4583335000000002" table:style-name="ce1">
            <text:p>7.4583335</text:p>
          </table:table-cell>
          <table:table-cell office:value-type="float" office:value="139.648" table:style-name="ce1">
            <text:p>139.648</text:p>
          </table:table-cell>
          <table:table-cell office:value-type="float" office:value="7.9441457" table:style-name="ce1">
            <text:p>7.9441457</text:p>
          </table:table-cell>
          <table:table-cell office:value-type="float" office:value="130.93185" table:style-name="ce1">
            <text:p>130.93185</text:p>
          </table:table-cell>
          <table:table-cell office:value-type="float" office:value="6.2930549999999998" table:style-name="ce1">
            <text:p>6.293055</text:p>
          </table:table-cell>
          <table:table-cell office:value-type="float" office:value="165.53229999999999" table:style-name="ce1">
            <text:p>165.5323</text:p>
          </table:table-cell>
          <table:table-cell office:value-type="float" office:value="6.5666665999999996" table:style-name="ce1">
            <text:p>6.5666666</text:p>
          </table:table-cell>
          <table:table-cell office:value-type="float" office:value="253.65535" table:style-name="ce1">
            <text:p>253.65535</text:p>
          </table:table-cell>
          <table:table-cell office:value-type="float" office:value="7.4196169999999997" table:style-name="ce1">
            <text:p>7.419617</text:p>
          </table:table-cell>
          <table:table-cell office:value-type="float" office:value="142.38878" table:style-name="ce1">
            <text:p>142.38878</text:p>
          </table:table-cell>
          <table:table-cell office:value-type="float" office:value="7.7015190000000002" table:style-name="ce1">
            <text:p>7.701519</text:p>
          </table:table-cell>
          <table:table-cell office:value-type="float" office:value="372.06375000000003" table:style-name="ce1">
            <text:p>372.06375</text:p>
          </table:table-cell>
          <table:table-cell office:value-type="float" office:value="12.241667" table:style-name="ce1">
            <text:p>12.241667</text:p>
          </table:table-cell>
          <table:table-cell office:value-type="float" office:value="298.77" table:style-name="ce1">
            <text:p>298.77</text:p>
          </table:table-cell>
          <table:table-cell office:value-type="float" office:value="12.574999999999999" table:style-name="ce1">
            <text:p>12.575</text:p>
          </table:table-cell>
          <table:table-cell office:value-type="float" office:value="181.40309999999999" table:style-name="ce1">
            <text:p>181.4031</text:p>
          </table:table-cell>
          <table:table-cell office:value-type="float" office:value="13.605648" table:style-name="ce1">
            <text:p>13.605648</text:p>
          </table:table-cell>
          <table:table-cell office:value-type="float" office:value="199.15483" table:style-name="ce1">
            <text:p>199.15483</text:p>
          </table:table-cell>
          <table:table-cell office:value-type="float" office:value="13.636099" table:style-name="ce1">
            <text:p>13.636099</text:p>
          </table:table-cell>
          <table:table-cell office:value-type="float" office:value="161.49321" table:style-name="ce1">
            <text:p>161.49321</text:p>
          </table:table-cell>
          <table:table-cell office:value-type="float" office:value="23.993347" table:style-name="ce1">
            <text:p>23.993347</text:p>
          </table:table-cell>
          <table:table-cell office:value-type="float" office:value="138.35999000000001" table:style-name="ce1">
            <text:p>138.35999</text:p>
          </table:table-cell>
          <table:table-cell office:value-type="float" office:value="23.993189000000001" table:style-name="ce1">
            <text:p>23.993189</text:p>
          </table:table-cell>
          <table:table-cell office:value-type="float" office:value="122.42998" table:style-name="ce1">
            <text:p>122.42998</text:p>
          </table:table-cell>
          <table:table-cell office:value-type="float" office:value="23.999231000000002" table:style-name="ce1">
            <text:p>23.999231</text:p>
          </table:table-cell>
          <table:table-cell office:value-type="float" office:value="122.419495" table:style-name="ce1">
            <text:p>122.419495</text:p>
          </table:table-cell>
          <table:table-cell office:value-type="float" office:value="23.991688" table:style-name="ce1">
            <text:p>23.991688</text:p>
          </table:table-cell>
          <table:table-cell office:value-type="float" office:value="122.403336" table:style-name="ce1">
            <text:p>122.403336</text:p>
          </table:table-cell>
          <table:table-cell office:value-type="float" office:value="7.5666665999999996" table:style-name="ce1">
            <text:p>7.5666666</text:p>
          </table:table-cell>
          <table:table-cell office:value-type="float" office:value="132.78910999999999" table:style-name="ce1">
            <text:p>132.78911</text:p>
          </table:table-cell>
          <table:table-cell office:value-type="float" office:value="7.9" table:style-name="ce1">
            <text:p>7.9</text:p>
          </table:table-cell>
          <table:table-cell office:value-type="float" office:value="152.85597000000001" table:style-name="ce1">
            <text:p>152.85597</text:p>
          </table:table-cell>
          <table:table-cell office:value-type="float" office:value="8.7314480000000003" table:style-name="ce1">
            <text:p>8.731448</text:p>
          </table:table-cell>
          <table:table-cell office:value-type="float" office:value="382.06" table:style-name="ce1">
            <text:p>382.06</text:p>
          </table:table-cell>
          <table:table-cell office:value-type="float" office:value="9.2384140000000006" table:style-name="ce1">
            <text:p>9.238414</text:p>
          </table:table-cell>
          <table:table-cell office:value-type="float" office:value="98.924773999999999" table:style-name="ce1">
            <text:p>98.924774</text:p>
          </table:table-cell>
          <table:table-cell table:number-columns-repeated="16314"/>
        </table:table-row>
        <table:table-row table:style-name="ro1">
          <table:table-cell office:value-type="float" office:value="9.1207589999999996" table:style-name="ce1">
            <text:p>9.120759</text:p>
          </table:table-cell>
          <table:table-cell office:value-type="float" office:value="367.92687999999998" table:style-name="ce1">
            <text:p>367.92688</text:p>
          </table:table-cell>
          <table:table-cell office:value-type="float" office:value="10.034471" table:style-name="ce1">
            <text:p>10.034471</text:p>
          </table:table-cell>
          <table:table-cell office:value-type="float" office:value="388" table:style-name="ce1">
            <text:p>388</text:p>
          </table:table-cell>
          <table:table-cell office:value-type="float" office:value="10.376263" table:style-name="ce1">
            <text:p>10.376263</text:p>
          </table:table-cell>
          <table:table-cell office:value-type="float" office:value="387.82821999999999" table:style-name="ce1">
            <text:p>387.82822</text:p>
          </table:table-cell>
          <table:table-cell office:value-type="float" office:value="20.908332999999999" table:style-name="ce1">
            <text:p>20.908333</text:p>
          </table:table-cell>
          <table:table-cell office:value-type="float" office:value="123.69435" table:style-name="ce1">
            <text:p>123.69435</text:p>
          </table:table-cell>
          <table:table-cell office:value-type="float" office:value="19.001251" table:style-name="ce1">
            <text:p>19.001251</text:p>
          </table:table-cell>
          <table:table-cell office:value-type="float" office:value="116.408356" table:style-name="ce1">
            <text:p>116.408356</text:p>
          </table:table-cell>
          <table:table-cell office:value-type="float" office:value="17.384018000000001" table:style-name="ce1">
            <text:p>17.384018</text:p>
          </table:table-cell>
          <table:table-cell office:value-type="float" office:value="80.161580000000001" table:style-name="ce1">
            <text:p>80.16158</text:p>
          </table:table-cell>
          <table:table-cell office:value-type="float" office:value="20.18957" table:style-name="ce1">
            <text:p>20.18957</text:p>
          </table:table-cell>
          <table:table-cell office:value-type="float" office:value="202.13736" table:style-name="ce1">
            <text:p>202.13736</text:p>
          </table:table-cell>
          <table:table-cell office:value-type="float" office:value="15.158488999999999" table:style-name="ce1">
            <text:p>15.158489</text:p>
          </table:table-cell>
          <table:table-cell office:value-type="float" office:value="156.16064" table:style-name="ce1">
            <text:p>156.16064</text:p>
          </table:table-cell>
          <table:table-cell office:value-type="float" office:value="14.439795999999999" table:style-name="ce1">
            <text:p>14.439796</text:p>
          </table:table-cell>
          <table:table-cell office:value-type="float" office:value="221.28734" table:style-name="ce1">
            <text:p>221.28734</text:p>
          </table:table-cell>
          <table:table-cell office:value-type="float" office:value="16.475000000000001" table:style-name="ce1">
            <text:p>16.475</text:p>
          </table:table-cell>
          <table:table-cell office:value-type="float" office:value="141.71680000000001" table:style-name="ce1">
            <text:p>141.7168</text:p>
          </table:table-cell>
          <table:table-cell office:value-type="float" office:value="15.807164999999999" table:style-name="ce1">
            <text:p>15.807165</text:p>
          </table:table-cell>
          <table:table-cell office:value-type="float" office:value="275.83501999999999" table:style-name="ce1">
            <text:p>275.83502</text:p>
          </table:table-cell>
          <table:table-cell office:value-type="float" office:value="18.016666000000001" table:style-name="ce1">
            <text:p>18.016666</text:p>
          </table:table-cell>
          <table:table-cell office:value-type="float" office:value="366.16131999999999" table:style-name="ce1">
            <text:p>366.16132</text:p>
          </table:table-cell>
          <table:table-cell office:value-type="float" office:value="18.350000000000001" table:style-name="ce1">
            <text:p>18.35</text:p>
          </table:table-cell>
          <table:table-cell office:value-type="float" office:value="356.45960000000002" table:style-name="ce1">
            <text:p>356.4596</text:p>
          </table:table-cell>
          <table:table-cell office:value-type="float" office:value="14.669511999999999" table:style-name="ce1">
            <text:p>14.669512</text:p>
          </table:table-cell>
          <table:table-cell office:value-type="float" office:value="387.70145000000002" table:style-name="ce1">
            <text:p>387.70145</text:p>
          </table:table-cell>
          <table:table-cell office:value-type="float" office:value="16.202397999999999" table:style-name="ce1">
            <text:p>16.202398</text:p>
          </table:table-cell>
          <table:table-cell office:value-type="float" office:value="387.98086999999998" table:style-name="ce1">
            <text:p>387.98087</text:p>
          </table:table-cell>
          <table:table-cell office:value-type="float" office:value="7.1875777000000003" table:style-name="ce1">
            <text:p>7.1875777</text:p>
          </table:table-cell>
          <table:table-cell office:value-type="float" office:value="160.16079999999999" table:style-name="ce1">
            <text:p>160.1608</text:p>
          </table:table-cell>
          <table:table-cell office:value-type="float" office:value="7.5477214000000004" table:style-name="ce1">
            <text:p>7.5477214</text:p>
          </table:table-cell>
          <table:table-cell office:value-type="float" office:value="388" table:style-name="ce1">
            <text:p>388</text:p>
          </table:table-cell>
          <table:table-cell office:value-type="float" office:value="8.0416670000000003" table:style-name="ce1">
            <text:p>8.041667</text:p>
          </table:table-cell>
          <table:table-cell office:value-type="float" office:value="139.648" table:style-name="ce1">
            <text:p>139.648</text:p>
          </table:table-cell>
          <table:table-cell office:value-type="float" office:value="8.2225210000000004" table:style-name="ce1">
            <text:p>8.222521</text:p>
          </table:table-cell>
          <table:table-cell office:value-type="float" office:value="139.28310999999999" table:style-name="ce1">
            <text:p>139.28311</text:p>
          </table:table-cell>
          <table:table-cell office:value-type="float" office:value="6.2938179999999999" table:style-name="ce1">
            <text:p>6.293818</text:p>
          </table:table-cell>
          <table:table-cell office:value-type="float" office:value="165.55519000000001" table:style-name="ce1">
            <text:p>165.55519</text:p>
          </table:table-cell>
          <table:table-cell office:value-type="float" office:value="7.1916665999999996" table:style-name="ce1">
            <text:p>7.1916666</text:p>
          </table:table-cell>
          <table:table-cell office:value-type="float" office:value="253.65535" table:style-name="ce1">
            <text:p>253.65535</text:p>
          </table:table-cell>
          <table:table-cell office:value-type="float" office:value="7.4277134" table:style-name="ce1">
            <text:p>7.4277134</text:p>
          </table:table-cell>
          <table:table-cell office:value-type="float" office:value="142.63167000000001" table:style-name="ce1">
            <text:p>142.63167</text:p>
          </table:table-cell>
          <table:table-cell office:value-type="float" office:value="7.7190064999999999" table:style-name="ce1">
            <text:p>7.7190065</text:p>
          </table:table-cell>
          <table:table-cell office:value-type="float" office:value="387.99374" table:style-name="ce1">
            <text:p>387.99374</text:p>
          </table:table-cell>
          <table:table-cell office:value-type="float" office:value="14.258333" table:style-name="ce1">
            <text:p>14.258333</text:p>
          </table:table-cell>
          <table:table-cell office:value-type="float" office:value="298.77" table:style-name="ce1">
            <text:p>298.77</text:p>
          </table:table-cell>
          <table:table-cell office:value-type="float" office:value="14.591666" table:style-name="ce1">
            <text:p>14.591666</text:p>
          </table:table-cell>
          <table:table-cell office:value-type="float" office:value="181.40309999999999" table:style-name="ce1">
            <text:p>181.4031</text:p>
          </table:table-cell>
          <table:table-cell office:value-type="float" office:value="14.331023" table:style-name="ce1">
            <text:p>14.331023</text:p>
          </table:table-cell>
          <table:table-cell office:value-type="float" office:value="199.15483" table:style-name="ce1">
            <text:p>199.15483</text:p>
          </table:table-cell>
          <table:table-cell office:value-type="float" office:value="14.863901" table:style-name="ce1">
            <text:p>14.863901</text:p>
          </table:table-cell>
          <table:table-cell office:value-type="float" office:value="198.32726" table:style-name="ce1">
            <text:p>198.32726</text:p>
          </table:table-cell>
          <table:table-cell office:value-type="float" office:value="23.993642999999999" table:style-name="ce1">
            <text:p>23.993643</text:p>
          </table:table-cell>
          <table:table-cell office:value-type="float" office:value="138.36885000000001" table:style-name="ce1">
            <text:p>138.36885</text:p>
          </table:table-cell>
          <table:table-cell office:value-type="float" office:value="23.993310000000001" table:style-name="ce1">
            <text:p>23.99331</text:p>
          </table:table-cell>
          <table:table-cell office:value-type="float" office:value="122.43364" table:style-name="ce1">
            <text:p>122.43364</text:p>
          </table:table-cell>
          <table:table-cell office:value-type="float" office:value="23.999455999999999" table:style-name="ce1">
            <text:p>23.999456</text:p>
          </table:table-cell>
          <table:table-cell office:value-type="float" office:value="122.42625" table:style-name="ce1">
            <text:p>122.42625</text:p>
          </table:table-cell>
          <table:table-cell office:value-type="float" office:value="23.992493" table:style-name="ce1">
            <text:p>23.992493</text:p>
          </table:table-cell>
          <table:table-cell office:value-type="float" office:value="122.42748" table:style-name="ce1">
            <text:p>122.42748</text:p>
          </table:table-cell>
          <table:table-cell office:value-type="float" office:value="8.35" table:style-name="ce1">
            <text:p>8.35</text:p>
          </table:table-cell>
          <table:table-cell office:value-type="float" office:value="132.78910999999999" table:style-name="ce1">
            <text:p>132.78911</text:p>
          </table:table-cell>
          <table:table-cell office:value-type="float" office:value="8.6833329999999993" table:style-name="ce1">
            <text:p>8.683333</text:p>
          </table:table-cell>
          <table:table-cell office:value-type="float" office:value="152.85597000000001" table:style-name="ce1">
            <text:p>152.85597</text:p>
          </table:table-cell>
          <table:table-cell office:value-type="float" office:value="8.929449" table:style-name="ce1">
            <text:p>8.929449</text:p>
          </table:table-cell>
          <table:table-cell office:value-type="float" office:value="388" table:style-name="ce1">
            <text:p>388</text:p>
          </table:table-cell>
          <table:table-cell office:value-type="float" office:value="9.3024310000000003" table:style-name="ce1">
            <text:p>9.302431</text:p>
          </table:table-cell>
          <table:table-cell office:value-type="float" office:value="157.24133" table:style-name="ce1">
            <text:p>157.24133</text:p>
          </table:table-cell>
          <table:table-cell table:number-columns-repeated="16314"/>
        </table:table-row>
        <table:table-row table:style-name="ro1">
          <table:table-cell office:value-type="float" office:value="11.775278999999999" table:style-name="ce1">
            <text:p>11.775279</text:p>
          </table:table-cell>
          <table:table-cell office:value-type="float" office:value="355.50689999999997" table:style-name="ce1">
            <text:p>355.5069</text:p>
          </table:table-cell>
          <table:table-cell office:value-type="float" office:value="12.562079000000001" table:style-name="ce1">
            <text:p>12.562079</text:p>
          </table:table-cell>
          <table:table-cell office:value-type="float" office:value="375.58001999999999" table:style-name="ce1">
            <text:p>375.58002</text:p>
          </table:table-cell>
          <table:table-cell office:value-type="float" office:value="12.667738" table:style-name="ce1">
            <text:p>12.667738</text:p>
          </table:table-cell>
          <table:table-cell office:value-type="float" office:value="375.40823" table:style-name="ce1">
            <text:p>375.40823</text:p>
          </table:table-cell>
          <table:table-cell office:value-type="float" office:value="23.000499999999999" table:style-name="ce1">
            <text:p>23.0005</text:p>
          </table:table-cell>
          <table:table-cell office:value-type="float" office:value="55.924329999999998" table:style-name="ce1">
            <text:p>55.92433</text:p>
          </table:table-cell>
          <table:table-cell office:value-type="float" office:value="23" table:style-name="ce1">
            <text:p>23</text:p>
          </table:table-cell>
          <table:table-cell office:value-type="float" office:value="59.438360000000003" table:style-name="ce1">
            <text:p>59.43836</text:p>
          </table:table-cell>
          <table:table-cell office:value-type="float" office:value="23" table:style-name="ce1">
            <text:p>23</text:p>
          </table:table-cell>
          <table:table-cell office:value-type="float" office:value="33.991604000000002" table:style-name="ce1">
            <text:p>33.991604</text:p>
          </table:table-cell>
          <table:table-cell office:value-type="float" office:value="23.000599000000001" table:style-name="ce1">
            <text:p>23.000599</text:p>
          </table:table-cell>
          <table:table-cell office:value-type="float" office:value="166.76732999999999" table:style-name="ce1">
            <text:p>166.76733</text:p>
          </table:table-cell>
          <table:table-cell office:value-type="float" office:value="16.183332" table:style-name="ce1">
            <text:p>16.183332</text:p>
          </table:table-cell>
          <table:table-cell office:value-type="float" office:value="144.01068000000001" table:style-name="ce1">
            <text:p>144.01068</text:p>
          </table:table-cell>
          <table:table-cell office:value-type="float" office:value="18.247156" table:style-name="ce1">
            <text:p>18.247156</text:p>
          </table:table-cell>
          <table:table-cell office:value-type="float" office:value="209.13733999999999" table:style-name="ce1">
            <text:p>209.13734</text:p>
          </table:table-cell>
          <table:table-cell office:value-type="float" office:value="18.931234" table:style-name="ce1">
            <text:p>18.931234</text:p>
          </table:table-cell>
          <table:table-cell office:value-type="float" office:value="129.5668" table:style-name="ce1">
            <text:p>129.5668</text:p>
          </table:table-cell>
          <table:table-cell office:value-type="float" office:value="18.382902000000001" table:style-name="ce1">
            <text:p>18.382902</text:p>
          </table:table-cell>
          <table:table-cell office:value-type="float" office:value="263.68502999999998" table:style-name="ce1">
            <text:p>263.68503</text:p>
          </table:table-cell>
          <table:table-cell office:value-type="float" office:value="18.608333999999999" table:style-name="ce1">
            <text:p>18.608334</text:p>
          </table:table-cell>
          <table:table-cell office:value-type="float" office:value="346.99130000000002" table:style-name="ce1">
            <text:p>346.9913</text:p>
          </table:table-cell>
          <table:table-cell office:value-type="float" office:value="18.941668" table:style-name="ce1">
            <text:p>18.941668</text:p>
          </table:table-cell>
          <table:table-cell office:value-type="float" office:value="337.28958" table:style-name="ce1">
            <text:p>337.28958</text:p>
          </table:table-cell>
          <table:table-cell office:value-type="float" office:value="20.670646999999999" table:style-name="ce1">
            <text:p>20.670647</text:p>
          </table:table-cell>
          <table:table-cell office:value-type="float" office:value="368.53143" table:style-name="ce1">
            <text:p>368.53143</text:p>
          </table:table-cell>
          <table:table-cell office:value-type="float" office:value="20.047167000000002" table:style-name="ce1">
            <text:p>20.047167</text:p>
          </table:table-cell>
          <table:table-cell office:value-type="float" office:value="368.81085000000002" table:style-name="ce1">
            <text:p>368.81085</text:p>
          </table:table-cell>
          <table:table-cell office:value-type="float" office:value="7.8744516000000004" table:style-name="ce1">
            <text:p>7.8744516</text:p>
          </table:table-cell>
          <table:table-cell office:value-type="float" office:value="148.55081000000001" table:style-name="ce1">
            <text:p>148.55081</text:p>
          </table:table-cell>
          <table:table-cell office:value-type="float" office:value="8.7193529999999999" table:style-name="ce1">
            <text:p>8.719353</text:p>
          </table:table-cell>
          <table:table-cell office:value-type="float" office:value="376.39" table:style-name="ce1">
            <text:p>376.39</text:p>
          </table:table-cell>
          <table:table-cell office:value-type="float" office:value="9.0762509999999992" table:style-name="ce1">
            <text:p>9.076251</text:p>
          </table:table-cell>
          <table:table-cell office:value-type="float" office:value="128.03801999999999" table:style-name="ce1">
            <text:p>128.03802</text:p>
          </table:table-cell>
          <table:table-cell office:value-type="float" office:value="8.7333339999999993" table:style-name="ce1">
            <text:p>8.733334</text:p>
          </table:table-cell>
          <table:table-cell office:value-type="float" office:value="127.67310000000001" table:style-name="ce1">
            <text:p>127.6731</text:p>
          </table:table-cell>
          <table:table-cell office:value-type="float" office:value="7.7529992999999999" table:style-name="ce1">
            <text:p>7.7529993</text:p>
          </table:table-cell>
          <table:table-cell office:value-type="float" office:value="153.94517999999999" table:style-name="ce1">
            <text:p>153.94518</text:p>
          </table:table-cell>
          <table:table-cell office:value-type="float" office:value="7.55" table:style-name="ce1">
            <text:p>7.55</text:p>
          </table:table-cell>
          <table:table-cell office:value-type="float" office:value="242.04533000000001" table:style-name="ce1">
            <text:p>242.04533</text:p>
          </table:table-cell>
          <table:table-cell office:value-type="float" office:value="7.8833330000000004" table:style-name="ce1">
            <text:p>7.883333</text:p>
          </table:table-cell>
          <table:table-cell office:value-type="float" office:value="131.02167" table:style-name="ce1">
            <text:p>131.02167</text:p>
          </table:table-cell>
          <table:table-cell office:value-type="float" office:value="8.216666" table:style-name="ce1">
            <text:p>8.216666</text:p>
          </table:table-cell>
          <table:table-cell office:value-type="float" office:value="376.38376" table:style-name="ce1">
            <text:p>376.38376</text:p>
          </table:table-cell>
          <table:table-cell office:value-type="float" office:value="14.683332999999999" table:style-name="ce1">
            <text:p>14.683333</text:p>
          </table:table-cell>
          <table:table-cell office:value-type="float" office:value="284.99997000000002" table:style-name="ce1">
            <text:p>284.99997</text:p>
          </table:table-cell>
          <table:table-cell office:value-type="float" office:value="17.528386999999999" table:style-name="ce1">
            <text:p>17.528387</text:p>
          </table:table-cell>
          <table:table-cell office:value-type="float" office:value="167.63310000000001" table:style-name="ce1">
            <text:p>167.6331</text:p>
          </table:table-cell>
          <table:table-cell office:value-type="float" office:value="15.35" table:style-name="ce1">
            <text:p>15.35</text:p>
          </table:table-cell>
          <table:table-cell office:value-type="float" office:value="185.38482999999999" table:style-name="ce1">
            <text:p>185.38483</text:p>
          </table:table-cell>
          <table:table-cell office:value-type="float" office:value="15.739468" table:style-name="ce1">
            <text:p>15.739468</text:p>
          </table:table-cell>
          <table:table-cell office:value-type="float" office:value="184.55725000000001" table:style-name="ce1">
            <text:p>184.55725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9.0680309999999995" table:style-name="ce1">
            <text:p>9.068031</text:p>
          </table:table-cell>
          <table:table-cell office:value-type="float" office:value="117.66912000000001" table:style-name="ce1">
            <text:p>117.66912</text:p>
          </table:table-cell>
          <table:table-cell office:value-type="float" office:value="9.4678129999999996" table:style-name="ce1">
            <text:p>9.467813</text:p>
          </table:table-cell>
          <table:table-cell office:value-type="float" office:value="137.73599999999999" table:style-name="ce1">
            <text:p>137.736</text:p>
          </table:table-cell>
          <table:table-cell office:value-type="float" office:value="10.255807000000001" table:style-name="ce1">
            <text:p>10.255807</text:p>
          </table:table-cell>
          <table:table-cell office:value-type="float" office:value="372.87997000000001" table:style-name="ce1">
            <text:p>372.87997</text:p>
          </table:table-cell>
          <table:table-cell office:value-type="float" office:value="9.8166670000000007" table:style-name="ce1">
            <text:p>9.816667</text:p>
          </table:table-cell>
          <table:table-cell office:value-type="float" office:value="142.12135000000001" table:style-name="ce1">
            <text:p>142.12135</text:p>
          </table:table-cell>
          <table:table-cell table:number-columns-repeated="16314"/>
        </table:table-row>
        <table:table-row table:style-name="ro1">
          <table:table-cell office:value-type="float" office:value="11.788913000000001" table:style-name="ce1">
            <text:p>11.788913</text:p>
          </table:table-cell>
          <table:table-cell office:value-type="float" office:value="367.92687999999998" table:style-name="ce1">
            <text:p>367.92688</text:p>
          </table:table-cell>
          <table:table-cell office:value-type="float" office:value="12.565901" table:style-name="ce1">
            <text:p>12.565901</text:p>
          </table:table-cell>
          <table:table-cell office:value-type="float" office:value="375.69466999999997" table:style-name="ce1">
            <text:p>375.69467</text:p>
          </table:table-cell>
          <table:table-cell office:value-type="float" office:value="12.6782875" table:style-name="ce1">
            <text:p>12.6782875</text:p>
          </table:table-cell>
          <table:table-cell office:value-type="float" office:value="375.72473000000002" table:style-name="ce1">
            <text:p>375.72473</text:p>
          </table:table-cell>
          <table:table-cell office:value-type="float" office:value="23.000796999999999" table:style-name="ce1">
            <text:p>23.000797</text:p>
          </table:table-cell>
          <table:table-cell office:value-type="float" office:value="56.19538" table:style-name="ce1">
            <text:p>56.19538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59.438360000000003" table:style-name="ce1">
            <text:p>59.43836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33.991604000000002" table:style-name="ce1">
            <text:p>33.991604</text:p>
          </table:table-cell>
          <table:table-cell office:value-type="float" office:value="23.000748000000002" table:style-name="ce1">
            <text:p>23.000748</text:p>
          </table:table-cell>
          <table:table-cell office:value-type="float" office:value="166.77179000000001" table:style-name="ce1">
            <text:p>166.77179</text:p>
          </table:table-cell>
          <table:table-cell office:value-type="float" office:value="18.291665999999999" table:style-name="ce1">
            <text:p>18.291666</text:p>
          </table:table-cell>
          <table:table-cell office:value-type="float" office:value="144.01068000000001" table:style-name="ce1">
            <text:p>144.01068</text:p>
          </table:table-cell>
          <table:table-cell office:value-type="float" office:value="18.259406999999999" table:style-name="ce1">
            <text:p>18.259407</text:p>
          </table:table-cell>
          <table:table-cell office:value-type="float" office:value="220.29730000000001" table:style-name="ce1">
            <text:p>220.2973</text:p>
          </table:table-cell>
          <table:table-cell office:value-type="float" office:value="18.931342999999998" table:style-name="ce1">
            <text:p>18.931343</text:p>
          </table:table-cell>
          <table:table-cell office:value-type="float" office:value="129.57006999999999" table:style-name="ce1">
            <text:p>129.57007</text:p>
          </table:table-cell>
          <table:table-cell office:value-type="float" office:value="18.517439" table:style-name="ce1">
            <text:p>18.517439</text:p>
          </table:table-cell>
          <table:table-cell office:value-type="float" office:value="267.72113000000002" table:style-name="ce1">
            <text:p>267.72113</text:p>
          </table:table-cell>
          <table:table-cell office:value-type="float" office:value="20.125" table:style-name="ce1">
            <text:p>20.125</text:p>
          </table:table-cell>
          <table:table-cell office:value-type="float" office:value="346.99130000000002" table:style-name="ce1">
            <text:p>346.9913</text:p>
          </table:table-cell>
          <table:table-cell office:value-type="float" office:value="20.458334000000001" table:style-name="ce1">
            <text:p>20.458334</text:p>
          </table:table-cell>
          <table:table-cell office:value-type="float" office:value="337.28958" table:style-name="ce1">
            <text:p>337.28958</text:p>
          </table:table-cell>
          <table:table-cell office:value-type="float" office:value="20.73826" table:style-name="ce1">
            <text:p>20.73826</text:p>
          </table:table-cell>
          <table:table-cell office:value-type="float" office:value="370.55984000000001" table:style-name="ce1">
            <text:p>370.55984</text:p>
          </table:table-cell>
          <table:table-cell office:value-type="float" office:value="20.686167000000001" table:style-name="ce1">
            <text:p>20.686167</text:p>
          </table:table-cell>
          <table:table-cell office:value-type="float" office:value="387.98086999999998" table:style-name="ce1">
            <text:p>387.98087</text:p>
          </table:table-cell>
          <table:table-cell office:value-type="float" office:value="7.8754486999999997" table:style-name="ce1">
            <text:p>7.8754487</text:p>
          </table:table-cell>
          <table:table-cell office:value-type="float" office:value="148.58072000000001" table:style-name="ce1">
            <text:p>148.58072</text:p>
          </table:table-cell>
          <table:table-cell office:value-type="float" office:value="8.7763650000000002" table:style-name="ce1">
            <text:p>8.776365</text:p>
          </table:table-cell>
          <table:table-cell office:value-type="float" office:value="376.39" table:style-name="ce1">
            <text:p>376.39</text:p>
          </table:table-cell>
          <table:table-cell office:value-type="float" office:value="9.0824870000000004" table:style-name="ce1">
            <text:p>9.082487</text:p>
          </table:table-cell>
          <table:table-cell office:value-type="float" office:value="128.22511" table:style-name="ce1">
            <text:p>128.22511</text:p>
          </table:table-cell>
          <table:table-cell office:value-type="float" office:value="9.5166660000000007" table:style-name="ce1">
            <text:p>9.516666</text:p>
          </table:table-cell>
          <table:table-cell office:value-type="float" office:value="151.17310000000001" table:style-name="ce1">
            <text:p>151.1731</text:p>
          </table:table-cell>
          <table:table-cell office:value-type="float" office:value="7.8669229999999999" table:style-name="ce1">
            <text:p>7.866923</text:p>
          </table:table-cell>
          <table:table-cell office:value-type="float" office:value="153.94517999999999" table:style-name="ce1">
            <text:p>153.94518</text:p>
          </table:table-cell>
          <table:table-cell office:value-type="float" office:value="8.3166670000000007" table:style-name="ce1">
            <text:p>8.316667</text:p>
          </table:table-cell>
          <table:table-cell office:value-type="float" office:value="242.04533000000001" table:style-name="ce1">
            <text:p>242.04533</text:p>
          </table:table-cell>
          <table:table-cell office:value-type="float" office:value="8.65" table:style-name="ce1">
            <text:p>8.65</text:p>
          </table:table-cell>
          <table:table-cell office:value-type="float" office:value="131.02167" table:style-name="ce1">
            <text:p>131.02167</text:p>
          </table:table-cell>
          <table:table-cell office:value-type="float" office:value="8.9833339999999993" table:style-name="ce1">
            <text:p>8.983334</text:p>
          </table:table-cell>
          <table:table-cell office:value-type="float" office:value="376.38376" table:style-name="ce1">
            <text:p>376.38376</text:p>
          </table:table-cell>
          <table:table-cell office:value-type="float" office:value="17.25" table:style-name="ce1">
            <text:p>17.25</text:p>
          </table:table-cell>
          <table:table-cell office:value-type="float" office:value="284.99997000000002" table:style-name="ce1">
            <text:p>284.99997</text:p>
          </table:table-cell>
          <table:table-cell office:value-type="float" office:value="17.531970999999999" table:style-name="ce1">
            <text:p>17.531971</text:p>
          </table:table-cell>
          <table:table-cell office:value-type="float" office:value="170.89786000000001" table:style-name="ce1">
            <text:p>170.89786</text:p>
          </table:table-cell>
          <table:table-cell office:value-type="float" office:value="17.916665999999999" table:style-name="ce1">
            <text:p>17.916666</text:p>
          </table:table-cell>
          <table:table-cell office:value-type="float" office:value="185.38482999999999" table:style-name="ce1">
            <text:p>185.38483</text:p>
          </table:table-cell>
          <table:table-cell office:value-type="float" office:value="15.745506000000001" table:style-name="ce1">
            <text:p>15.745506</text:p>
          </table:table-cell>
          <table:table-cell office:value-type="float" office:value="190.05816999999999" table:style-name="ce1">
            <text:p>190.05817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9.3486360000000008" table:style-name="ce1">
            <text:p>9.348636</text:p>
          </table:table-cell>
          <table:table-cell office:value-type="float" office:value="373.28579999999999" table:style-name="ce1">
            <text:p>373.2858</text:p>
          </table:table-cell>
          <table:table-cell office:value-type="float" office:value="9.7947620000000004" table:style-name="ce1">
            <text:p>9.794762</text:p>
          </table:table-cell>
          <table:table-cell office:value-type="float" office:value="147.54445999999999" table:style-name="ce1">
            <text:p>147.54446</text:p>
          </table:table-cell>
          <table:table-cell office:value-type="float" office:value="10.259442999999999" table:style-name="ce1">
            <text:p>10.259443</text:p>
          </table:table-cell>
          <table:table-cell office:value-type="float" office:value="372.98907000000003" table:style-name="ce1">
            <text:p>372.98907</text:p>
          </table:table-cell>
          <table:table-cell office:value-type="float" office:value="10.6" table:style-name="ce1">
            <text:p>10.6</text:p>
          </table:table-cell>
          <table:table-cell office:value-type="float" office:value="165.62137000000001" table:style-name="ce1">
            <text:p>165.62137</text:p>
          </table:table-cell>
          <table:table-cell table:number-columns-repeated="16314"/>
        </table:table-row>
        <table:table-row table:style-name="ro1">
          <table:table-cell office:value-type="float" office:value="14.189788" table:style-name="ce1">
            <text:p>14.189788</text:p>
          </table:table-cell>
          <table:table-cell office:value-type="float" office:value="354.15685999999999" table:style-name="ce1">
            <text:p>354.15686</text:p>
          </table:table-cell>
          <table:table-cell office:value-type="float" office:value="15.13152" table:style-name="ce1">
            <text:p>15.13152</text:p>
          </table:table-cell>
          <table:table-cell office:value-type="float" office:value="361.92464999999999" table:style-name="ce1">
            <text:p>361.92465</text:p>
          </table:table-cell>
          <table:table-cell office:value-type="float" office:value="15.04508" table:style-name="ce1">
            <text:p>15.04508</text:p>
          </table:table-cell>
          <table:table-cell office:value-type="float" office:value="361.95474000000002" table:style-name="ce1">
            <text:p>361.95474</text:p>
          </table:table-cell>
          <table:table-cell office:value-type="float" office:value="23.999737" table:style-name="ce1">
            <text:p>23.999737</text:p>
          </table:table-cell>
          <table:table-cell office:value-type="float" office:value="24.065376000000001" table:style-name="ce1">
            <text:p>24.065376</text:p>
          </table:table-cell>
          <table:table-cell office:value-type="float" office:value="23.999556999999999" table:style-name="ce1">
            <text:p>23.999557</text:p>
          </table:table-cell>
          <table:table-cell office:value-type="float" office:value="27.308353" table:style-name="ce1">
            <text:p>27.308353</text:p>
          </table:table-cell>
          <table:table-cell office:value-type="float" office:value="23.999735000000001" table:style-name="ce1">
            <text:p>23.999735</text:p>
          </table:table-cell>
          <table:table-cell office:value-type="float" office:value="1.861599" table:style-name="ce1">
            <text:p>1.861599</text:p>
          </table:table-cell>
          <table:table-cell office:value-type="float" office:value="23.999413000000001" table:style-name="ce1">
            <text:p>23.999413</text:p>
          </table:table-cell>
          <table:table-cell office:value-type="float" office:value="134.64178000000001" table:style-name="ce1">
            <text:p>134.64178</text:p>
          </table:table-cell>
          <table:table-cell office:value-type="float" office:value="18.716667000000001" table:style-name="ce1">
            <text:p>18.716667</text:p>
          </table:table-cell>
          <table:table-cell office:value-type="float" office:value="130.24064999999999" table:style-name="ce1">
            <text:p>130.24065</text:p>
          </table:table-cell>
          <table:table-cell office:value-type="float" office:value="20.414003000000001" table:style-name="ce1">
            <text:p>20.414003</text:p>
          </table:table-cell>
          <table:table-cell office:value-type="float" office:value="206.52733000000001" table:style-name="ce1">
            <text:p>206.52733</text:p>
          </table:table-cell>
          <table:table-cell office:value-type="float" office:value="21.255054000000001" table:style-name="ce1">
            <text:p>21.255054</text:p>
          </table:table-cell>
          <table:table-cell office:value-type="float" office:value="115.800095" table:style-name="ce1">
            <text:p>115.800095</text:p>
          </table:table-cell>
          <table:table-cell office:value-type="float" office:value="21.748069999999998" table:style-name="ce1">
            <text:p>21.74807</text:p>
          </table:table-cell>
          <table:table-cell office:value-type="float" office:value="253.9511" table:style-name="ce1">
            <text:p>253.9511</text:p>
          </table:table-cell>
          <table:table-cell office:value-type="float" office:value="22.971733" table:style-name="ce1">
            <text:p>22.971733</text:p>
          </table:table-cell>
          <table:table-cell office:value-type="float" office:value="327.55130000000003" table:style-name="ce1">
            <text:p>327.5513</text:p>
          </table:table-cell>
          <table:table-cell office:value-type="float" office:value="21.577508999999999" table:style-name="ce1">
            <text:p>21.577509</text:p>
          </table:table-cell>
          <table:table-cell office:value-type="float" office:value="317.84964000000002" table:style-name="ce1">
            <text:p>317.84964</text:p>
          </table:table-cell>
          <table:table-cell office:value-type="float" office:value="22.185162999999999" table:style-name="ce1">
            <text:p>22.185163</text:p>
          </table:table-cell>
          <table:table-cell office:value-type="float" office:value="351.11984000000001" table:style-name="ce1">
            <text:p>351.11984</text:p>
          </table:table-cell>
          <table:table-cell office:value-type="float" office:value="21.725000000000001" table:style-name="ce1">
            <text:p>21.725</text:p>
          </table:table-cell>
          <table:table-cell office:value-type="float" office:value="368.54086000000001" table:style-name="ce1">
            <text:p>368.54086</text:p>
          </table:table-cell>
          <table:table-cell office:value-type="float" office:value="9" table:style-name="ce1">
            <text:p>9</text:p>
          </table:table-cell>
          <table:table-cell office:value-type="float" office:value="132.92071999999999" table:style-name="ce1">
            <text:p>132.92072</text:p>
          </table:table-cell>
          <table:table-cell office:value-type="float" office:value="9.3333329999999997" table:style-name="ce1">
            <text:p>9.333333</text:p>
          </table:table-cell>
          <table:table-cell office:value-type="float" office:value="360.73003999999997" table:style-name="ce1">
            <text:p>360.73004</text:p>
          </table:table-cell>
          <table:table-cell office:value-type="float" office:value="10.004842999999999" table:style-name="ce1">
            <text:p>10.004843</text:p>
          </table:table-cell>
          <table:table-cell office:value-type="float" office:value="112.5651" table:style-name="ce1">
            <text:p>112.5651</text:p>
          </table:table-cell>
          <table:table-cell office:value-type="float" office:value="10.734544" table:style-name="ce1">
            <text:p>10.734544</text:p>
          </table:table-cell>
          <table:table-cell office:value-type="float" office:value="135.51309000000001" table:style-name="ce1">
            <text:p>135.51309</text:p>
          </table:table-cell>
          <table:table-cell office:value-type="float" office:value="8.7229189999999992" table:style-name="ce1">
            <text:p>8.722919</text:p>
          </table:table-cell>
          <table:table-cell office:value-type="float" office:value="137.74516" table:style-name="ce1">
            <text:p>137.74516</text:p>
          </table:table-cell>
          <table:table-cell office:value-type="float" office:value="9.1084560000000003" table:style-name="ce1">
            <text:p>9.108456</text:p>
          </table:table-cell>
          <table:table-cell office:value-type="float" office:value="225.84533999999999" table:style-name="ce1">
            <text:p>225.84534</text:p>
          </table:table-cell>
          <table:table-cell office:value-type="float" office:value="9.1542790000000007" table:style-name="ce1">
            <text:p>9.154279</text:p>
          </table:table-cell>
          <table:table-cell office:value-type="float" office:value="114.82167" table:style-name="ce1">
            <text:p>114.82167</text:p>
          </table:table-cell>
          <table:table-cell office:value-type="float" office:value="9.4833339999999993" table:style-name="ce1">
            <text:p>9.483334</text:p>
          </table:table-cell>
          <table:table-cell office:value-type="float" office:value="360.18374999999997" table:style-name="ce1">
            <text:p>360.18375</text:p>
          </table:table-cell>
          <table:table-cell office:value-type="float" office:value="18.006302000000002" table:style-name="ce1">
            <text:p>18.006302</text:p>
          </table:table-cell>
          <table:table-cell office:value-type="float" office:value="268.79996" table:style-name="ce1">
            <text:p>268.79996</text:p>
          </table:table-cell>
          <table:table-cell office:value-type="float" office:value="18.185946000000001" table:style-name="ce1">
            <text:p>18.185946</text:p>
          </table:table-cell>
          <table:table-cell office:value-type="float" office:value="154.69785999999999" table:style-name="ce1">
            <text:p>154.69786</text:p>
          </table:table-cell>
          <table:table-cell office:value-type="float" office:value="19.045380000000002" table:style-name="ce1">
            <text:p>19.04538</text:p>
          </table:table-cell>
          <table:table-cell office:value-type="float" office:value="169.18483000000001" table:style-name="ce1">
            <text:p>169.18483</text:p>
          </table:table-cell>
          <table:table-cell office:value-type="float" office:value="18.75" table:style-name="ce1">
            <text:p>18.75</text:p>
          </table:table-cell>
          <table:table-cell office:value-type="float" office:value="173.85817" table:style-name="ce1">
            <text:p>173.85817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0.7133465" table:style-name="ce1">
            <text:p>10.7133465</text:p>
          </table:table-cell>
          <table:table-cell office:value-type="float" office:value="359.51580000000001" table:style-name="ce1">
            <text:p>359.5158</text:p>
          </table:table-cell>
          <table:table-cell office:value-type="float" office:value="10.383649" table:style-name="ce1">
            <text:p>10.383649</text:p>
          </table:table-cell>
          <table:table-cell office:value-type="float" office:value="133.77446" table:style-name="ce1">
            <text:p>133.77446</text:p>
          </table:table-cell>
          <table:table-cell office:value-type="float" office:value="11.238262000000001" table:style-name="ce1">
            <text:p>11.238262</text:p>
          </table:table-cell>
          <table:table-cell office:value-type="float" office:value="359.21906000000001" table:style-name="ce1">
            <text:p>359.21906</text:p>
          </table:table-cell>
          <table:table-cell office:value-type="float" office:value="11.246945999999999" table:style-name="ce1">
            <text:p>11.246946</text:p>
          </table:table-cell>
          <table:table-cell office:value-type="float" office:value="151.85140000000001" table:style-name="ce1">
            <text:p>151.8514</text:p>
          </table:table-cell>
          <table:table-cell table:number-columns-repeated="16314"/>
        </table:table-row>
        <table:table-row table:style-name="ro1">
          <table:table-cell office:value-type="float" office:value="14.260550500000001" table:style-name="ce1">
            <text:p>14.2605505</text:p>
          </table:table-cell>
          <table:table-cell office:value-type="float" office:value="356.27972" table:style-name="ce1">
            <text:p>356.27972</text:p>
          </table:table-cell>
          <table:table-cell office:value-type="float" office:value="15.160145999999999" table:style-name="ce1">
            <text:p>15.160146</text:p>
          </table:table-cell>
          <table:table-cell office:value-type="float" office:value="388" table:style-name="ce1">
            <text:p>388</text:p>
          </table:table-cell>
          <table:table-cell office:value-type="float" office:value="15.913252999999999" table:style-name="ce1">
            <text:p>15.913253</text:p>
          </table:table-cell>
          <table:table-cell office:value-type="float" office:value="388" table:style-name="ce1">
            <text:p>388</text:p>
          </table:table-cell>
          <table:table-cell office:value-type="float" office:value="23.999856999999999" table:style-name="ce1">
            <text:p>23.999857</text:p>
          </table:table-cell>
          <table:table-cell office:value-type="float" office:value="24.068981000000001" table:style-name="ce1">
            <text:p>24.068981</text:p>
          </table:table-cell>
          <table:table-cell office:value-type="float" office:value="23.999825000000001" table:style-name="ce1">
            <text:p>23.999825</text:p>
          </table:table-cell>
          <table:table-cell office:value-type="float" office:value="27.316364" table:style-name="ce1">
            <text:p>27.316364</text:p>
          </table:table-cell>
          <table:table-cell office:value-type="float" office:value="23.999872" table:style-name="ce1">
            <text:p>23.999872</text:p>
          </table:table-cell>
          <table:table-cell office:value-type="float" office:value="1.8657188" table:style-name="ce1">
            <text:p>1.8657188</text:p>
          </table:table-cell>
          <table:table-cell office:value-type="float" office:value="23.999876" table:style-name="ce1">
            <text:p>23.999876</text:p>
          </table:table-cell>
          <table:table-cell office:value-type="float" office:value="134.64178000000001" table:style-name="ce1">
            <text:p>134.64178</text:p>
          </table:table-cell>
          <table:table-cell office:value-type="float" office:value="20.783332999999999" table:style-name="ce1">
            <text:p>20.783333</text:p>
          </table:table-cell>
          <table:table-cell office:value-type="float" office:value="130.24064999999999" table:style-name="ce1">
            <text:p>130.24065</text:p>
          </table:table-cell>
          <table:table-cell office:value-type="float" office:value="20.635898999999998" table:style-name="ce1">
            <text:p>20.635899</text:p>
          </table:table-cell>
          <table:table-cell office:value-type="float" office:value="213.18419" table:style-name="ce1">
            <text:p>213.18419</text:p>
          </table:table-cell>
          <table:table-cell office:value-type="float" office:value="21.255517999999999" table:style-name="ce1">
            <text:p>21.255518</text:p>
          </table:table-cell>
          <table:table-cell office:value-type="float" office:value="115.81399500000001" table:style-name="ce1">
            <text:p>115.813995</text:p>
          </table:table-cell>
          <table:table-cell office:value-type="float" office:value="21.752587999999999" table:style-name="ce1">
            <text:p>21.752588</text:p>
          </table:table-cell>
          <table:table-cell office:value-type="float" office:value="254.08664999999999" table:style-name="ce1">
            <text:p>254.08665</text:p>
          </table:table-cell>
          <table:table-cell office:value-type="float" office:value="22.985607000000002" table:style-name="ce1">
            <text:p>22.985607</text:p>
          </table:table-cell>
          <table:table-cell office:value-type="float" office:value="327.96753000000001" table:style-name="ce1">
            <text:p>327.96753</text:p>
          </table:table-cell>
          <table:table-cell office:value-type="float" office:value="21.607975" table:style-name="ce1">
            <text:p>21.607975</text:p>
          </table:table-cell>
          <table:table-cell office:value-type="float" office:value="318.7636" table:style-name="ce1">
            <text:p>318.7636</text:p>
          </table:table-cell>
          <table:table-cell office:value-type="float" office:value="22.206503000000001" table:style-name="ce1">
            <text:p>22.206503</text:p>
          </table:table-cell>
          <table:table-cell office:value-type="float" office:value="370.55984000000001" table:style-name="ce1">
            <text:p>370.55984</text:p>
          </table:table-cell>
          <table:table-cell office:value-type="float" office:value="23" table:style-name="ce1">
            <text:p>23</text:p>
          </table:table-cell>
          <table:table-cell office:value-type="float" office:value="368.54086000000001" table:style-name="ce1">
            <text:p>368.54086</text:p>
          </table:table-cell>
          <table:table-cell office:value-type="float" office:value="9.7666660000000007" table:style-name="ce1">
            <text:p>9.766666</text:p>
          </table:table-cell>
          <table:table-cell office:value-type="float" office:value="132.92071999999999" table:style-name="ce1">
            <text:p>132.92072</text:p>
          </table:table-cell>
          <table:table-cell office:value-type="float" office:value="10.1" table:style-name="ce1">
            <text:p>10.1</text:p>
          </table:table-cell>
          <table:table-cell office:value-type="float" office:value="383.73007000000001" table:style-name="ce1">
            <text:p>383.73007</text:p>
          </table:table-cell>
          <table:table-cell office:value-type="float" office:value="10.155533" table:style-name="ce1">
            <text:p>10.155533</text:p>
          </table:table-cell>
          <table:table-cell office:value-type="float" office:value="112.5651" table:style-name="ce1">
            <text:p>112.5651</text:p>
          </table:table-cell>
          <table:table-cell office:value-type="float" office:value="10.741758000000001" table:style-name="ce1">
            <text:p>10.741758</text:p>
          </table:table-cell>
          <table:table-cell office:value-type="float" office:value="135.72952000000001" table:style-name="ce1">
            <text:p>135.72952</text:p>
          </table:table-cell>
          <table:table-cell office:value-type="float" office:value="8.9770800000000008" table:style-name="ce1">
            <text:p>8.97708</text:p>
          </table:table-cell>
          <table:table-cell office:value-type="float" office:value="369.27289999999999" table:style-name="ce1">
            <text:p>369.2729</text:p>
          </table:table-cell>
          <table:table-cell office:value-type="float" office:value="9.1207569999999993" table:style-name="ce1">
            <text:p>9.120757</text:p>
          </table:table-cell>
          <table:table-cell office:value-type="float" office:value="226.21439000000001" table:style-name="ce1">
            <text:p>226.21439</text:p>
          </table:table-cell>
          <table:table-cell office:value-type="float" office:value="9.1551810000000007" table:style-name="ce1">
            <text:p>9.155181</text:p>
          </table:table-cell>
          <table:table-cell office:value-type="float" office:value="114.84874000000001" table:style-name="ce1">
            <text:p>114.84874</text:p>
          </table:table-cell>
          <table:table-cell office:value-type="float" office:value="10.216666" table:style-name="ce1">
            <text:p>10.216666</text:p>
          </table:table-cell>
          <table:table-cell office:value-type="float" office:value="360.18374999999997" table:style-name="ce1">
            <text:p>360.18375</text:p>
          </table:table-cell>
          <table:table-cell office:value-type="float" office:value="19.493697999999998" table:style-name="ce1">
            <text:p>19.493698</text:p>
          </table:table-cell>
          <table:table-cell office:value-type="float" office:value="313.42187999999999" table:style-name="ce1">
            <text:p>313.42188</text:p>
          </table:table-cell>
          <table:table-cell office:value-type="float" office:value="18.187214000000001" table:style-name="ce1">
            <text:p>18.187214</text:p>
          </table:table-cell>
          <table:table-cell office:value-type="float" office:value="154.73591999999999" table:style-name="ce1">
            <text:p>154.73592</text:p>
          </table:table-cell>
          <table:table-cell office:value-type="float" office:value="19.063161999999998" table:style-name="ce1">
            <text:p>19.063162</text:p>
          </table:table-cell>
          <table:table-cell office:value-type="float" office:value="185.38484" table:style-name="ce1">
            <text:p>185.38484</text:p>
          </table:table-cell>
          <table:table-cell office:value-type="float" office:value="20.75" table:style-name="ce1">
            <text:p>20.75</text:p>
          </table:table-cell>
          <table:table-cell office:value-type="float" office:value="173.85817" table:style-name="ce1">
            <text:p>173.85817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0.727753" table:style-name="ce1">
            <text:p>10.727753</text:p>
          </table:table-cell>
          <table:table-cell office:value-type="float" office:value="359.94799999999998" table:style-name="ce1">
            <text:p>359.948</text:p>
          </table:table-cell>
          <table:table-cell office:value-type="float" office:value="10.524193" table:style-name="ce1">
            <text:p>10.524193</text:p>
          </table:table-cell>
          <table:table-cell office:value-type="float" office:value="137.99078" table:style-name="ce1">
            <text:p>137.99078</text:p>
          </table:table-cell>
          <table:table-cell office:value-type="float" office:value="11.239333999999999" table:style-name="ce1">
            <text:p>11.239334</text:p>
          </table:table-cell>
          <table:table-cell office:value-type="float" office:value="359.25121999999999" table:style-name="ce1">
            <text:p>359.25122</text:p>
          </table:table-cell>
          <table:table-cell office:value-type="float" office:value="11.251404000000001" table:style-name="ce1">
            <text:p>11.251404</text:p>
          </table:table-cell>
          <table:table-cell office:value-type="float" office:value="151.98511999999999" table:style-name="ce1">
            <text:p>151.98512</text:p>
          </table:table-cell>
          <table:table-cell table:number-columns-repeated="16314"/>
        </table:table-row>
        <table:table-row table:style-name="ro1">
          <table:table-cell office:value-type="float" office:value="16.508333" table:style-name="ce1">
            <text:p>16.508333</text:p>
          </table:table-cell>
          <table:table-cell office:value-type="float" office:value="342.50974000000002" table:style-name="ce1">
            <text:p>342.50974</text:p>
          </table:table-cell>
          <table:table-cell office:value-type="float" office:value="16.841667000000001" table:style-name="ce1">
            <text:p>16.841667</text:p>
          </table:table-cell>
          <table:table-cell office:value-type="float" office:value="374.22994999999997" table:style-name="ce1">
            <text:p>374.22995</text:p>
          </table:table-cell>
          <table:table-cell office:value-type="float" office:value="18.038961" table:style-name="ce1">
            <text:p>18.038961</text:p>
          </table:table-cell>
          <table:table-cell office:value-type="float" office:value="374.23" table:style-name="ce1">
            <text:p>374.23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1.229005999999998" table:style-name="ce1">
            <text:p>21.229006</text:p>
          </table:table-cell>
          <table:table-cell office:value-type="float" office:value="121.87065" table:style-name="ce1">
            <text:p>121.87065</text:p>
          </table:table-cell>
          <table:table-cell office:value-type="float" office:value="21.375" table:style-name="ce1">
            <text:p>21.375</text:p>
          </table:table-cell>
          <table:table-cell office:value-type="float" office:value="204.8142" table:style-name="ce1">
            <text:p>204.8142</text:p>
          </table:table-cell>
          <table:table-cell office:value-type="float" office:value="21.747028" table:style-name="ce1">
            <text:p>21.747028</text:p>
          </table:table-cell>
          <table:table-cell office:value-type="float" office:value="107.444" table:style-name="ce1">
            <text:p>107.444</text:p>
          </table:table-cell>
          <table:table-cell office:value-type="float" office:value="22.191707999999998" table:style-name="ce1">
            <text:p>22.191708</text:p>
          </table:table-cell>
          <table:table-cell office:value-type="float" office:value="245.71665999999999" table:style-name="ce1">
            <text:p>245.71666</text:p>
          </table:table-cell>
          <table:table-cell office:value-type="float" office:value="23.994043000000001" table:style-name="ce1">
            <text:p>23.994043</text:p>
          </table:table-cell>
          <table:table-cell office:value-type="float" office:value="295.83751999999998" table:style-name="ce1">
            <text:p>295.83752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286.6336" table:style-name="ce1">
            <text:p>286.6336</text:p>
          </table:table-cell>
          <table:table-cell office:value-type="float" office:value="23.997252" table:style-name="ce1">
            <text:p>23.997252</text:p>
          </table:table-cell>
          <table:table-cell office:value-type="float" office:value="338.42984000000001" table:style-name="ce1">
            <text:p>338.42984</text:p>
          </table:table-cell>
          <table:table-cell office:value-type="float" office:value="23.99588" table:style-name="ce1">
            <text:p>23.99588</text:p>
          </table:table-cell>
          <table:table-cell office:value-type="float" office:value="336.41086000000001" table:style-name="ce1">
            <text:p>336.41086</text:p>
          </table:table-cell>
          <table:table-cell office:value-type="float" office:value="10.329427000000001" table:style-name="ce1">
            <text:p>10.329427</text:p>
          </table:table-cell>
          <table:table-cell office:value-type="float" office:value="116.99071000000001" table:style-name="ce1">
            <text:p>116.99071</text:p>
          </table:table-cell>
          <table:table-cell office:value-type="float" office:value="17.518902000000001" table:style-name="ce1">
            <text:p>17.518902</text:p>
          </table:table-cell>
          <table:table-cell office:value-type="float" office:value="367.80009999999999" table:style-name="ce1">
            <text:p>367.8001</text:p>
          </table:table-cell>
          <table:table-cell office:value-type="float" office:value="11.260621" table:style-name="ce1">
            <text:p>11.260621</text:p>
          </table:table-cell>
          <table:table-cell office:value-type="float" office:value="96.635090000000005" table:style-name="ce1">
            <text:p>96.63509</text:p>
          </table:table-cell>
          <table:table-cell office:value-type="float" office:value="11.258333" table:style-name="ce1">
            <text:p>11.258333</text:p>
          </table:table-cell>
          <table:table-cell office:value-type="float" office:value="119.799515" table:style-name="ce1">
            <text:p>119.799515</text:p>
          </table:table-cell>
          <table:table-cell office:value-type="float" office:value="10.038748" table:style-name="ce1">
            <text:p>10.038748</text:p>
          </table:table-cell>
          <table:table-cell office:value-type="float" office:value="352.80286000000001" table:style-name="ce1">
            <text:p>352.80286</text:p>
          </table:table-cell>
          <table:table-cell office:value-type="float" office:value="10.476288" table:style-name="ce1">
            <text:p>10.476288</text:p>
          </table:table-cell>
          <table:table-cell office:value-type="float" office:value="209.74438000000001" table:style-name="ce1">
            <text:p>209.74438</text:p>
          </table:table-cell>
          <table:table-cell office:value-type="float" office:value="10.788925000000001" table:style-name="ce1">
            <text:p>10.788925</text:p>
          </table:table-cell>
          <table:table-cell office:value-type="float" office:value="98.378739999999993" table:style-name="ce1">
            <text:p>98.37874</text:p>
          </table:table-cell>
          <table:table-cell office:value-type="float" office:value="10.725" table:style-name="ce1">
            <text:p>10.725</text:p>
          </table:table-cell>
          <table:table-cell office:value-type="float" office:value="343.71370000000002" table:style-name="ce1">
            <text:p>343.7137</text:p>
          </table:table-cell>
          <table:table-cell office:value-type="float" office:value="20.820913000000001" table:style-name="ce1">
            <text:p>20.820913</text:p>
          </table:table-cell>
          <table:table-cell office:value-type="float" office:value="299.11185" table:style-name="ce1">
            <text:p>299.11185</text:p>
          </table:table-cell>
          <table:table-cell office:value-type="float" office:value="21.459377" table:style-name="ce1">
            <text:p>21.459377</text:p>
          </table:table-cell>
          <table:table-cell office:value-type="float" office:value="140.42595" table:style-name="ce1">
            <text:p>140.42595</text:p>
          </table:table-cell>
          <table:table-cell office:value-type="float" office:value="20.858333999999999" table:style-name="ce1">
            <text:p>20.858334</text:p>
          </table:table-cell>
          <table:table-cell office:value-type="float" office:value="171.07481000000001" table:style-name="ce1">
            <text:p>171.07481</text:p>
          </table:table-cell>
          <table:table-cell office:value-type="float" office:value="21.191668" table:style-name="ce1">
            <text:p>21.191668</text:p>
          </table:table-cell>
          <table:table-cell office:value-type="float" office:value="159.54813999999999" table:style-name="ce1">
            <text:p>159.54814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1.323305" table:style-name="ce1">
            <text:p>11.323305</text:p>
          </table:table-cell>
          <table:table-cell office:value-type="float" office:value="341.858" table:style-name="ce1">
            <text:p>341.858</text:p>
          </table:table-cell>
          <table:table-cell office:value-type="float" office:value="12.140008999999999" table:style-name="ce1">
            <text:p>12.140009</text:p>
          </table:table-cell>
          <table:table-cell office:value-type="float" office:value="119.90078" table:style-name="ce1">
            <text:p>119.90078</text:p>
          </table:table-cell>
          <table:table-cell office:value-type="float" office:value="12.565975" table:style-name="ce1">
            <text:p>12.565975</text:p>
          </table:table-cell>
          <table:table-cell office:value-type="float" office:value="341.16122000000001" table:style-name="ce1">
            <text:p>341.16122</text:p>
          </table:table-cell>
          <table:table-cell office:value-type="float" office:value="12.410881" table:style-name="ce1">
            <text:p>12.410881</text:p>
          </table:table-cell>
          <table:table-cell office:value-type="float" office:value="133.89512999999999" table:style-name="ce1">
            <text:p>133.89513</text:p>
          </table:table-cell>
          <table:table-cell table:number-columns-repeated="16314"/>
        </table:table-row>
        <table:table-row table:style-name="ro1">
          <table:table-cell office:value-type="float" office:value="18.675000000000001" table:style-name="ce1">
            <text:p>18.675</text:p>
          </table:table-cell>
          <table:table-cell office:value-type="float" office:value="342.50974000000002" table:style-name="ce1">
            <text:p>342.50974</text:p>
          </table:table-cell>
          <table:table-cell office:value-type="float" office:value="19.008333" table:style-name="ce1">
            <text:p>19.008333</text:p>
          </table:table-cell>
          <table:table-cell office:value-type="float" office:value="374.22994999999997" table:style-name="ce1">
            <text:p>374.22995</text:p>
          </table:table-cell>
          <table:table-cell office:value-type="float" office:value="18.139147000000001" table:style-name="ce1">
            <text:p>18.139147</text:p>
          </table:table-cell>
          <table:table-cell office:value-type="float" office:value="377.23557" table:style-name="ce1">
            <text:p>377.23557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1.252230000000001" table:style-name="ce1">
            <text:p>21.25223</text:p>
          </table:table-cell>
          <table:table-cell office:value-type="float" office:value="122.56737" table:style-name="ce1">
            <text:p>122.56737</text:p>
          </table:table-cell>
          <table:table-cell office:value-type="float" office:value="21.666665999999999" table:style-name="ce1">
            <text:p>21.666666</text:p>
          </table:table-cell>
          <table:table-cell office:value-type="float" office:value="204.8142" table:style-name="ce1">
            <text:p>204.8142</text:p>
          </table:table-cell>
          <table:table-cell office:value-type="float" office:value="21.747423000000001" table:style-name="ce1">
            <text:p>21.747423</text:p>
          </table:table-cell>
          <table:table-cell office:value-type="float" office:value="107.45583999999999" table:style-name="ce1">
            <text:p>107.45584</text:p>
          </table:table-cell>
          <table:table-cell office:value-type="float" office:value="22.200897000000001" table:style-name="ce1">
            <text:p>22.200897</text:p>
          </table:table-cell>
          <table:table-cell office:value-type="float" office:value="245.99231" table:style-name="ce1">
            <text:p>245.99231</text:p>
          </table:table-cell>
          <table:table-cell office:value-type="float" office:value="23.994161999999999" table:style-name="ce1">
            <text:p>23.994162</text:p>
          </table:table-cell>
          <table:table-cell office:value-type="float" office:value="295.84106000000003" table:style-name="ce1">
            <text:p>295.84106</text:p>
          </table:table-cell>
          <table:table-cell office:value-type="float" office:value="24" table:style-name="ce1">
            <text:p>24</text:p>
          </table:table-cell>
          <table:table-cell office:value-type="float" office:value="286.8836" table:style-name="ce1">
            <text:p>286.8836</text:p>
          </table:table-cell>
          <table:table-cell office:value-type="float" office:value="23.997938000000001" table:style-name="ce1">
            <text:p>23.997938</text:p>
          </table:table-cell>
          <table:table-cell office:value-type="float" office:value="338.42984000000001" table:style-name="ce1">
            <text:p>338.42984</text:p>
          </table:table-cell>
          <table:table-cell office:value-type="float" office:value="23.999676000000001" table:style-name="ce1">
            <text:p>23.999676</text:p>
          </table:table-cell>
          <table:table-cell office:value-type="float" office:value="339.86847" table:style-name="ce1">
            <text:p>339.86847</text:p>
          </table:table-cell>
          <table:table-cell office:value-type="float" office:value="10.341224" table:style-name="ce1">
            <text:p>10.341224</text:p>
          </table:table-cell>
          <table:table-cell office:value-type="float" office:value="117.34462000000001" table:style-name="ce1">
            <text:p>117.34462</text:p>
          </table:table-cell>
          <table:table-cell office:value-type="float" office:value="17.572220000000002" table:style-name="ce1">
            <text:p>17.57222</text:p>
          </table:table-cell>
          <table:table-cell office:value-type="float" office:value="369.39965999999998" table:style-name="ce1">
            <text:p>369.39966</text:p>
          </table:table-cell>
          <table:table-cell office:value-type="float" office:value="11.297701" table:style-name="ce1">
            <text:p>11.297701</text:p>
          </table:table-cell>
          <table:table-cell office:value-type="float" office:value="97.747489999999999" table:style-name="ce1">
            <text:p>97.74749</text:p>
          </table:table-cell>
          <table:table-cell office:value-type="float" office:value="18.333334000000001" table:style-name="ce1">
            <text:p>18.333334</text:p>
          </table:table-cell>
          <table:table-cell office:value-type="float" office:value="119.799515" table:style-name="ce1">
            <text:p>119.799515</text:p>
          </table:table-cell>
          <table:table-cell office:value-type="float" office:value="10.199221" table:style-name="ce1">
            <text:p>10.199221</text:p>
          </table:table-cell>
          <table:table-cell office:value-type="float" office:value="357.61703" table:style-name="ce1">
            <text:p>357.61703</text:p>
          </table:table-cell>
          <table:table-cell office:value-type="float" office:value="10.671969000000001" table:style-name="ce1">
            <text:p>10.671969</text:p>
          </table:table-cell>
          <table:table-cell office:value-type="float" office:value="388" table:style-name="ce1">
            <text:p>388</text:p>
          </table:table-cell>
          <table:table-cell office:value-type="float" office:value="11.0167465" table:style-name="ce1">
            <text:p>11.0167465</text:p>
          </table:table-cell>
          <table:table-cell office:value-type="float" office:value="305.9126" table:style-name="ce1">
            <text:p>305.9126</text:p>
          </table:table-cell>
          <table:table-cell office:value-type="float" office:value="11.416667" table:style-name="ce1">
            <text:p>11.416667</text:p>
          </table:table-cell>
          <table:table-cell office:value-type="float" office:value="343.71370000000002" table:style-name="ce1">
            <text:p>343.7137</text:p>
          </table:table-cell>
          <table:table-cell office:value-type="float" office:value="20.926801999999999" table:style-name="ce1">
            <text:p>20.926802</text:p>
          </table:table-cell>
          <table:table-cell office:value-type="float" office:value="299.11185" table:style-name="ce1">
            <text:p>299.11185</text:p>
          </table:table-cell>
          <table:table-cell office:value-type="float" office:value="21.468810000000001" table:style-name="ce1">
            <text:p>21.46881</text:p>
          </table:table-cell>
          <table:table-cell office:value-type="float" office:value="149.01787999999999" table:style-name="ce1">
            <text:p>149.01788</text:p>
          </table:table-cell>
          <table:table-cell office:value-type="float" office:value="21.824999999999999" table:style-name="ce1">
            <text:p>21.825</text:p>
          </table:table-cell>
          <table:table-cell office:value-type="float" office:value="171.07481000000001" table:style-name="ce1">
            <text:p>171.07481</text:p>
          </table:table-cell>
          <table:table-cell office:value-type="float" office:value="22.158332999999999" table:style-name="ce1">
            <text:p>22.158333</text:p>
          </table:table-cell>
          <table:table-cell office:value-type="float" office:value="159.54813999999999" table:style-name="ce1">
            <text:p>159.54814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1.469338" table:style-name="ce1">
            <text:p>11.469338</text:p>
          </table:table-cell>
          <table:table-cell office:value-type="float" office:value="346.23899999999998" table:style-name="ce1">
            <text:p>346.239</text:p>
          </table:table-cell>
          <table:table-cell office:value-type="float" office:value="12.181354000000001" table:style-name="ce1">
            <text:p>12.181354</text:p>
          </table:table-cell>
          <table:table-cell office:value-type="float" office:value="119.90078" table:style-name="ce1">
            <text:p>119.90078</text:p>
          </table:table-cell>
          <table:table-cell office:value-type="float" office:value="12.566405" table:style-name="ce1">
            <text:p>12.566405</text:p>
          </table:table-cell>
          <table:table-cell office:value-type="float" office:value="341.17412999999999" table:style-name="ce1">
            <text:p>341.17413</text:p>
          </table:table-cell>
          <table:table-cell office:value-type="float" office:value="12.619878999999999" table:style-name="ce1">
            <text:p>12.619879</text:p>
          </table:table-cell>
          <table:table-cell office:value-type="float" office:value="140.16506999999999" table:style-name="ce1">
            <text:p>140.16507</text:p>
          </table:table-cell>
          <table:table-cell table:number-columns-repeated="16314"/>
        </table:table-row>
        <table:table-row table:style-name="ro1">
          <table:table-cell office:value-type="float" office:value="19.016666000000001" table:style-name="ce1">
            <text:p>19.016666</text:p>
          </table:table-cell>
          <table:table-cell office:value-type="float" office:value="331.43973" table:style-name="ce1">
            <text:p>331.43973</text:p>
          </table:table-cell>
          <table:table-cell office:value-type="float" office:value="21.075880000000002" table:style-name="ce1">
            <text:p>21.07588</text:p>
          </table:table-cell>
          <table:table-cell office:value-type="float" office:value="363.15994000000001" table:style-name="ce1">
            <text:p>363.15994</text:p>
          </table:table-cell>
          <table:table-cell office:value-type="float" office:value="20.141642000000001" table:style-name="ce1">
            <text:p>20.141642</text:p>
          </table:table-cell>
          <table:table-cell office:value-type="float" office:value="366.16561999999999" table:style-name="ce1">
            <text:p>366.16562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3.000769999999999" table:style-name="ce1">
            <text:p>23.00077</text:p>
          </table:table-cell>
          <table:table-cell office:value-type="float" office:value="68.56738" table:style-name="ce1">
            <text:p>68.56738</text:p>
          </table:table-cell>
          <table:table-cell office:value-type="float" office:value="23" table:style-name="ce1">
            <text:p>23</text:p>
          </table:table-cell>
          <table:table-cell office:value-type="float" office:value="161.61417" table:style-name="ce1">
            <text:p>161.61417</text:p>
          </table:table-cell>
          <table:table-cell office:value-type="float" office:value="23.000796999999999" table:style-name="ce1">
            <text:p>23.000797</text:p>
          </table:table-cell>
          <table:table-cell office:value-type="float" office:value="75.055840000000003" table:style-name="ce1">
            <text:p>75.05584</text:p>
          </table:table-cell>
          <table:table-cell office:value-type="float" office:value="23.000675000000001" table:style-name="ce1">
            <text:p>23.000675</text:p>
          </table:table-cell>
          <table:table-cell office:value-type="float" office:value="224.39232999999999" table:style-name="ce1">
            <text:p>224.39233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8.182507999999999" table:style-name="ce1">
            <text:p>18.182508</text:p>
          </table:table-cell>
          <table:table-cell office:value-type="float" office:value="101.41461" table:style-name="ce1">
            <text:p>101.41461</text:p>
          </table:table-cell>
          <table:table-cell office:value-type="float" office:value="18.158332999999999" table:style-name="ce1">
            <text:p>18.158333</text:p>
          </table:table-cell>
          <table:table-cell office:value-type="float" office:value="353.46967000000001" table:style-name="ce1">
            <text:p>353.46967</text:p>
          </table:table-cell>
          <table:table-cell office:value-type="float" office:value="18.726427000000001" table:style-name="ce1">
            <text:p>18.726427</text:p>
          </table:table-cell>
          <table:table-cell office:value-type="float" office:value="81.817480000000003" table:style-name="ce1">
            <text:p>81.81748</text:p>
          </table:table-cell>
          <table:table-cell office:value-type="float" office:value="18.858312999999999" table:style-name="ce1">
            <text:p>18.858313</text:p>
          </table:table-cell>
          <table:table-cell office:value-type="float" office:value="103.86951000000001" table:style-name="ce1">
            <text:p>103.86951</text:p>
          </table:table-cell>
          <table:table-cell office:value-type="float" office:value="18.03576" table:style-name="ce1">
            <text:p>18.03576</text:p>
          </table:table-cell>
          <table:table-cell office:value-type="float" office:value="134.59706" table:style-name="ce1">
            <text:p>134.59706</text:p>
          </table:table-cell>
          <table:table-cell office:value-type="float" office:value="18.31636" table:style-name="ce1">
            <text:p>18.31636</text:p>
          </table:table-cell>
          <table:table-cell office:value-type="float" office:value="164.98" table:style-name="ce1">
            <text:p>164.98</text:p>
          </table:table-cell>
          <table:table-cell office:value-type="float" office:value="18.188354" table:style-name="ce1">
            <text:p>18.188354</text:p>
          </table:table-cell>
          <table:table-cell office:value-type="float" office:value="82.892560000000003" table:style-name="ce1">
            <text:p>82.89256</text:p>
          </table:table-cell>
          <table:table-cell office:value-type="float" office:value="18.306014999999999" table:style-name="ce1">
            <text:p>18.306015</text:p>
          </table:table-cell>
          <table:table-cell office:value-type="float" office:value="120.69374000000001" table:style-name="ce1">
            <text:p>120.69374</text:p>
          </table:table-cell>
          <table:table-cell office:value-type="float" office:value="22.691668" table:style-name="ce1">
            <text:p>22.691668</text:p>
          </table:table-cell>
          <table:table-cell office:value-type="float" office:value="249.43180000000001" table:style-name="ce1">
            <text:p>249.4318</text:p>
          </table:table-cell>
          <table:table-cell office:value-type="float" office:value="23" table:style-name="ce1">
            <text:p>23</text:p>
          </table:table-cell>
          <table:table-cell office:value-type="float" office:value="100.14789" table:style-name="ce1">
            <text:p>100.14789</text:p>
          </table:table-cell>
          <table:table-cell office:value-type="float" office:value="23.000333999999999" table:style-name="ce1">
            <text:p>23.000334</text:p>
          </table:table-cell>
          <table:table-cell office:value-type="float" office:value="133.00484" table:style-name="ce1">
            <text:p>133.00484</text:p>
          </table:table-cell>
          <table:table-cell office:value-type="float" office:value="23.000033999999999" table:style-name="ce1">
            <text:p>23.000034</text:p>
          </table:table-cell>
          <table:table-cell office:value-type="float" office:value="132.27812" table:style-name="ce1">
            <text:p>132.27812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2.650645000000001" table:style-name="ce1">
            <text:p>12.650645</text:p>
          </table:table-cell>
          <table:table-cell office:value-type="float" office:value="326.529" table:style-name="ce1">
            <text:p>326.529</text:p>
          </table:table-cell>
          <table:table-cell office:value-type="float" office:value="12.978883" table:style-name="ce1">
            <text:p>12.978883</text:p>
          </table:table-cell>
          <table:table-cell office:value-type="float" office:value="100.1908" table:style-name="ce1">
            <text:p>100.1908</text:p>
          </table:table-cell>
          <table:table-cell office:value-type="float" office:value="13.488548" table:style-name="ce1">
            <text:p>13.488548</text:p>
          </table:table-cell>
          <table:table-cell office:value-type="float" office:value="321.46409999999997" table:style-name="ce1">
            <text:p>321.4641</text:p>
          </table:table-cell>
          <table:table-cell office:value-type="float" office:value="13.6948185" table:style-name="ce1">
            <text:p>13.6948185</text:p>
          </table:table-cell>
          <table:table-cell office:value-type="float" office:value="120.45506" table:style-name="ce1">
            <text:p>120.45506</text:p>
          </table:table-cell>
          <table:table-cell table:number-columns-repeated="16314"/>
        </table:table-row>
        <table:table-row table:style-name="ro1">
          <table:table-cell office:value-type="float" office:value="21.125" table:style-name="ce1">
            <text:p>21.125</text:p>
          </table:table-cell>
          <table:table-cell office:value-type="float" office:value="331.43973" table:style-name="ce1">
            <text:p>331.43973</text:p>
          </table:table-cell>
          <table:table-cell office:value-type="float" office:value="21.087441999999999" table:style-name="ce1">
            <text:p>21.087442</text:p>
          </table:table-cell>
          <table:table-cell office:value-type="float" office:value="363.5068" table:style-name="ce1">
            <text:p>363.5068</text:p>
          </table:table-cell>
          <table:table-cell office:value-type="float" office:value="20.159924" table:style-name="ce1">
            <text:p>20.159924</text:p>
          </table:table-cell>
          <table:table-cell office:value-type="float" office:value="366.71408000000002" table:style-name="ce1">
            <text:p>366.71408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3.000969000000001" table:style-name="ce1">
            <text:p>23.000969</text:p>
          </table:table-cell>
          <table:table-cell office:value-type="float" office:value="68.573329999999999" table:style-name="ce1">
            <text:p>68.57333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161.64415" table:style-name="ce1">
            <text:p>161.64415</text:p>
          </table:table-cell>
          <table:table-cell office:value-type="float" office:value="23.000907999999999" table:style-name="ce1">
            <text:p>23.000908</text:p>
          </table:table-cell>
          <table:table-cell office:value-type="float" office:value="75.059160000000006" table:style-name="ce1">
            <text:p>75.05916</text:p>
          </table:table-cell>
          <table:table-cell office:value-type="float" office:value="23.000978" table:style-name="ce1">
            <text:p>23.000978</text:p>
          </table:table-cell>
          <table:table-cell office:value-type="float" office:value="224.39232999999999" table:style-name="ce1">
            <text:p>224.39233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8.183185999999999" table:style-name="ce1">
            <text:p>18.183186</text:p>
          </table:table-cell>
          <table:table-cell office:value-type="float" office:value="101.43492000000001" table:style-name="ce1">
            <text:p>101.43492</text:p>
          </table:table-cell>
          <table:table-cell office:value-type="float" office:value="18.824999999999999" table:style-name="ce1">
            <text:p>18.825</text:p>
          </table:table-cell>
          <table:table-cell office:value-type="float" office:value="353.46967000000001" table:style-name="ce1">
            <text:p>353.46967</text:p>
          </table:table-cell>
          <table:table-cell office:value-type="float" office:value="18.810829999999999" table:style-name="ce1">
            <text:p>18.81083</text:p>
          </table:table-cell>
          <table:table-cell office:value-type="float" office:value="158.70355000000001" table:style-name="ce1">
            <text:p>158.70355</text:p>
          </table:table-cell>
          <table:table-cell office:value-type="float" office:value="18.869534999999999" table:style-name="ce1">
            <text:p>18.869535</text:p>
          </table:table-cell>
          <table:table-cell office:value-type="float" office:value="104.20619000000001" table:style-name="ce1">
            <text:p>104.20619</text:p>
          </table:table-cell>
          <table:table-cell office:value-type="float" office:value="18.037544" table:style-name="ce1">
            <text:p>18.037544</text:p>
          </table:table-cell>
          <table:table-cell office:value-type="float" office:value="134.65056000000001" table:style-name="ce1">
            <text:p>134.65056</text:p>
          </table:table-cell>
          <table:table-cell office:value-type="float" office:value="18.317651999999999" table:style-name="ce1">
            <text:p>18.317652</text:p>
          </table:table-cell>
          <table:table-cell office:value-type="float" office:value="165.01874000000001" table:style-name="ce1">
            <text:p>165.01874</text:p>
          </table:table-cell>
          <table:table-cell office:value-type="float" office:value="18.18928" table:style-name="ce1">
            <text:p>18.18928</text:p>
          </table:table-cell>
          <table:table-cell office:value-type="float" office:value="82.920320000000004" table:style-name="ce1">
            <text:p>82.92032</text:p>
          </table:table-cell>
          <table:table-cell office:value-type="float" office:value="18.310202" table:style-name="ce1">
            <text:p>18.310202</text:p>
          </table:table-cell>
          <table:table-cell office:value-type="float" office:value="120.81933600000001" table:style-name="ce1">
            <text:p>120.819336</text:p>
          </table:table-cell>
          <table:table-cell office:value-type="float" office:value="23" table:style-name="ce1">
            <text:p>23</text:p>
          </table:table-cell>
          <table:table-cell office:value-type="float" office:value="258.68176" table:style-name="ce1">
            <text:p>258.68176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100.14789" table:style-name="ce1">
            <text:p>100.14789</text:p>
          </table:table-cell>
          <table:table-cell office:value-type="float" office:value="23.000586999999999" table:style-name="ce1">
            <text:p>23.000587</text:p>
          </table:table-cell>
          <table:table-cell office:value-type="float" office:value="133.01245" table:style-name="ce1">
            <text:p>133.01245</text:p>
          </table:table-cell>
          <table:table-cell office:value-type="float" office:value="23.000240000000002" table:style-name="ce1">
            <text:p>23.00024</text:p>
          </table:table-cell>
          <table:table-cell office:value-type="float" office:value="132.2843" table:style-name="ce1">
            <text:p>132.2843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2.653038" table:style-name="ce1">
            <text:p>12.653038</text:p>
          </table:table-cell>
          <table:table-cell office:value-type="float" office:value="326.60077000000001" table:style-name="ce1">
            <text:p>326.60077</text:p>
          </table:table-cell>
          <table:table-cell office:value-type="float" office:value="13.012619000000001" table:style-name="ce1">
            <text:p>13.012619</text:p>
          </table:table-cell>
          <table:table-cell office:value-type="float" office:value="101.20289" table:style-name="ce1">
            <text:p>101.20289</text:p>
          </table:table-cell>
          <table:table-cell office:value-type="float" office:value="13.561588" table:style-name="ce1">
            <text:p>13.561588</text:p>
          </table:table-cell>
          <table:table-cell office:value-type="float" office:value="388" table:style-name="ce1">
            <text:p>388</text:p>
          </table:table-cell>
          <table:table-cell office:value-type="float" office:value="13.988516000000001" table:style-name="ce1">
            <text:p>13.988516</text:p>
          </table:table-cell>
          <table:table-cell office:value-type="float" office:value="388" table:style-name="ce1">
            <text:p>388</text:p>
          </table:table-cell>
          <table:table-cell table:number-columns-repeated="1631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70.68973" table:style-name="ce1">
            <text:p>270.68973</text:p>
          </table:table-cell>
          <table:table-cell office:value-type="float" office:value="23.000246000000001" table:style-name="ce1">
            <text:p>23.000246</text:p>
          </table:table-cell>
          <table:table-cell office:value-type="float" office:value="313.55682000000002" table:style-name="ce1">
            <text:p>313.55682</text:p>
          </table:table-cell>
          <table:table-cell office:value-type="float" office:value="23" table:style-name="ce1">
            <text:p>23</text:p>
          </table:table-cell>
          <table:table-cell office:value-type="float" office:value="327.56405999999998" table:style-name="ce1">
            <text:p>327.56406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3.996085999999998" table:style-name="ce1">
            <text:p>23.996086</text:p>
          </table:table-cell>
          <table:table-cell office:value-type="float" office:value="36.443330000000003" table:style-name="ce1">
            <text:p>36.44333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129.51414" table:style-name="ce1">
            <text:p>129.51414</text:p>
          </table:table-cell>
          <table:table-cell office:value-type="float" office:value="23.994913" table:style-name="ce1">
            <text:p>23.994913</text:p>
          </table:table-cell>
          <table:table-cell office:value-type="float" office:value="42.929152999999999" table:style-name="ce1">
            <text:p>42.929153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192.26232999999999" table:style-name="ce1">
            <text:p>192.26233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9.12" table:style-name="ce1">
            <text:p>19.12</text:p>
          </table:table-cell>
          <table:table-cell office:value-type="float" office:value="82.80489" table:style-name="ce1">
            <text:p>82.80489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334.83969999999999" table:style-name="ce1">
            <text:p>334.8397</text:p>
          </table:table-cell>
          <table:table-cell office:value-type="float" office:value="20.297747000000001" table:style-name="ce1">
            <text:p>20.297747</text:p>
          </table:table-cell>
          <table:table-cell office:value-type="float" office:value="140.07353000000001" table:style-name="ce1">
            <text:p>140.07353</text:p>
          </table:table-cell>
          <table:table-cell office:value-type="float" office:value="20.369461000000001" table:style-name="ce1">
            <text:p>20.369461</text:p>
          </table:table-cell>
          <table:table-cell office:value-type="float" office:value="85.576164000000006" table:style-name="ce1">
            <text:p>85.576164</text:p>
          </table:table-cell>
          <table:table-cell office:value-type="float" office:value="18.541665999999999" table:style-name="ce1">
            <text:p>18.541666</text:p>
          </table:table-cell>
          <table:table-cell office:value-type="float" office:value="120.34059000000001" table:style-name="ce1">
            <text:p>120.34059</text:p>
          </table:table-cell>
          <table:table-cell office:value-type="float" office:value="18.882189" table:style-name="ce1">
            <text:p>18.882189</text:p>
          </table:table-cell>
          <table:table-cell office:value-type="float" office:value="150.70871" table:style-name="ce1">
            <text:p>150.70871</text:p>
          </table:table-cell>
          <table:table-cell office:value-type="float" office:value="19.212430999999999" table:style-name="ce1">
            <text:p>19.212431</text:p>
          </table:table-cell>
          <table:table-cell office:value-type="float" office:value="68.610290000000006" table:style-name="ce1">
            <text:p>68.61029</text:p>
          </table:table-cell>
          <table:table-cell office:value-type="float" office:value="20.047533000000001" table:style-name="ce1">
            <text:p>20.047533</text:p>
          </table:table-cell>
          <table:table-cell office:value-type="float" office:value="106.50937" table:style-name="ce1">
            <text:p>106.50937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226.55176" table:style-name="ce1">
            <text:p>226.55176</text:p>
          </table:table-cell>
          <table:table-cell office:value-type="float" office:value="23.995090000000001" table:style-name="ce1">
            <text:p>23.99509</text:p>
          </table:table-cell>
          <table:table-cell office:value-type="float" office:value="68.017880000000005" table:style-name="ce1">
            <text:p>68.01788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100.88245000000001" table:style-name="ce1">
            <text:p>100.88245</text:p>
          </table:table-cell>
          <table:table-cell office:value-type="float" office:value="23.992785000000001" table:style-name="ce1">
            <text:p>23.992785</text:p>
          </table:table-cell>
          <table:table-cell office:value-type="float" office:value="100.15430000000001" table:style-name="ce1">
            <text:p>100.1543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3.783916" table:style-name="ce1">
            <text:p>13.783916</text:p>
          </table:table-cell>
          <table:table-cell office:value-type="float" office:value="307.70078000000001" table:style-name="ce1">
            <text:p>307.70078</text:p>
          </table:table-cell>
          <table:table-cell office:value-type="float" office:value="14.091666" table:style-name="ce1">
            <text:p>14.091666</text:p>
          </table:table-cell>
          <table:table-cell office:value-type="float" office:value="82.302899999999994" table:style-name="ce1">
            <text:p>82.3029</text:p>
          </table:table-cell>
          <table:table-cell office:value-type="float" office:value="14.444160999999999" table:style-name="ce1">
            <text:p>14.444161</text:p>
          </table:table-cell>
          <table:table-cell office:value-type="float" office:value="369.09998000000002" table:style-name="ce1">
            <text:p>369.09998</text:p>
          </table:table-cell>
          <table:table-cell office:value-type="float" office:value="14.915079" table:style-name="ce1">
            <text:p>14.915079</text:p>
          </table:table-cell>
          <table:table-cell office:value-type="float" office:value="369.1" table:style-name="ce1">
            <text:p>369.1</text:p>
          </table:table-cell>
          <table:table-cell table:number-columns-repeated="16314"/>
        </table:table-row>
        <table:table-row table:style-name="ro1">
          <table:table-cell office:value-type="float" office:value="23.001000000000001" table:style-name="ce1">
            <text:p>23.001</text:p>
          </table:table-cell>
          <table:table-cell office:value-type="float" office:value="270.68973" table:style-name="ce1">
            <text:p>270.68973</text:p>
          </table:table-cell>
          <table:table-cell office:value-type="float" office:value="23.000471000000001" table:style-name="ce1">
            <text:p>23.000471</text:p>
          </table:table-cell>
          <table:table-cell office:value-type="float" office:value="313.76184000000001" table:style-name="ce1">
            <text:p>313.76184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327.56405999999998" table:style-name="ce1">
            <text:p>327.56406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3.996700000000001" table:style-name="ce1">
            <text:p>23.9967</text:p>
          </table:table-cell>
          <table:table-cell office:value-type="float" office:value="37.002803999999998" table:style-name="ce1">
            <text:p>37.002804</text:p>
          </table:table-cell>
          <table:table-cell office:value-type="float" office:value="24" table:style-name="ce1">
            <text:p>24</text:p>
          </table:table-cell>
          <table:table-cell office:value-type="float" office:value="129.51414" table:style-name="ce1">
            <text:p>129.51414</text:p>
          </table:table-cell>
          <table:table-cell office:value-type="float" office:value="23.995042999999999" table:style-name="ce1">
            <text:p>23.995043</text:p>
          </table:table-cell>
          <table:table-cell office:value-type="float" office:value="42.933044000000002" table:style-name="ce1">
            <text:p>42.933044</text:p>
          </table:table-cell>
          <table:table-cell office:value-type="float" office:value="24" table:style-name="ce1">
            <text:p>24</text:p>
          </table:table-cell>
          <table:table-cell office:value-type="float" office:value="192.26232999999999" table:style-name="ce1">
            <text:p>192.26233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9.549987999999999" table:style-name="ce1">
            <text:p>19.549988</text:p>
          </table:table-cell>
          <table:table-cell office:value-type="float" office:value="82.80489" table:style-name="ce1">
            <text:p>82.80489</text:p>
          </table:table-cell>
          <table:table-cell office:value-type="float" office:value="20.05" table:style-name="ce1">
            <text:p>20.05</text:p>
          </table:table-cell>
          <table:table-cell office:value-type="float" office:value="334.83969999999999" table:style-name="ce1">
            <text:p>334.8397</text:p>
          </table:table-cell>
          <table:table-cell office:value-type="float" office:value="20.377172000000002" table:style-name="ce1">
            <text:p>20.377172</text:p>
          </table:table-cell>
          <table:table-cell office:value-type="float" office:value="142.4563" table:style-name="ce1">
            <text:p>142.4563</text:p>
          </table:table-cell>
          <table:table-cell office:value-type="float" office:value="20.413874" table:style-name="ce1">
            <text:p>20.413874</text:p>
          </table:table-cell>
          <table:table-cell office:value-type="float" office:value="126.03225" table:style-name="ce1">
            <text:p>126.03225</text:p>
          </table:table-cell>
          <table:table-cell office:value-type="float" office:value="19.258333" table:style-name="ce1">
            <text:p>19.258333</text:p>
          </table:table-cell>
          <table:table-cell office:value-type="float" office:value="120.34059000000001" table:style-name="ce1">
            <text:p>120.34059</text:p>
          </table:table-cell>
          <table:table-cell office:value-type="float" office:value="18.916298000000001" table:style-name="ce1">
            <text:p>18.916298</text:p>
          </table:table-cell>
          <table:table-cell office:value-type="float" office:value="151.73197999999999" table:style-name="ce1">
            <text:p>151.73198</text:p>
          </table:table-cell>
          <table:table-cell office:value-type="float" office:value="19.232454000000001" table:style-name="ce1">
            <text:p>19.232454</text:p>
          </table:table-cell>
          <table:table-cell office:value-type="float" office:value="69.210989999999995" table:style-name="ce1">
            <text:p>69.21099</text:p>
          </table:table-cell>
          <table:table-cell office:value-type="float" office:value="20.079688999999998" table:style-name="ce1">
            <text:p>20.079689</text:p>
          </table:table-cell>
          <table:table-cell office:value-type="float" office:value="107.474045" table:style-name="ce1">
            <text:p>107.474045</text:p>
          </table:table-cell>
          <table:table-cell office:value-type="float" office:value="24" table:style-name="ce1">
            <text:p>24</text:p>
          </table:table-cell>
          <table:table-cell office:value-type="float" office:value="226.80176" table:style-name="ce1">
            <text:p>226.80176</text:p>
          </table:table-cell>
          <table:table-cell office:value-type="float" office:value="23.995197000000001" table:style-name="ce1">
            <text:p>23.995197</text:p>
          </table:table-cell>
          <table:table-cell office:value-type="float" office:value="68.021090000000001" table:style-name="ce1">
            <text:p>68.02109</text:p>
          </table:table-cell>
          <table:table-cell office:value-type="float" office:value="24" table:style-name="ce1">
            <text:p>24</text:p>
          </table:table-cell>
          <table:table-cell office:value-type="float" office:value="100.88245000000001" table:style-name="ce1">
            <text:p>100.88245</text:p>
          </table:table-cell>
          <table:table-cell office:value-type="float" office:value="23.992981" table:style-name="ce1">
            <text:p>23.992981</text:p>
          </table:table-cell>
          <table:table-cell office:value-type="float" office:value="100.16019" table:style-name="ce1">
            <text:p>100.16019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4.113004" table:style-name="ce1">
            <text:p>14.113004</text:p>
          </table:table-cell>
          <table:table-cell office:value-type="float" office:value="317.57339999999999" table:style-name="ce1">
            <text:p>317.5734</text:p>
          </table:table-cell>
          <table:table-cell office:value-type="float" office:value="14.775" table:style-name="ce1">
            <text:p>14.775</text:p>
          </table:table-cell>
          <table:table-cell office:value-type="float" office:value="82.302899999999994" table:style-name="ce1">
            <text:p>82.3029</text:p>
          </table:table-cell>
          <table:table-cell office:value-type="float" office:value="14.877679000000001" table:style-name="ce1">
            <text:p>14.877679</text:p>
          </table:table-cell>
          <table:table-cell office:value-type="float" office:value="382.10550000000001" table:style-name="ce1">
            <text:p>382.1055</text:p>
          </table:table-cell>
          <table:table-cell office:value-type="float" office:value="14.924652" table:style-name="ce1">
            <text:p>14.924652</text:p>
          </table:table-cell>
          <table:table-cell office:value-type="float" office:value="369.38720000000001" table:style-name="ce1">
            <text:p>369.3872</text:p>
          </table:table-cell>
          <table:table-cell table:number-columns-repeated="16314"/>
        </table:table-row>
        <table:table-row table:style-name="ro1">
          <table:table-cell office:value-type="float" office:value="23.995203" table:style-name="ce1">
            <text:p>23.995203</text:p>
          </table:table-cell>
          <table:table-cell office:value-type="float" office:value="238.55972" table:style-name="ce1">
            <text:p>238.55972</text:p>
          </table:table-cell>
          <table:table-cell office:value-type="float" office:value="23.991978" table:style-name="ce1">
            <text:p>23.991978</text:p>
          </table:table-cell>
          <table:table-cell office:value-type="float" office:value="281.63184000000001" table:style-name="ce1">
            <text:p>281.63184</text:p>
          </table:table-cell>
          <table:table-cell office:value-type="float" office:value="23.996784000000002" table:style-name="ce1">
            <text:p>23.996784</text:p>
          </table:table-cell>
          <table:table-cell office:value-type="float" office:value="295.43405000000001" table:style-name="ce1">
            <text:p>295.43405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0.443280999999999" table:style-name="ce1">
            <text:p>20.443281</text:p>
          </table:table-cell>
          <table:table-cell office:value-type="float" office:value="71.464879999999994" table:style-name="ce1">
            <text:p>71.46488</text:p>
          </table:table-cell>
          <table:table-cell office:value-type="float" office:value="20.749569000000001" table:style-name="ce1">
            <text:p>20.749569</text:p>
          </table:table-cell>
          <table:table-cell office:value-type="float" office:value="323.49966000000001" table:style-name="ce1">
            <text:p>323.49966</text:p>
          </table:table-cell>
          <table:table-cell office:value-type="float" office:value="21.016441" table:style-name="ce1">
            <text:p>21.016441</text:p>
          </table:table-cell>
          <table:table-cell office:value-type="float" office:value="131.11628999999999" table:style-name="ce1">
            <text:p>131.11629</text:p>
          </table:table-cell>
          <table:table-cell office:value-type="float" office:value="21.066668" table:style-name="ce1">
            <text:p>21.066668</text:p>
          </table:table-cell>
          <table:table-cell office:value-type="float" office:value="114.69224" table:style-name="ce1">
            <text:p>114.69224</text:p>
          </table:table-cell>
          <table:table-cell office:value-type="float" office:value="19.654879000000001" table:style-name="ce1">
            <text:p>19.654879</text:p>
          </table:table-cell>
          <table:table-cell office:value-type="float" office:value="114.40056" table:style-name="ce1">
            <text:p>114.40056</text:p>
          </table:table-cell>
          <table:table-cell office:value-type="float" office:value="19.946304000000001" table:style-name="ce1">
            <text:p>19.946304</text:p>
          </table:table-cell>
          <table:table-cell office:value-type="float" office:value="145.792" table:style-name="ce1">
            <text:p>145.792</text:p>
          </table:table-cell>
          <table:table-cell office:value-type="float" office:value="20.108333999999999" table:style-name="ce1">
            <text:p>20.108334</text:p>
          </table:table-cell>
          <table:table-cell office:value-type="float" office:value="63.270958" table:style-name="ce1">
            <text:p>63.270958</text:p>
          </table:table-cell>
          <table:table-cell office:value-type="float" office:value="20.74072" table:style-name="ce1">
            <text:p>20.74072</text:p>
          </table:table-cell>
          <table:table-cell office:value-type="float" office:value="101.53400999999999" table:style-name="ce1">
            <text:p>101.5340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5.606612" table:style-name="ce1">
            <text:p>15.606612</text:p>
          </table:table-cell>
          <table:table-cell office:value-type="float" office:value="298.40338000000003" table:style-name="ce1">
            <text:p>298.40338</text:p>
          </table:table-cell>
          <table:table-cell office:value-type="float" office:value="15.384448000000001" table:style-name="ce1">
            <text:p>15.384448</text:p>
          </table:table-cell>
          <table:table-cell office:value-type="float" office:value="63.132885000000002" table:style-name="ce1">
            <text:p>63.132885</text:p>
          </table:table-cell>
          <table:table-cell office:value-type="float" office:value="15.755943" table:style-name="ce1">
            <text:p>15.755943</text:p>
          </table:table-cell>
          <table:table-cell office:value-type="float" office:value="362.93552" table:style-name="ce1">
            <text:p>362.93552</text:p>
          </table:table-cell>
          <table:table-cell office:value-type="float" office:value="16.033332999999999" table:style-name="ce1">
            <text:p>16.033333</text:p>
          </table:table-cell>
          <table:table-cell office:value-type="float" office:value="350.21722" table:style-name="ce1">
            <text:p>350.21722</text:p>
          </table:table-cell>
          <table:table-cell table:number-columns-repeated="16314"/>
        </table:table-row>
        <table:table-row table:style-name="ro1">
          <table:table-cell office:value-type="float" office:value="23.995381999999999" table:style-name="ce1">
            <text:p>23.995382</text:p>
          </table:table-cell>
          <table:table-cell office:value-type="float" office:value="238.5651" table:style-name="ce1">
            <text:p>238.5651</text:p>
          </table:table-cell>
          <table:table-cell office:value-type="float" office:value="23.993417999999998" table:style-name="ce1">
            <text:p>23.993418</text:p>
          </table:table-cell>
          <table:table-cell office:value-type="float" office:value="282.94362999999998" table:style-name="ce1">
            <text:p>282.94363</text:p>
          </table:table-cell>
          <table:table-cell office:value-type="float" office:value="23.997012999999999" table:style-name="ce1">
            <text:p>23.997013</text:p>
          </table:table-cell>
          <table:table-cell office:value-type="float" office:value="295.64255000000003" table:style-name="ce1">
            <text:p>295.64255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0.443964000000001" table:style-name="ce1">
            <text:p>20.443964</text:p>
          </table:table-cell>
          <table:table-cell office:value-type="float" office:value="71.485370000000003" table:style-name="ce1">
            <text:p>71.48537</text:p>
          </table:table-cell>
          <table:table-cell office:value-type="float" office:value="20.768888" table:style-name="ce1">
            <text:p>20.768888</text:p>
          </table:table-cell>
          <table:table-cell office:value-type="float" office:value="324.07925" table:style-name="ce1">
            <text:p>324.07925</text:p>
          </table:table-cell>
          <table:table-cell office:value-type="float" office:value="21.05932" table:style-name="ce1">
            <text:p>21.05932</text:p>
          </table:table-cell>
          <table:table-cell office:value-type="float" office:value="132.40266" table:style-name="ce1">
            <text:p>132.40266</text:p>
          </table:table-cell>
          <table:table-cell office:value-type="float" office:value="21.466667000000001" table:style-name="ce1">
            <text:p>21.466667</text:p>
          </table:table-cell>
          <table:table-cell office:value-type="float" office:value="114.69224" table:style-name="ce1">
            <text:p>114.69224</text:p>
          </table:table-cell>
          <table:table-cell office:value-type="float" office:value="19.657892" table:style-name="ce1">
            <text:p>19.657892</text:p>
          </table:table-cell>
          <table:table-cell office:value-type="float" office:value="117.145805" table:style-name="ce1">
            <text:p>117.145805</text:p>
          </table:table-cell>
          <table:table-cell office:value-type="float" office:value="19.969401999999999" table:style-name="ce1">
            <text:p>19.969402</text:p>
          </table:table-cell>
          <table:table-cell office:value-type="float" office:value="166.83313000000001" table:style-name="ce1">
            <text:p>166.83313</text:p>
          </table:table-cell>
          <table:table-cell office:value-type="float" office:value="20.483333999999999" table:style-name="ce1">
            <text:p>20.483334</text:p>
          </table:table-cell>
          <table:table-cell office:value-type="float" office:value="63.270958" table:style-name="ce1">
            <text:p>63.270958</text:p>
          </table:table-cell>
          <table:table-cell office:value-type="float" office:value="20.801212" table:style-name="ce1">
            <text:p>20.801212</text:p>
          </table:table-cell>
          <table:table-cell office:value-type="float" office:value="101.53400999999999" table:style-name="ce1">
            <text:p>101.5340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5.629422" table:style-name="ce1">
            <text:p>15.629422</text:p>
          </table:table-cell>
          <table:table-cell office:value-type="float" office:value="299.08767999999998" table:style-name="ce1">
            <text:p>299.08768</text:p>
          </table:table-cell>
          <table:table-cell office:value-type="float" office:value="15.3868065" table:style-name="ce1">
            <text:p>15.3868065</text:p>
          </table:table-cell>
          <table:table-cell office:value-type="float" office:value="63.203636000000003" table:style-name="ce1">
            <text:p>63.203636</text:p>
          </table:table-cell>
          <table:table-cell office:value-type="float" office:value="15.756712" table:style-name="ce1">
            <text:p>15.756712</text:p>
          </table:table-cell>
          <table:table-cell office:value-type="float" office:value="362.95859999999999" table:style-name="ce1">
            <text:p>362.9586</text:p>
          </table:table-cell>
          <table:table-cell office:value-type="float" office:value="16.691668" table:style-name="ce1">
            <text:p>16.691668</text:p>
          </table:table-cell>
          <table:table-cell office:value-type="float" office:value="350.21722" table:style-name="ce1">
            <text:p>350.21722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1.451858999999999" table:style-name="ce1">
            <text:p>21.451859</text:p>
          </table:table-cell>
          <table:table-cell office:value-type="float" office:value="69.595399999999998" table:style-name="ce1">
            <text:p>69.5954</text:p>
          </table:table-cell>
          <table:table-cell office:value-type="float" office:value="20.858333999999999" table:style-name="ce1">
            <text:p>20.858334</text:p>
          </table:table-cell>
          <table:table-cell office:value-type="float" office:value="322.18920000000003" table:style-name="ce1">
            <text:p>322.1892</text:p>
          </table:table-cell>
          <table:table-cell office:value-type="float" office:value="22.997316000000001" table:style-name="ce1">
            <text:p>22.997316</text:p>
          </table:table-cell>
          <table:table-cell office:value-type="float" office:value="130.51263" table:style-name="ce1">
            <text:p>130.51263</text:p>
          </table:table-cell>
          <table:table-cell office:value-type="float" office:value="21.524999999999999" table:style-name="ce1">
            <text:p>21.525</text:p>
          </table:table-cell>
          <table:table-cell office:value-type="float" office:value="112.80226999999999" table:style-name="ce1">
            <text:p>112.80227</text:p>
          </table:table-cell>
          <table:table-cell office:value-type="float" office:value="21.228135999999999" table:style-name="ce1">
            <text:p>21.228136</text:p>
          </table:table-cell>
          <table:table-cell office:value-type="float" office:value="115.52583" table:style-name="ce1">
            <text:p>115.52583</text:p>
          </table:table-cell>
          <table:table-cell office:value-type="float" office:value="21.088094999999999" table:style-name="ce1">
            <text:p>21.088095</text:p>
          </table:table-cell>
          <table:table-cell office:value-type="float" office:value="165.21308999999999" table:style-name="ce1">
            <text:p>165.21309</text:p>
          </table:table-cell>
          <table:table-cell office:value-type="float" office:value="20.533332999999999" table:style-name="ce1">
            <text:p>20.533333</text:p>
          </table:table-cell>
          <table:table-cell office:value-type="float" office:value="61.650979999999997" table:style-name="ce1">
            <text:p>61.65098</text:p>
          </table:table-cell>
          <table:table-cell office:value-type="float" office:value="21.433754" table:style-name="ce1">
            <text:p>21.433754</text:p>
          </table:table-cell>
          <table:table-cell office:value-type="float" office:value="99.91404" table:style-name="ce1">
            <text:p>99.91404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6.286648" table:style-name="ce1">
            <text:p>16.286648</text:p>
          </table:table-cell>
          <table:table-cell office:value-type="float" office:value="280.99768" table:style-name="ce1">
            <text:p>280.99768</text:p>
          </table:table-cell>
          <table:table-cell office:value-type="float" office:value="17.024906000000001" table:style-name="ce1">
            <text:p>17.024906</text:p>
          </table:table-cell>
          <table:table-cell office:value-type="float" office:value="45.113599999999998" table:style-name="ce1">
            <text:p>45.1136</text:p>
          </table:table-cell>
          <table:table-cell office:value-type="float" office:value="16.916665999999999" table:style-name="ce1">
            <text:p>16.916666</text:p>
          </table:table-cell>
          <table:table-cell office:value-type="float" office:value="344.86862000000002" table:style-name="ce1">
            <text:p>344.86862</text:p>
          </table:table-cell>
          <table:table-cell office:value-type="float" office:value="17.25" table:style-name="ce1">
            <text:p>17.25</text:p>
          </table:table-cell>
          <table:table-cell office:value-type="float" office:value="332.12725999999998" table:style-name="ce1">
            <text:p>332.12726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1.505459999999999" table:style-name="ce1">
            <text:p>21.50546</text:p>
          </table:table-cell>
          <table:table-cell office:value-type="float" office:value="71.203460000000007" table:style-name="ce1">
            <text:p>71.20346</text:p>
          </table:table-cell>
          <table:table-cell office:value-type="float" office:value="23" table:style-name="ce1">
            <text:p>23</text:p>
          </table:table-cell>
          <table:table-cell office:value-type="float" office:value="322.18920000000003" table:style-name="ce1">
            <text:p>322.1892</text:p>
          </table:table-cell>
          <table:table-cell office:value-type="float" office:value="22.997876999999999" table:style-name="ce1">
            <text:p>22.997877</text:p>
          </table:table-cell>
          <table:table-cell office:value-type="float" office:value="130.52945" table:style-name="ce1">
            <text:p>130.52945</text:p>
          </table:table-cell>
          <table:table-cell office:value-type="float" office:value="23" table:style-name="ce1">
            <text:p>23</text:p>
          </table:table-cell>
          <table:table-cell office:value-type="float" office:value="112.80226999999999" table:style-name="ce1">
            <text:p>112.80227</text:p>
          </table:table-cell>
          <table:table-cell office:value-type="float" office:value="21.228878000000002" table:style-name="ce1">
            <text:p>21.228878</text:p>
          </table:table-cell>
          <table:table-cell office:value-type="float" office:value="115.548096" table:style-name="ce1">
            <text:p>115.548096</text:p>
          </table:table-cell>
          <table:table-cell office:value-type="float" office:value="21.175782999999999" table:style-name="ce1">
            <text:p>21.175783</text:p>
          </table:table-cell>
          <table:table-cell office:value-type="float" office:value="167.84375" table:style-name="ce1">
            <text:p>167.84375</text:p>
          </table:table-cell>
          <table:table-cell office:value-type="float" office:value="23" table:style-name="ce1">
            <text:p>23</text:p>
          </table:table-cell>
          <table:table-cell office:value-type="float" office:value="61.650979999999997" table:style-name="ce1">
            <text:p>61.65098</text:p>
          </table:table-cell>
          <table:table-cell office:value-type="float" office:value="21.715226999999999" table:style-name="ce1">
            <text:p>21.715227</text:p>
          </table:table-cell>
          <table:table-cell office:value-type="float" office:value="356.32209999999998" table:style-name="ce1">
            <text:p>356.322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6.354818000000002" table:style-name="ce1">
            <text:p>16.354818</text:p>
          </table:table-cell>
          <table:table-cell office:value-type="float" office:value="343.09766000000002" table:style-name="ce1">
            <text:p>343.09766</text:p>
          </table:table-cell>
          <table:table-cell office:value-type="float" office:value="17.250651999999999" table:style-name="ce1">
            <text:p>17.250652</text:p>
          </table:table-cell>
          <table:table-cell office:value-type="float" office:value="250.75706" table:style-name="ce1">
            <text:p>250.75706</text:p>
          </table:table-cell>
          <table:table-cell office:value-type="float" office:value="17.691668" table:style-name="ce1">
            <text:p>17.691668</text:p>
          </table:table-cell>
          <table:table-cell office:value-type="float" office:value="344.86862000000002" table:style-name="ce1">
            <text:p>344.86862</text:p>
          </table:table-cell>
          <table:table-cell office:value-type="float" office:value="18.024999999999999" table:style-name="ce1">
            <text:p>18.025</text:p>
          </table:table-cell>
          <table:table-cell office:value-type="float" office:value="332.12725999999998" table:style-name="ce1">
            <text:p>332.12726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3.998106" table:style-name="ce1">
            <text:p>23.998106</text:p>
          </table:table-cell>
          <table:table-cell office:value-type="float" office:value="39.073456" table:style-name="ce1">
            <text:p>39.073456</text:p>
          </table:table-cell>
          <table:table-cell office:value-type="float" office:value="23.996344000000001" table:style-name="ce1">
            <text:p>23.996344</text:p>
          </table:table-cell>
          <table:table-cell office:value-type="float" office:value="290.05919999999998" table:style-name="ce1">
            <text:p>290.0592</text:p>
          </table:table-cell>
          <table:table-cell office:value-type="float" office:value="23.996804999999998" table:style-name="ce1">
            <text:p>23.996805</text:p>
          </table:table-cell>
          <table:table-cell office:value-type="float" office:value="98.399445" table:style-name="ce1">
            <text:p>98.399445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80.672263999999998" table:style-name="ce1">
            <text:p>80.672264</text:p>
          </table:table-cell>
          <table:table-cell office:value-type="float" office:value="23.999582" table:style-name="ce1">
            <text:p>23.999582</text:p>
          </table:table-cell>
          <table:table-cell office:value-type="float" office:value="83.418090000000007" table:style-name="ce1">
            <text:p>83.41809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135.71375" table:style-name="ce1">
            <text:p>135.71375</text:p>
          </table:table-cell>
          <table:table-cell office:value-type="float" office:value="23.995187999999999" table:style-name="ce1">
            <text:p>23.995188</text:p>
          </table:table-cell>
          <table:table-cell office:value-type="float" office:value="29.520976999999998" table:style-name="ce1">
            <text:p>29.520977</text:p>
          </table:table-cell>
          <table:table-cell office:value-type="float" office:value="23.991824999999999" table:style-name="ce1">
            <text:p>23.991825</text:p>
          </table:table-cell>
          <table:table-cell office:value-type="float" office:value="324.19209999999998" table:style-name="ce1">
            <text:p>324.192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7.524999999999999" table:style-name="ce1">
            <text:p>17.525</text:p>
          </table:table-cell>
          <table:table-cell office:value-type="float" office:value="326.89764000000002" table:style-name="ce1">
            <text:p>326.89764</text:p>
          </table:table-cell>
          <table:table-cell office:value-type="float" office:value="18.188206000000001" table:style-name="ce1">
            <text:p>18.188206</text:p>
          </table:table-cell>
          <table:table-cell office:value-type="float" office:value="234.55707000000001" table:style-name="ce1">
            <text:p>234.55707</text:p>
          </table:table-cell>
          <table:table-cell office:value-type="float" office:value="18.191668" table:style-name="ce1">
            <text:p>18.191668</text:p>
          </table:table-cell>
          <table:table-cell office:value-type="float" office:value="328.66860000000003" table:style-name="ce1">
            <text:p>328.6686</text:p>
          </table:table-cell>
          <table:table-cell office:value-type="float" office:value="18.933643" table:style-name="ce1">
            <text:p>18.933643</text:p>
          </table:table-cell>
          <table:table-cell office:value-type="float" office:value="315.92725000000002" table:style-name="ce1">
            <text:p>315.92725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3.998740999999999" table:style-name="ce1">
            <text:p>23.998741</text:p>
          </table:table-cell>
          <table:table-cell office:value-type="float" office:value="39.092509999999997" table:style-name="ce1">
            <text:p>39.09251</text:p>
          </table:table-cell>
          <table:table-cell office:value-type="float" office:value="23.996528999999999" table:style-name="ce1">
            <text:p>23.996529</text:p>
          </table:table-cell>
          <table:table-cell office:value-type="float" office:value="290.06475999999998" table:style-name="ce1">
            <text:p>290.06476</text:p>
          </table:table-cell>
          <table:table-cell office:value-type="float" office:value="23.997434999999999" table:style-name="ce1">
            <text:p>23.997435</text:p>
          </table:table-cell>
          <table:table-cell office:value-type="float" office:value="98.418329999999997" table:style-name="ce1">
            <text:p>98.41833</text:p>
          </table:table-cell>
          <table:table-cell office:value-type="float" office:value="24" table:style-name="ce1">
            <text:p>24</text:p>
          </table:table-cell>
          <table:table-cell office:value-type="float" office:value="88.263400000000004" table:style-name="ce1">
            <text:p>88.2634</text:p>
          </table:table-cell>
          <table:table-cell office:value-type="float" office:value="23.999770999999999" table:style-name="ce1">
            <text:p>23.999771</text:p>
          </table:table-cell>
          <table:table-cell office:value-type="float" office:value="83.423749999999998" table:style-name="ce1">
            <text:p>83.42375</text:p>
          </table:table-cell>
          <table:table-cell office:value-type="float" office:value="24" table:style-name="ce1">
            <text:p>24</text:p>
          </table:table-cell>
          <table:table-cell office:value-type="float" office:value="135.71375" table:style-name="ce1">
            <text:p>135.71375</text:p>
          </table:table-cell>
          <table:table-cell office:value-type="float" office:value="23.995626000000001" table:style-name="ce1">
            <text:p>23.995626</text:p>
          </table:table-cell>
          <table:table-cell office:value-type="float" office:value="29.534137999999999" table:style-name="ce1">
            <text:p>29.534138</text:p>
          </table:table-cell>
          <table:table-cell office:value-type="float" office:value="23.996433" table:style-name="ce1">
            <text:p>23.996433</text:p>
          </table:table-cell>
          <table:table-cell office:value-type="float" office:value="328.38990000000001" table:style-name="ce1">
            <text:p>328.3899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8.3" table:style-name="ce1">
            <text:p>18.3</text:p>
          </table:table-cell>
          <table:table-cell office:value-type="float" office:value="326.89764000000002" table:style-name="ce1">
            <text:p>326.89764</text:p>
          </table:table-cell>
          <table:table-cell office:value-type="float" office:value="18.188341000000001" table:style-name="ce1">
            <text:p>18.188341</text:p>
          </table:table-cell>
          <table:table-cell office:value-type="float" office:value="234.56112999999999" table:style-name="ce1">
            <text:p>234.56113</text:p>
          </table:table-cell>
          <table:table-cell office:value-type="float" office:value="18.966667000000001" table:style-name="ce1">
            <text:p>18.966667</text:p>
          </table:table-cell>
          <table:table-cell office:value-type="float" office:value="328.66860000000003" table:style-name="ce1">
            <text:p>328.6686</text:p>
          </table:table-cell>
          <table:table-cell office:value-type="float" office:value="18.935507000000001" table:style-name="ce1">
            <text:p>18.935507</text:p>
          </table:table-cell>
          <table:table-cell office:value-type="float" office:value="315.98315000000002" table:style-name="ce1">
            <text:p>315.98315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9.302479000000002" table:style-name="ce1">
            <text:p>19.302479</text:p>
          </table:table-cell>
          <table:table-cell office:value-type="float" office:value="310.69763" table:style-name="ce1">
            <text:p>310.69763</text:p>
          </table:table-cell>
          <table:table-cell office:value-type="float" office:value="19.395561000000001" table:style-name="ce1">
            <text:p>19.395561</text:p>
          </table:table-cell>
          <table:table-cell office:value-type="float" office:value="218.36113" table:style-name="ce1">
            <text:p>218.36113</text:p>
          </table:table-cell>
          <table:table-cell office:value-type="float" office:value="20.008462999999999" table:style-name="ce1">
            <text:p>20.008463</text:p>
          </table:table-cell>
          <table:table-cell office:value-type="float" office:value="312.46859999999998" table:style-name="ce1">
            <text:p>312.4686</text:p>
          </table:table-cell>
          <table:table-cell office:value-type="float" office:value="19.8" table:style-name="ce1">
            <text:p>19.8</text:p>
          </table:table-cell>
          <table:table-cell office:value-type="float" office:value="299.78314" table:style-name="ce1">
            <text:p>299.78314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9.368803" table:style-name="ce1">
            <text:p>19.368803</text:p>
          </table:table-cell>
          <table:table-cell office:value-type="float" office:value="371.1148" table:style-name="ce1">
            <text:p>371.1148</text:p>
          </table:table-cell>
          <table:table-cell office:value-type="float" office:value="19.561104" table:style-name="ce1">
            <text:p>19.561104</text:p>
          </table:table-cell>
          <table:table-cell office:value-type="float" office:value="223.32744" table:style-name="ce1">
            <text:p>223.32744</text:p>
          </table:table-cell>
          <table:table-cell office:value-type="float" office:value="20.041139999999999" table:style-name="ce1">
            <text:p>20.04114</text:p>
          </table:table-cell>
          <table:table-cell office:value-type="float" office:value="313.44889999999998" table:style-name="ce1">
            <text:p>313.4489</text:p>
          </table:table-cell>
          <table:table-cell office:value-type="float" office:value="20.475000000000001" table:style-name="ce1">
            <text:p>20.475</text:p>
          </table:table-cell>
          <table:table-cell office:value-type="float" office:value="299.78314" table:style-name="ce1">
            <text:p>299.78314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0.065943000000001" table:style-name="ce1">
            <text:p>20.065943</text:p>
          </table:table-cell>
          <table:table-cell office:value-type="float" office:value="362.20483000000002" table:style-name="ce1">
            <text:p>362.20483</text:p>
          </table:table-cell>
          <table:table-cell office:value-type="float" office:value="20.406389999999998" table:style-name="ce1">
            <text:p>20.40639</text:p>
          </table:table-cell>
          <table:table-cell office:value-type="float" office:value="214.41739000000001" table:style-name="ce1">
            <text:p>214.41739</text:p>
          </table:table-cell>
          <table:table-cell office:value-type="float" office:value="20.416665999999999" table:style-name="ce1">
            <text:p>20.416666</text:p>
          </table:table-cell>
          <table:table-cell office:value-type="float" office:value="304.53894000000003" table:style-name="ce1">
            <text:p>304.53894</text:p>
          </table:table-cell>
          <table:table-cell office:value-type="float" office:value="20.914262999999998" table:style-name="ce1">
            <text:p>20.914263</text:p>
          </table:table-cell>
          <table:table-cell office:value-type="float" office:value="290.87317000000002" table:style-name="ce1">
            <text:p>290.87317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0.075724000000001" table:style-name="ce1">
            <text:p>20.075724</text:p>
          </table:table-cell>
          <table:table-cell office:value-type="float" office:value="371.1148" table:style-name="ce1">
            <text:p>371.1148</text:p>
          </table:table-cell>
          <table:table-cell office:value-type="float" office:value="20.407145" table:style-name="ce1">
            <text:p>20.407145</text:p>
          </table:table-cell>
          <table:table-cell office:value-type="float" office:value="214.44005000000001" table:style-name="ce1">
            <text:p>214.44005</text:p>
          </table:table-cell>
          <table:table-cell office:value-type="float" office:value="21.058332" table:style-name="ce1">
            <text:p>21.058332</text:p>
          </table:table-cell>
          <table:table-cell office:value-type="float" office:value="304.53894000000003" table:style-name="ce1">
            <text:p>304.53894</text:p>
          </table:table-cell>
          <table:table-cell office:value-type="float" office:value="20.937415999999999" table:style-name="ce1">
            <text:p>20.937416</text:p>
          </table:table-cell>
          <table:table-cell office:value-type="float" office:value="291.56778000000003" table:style-name="ce1">
            <text:p>291.56778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1.215706000000001" table:style-name="ce1">
            <text:p>21.215706</text:p>
          </table:table-cell>
          <table:table-cell office:value-type="float" office:value="358.96480000000003" table:style-name="ce1">
            <text:p>358.9648</text:p>
          </table:table-cell>
          <table:table-cell office:value-type="float" office:value="21.328496999999999" table:style-name="ce1">
            <text:p>21.328497</text:p>
          </table:table-cell>
          <table:table-cell office:value-type="float" office:value="202.29005000000001" table:style-name="ce1">
            <text:p>202.29005</text:p>
          </table:table-cell>
          <table:table-cell office:value-type="float" office:value="21.614180000000001" table:style-name="ce1">
            <text:p>21.61418</text:p>
          </table:table-cell>
          <table:table-cell office:value-type="float" office:value="292.38895000000002" table:style-name="ce1">
            <text:p>292.38895</text:p>
          </table:table-cell>
          <table:table-cell office:value-type="float" office:value="21.766666000000001" table:style-name="ce1">
            <text:p>21.766666</text:p>
          </table:table-cell>
          <table:table-cell office:value-type="float" office:value="279.4178" table:style-name="ce1">
            <text:p>279.4178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1.218212000000001" table:style-name="ce1">
            <text:p>21.218212</text:p>
          </table:table-cell>
          <table:table-cell office:value-type="float" office:value="359.04" table:style-name="ce1">
            <text:p>359.04</text:p>
          </table:table-cell>
          <table:table-cell office:value-type="float" office:value="21.34422" table:style-name="ce1">
            <text:p>21.34422</text:p>
          </table:table-cell>
          <table:table-cell office:value-type="float" office:value="216.61225999999999" table:style-name="ce1">
            <text:p>216.61226</text:p>
          </table:table-cell>
          <table:table-cell office:value-type="float" office:value="21.625910000000001" table:style-name="ce1">
            <text:p>21.62591</text:p>
          </table:table-cell>
          <table:table-cell office:value-type="float" office:value="292.74083999999999" table:style-name="ce1">
            <text:p>292.74084</text:p>
          </table:table-cell>
          <table:table-cell office:value-type="float" office:value="22.3" table:style-name="ce1">
            <text:p>22.3</text:p>
          </table:table-cell>
          <table:table-cell office:value-type="float" office:value="279.4178" table:style-name="ce1">
            <text:p>279.4178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1.791665999999999" table:style-name="ce1">
            <text:p>21.791666</text:p>
          </table:table-cell>
          <table:table-cell office:value-type="float" office:value="343.11002000000002" table:style-name="ce1">
            <text:p>343.11002</text:p>
          </table:table-cell>
          <table:table-cell office:value-type="float" office:value="22.20739" table:style-name="ce1">
            <text:p>22.20739</text:p>
          </table:table-cell>
          <table:table-cell office:value-type="float" office:value="200.68225000000001" table:style-name="ce1">
            <text:p>200.68225</text:p>
          </table:table-cell>
          <table:table-cell office:value-type="float" office:value="22.458334000000001" table:style-name="ce1">
            <text:p>22.458334</text:p>
          </table:table-cell>
          <table:table-cell office:value-type="float" office:value="276.81085000000002" table:style-name="ce1">
            <text:p>276.81085</text:p>
          </table:table-cell>
          <table:table-cell office:value-type="float" office:value="22.982119000000001" table:style-name="ce1">
            <text:p>22.982119</text:p>
          </table:table-cell>
          <table:table-cell office:value-type="float" office:value="263.48779999999999" table:style-name="ce1">
            <text:p>263.4878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1.991667" table:style-name="ce1">
            <text:p>21.991667</text:p>
          </table:table-cell>
          <table:table-cell office:value-type="float" office:value="343.11002000000002" table:style-name="ce1">
            <text:p>343.11002</text:p>
          </table:table-cell>
          <table:table-cell office:value-type="float" office:value="22.233778000000001" table:style-name="ce1">
            <text:p>22.233778</text:p>
          </table:table-cell>
          <table:table-cell office:value-type="float" office:value="201.47389000000001" table:style-name="ce1">
            <text:p>201.47389</text:p>
          </table:table-cell>
          <table:table-cell office:value-type="float" office:value="22.658332999999999" table:style-name="ce1">
            <text:p>22.658333</text:p>
          </table:table-cell>
          <table:table-cell office:value-type="float" office:value="276.81085000000002" table:style-name="ce1">
            <text:p>276.81085</text:p>
          </table:table-cell>
          <table:table-cell office:value-type="float" office:value="22.990126" table:style-name="ce1">
            <text:p>22.990126</text:p>
          </table:table-cell>
          <table:table-cell office:value-type="float" office:value="263.72800000000001" table:style-name="ce1">
            <text:p>263.728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3.000409999999999" table:style-name="ce1">
            <text:p>23.00041</text:p>
          </table:table-cell>
          <table:table-cell office:value-type="float" office:value="310.44" table:style-name="ce1">
            <text:p>310.44</text:p>
          </table:table-cell>
          <table:table-cell office:value-type="float" office:value="23.000032000000001" table:style-name="ce1">
            <text:p>23.000032</text:p>
          </table:table-cell>
          <table:table-cell office:value-type="float" office:value="179.60391000000001" table:style-name="ce1">
            <text:p>179.60391</text:p>
          </table:table-cell>
          <table:table-cell office:value-type="float" office:value="23" table:style-name="ce1">
            <text:p>23</text:p>
          </table:table-cell>
          <table:table-cell office:value-type="float" office:value="265.74083999999999" table:style-name="ce1">
            <text:p>265.74084</text:p>
          </table:table-cell>
          <table:table-cell office:value-type="float" office:value="23.000126000000002" table:style-name="ce1">
            <text:p>23.000126</text:p>
          </table:table-cell>
          <table:table-cell office:value-type="float" office:value="263.45800000000003" table:style-name="ce1">
            <text:p>263.458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3.000565999999999" table:style-name="ce1">
            <text:p>23.000566</text:p>
          </table:table-cell>
          <table:table-cell office:value-type="float" office:value="310.44470000000001" table:style-name="ce1">
            <text:p>310.4447</text:p>
          </table:table-cell>
          <table:table-cell office:value-type="float" office:value="23.000375999999999" table:style-name="ce1">
            <text:p>23.000376</text:p>
          </table:table-cell>
          <table:table-cell office:value-type="float" office:value="179.61421000000001" table:style-name="ce1">
            <text:p>179.61421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265.77080000000001" table:style-name="ce1">
            <text:p>265.7708</text:p>
          </table:table-cell>
          <table:table-cell office:value-type="float" office:value="23.000596999999999" table:style-name="ce1">
            <text:p>23.000597</text:p>
          </table:table-cell>
          <table:table-cell office:value-type="float" office:value="263.88718" table:style-name="ce1">
            <text:p>263.88718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3.995697" table:style-name="ce1">
            <text:p>23.995697</text:p>
          </table:table-cell>
          <table:table-cell office:value-type="float" office:value="278.31470000000002" table:style-name="ce1">
            <text:p>278.3147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147.48419999999999" table:style-name="ce1">
            <text:p>147.4842</text:p>
          </table:table-cell>
          <table:table-cell office:value-type="float" office:value="23.995384000000001" table:style-name="ce1">
            <text:p>23.995384</text:p>
          </table:table-cell>
          <table:table-cell office:value-type="float" office:value="233.64080999999999" table:style-name="ce1">
            <text:p>233.64081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231.75717" table:style-name="ce1">
            <text:p>231.75717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3.995806000000002" table:style-name="ce1">
            <text:p>23.995806</text:p>
          </table:table-cell>
          <table:table-cell office:value-type="float" office:value="278.31796000000003" table:style-name="ce1">
            <text:p>278.31796</text:p>
          </table:table-cell>
          <table:table-cell office:value-type="float" office:value="24" table:style-name="ce1">
            <text:p>24</text:p>
          </table:table-cell>
          <table:table-cell office:value-type="float" office:value="147.73419999999999" table:style-name="ce1">
            <text:p>147.7342</text:p>
          </table:table-cell>
          <table:table-cell office:value-type="float" office:value="23.995747000000001" table:style-name="ce1">
            <text:p>23.995747</text:p>
          </table:table-cell>
          <table:table-cell office:value-type="float" office:value="233.97093000000001" table:style-name="ce1">
            <text:p>233.97093</text:p>
          </table:table-cell>
          <table:table-cell office:value-type="float" office:value="24" table:style-name="ce1">
            <text:p>24</text:p>
          </table:table-cell>
          <table:table-cell office:value-type="float" office:value="231.75717" table:style-name="ce1">
            <text:p>231.75717</text:p>
          </table:table-cell>
          <table:table-cell table:number-columns-repeated="16314"/>
        </table:table-row>
        <table:table-row table:number-rows-repeated="640"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table:number-columns-repeated="16314"/>
        </table:table-row>
        <table:table-row table:number-rows-repeated="1047899" table:style-name="ro1">
          <table:table-cell table:number-columns-repeated="16384"/>
        </table:table-row>
      </table:table>
      <table:table table:name="milp-charge" table:style-name="ta1">
        <table:table-column table:style-name="co3" table:number-columns-repeated="55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8" table:default-cell-style-name="ce1"/>
        <table:table-column table:style-name="co2" table:number-columns-repeated="16314" table:default-cell-style-name="ce1"/>
        <table:table-row table:style-name="ro1">
          <table:table-cell office:value-type="string" table:style-name="ce2">
            <text:p>time0</text:p>
          </table:table-cell>
          <table:table-cell office:value-type="string" table:style-name="ce2">
            <text:p>eta0</text:p>
          </table:table-cell>
          <table:table-cell office:value-type="string" table:style-name="ce2">
            <text:p>time1</text:p>
          </table:table-cell>
          <table:table-cell office:value-type="string" table:style-name="ce2">
            <text:p>eta1</text:p>
          </table:table-cell>
          <table:table-cell office:value-type="string" table:style-name="ce2">
            <text:p>time2</text:p>
          </table:table-cell>
          <table:table-cell office:value-type="string" table:style-name="ce2">
            <text:p>eta2</text:p>
          </table:table-cell>
          <table:table-cell office:value-type="string" table:style-name="ce2">
            <text:p>time3</text:p>
          </table:table-cell>
          <table:table-cell office:value-type="string" table:style-name="ce2">
            <text:p>eta3</text:p>
          </table:table-cell>
          <table:table-cell office:value-type="string" table:style-name="ce2">
            <text:p>time4</text:p>
          </table:table-cell>
          <table:table-cell office:value-type="string" table:style-name="ce2">
            <text:p>eta4</text:p>
          </table:table-cell>
          <table:table-cell office:value-type="string" table:style-name="ce2">
            <text:p>time5</text:p>
          </table:table-cell>
          <table:table-cell office:value-type="string" table:style-name="ce2">
            <text:p>eta5</text:p>
          </table:table-cell>
          <table:table-cell office:value-type="string" table:style-name="ce2">
            <text:p>time6</text:p>
          </table:table-cell>
          <table:table-cell office:value-type="string" table:style-name="ce2">
            <text:p>eta6</text:p>
          </table:table-cell>
          <table:table-cell office:value-type="string" table:style-name="ce2">
            <text:p>time7</text:p>
          </table:table-cell>
          <table:table-cell office:value-type="string" table:style-name="ce2">
            <text:p>eta7</text:p>
          </table:table-cell>
          <table:table-cell office:value-type="string" table:style-name="ce2">
            <text:p>time8</text:p>
          </table:table-cell>
          <table:table-cell office:value-type="string" table:style-name="ce2">
            <text:p>eta8</text:p>
          </table:table-cell>
          <table:table-cell office:value-type="string" table:style-name="ce2">
            <text:p>time9</text:p>
          </table:table-cell>
          <table:table-cell office:value-type="string" table:style-name="ce2">
            <text:p>eta9</text:p>
          </table:table-cell>
          <table:table-cell office:value-type="string" table:style-name="ce2">
            <text:p>time10</text:p>
          </table:table-cell>
          <table:table-cell office:value-type="string" table:style-name="ce2">
            <text:p>eta10</text:p>
          </table:table-cell>
          <table:table-cell office:value-type="string" table:style-name="ce2">
            <text:p>time11</text:p>
          </table:table-cell>
          <table:table-cell office:value-type="string" table:style-name="ce2">
            <text:p>eta11</text:p>
          </table:table-cell>
          <table:table-cell office:value-type="string" table:style-name="ce2">
            <text:p>time12</text:p>
          </table:table-cell>
          <table:table-cell office:value-type="string" table:style-name="ce2">
            <text:p>eta12</text:p>
          </table:table-cell>
          <table:table-cell office:value-type="string" table:style-name="ce2">
            <text:p>time13</text:p>
          </table:table-cell>
          <table:table-cell office:value-type="string" table:style-name="ce2">
            <text:p>eta13</text:p>
          </table:table-cell>
          <table:table-cell office:value-type="string" table:style-name="ce2">
            <text:p>time14</text:p>
          </table:table-cell>
          <table:table-cell office:value-type="string" table:style-name="ce2">
            <text:p>eta14</text:p>
          </table:table-cell>
          <table:table-cell office:value-type="string" table:style-name="ce2">
            <text:p>time15</text:p>
          </table:table-cell>
          <table:table-cell office:value-type="string" table:style-name="ce2">
            <text:p>eta15</text:p>
          </table:table-cell>
          <table:table-cell office:value-type="string" table:style-name="ce2">
            <text:p>time16</text:p>
          </table:table-cell>
          <table:table-cell office:value-type="string" table:style-name="ce2">
            <text:p>eta16</text:p>
          </table:table-cell>
          <table:table-cell office:value-type="string" table:style-name="ce2">
            <text:p>time17</text:p>
          </table:table-cell>
          <table:table-cell office:value-type="string" table:style-name="ce2">
            <text:p>eta17</text:p>
          </table:table-cell>
          <table:table-cell office:value-type="string" table:style-name="ce2">
            <text:p>time18</text:p>
          </table:table-cell>
          <table:table-cell office:value-type="string" table:style-name="ce2">
            <text:p>eta18</text:p>
          </table:table-cell>
          <table:table-cell office:value-type="string" table:style-name="ce2">
            <text:p>time19</text:p>
          </table:table-cell>
          <table:table-cell office:value-type="string" table:style-name="ce2">
            <text:p>eta19</text:p>
          </table:table-cell>
          <table:table-cell office:value-type="string" table:style-name="ce2">
            <text:p>time20</text:p>
          </table:table-cell>
          <table:table-cell office:value-type="string" table:style-name="ce2">
            <text:p>eta20</text:p>
          </table:table-cell>
          <table:table-cell office:value-type="string" table:style-name="ce2">
            <text:p>time21</text:p>
          </table:table-cell>
          <table:table-cell office:value-type="string" table:style-name="ce2">
            <text:p>eta21</text:p>
          </table:table-cell>
          <table:table-cell office:value-type="string" table:style-name="ce2">
            <text:p>time22</text:p>
          </table:table-cell>
          <table:table-cell office:value-type="string" table:style-name="ce2">
            <text:p>eta22</text:p>
          </table:table-cell>
          <table:table-cell office:value-type="string" table:style-name="ce2">
            <text:p>time23</text:p>
          </table:table-cell>
          <table:table-cell office:value-type="string" table:style-name="ce2">
            <text:p>eta23</text:p>
          </table:table-cell>
          <table:table-cell office:value-type="string" table:style-name="ce2">
            <text:p>time24</text:p>
          </table:table-cell>
          <table:table-cell office:value-type="string" table:style-name="ce2">
            <text:p>eta24</text:p>
          </table:table-cell>
          <table:table-cell office:value-type="string" table:style-name="ce2">
            <text:p>time25</text:p>
          </table:table-cell>
          <table:table-cell office:value-type="string" table:style-name="ce2">
            <text:p>eta25</text:p>
          </table:table-cell>
          <table:table-cell office:value-type="string" table:style-name="ce2">
            <text:p>time26</text:p>
          </table:table-cell>
          <table:table-cell office:value-type="string" table:style-name="ce2">
            <text:p>eta26</text:p>
          </table:table-cell>
          <table:table-cell office:value-type="string" table:style-name="ce2">
            <text:p>time27</text:p>
          </table:table-cell>
          <table:table-cell office:value-type="string" table:style-name="ce2">
            <text:p>eta27</text:p>
          </table:table-cell>
          <table:table-cell office:value-type="string" table:style-name="ce2">
            <text:p>time28</text:p>
          </table:table-cell>
          <table:table-cell office:value-type="string" table:style-name="ce2">
            <text:p>eta28</text:p>
          </table:table-cell>
          <table:table-cell office:value-type="string" table:style-name="ce2">
            <text:p>time29</text:p>
          </table:table-cell>
          <table:table-cell office:value-type="string" table:style-name="ce2">
            <text:p>eta29</text:p>
          </table:table-cell>
          <table:table-cell office:value-type="string" table:style-name="ce2">
            <text:p>time30</text:p>
          </table:table-cell>
          <table:table-cell office:value-type="string" table:style-name="ce2">
            <text:p>eta30</text:p>
          </table:table-cell>
          <table:table-cell office:value-type="string" table:style-name="ce2">
            <text:p>time31</text:p>
          </table:table-cell>
          <table:table-cell office:value-type="string" table:style-name="ce2">
            <text:p>eta31</text:p>
          </table:table-cell>
          <table:table-cell office:value-type="string" table:style-name="ce2">
            <text:p>time32</text:p>
          </table:table-cell>
          <table:table-cell office:value-type="string" table:style-name="ce2">
            <text:p>eta32</text:p>
          </table:table-cell>
          <table:table-cell office:value-type="string" table:style-name="ce2">
            <text:p>time33</text:p>
          </table:table-cell>
          <table:table-cell office:value-type="string" table:style-name="ce2">
            <text:p>eta33</text:p>
          </table:table-cell>
          <table:table-cell office:value-type="string" table:style-name="ce2">
            <text:p>time34</text:p>
          </table:table-cell>
          <table:table-cell office:value-type="string" table:style-name="ce2">
            <text:p>eta34</text:p>
          </table:table-cell>
          <table:table-cell table:number-columns-repeated="16314"/>
        </table:table-row>
        <table:table-row table:number-rows-repeated="2" table:style-name="ro1"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table:number-columns-repeated="16314"/>
        </table:table-row>
        <table:table-row table:style-name="ro1"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599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599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87.2" table:style-name="ce2">
            <text:p>187.2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6.2333333333333298" table:style-name="ce2">
            <text:p>6.233333333</text:p>
          </table:table-cell>
          <table:table-cell office:value-type="float" office:value="165.6" table:style-name="ce2">
            <text:p>165.6</text:p>
          </table:table-cell>
          <table:table-cell office:value-type="float" office:value="8.0416666666666696" table:style-name="ce2">
            <text:p>8.041666667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599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87.2" table:style-name="ce2">
            <text:p>187.2</text:p>
          </table:table-cell>
          <table:table-cell office:value-type="float" office:value="5.6666666666666599" table:style-name="ce2">
            <text:p>5.666666667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599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.1416666666666604" table:style-name="ce2">
            <text:p>6.141666667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599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6" table:style-name="ce2">
            <text:p>6</text:p>
          </table:table-cell>
          <table:table-cell office:value-type="float" office:value="187.2" table:style-name="ce2">
            <text:p>187.2</text:p>
          </table:table-cell>
          <table:table-cell office:value-type="float" office:value="6.2333333333333298" table:style-name="ce2">
            <text:p>6.2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6.2333333333333298" table:style-name="ce2">
            <text:p>6.233333333</text:p>
          </table:table-cell>
          <table:table-cell office:value-type="float" office:value="165.6" table:style-name="ce2">
            <text:p>165.6</text:p>
          </table:table-cell>
          <table:table-cell office:value-type="float" office:value="7.3161172161135601" table:style-name="ce2">
            <text:p>7.316117216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10.4333333333333" table:style-name="ce2">
            <text:p>10.43333333</text:p>
          </table:table-cell>
          <table:table-cell office:value-type="float" office:value="187.2" table:style-name="ce2">
            <text:p>187.2</text:p>
          </table:table-cell>
          <table:table-cell office:value-type="float" office:value="11.35" table:style-name="ce2">
            <text:p>11.35</text:p>
          </table:table-cell>
          <table:table-cell office:value-type="float" office:value="176.4" table:style-name="ce2">
            <text:p>176.4</text:p>
          </table:table-cell>
          <table:table-cell office:value-type="float" office:value="11.35" table:style-name="ce2">
            <text:p>11.35</text:p>
          </table:table-cell>
          <table:table-cell office:value-type="float" office:value="165.6" table:style-name="ce2">
            <text:p>165.6</text:p>
          </table:table-cell>
          <table:table-cell office:value-type="float" office:value="12.841666666666701" table:style-name="ce2">
            <text:p>12.84166667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599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table:number-columns-repeated="16314"/>
        </table:table-row>
        <table:table-row table:style-name="ro1"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599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599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87.2" table:style-name="ce2">
            <text:p>187.2</text:p>
          </table:table-cell>
          <table:table-cell office:value-type="float" office:value="5.6666666666666599" table:style-name="ce2">
            <text:p>5.666666667</text:p>
          </table:table-cell>
          <table:table-cell office:value-type="float" office:value="186.4" table:style-name="ce2">
            <text:p>186.4</text:p>
          </table:table-cell>
          <table:table-cell office:value-type="float" office:value="6.55" table:style-name="ce2">
            <text:p>6.55</text:p>
          </table:table-cell>
          <table:table-cell office:value-type="float" office:value="175.1" table:style-name="ce2">
            <text:p>175.1</text:p>
          </table:table-cell>
          <table:table-cell office:value-type="float" office:value="8.0416666666666696" table:style-name="ce2">
            <text:p>8.041666667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599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87.2" table:style-name="ce2">
            <text:p>187.2</text:p>
          </table:table-cell>
          <table:table-cell office:value-type="float" office:value="5.6666666666666599" table:style-name="ce2">
            <text:p>5.666666667</text:p>
          </table:table-cell>
          <table:table-cell office:value-type="float" office:value="176.4" table:style-name="ce2">
            <text:p>176.4</text:p>
          </table:table-cell>
          <table:table-cell office:value-type="float" office:value="6" table:style-name="ce2">
            <text:p>6</text:p>
          </table:table-cell>
          <table:table-cell office:value-type="float" office:value="175.6" table:style-name="ce2">
            <text:p>175.6</text:p>
          </table:table-cell>
          <table:table-cell office:value-type="float" office:value="6.2333333333333298" table:style-name="ce2">
            <text:p>6.233333333</text:p>
          </table:table-cell>
          <table:table-cell office:value-type="float" office:value="157.55000000000001" table:style-name="ce2">
            <text:p>157.55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599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6.1416666666666604" table:style-name="ce2">
            <text:p>6.141666667</text:p>
          </table:table-cell>
          <table:table-cell office:value-type="float" office:value="191.45" table:style-name="ce2">
            <text:p>191.45</text:p>
          </table:table-cell>
          <table:table-cell office:value-type="float" office:value="6.2333333333333298" table:style-name="ce2">
            <text:p>6.2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6.2333333333333298" table:style-name="ce2">
            <text:p>6.233333333</text:p>
          </table:table-cell>
          <table:table-cell office:value-type="float" office:value="165.6" table:style-name="ce2">
            <text:p>165.6</text:p>
          </table:table-cell>
          <table:table-cell office:value-type="float" office:value="7.3161172161135601" table:style-name="ce2">
            <text:p>7.316117216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10.4333333333333" table:style-name="ce2">
            <text:p>10.43333333</text:p>
          </table:table-cell>
          <table:table-cell office:value-type="float" office:value="187.2" table:style-name="ce2">
            <text:p>187.2</text:p>
          </table:table-cell>
          <table:table-cell office:value-type="float" office:value="11.35" table:style-name="ce2">
            <text:p>11.35</text:p>
          </table:table-cell>
          <table:table-cell office:value-type="float" office:value="176.4" table:style-name="ce2">
            <text:p>176.4</text:p>
          </table:table-cell>
          <table:table-cell office:value-type="float" office:value="11.35" table:style-name="ce2">
            <text:p>11.35</text:p>
          </table:table-cell>
          <table:table-cell office:value-type="float" office:value="165.6" table:style-name="ce2">
            <text:p>165.6</text:p>
          </table:table-cell>
          <table:table-cell office:value-type="float" office:value="12.841666666666701" table:style-name="ce2">
            <text:p>12.84166667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599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table:number-columns-repeated="16314"/>
        </table:table-row>
        <table:table-row table:style-name="ro1">
          <table:table-cell office:value-type="float" office:value="6.2333333333333298" table:style-name="ce2">
            <text:p>6.233333333</text:p>
          </table:table-cell>
          <table:table-cell office:value-type="float" office:value="154.26" table:style-name="ce2">
            <text:p>154.26</text:p>
          </table:table-cell>
          <table:table-cell office:value-type="float" office:value="7.3887838827802303" table:style-name="ce2">
            <text:p>7.388783883</text:p>
          </table:table-cell>
          <table:table-cell office:value-type="float" office:value="143.46" table:style-name="ce2">
            <text:p>143.46</text:p>
          </table:table-cell>
          <table:table-cell office:value-type="float" office:value="7.3161172161135601" table:style-name="ce2">
            <text:p>7.316117216</text:p>
          </table:table-cell>
          <table:table-cell office:value-type="float" office:value="132.66" table:style-name="ce2">
            <text:p>132.66</text:p>
          </table:table-cell>
          <table:table-cell office:value-type="float" office:value="6.1139413919415597" table:style-name="ce2">
            <text:p>6.113941392</text:p>
          </table:table-cell>
          <table:table-cell office:value-type="float" office:value="176.94" table:style-name="ce2">
            <text:p>176.94</text:p>
          </table:table-cell>
          <table:table-cell office:value-type="float" office:value="6.6736373626374101" table:style-name="ce2">
            <text:p>6.673637363</text:p>
          </table:table-cell>
          <table:table-cell office:value-type="float" office:value="166.14" table:style-name="ce2">
            <text:p>166.14</text:p>
          </table:table-cell>
          <table:table-cell office:value-type="float" office:value="7.3583333333333201" table:style-name="ce2">
            <text:p>7.358333333</text:p>
          </table:table-cell>
          <table:table-cell office:value-type="float" office:value="155.34" table:style-name="ce2">
            <text:p>155.34</text:p>
          </table:table-cell>
          <table:table-cell office:value-type="float" office:value="6.3403040293040798" table:style-name="ce2">
            <text:p>6.340304029</text:p>
          </table:table-cell>
          <table:table-cell office:value-type="float" office:value="144.54" table:style-name="ce2">
            <text:p>144.54</text:p>
          </table:table-cell>
          <table:table-cell office:value-type="float" office:value="11.733333333333301" table:style-name="ce2">
            <text:p>11.73333333</text:p>
          </table:table-cell>
          <table:table-cell office:value-type="float" office:value="171.81" table:style-name="ce2">
            <text:p>171.81</text:p>
          </table:table-cell>
          <table:table-cell office:value-type="float" office:value="12.162333333331601" table:style-name="ce2">
            <text:p>12.16233333</text:p>
          </table:table-cell>
          <table:table-cell office:value-type="float" office:value="171.01000000003299" table:style-name="ce2">
            <text:p>171.01</text:p>
          </table:table-cell>
          <table:table-cell office:value-type="float" office:value="11.733333333333301" table:style-name="ce2">
            <text:p>11.73333333</text:p>
          </table:table-cell>
          <table:table-cell office:value-type="float" office:value="159.71" table:style-name="ce2">
            <text:p>159.71</text:p>
          </table:table-cell>
          <table:table-cell office:value-type="float" office:value="12.162333333331601" table:style-name="ce2">
            <text:p>12.16233333</text:p>
          </table:table-cell>
          <table:table-cell office:value-type="float" office:value="139.41" table:style-name="ce2">
            <text:p>139.41</text:p>
          </table:table-cell>
          <table:table-cell office:value-type="float" office:value="6.8083333333333202" table:style-name="ce2">
            <text:p>6.808333333</text:p>
          </table:table-cell>
          <table:table-cell office:value-type="float" office:value="133.47" table:style-name="ce2">
            <text:p>133.47</text:p>
          </table:table-cell>
          <table:table-cell office:value-type="float" office:value="8.3833333333333293" table:style-name="ce2">
            <text:p>8.383333333</text:p>
          </table:table-cell>
          <table:table-cell office:value-type="float" office:value="122.67" table:style-name="ce2">
            <text:p>122.67</text:p>
          </table:table-cell>
          <table:table-cell office:value-type="float" office:value="7.3250000000000002" table:style-name="ce2">
            <text:p>7.325</text:p>
          </table:table-cell>
          <table:table-cell office:value-type="float" office:value="111.87" table:style-name="ce2">
            <text:p>111.87</text:p>
          </table:table-cell>
          <table:table-cell office:value-type="float" office:value="8.0416666666666696" table:style-name="ce2">
            <text:p>8.041666667</text:p>
          </table:table-cell>
          <table:table-cell office:value-type="float" office:value="101.07" table:style-name="ce2">
            <text:p>101.07</text:p>
          </table:table-cell>
          <table:table-cell office:value-type="float" office:value="6" table:style-name="ce2">
            <text:p>6</text:p>
          </table:table-cell>
          <table:table-cell office:value-type="float" office:value="173.16" table:style-name="ce2">
            <text:p>173.16</text:p>
          </table:table-cell>
          <table:table-cell office:value-type="float" office:value="6.1416666666666604" table:style-name="ce2">
            <text:p>6.141666667</text:p>
          </table:table-cell>
          <table:table-cell office:value-type="float" office:value="162.36000000000001" table:style-name="ce2">
            <text:p>162.36</text:p>
          </table:table-cell>
          <table:table-cell office:value-type="float" office:value="6.55" table:style-name="ce2">
            <text:p>6.55</text:p>
          </table:table-cell>
          <table:table-cell office:value-type="float" office:value="161.56000000001501" table:style-name="ce2">
            <text:p>161.56</text:p>
          </table:table-cell>
          <table:table-cell office:value-type="float" office:value="6.8223333333257496" table:style-name="ce2">
            <text:p>6.822333333</text:p>
          </table:table-cell>
          <table:table-cell office:value-type="float" office:value="143.51" table:style-name="ce2">
            <text:p>143.51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9.91" table:style-name="ce2">
            <text:p>179.91</text:p>
          </table:table-cell>
          <table:table-cell office:value-type="float" office:value="5.6666666666666599" table:style-name="ce2">
            <text:p>5.666666667</text:p>
          </table:table-cell>
          <table:table-cell office:value-type="float" office:value="169.11" table:style-name="ce2">
            <text:p>169.11</text:p>
          </table:table-cell>
          <table:table-cell office:value-type="float" office:value="6" table:style-name="ce2">
            <text:p>6</text:p>
          </table:table-cell>
          <table:table-cell office:value-type="float" office:value="158.31" table:style-name="ce2">
            <text:p>158.31</text:p>
          </table:table-cell>
          <table:table-cell office:value-type="float" office:value="6.2333333333333298" table:style-name="ce2">
            <text:p>6.233333333</text:p>
          </table:table-cell>
          <table:table-cell office:value-type="float" office:value="147.51" table:style-name="ce2">
            <text:p>147.51</text:p>
          </table:table-cell>
          <table:table-cell office:value-type="float" office:value="10.185882783884599" table:style-name="ce2">
            <text:p>10.18588278</text:p>
          </table:table-cell>
          <table:table-cell office:value-type="float" office:value="175.79" table:style-name="ce2">
            <text:p>175.79</text:p>
          </table:table-cell>
          <table:table-cell office:value-type="float" office:value="10.6916666666667" table:style-name="ce2">
            <text:p>10.69166667</text:p>
          </table:table-cell>
          <table:table-cell office:value-type="float" office:value="160.74" table:style-name="ce2">
            <text:p>160.74</text:p>
          </table:table-cell>
          <table:table-cell office:value-type="float" office:value="11.35" table:style-name="ce2">
            <text:p>11.35</text:p>
          </table:table-cell>
          <table:table-cell office:value-type="float" office:value="149.94" table:style-name="ce2">
            <text:p>149.94</text:p>
          </table:table-cell>
          <table:table-cell office:value-type="float" office:value="12.162333333331601" table:style-name="ce2">
            <text:p>12.16233333</text:p>
          </table:table-cell>
          <table:table-cell office:value-type="float" office:value="139.13999999999999" table:style-name="ce2">
            <text:p>139.14</text:p>
          </table:table-cell>
          <table:table-cell office:value-type="float" office:value="23" table:style-name="ce2">
            <text:p>23</text:p>
          </table:table-cell>
          <table:table-cell office:value-type="float" office:value="154.53" table:style-name="ce2">
            <text:p>154.53</text:p>
          </table:table-cell>
          <table:table-cell office:value-type="float" office:value="23" table:style-name="ce2">
            <text:p>23</text:p>
          </table:table-cell>
          <table:table-cell office:value-type="float" office:value="154.53" table:style-name="ce2">
            <text:p>154.53</text:p>
          </table:table-cell>
          <table:table-cell office:value-type="float" office:value="23" table:style-name="ce2">
            <text:p>23</text:p>
          </table:table-cell>
          <table:table-cell office:value-type="float" office:value="154.53" table:style-name="ce2">
            <text:p>154.53</text:p>
          </table:table-cell>
          <table:table-cell office:value-type="float" office:value="23" table:style-name="ce2">
            <text:p>23</text:p>
          </table:table-cell>
          <table:table-cell office:value-type="float" office:value="154.53" table:style-name="ce2">
            <text:p>154.53</text:p>
          </table:table-cell>
          <table:table-cell office:value-type="float" office:value="7.3161172161135601" table:style-name="ce2">
            <text:p>7.316117216</text:p>
          </table:table-cell>
          <table:table-cell office:value-type="float" office:value="136.97999999999999" table:style-name="ce2">
            <text:p>136.98</text:p>
          </table:table-cell>
          <table:table-cell office:value-type="float" office:value="7.3161172161135601" table:style-name="ce2">
            <text:p>7.316117216</text:p>
          </table:table-cell>
          <table:table-cell office:value-type="float" office:value="126.18" table:style-name="ce2">
            <text:p>126.18</text:p>
          </table:table-cell>
          <table:table-cell office:value-type="float" office:value="7.3161172161135601" table:style-name="ce2">
            <text:p>7.316117216</text:p>
          </table:table-cell>
          <table:table-cell office:value-type="float" office:value="115.38" table:style-name="ce2">
            <text:p>115.38</text:p>
          </table:table-cell>
          <table:table-cell office:value-type="float" office:value="7.5499999999999901" table:style-name="ce2">
            <text:p>7.55</text:p>
          </table:table-cell>
          <table:table-cell office:value-type="float" office:value="104.58" table:style-name="ce2">
            <text:p>104.58</text:p>
          </table:table-cell>
          <table:table-cell table:number-columns-repeated="16314"/>
        </table:table-row>
        <table:table-row table:style-name="ro1">
          <table:table-cell office:value-type="float" office:value="7.3161172161135601" table:style-name="ce2">
            <text:p>7.316117216</text:p>
          </table:table-cell>
          <table:table-cell office:value-type="float" office:value="186.74351648340701" table:style-name="ce2">
            <text:p>186.7435165</text:p>
          </table:table-cell>
          <table:table-cell office:value-type="float" office:value="8.0416666666666696" table:style-name="ce2">
            <text:p>8.041666667</text:p>
          </table:table-cell>
          <table:table-cell office:value-type="float" office:value="163.04648351659301" table:style-name="ce2">
            <text:p>163.0464835</text:p>
          </table:table-cell>
          <table:table-cell office:value-type="float" office:value="7.3161172161135601" table:style-name="ce2">
            <text:p>7.316117216</text:p>
          </table:table-cell>
          <table:table-cell office:value-type="float" office:value="132.66" table:style-name="ce2">
            <text:p>132.66</text:p>
          </table:table-cell>
          <table:table-cell office:value-type="float" office:value="6.3403040293040798" table:style-name="ce2">
            <text:p>6.340304029</text:p>
          </table:table-cell>
          <table:table-cell office:value-type="float" office:value="382.92999999989303" table:style-name="ce2">
            <text:p>382.93</text:p>
          </table:table-cell>
          <table:table-cell office:value-type="float" office:value="6.8999999999999897" table:style-name="ce2">
            <text:p>6.9</text:p>
          </table:table-cell>
          <table:table-cell office:value-type="float" office:value="372.12999999994997" table:style-name="ce2">
            <text:p>372.13</text:p>
          </table:table-cell>
          <table:table-cell office:value-type="float" office:value="7.5846959706958996" table:style-name="ce2">
            <text:p>7.584695971</text:p>
          </table:table-cell>
          <table:table-cell office:value-type="float" office:value="361.32999999994502" table:style-name="ce2">
            <text:p>361.33</text:p>
          </table:table-cell>
          <table:table-cell office:value-type="float" office:value="6.5666666666665803" table:style-name="ce2">
            <text:p>6.566666667</text:p>
          </table:table-cell>
          <table:table-cell office:value-type="float" office:value="350.52999999987998" table:style-name="ce2">
            <text:p>350.53</text:p>
          </table:table-cell>
          <table:table-cell office:value-type="float" office:value="11.733333333333301" table:style-name="ce2">
            <text:p>11.73333333</text:p>
          </table:table-cell>
          <table:table-cell office:value-type="float" office:value="171.81" table:style-name="ce2">
            <text:p>171.81</text:p>
          </table:table-cell>
          <table:table-cell office:value-type="float" office:value="12.5666666666667" table:style-name="ce2">
            <text:p>12.56666667</text:p>
          </table:table-cell>
          <table:table-cell office:value-type="float" office:value="183.140000000084" table:style-name="ce2">
            <text:p>183.14</text:p>
          </table:table-cell>
          <table:table-cell office:value-type="float" office:value="11.9429999999982" table:style-name="ce2">
            <text:p>11.943</text:p>
          </table:table-cell>
          <table:table-cell office:value-type="float" office:value="165.999999999946" table:style-name="ce2">
            <text:p>166</text:p>
          </table:table-cell>
          <table:table-cell office:value-type="float" office:value="12.162333333331601" table:style-name="ce2">
            <text:p>12.16233333</text:p>
          </table:table-cell>
          <table:table-cell office:value-type="float" office:value="139.41" table:style-name="ce2">
            <text:p>139.41</text:p>
          </table:table-cell>
          <table:table-cell office:value-type="float" office:value="6.8223333333257496" table:style-name="ce2">
            <text:p>6.822333333</text:p>
          </table:table-cell>
          <table:table-cell office:value-type="float" office:value="133.88999999977301" table:style-name="ce2">
            <text:p>133.89</text:p>
          </table:table-cell>
          <table:table-cell office:value-type="float" office:value="8.3833333333333293" table:style-name="ce2">
            <text:p>8.383333333</text:p>
          </table:table-cell>
          <table:table-cell office:value-type="float" office:value="122.67" table:style-name="ce2">
            <text:p>122.67</text:p>
          </table:table-cell>
          <table:table-cell office:value-type="float" office:value="9.4833333333333591" table:style-name="ce2">
            <text:p>9.483333333</text:p>
          </table:table-cell>
          <table:table-cell office:value-type="float" office:value="176.620000000001" table:style-name="ce2">
            <text:p>176.62</text:p>
          </table:table-cell>
          <table:table-cell office:value-type="float" office:value="8.9808827838845708" table:style-name="ce2">
            <text:p>8.980882784</text:p>
          </table:table-cell>
          <table:table-cell office:value-type="float" office:value="129.24648351653701" table:style-name="ce2">
            <text:p>129.2464835</text:p>
          </table:table-cell>
          <table:table-cell office:value-type="float" office:value="6" table:style-name="ce2">
            <text:p>6</text:p>
          </table:table-cell>
          <table:table-cell office:value-type="float" office:value="173.16" table:style-name="ce2">
            <text:p>173.16</text:p>
          </table:table-cell>
          <table:table-cell office:value-type="float" office:value="6.1416666666666604" table:style-name="ce2">
            <text:p>6.141666667</text:p>
          </table:table-cell>
          <table:table-cell office:value-type="float" office:value="162.36000000000001" table:style-name="ce2">
            <text:p>162.36</text:p>
          </table:table-cell>
          <table:table-cell office:value-type="float" office:value="6.8083333333333202" table:style-name="ce2">
            <text:p>6.808333333</text:p>
          </table:table-cell>
          <table:table-cell office:value-type="float" office:value="169.31000000001401" table:style-name="ce2">
            <text:p>169.31</text:p>
          </table:table-cell>
          <table:table-cell office:value-type="float" office:value="7.3161172161135601" table:style-name="ce2">
            <text:p>7.316117216</text:p>
          </table:table-cell>
          <table:table-cell office:value-type="float" office:value="158.32351648363499" table:style-name="ce2">
            <text:p>158.3235165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9.91" table:style-name="ce2">
            <text:p>179.91</text:p>
          </table:table-cell>
          <table:table-cell office:value-type="float" office:value="5.6666666666666599" table:style-name="ce2">
            <text:p>5.666666667</text:p>
          </table:table-cell>
          <table:table-cell office:value-type="float" office:value="169.11" table:style-name="ce2">
            <text:p>169.11</text:p>
          </table:table-cell>
          <table:table-cell office:value-type="float" office:value="6" table:style-name="ce2">
            <text:p>6</text:p>
          </table:table-cell>
          <table:table-cell office:value-type="float" office:value="158.31" table:style-name="ce2">
            <text:p>158.31</text:p>
          </table:table-cell>
          <table:table-cell office:value-type="float" office:value="6.2333333333333298" table:style-name="ce2">
            <text:p>6.233333333</text:p>
          </table:table-cell>
          <table:table-cell office:value-type="float" office:value="147.51" table:style-name="ce2">
            <text:p>147.51</text:p>
          </table:table-cell>
          <table:table-cell office:value-type="float" office:value="10.4333333333333" table:style-name="ce2">
            <text:p>10.43333333</text:p>
          </table:table-cell>
          <table:table-cell office:value-type="float" office:value="183.21351648346101" table:style-name="ce2">
            <text:p>183.2135165</text:p>
          </table:table-cell>
          <table:table-cell office:value-type="float" office:value="11.35" table:style-name="ce2">
            <text:p>11.35</text:p>
          </table:table-cell>
          <table:table-cell office:value-type="float" office:value="180.49" table:style-name="ce2">
            <text:p>180.49</text:p>
          </table:table-cell>
          <table:table-cell office:value-type="float" office:value="11.35" table:style-name="ce2">
            <text:p>11.35</text:p>
          </table:table-cell>
          <table:table-cell office:value-type="float" office:value="149.94" table:style-name="ce2">
            <text:p>149.94</text:p>
          </table:table-cell>
          <table:table-cell office:value-type="float" office:value="12.162333333331601" table:style-name="ce2">
            <text:p>12.16233333</text:p>
          </table:table-cell>
          <table:table-cell office:value-type="float" office:value="139.13999999999999" table:style-name="ce2">
            <text:p>139.14</text:p>
          </table:table-cell>
          <table:table-cell office:value-type="float" office:value="23" table:style-name="ce2">
            <text:p>23</text:p>
          </table:table-cell>
          <table:table-cell office:value-type="float" office:value="154.53" table:style-name="ce2">
            <text:p>154.53</text:p>
          </table:table-cell>
          <table:table-cell office:value-type="float" office:value="23" table:style-name="ce2">
            <text:p>23</text:p>
          </table:table-cell>
          <table:table-cell office:value-type="float" office:value="154.53" table:style-name="ce2">
            <text:p>154.53</text:p>
          </table:table-cell>
          <table:table-cell office:value-type="float" office:value="23" table:style-name="ce2">
            <text:p>23</text:p>
          </table:table-cell>
          <table:table-cell office:value-type="float" office:value="154.53" table:style-name="ce2">
            <text:p>154.53</text:p>
          </table:table-cell>
          <table:table-cell office:value-type="float" office:value="23" table:style-name="ce2">
            <text:p>23</text:p>
          </table:table-cell>
          <table:table-cell office:value-type="float" office:value="154.53" table:style-name="ce2">
            <text:p>154.53</text:p>
          </table:table-cell>
          <table:table-cell office:value-type="float" office:value="7.3161172161135601" table:style-name="ce2">
            <text:p>7.316117216</text:p>
          </table:table-cell>
          <table:table-cell office:value-type="float" office:value="136.97999999999999" table:style-name="ce2">
            <text:p>136.98</text:p>
          </table:table-cell>
          <table:table-cell office:value-type="float" office:value="7.5510073260036101" table:style-name="ce2">
            <text:p>7.551007326</text:p>
          </table:table-cell>
          <table:table-cell office:value-type="float" office:value="339.92999999994402" table:style-name="ce2">
            <text:p>339.93</text:p>
          </table:table-cell>
          <table:table-cell office:value-type="float" office:value="7.3887838827802303" table:style-name="ce2">
            <text:p>7.388783883</text:p>
          </table:table-cell>
          <table:table-cell office:value-type="float" office:value="117.56" table:style-name="ce2">
            <text:p>117.56</text:p>
          </table:table-cell>
          <table:table-cell office:value-type="float" office:value="8.3833333333333293" table:style-name="ce2">
            <text:p>8.383333333</text:p>
          </table:table-cell>
          <table:table-cell office:value-type="float" office:value="129.58000000000001" table:style-name="ce2">
            <text:p>129.58</text:p>
          </table:table-cell>
          <table:table-cell table:number-columns-repeated="16314"/>
        </table:table-row>
        <table:table-row table:style-name="ro1">
          <table:table-cell office:value-type="float" office:value="9.4833333333333396" table:style-name="ce2">
            <text:p>9.483333333</text:p>
          </table:table-cell>
          <table:table-cell office:value-type="float" office:value="172.70351648340699" table:style-name="ce2">
            <text:p>172.7035165</text:p>
          </table:table-cell>
          <table:table-cell office:value-type="float" office:value="8.9808827838845495" table:style-name="ce2">
            <text:p>8.980882784</text:p>
          </table:table-cell>
          <table:table-cell office:value-type="float" office:value="149.00648351659299" table:style-name="ce2">
            <text:p>149.0064835</text:p>
          </table:table-cell>
          <table:table-cell office:value-type="float" office:value="10.303340659337399" table:style-name="ce2">
            <text:p>10.30334066</text:p>
          </table:table-cell>
          <table:table-cell office:value-type="float" office:value="118.62" table:style-name="ce2">
            <text:p>118.62</text:p>
          </table:table-cell>
          <table:table-cell office:value-type="float" office:value="18.0453333333441" table:style-name="ce2">
            <text:p>18.04533333</text:p>
          </table:table-cell>
          <table:table-cell office:value-type="float" office:value="196.899999999909" table:style-name="ce2">
            <text:p>196.9</text:p>
          </table:table-cell>
          <table:table-cell office:value-type="float" office:value="17.25" table:style-name="ce2">
            <text:p>17.25</text:p>
          </table:table-cell>
          <table:table-cell office:value-type="float" office:value="186.09999999995" table:style-name="ce2">
            <text:p>186.1</text:p>
          </table:table-cell>
          <table:table-cell office:value-type="float" office:value="17.691666666666698" table:style-name="ce2">
            <text:p>17.69166667</text:p>
          </table:table-cell>
          <table:table-cell office:value-type="float" office:value="175.29999999994499" table:style-name="ce2">
            <text:p>175.3</text:p>
          </table:table-cell>
          <table:table-cell office:value-type="float" office:value="17.25" table:style-name="ce2">
            <text:p>17.25</text:p>
          </table:table-cell>
          <table:table-cell office:value-type="float" office:value="164.49999999989001" table:style-name="ce2">
            <text:p>164.5</text:p>
          </table:table-cell>
          <table:table-cell office:value-type="float" office:value="13.275" table:style-name="ce2">
            <text:p>13.275</text:p>
          </table:table-cell>
          <table:table-cell office:value-type="float" office:value="155.88" table:style-name="ce2">
            <text:p>155.88</text:p>
          </table:table-cell>
          <table:table-cell office:value-type="float" office:value="15.2263333333365" table:style-name="ce2">
            <text:p>15.22633333</text:p>
          </table:table-cell>
          <table:table-cell office:value-type="float" office:value="167.21000000008399" table:style-name="ce2">
            <text:p>167.21</text:p>
          </table:table-cell>
          <table:table-cell office:value-type="float" office:value="14.091666666666701" table:style-name="ce2">
            <text:p>14.09166667</text:p>
          </table:table-cell>
          <table:table-cell office:value-type="float" office:value="150.06999999994599" table:style-name="ce2">
            <text:p>150.07</text:p>
          </table:table-cell>
          <table:table-cell office:value-type="float" office:value="14.275" table:style-name="ce2">
            <text:p>14.275</text:p>
          </table:table-cell>
          <table:table-cell office:value-type="float" office:value="123.48" table:style-name="ce2">
            <text:p>123.48</text:p>
          </table:table-cell>
          <table:table-cell office:value-type="float" office:value="10.639999999996199" table:style-name="ce2">
            <text:p>10.64</text:p>
          </table:table-cell>
          <table:table-cell office:value-type="float" office:value="116.069999999795" table:style-name="ce2">
            <text:p>116.07</text:p>
          </table:table-cell>
          <table:table-cell office:value-type="float" office:value="12.412000000000001" table:style-name="ce2">
            <text:p>12.412</text:p>
          </table:table-cell>
          <table:table-cell office:value-type="float" office:value="104.85" table:style-name="ce2">
            <text:p>104.85</text:p>
          </table:table-cell>
          <table:table-cell office:value-type="float" office:value="11.733333333333301" table:style-name="ce2">
            <text:p>11.73333333</text:p>
          </table:table-cell>
          <table:table-cell office:value-type="float" office:value="158.80000000000101" table:style-name="ce2">
            <text:p>158.8</text:p>
          </table:table-cell>
          <table:table-cell office:value-type="float" office:value="16.683000000007102" table:style-name="ce2">
            <text:p>16.683</text:p>
          </table:table-cell>
          <table:table-cell office:value-type="float" office:value="111.42648351655799" table:style-name="ce2">
            <text:p>111.4264835</text:p>
          </table:table-cell>
          <table:table-cell office:value-type="float" office:value="7.3161172161135601" table:style-name="ce2">
            <text:p>7.316117216</text:p>
          </table:table-cell>
          <table:table-cell office:value-type="float" office:value="159.12" table:style-name="ce2">
            <text:p>159.12</text:p>
          </table:table-cell>
          <table:table-cell office:value-type="float" office:value="7.3161172161135601" table:style-name="ce2">
            <text:p>7.316117216</text:p>
          </table:table-cell>
          <table:table-cell office:value-type="float" office:value="148.32" table:style-name="ce2">
            <text:p>148.32</text:p>
          </table:table-cell>
          <table:table-cell office:value-type="float" office:value="7.4583333333333304" table:style-name="ce2">
            <text:p>7.458333333</text:p>
          </table:table-cell>
          <table:table-cell office:value-type="float" office:value="155.270000000056" table:style-name="ce2">
            <text:p>155.27</text:p>
          </table:table-cell>
          <table:table-cell office:value-type="float" office:value="8.0666666666665403" table:style-name="ce2">
            <text:p>8.066666667</text:p>
          </table:table-cell>
          <table:table-cell office:value-type="float" office:value="144.283516483727" table:style-name="ce2">
            <text:p>144.2835165</text:p>
          </table:table-cell>
          <table:table-cell office:value-type="float" office:value="6.2333333333333298" table:style-name="ce2">
            <text:p>6.233333333</text:p>
          </table:table-cell>
          <table:table-cell office:value-type="float" office:value="163.98" table:style-name="ce2">
            <text:p>163.98</text:p>
          </table:table-cell>
          <table:table-cell office:value-type="float" office:value="6.8083333333333202" table:style-name="ce2">
            <text:p>6.808333333</text:p>
          </table:table-cell>
          <table:table-cell office:value-type="float" office:value="153.18" table:style-name="ce2">
            <text:p>153.18</text:p>
          </table:table-cell>
          <table:table-cell office:value-type="float" office:value="7.3161172161135601" table:style-name="ce2">
            <text:p>7.316117216</text:p>
          </table:table-cell>
          <table:table-cell office:value-type="float" office:value="142.38" table:style-name="ce2">
            <text:p>142.38</text:p>
          </table:table-cell>
          <table:table-cell office:value-type="float" office:value="7.3161172161135601" table:style-name="ce2">
            <text:p>7.316117216</text:p>
          </table:table-cell>
          <table:table-cell office:value-type="float" office:value="131.58000000000001" table:style-name="ce2">
            <text:p>131.58</text:p>
          </table:table-cell>
          <table:table-cell office:value-type="float" office:value="12.241666666666699" table:style-name="ce2">
            <text:p>12.24166667</text:p>
          </table:table-cell>
          <table:table-cell office:value-type="float" office:value="167.283516483461" table:style-name="ce2">
            <text:p>167.2835165</text:p>
          </table:table-cell>
          <table:table-cell office:value-type="float" office:value="12.841666666666701" table:style-name="ce2">
            <text:p>12.84166667</text:p>
          </table:table-cell>
          <table:table-cell office:value-type="float" office:value="164.56" table:style-name="ce2">
            <text:p>164.56</text:p>
          </table:table-cell>
          <table:table-cell office:value-type="float" office:value="13.841666666666701" table:style-name="ce2">
            <text:p>13.84166667</text:p>
          </table:table-cell>
          <table:table-cell office:value-type="float" office:value="134.01" table:style-name="ce2">
            <text:p>134.01</text:p>
          </table:table-cell>
          <table:table-cell office:value-type="float" office:value="13.941666666666601" table:style-name="ce2">
            <text:p>13.94166667</text:p>
          </table:table-cell>
          <table:table-cell office:value-type="float" office:value="123.21" table:style-name="ce2">
            <text:p>123.21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122.4" table:style-name="ce2">
            <text:p>122.4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122.4" table:style-name="ce2">
            <text:p>122.4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122.4" table:style-name="ce2">
            <text:p>122.4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122.4" table:style-name="ce2">
            <text:p>122.4</text:p>
          </table:table-cell>
          <table:table-cell office:value-type="float" office:value="8.0666666666665403" table:style-name="ce2">
            <text:p>8.066666667</text:p>
          </table:table-cell>
          <table:table-cell office:value-type="float" office:value="131.04" table:style-name="ce2">
            <text:p>131.04</text:p>
          </table:table-cell>
          <table:table-cell office:value-type="float" office:value="8.3833333333333293" table:style-name="ce2">
            <text:p>8.383333333</text:p>
          </table:table-cell>
          <table:table-cell office:value-type="float" office:value="333.98999999996801" table:style-name="ce2">
            <text:p>333.99</text:p>
          </table:table-cell>
          <table:table-cell office:value-type="float" office:value="8.3833333333345905" table:style-name="ce2">
            <text:p>8.383333333</text:p>
          </table:table-cell>
          <table:table-cell office:value-type="float" office:value="111.62" table:style-name="ce2">
            <text:p>111.62</text:p>
          </table:table-cell>
          <table:table-cell office:value-type="float" office:value="8.6245494505512994" table:style-name="ce2">
            <text:p>8.624549451</text:p>
          </table:table-cell>
          <table:table-cell office:value-type="float" office:value="123.640000000017" table:style-name="ce2">
            <text:p>123.64</text:p>
          </table:table-cell>
          <table:table-cell table:number-columns-repeated="16314"/>
        </table:table-row>
        <table:table-row table:style-name="ro1">
          <table:table-cell office:value-type="float" office:value="9.4833333333333396" table:style-name="ce2">
            <text:p>9.483333333</text:p>
          </table:table-cell>
          <table:table-cell office:value-type="float" office:value="172.70351648340699" table:style-name="ce2">
            <text:p>172.7035165</text:p>
          </table:table-cell>
          <table:table-cell office:value-type="float" office:value="10.639999999996199" table:style-name="ce2">
            <text:p>10.64</text:p>
          </table:table-cell>
          <table:table-cell office:value-type="float" office:value="198.77999999994199" table:style-name="ce2">
            <text:p>198.78</text:p>
          </table:table-cell>
          <table:table-cell office:value-type="float" office:value="10.4139890109857" table:style-name="ce2">
            <text:p>10.41398901</text:p>
          </table:table-cell>
          <table:table-cell office:value-type="float" office:value="219.309999999947" table:style-name="ce2">
            <text:p>219.31</text:p>
          </table:table-cell>
          <table:table-cell office:value-type="float" office:value="18.0453333333441" table:style-name="ce2">
            <text:p>18.04533333</text:p>
          </table:table-cell>
          <table:table-cell office:value-type="float" office:value="196.899999999909" table:style-name="ce2">
            <text:p>196.9</text:p>
          </table:table-cell>
          <table:table-cell office:value-type="float" office:value="17.25" table:style-name="ce2">
            <text:p>17.25</text:p>
          </table:table-cell>
          <table:table-cell office:value-type="float" office:value="186.09999999995" table:style-name="ce2">
            <text:p>186.1</text:p>
          </table:table-cell>
          <table:table-cell office:value-type="float" office:value="17.691666666666698" table:style-name="ce2">
            <text:p>17.69166667</text:p>
          </table:table-cell>
          <table:table-cell office:value-type="float" office:value="175.29999999994499" table:style-name="ce2">
            <text:p>175.3</text:p>
          </table:table-cell>
          <table:table-cell office:value-type="float" office:value="17.25" table:style-name="ce2">
            <text:p>17.25</text:p>
          </table:table-cell>
          <table:table-cell office:value-type="float" office:value="164.49999999989001" table:style-name="ce2">
            <text:p>164.5</text:p>
          </table:table-cell>
          <table:table-cell office:value-type="float" office:value="15.326333333331499" table:style-name="ce2">
            <text:p>15.32633333</text:p>
          </table:table-cell>
          <table:table-cell office:value-type="float" office:value="217.41999999994599" table:style-name="ce2">
            <text:p>217.42</text:p>
          </table:table-cell>
          <table:table-cell office:value-type="float" office:value="15.326333333331499" table:style-name="ce2">
            <text:p>15.32633333</text:p>
          </table:table-cell>
          <table:table-cell office:value-type="float" office:value="170.20999999993401" table:style-name="ce2">
            <text:p>170.21</text:p>
          </table:table-cell>
          <table:table-cell office:value-type="float" office:value="15.108333333328799" table:style-name="ce2">
            <text:p>15.10833333</text:p>
          </table:table-cell>
          <table:table-cell office:value-type="float" office:value="180.56999999981099" table:style-name="ce2">
            <text:p>180.57</text:p>
          </table:table-cell>
          <table:table-cell office:value-type="float" office:value="16.326333333331501" table:style-name="ce2">
            <text:p>16.32633333</text:p>
          </table:table-cell>
          <table:table-cell office:value-type="float" office:value="185.01999999994601" table:style-name="ce2">
            <text:p>185.02</text:p>
          </table:table-cell>
          <table:table-cell office:value-type="float" office:value="12.162333333331601" table:style-name="ce2">
            <text:p>12.16233333</text:p>
          </table:table-cell>
          <table:table-cell office:value-type="float" office:value="161.73999999985799" table:style-name="ce2">
            <text:p>161.74</text:p>
          </table:table-cell>
          <table:table-cell office:value-type="float" office:value="13.9416666666667" table:style-name="ce2">
            <text:p>13.94166667</text:p>
          </table:table-cell>
          <table:table-cell office:value-type="float" office:value="150.74" table:style-name="ce2">
            <text:p>150.74</text:p>
          </table:table-cell>
          <table:table-cell office:value-type="float" office:value="11.733333333333301" table:style-name="ce2">
            <text:p>11.73333333</text:p>
          </table:table-cell>
          <table:table-cell office:value-type="float" office:value="158.80000000000101" table:style-name="ce2">
            <text:p>158.8</text:p>
          </table:table-cell>
          <table:table-cell office:value-type="float" office:value="18.0453333333442" table:style-name="ce2">
            <text:p>18.04533333</text:p>
          </table:table-cell>
          <table:table-cell office:value-type="float" office:value="152.29648351667001" table:style-name="ce2">
            <text:p>152.2964835</text:p>
          </table:table-cell>
          <table:table-cell office:value-type="float" office:value="7.3161172161135601" table:style-name="ce2">
            <text:p>7.316117216</text:p>
          </table:table-cell>
          <table:table-cell office:value-type="float" office:value="159.12" table:style-name="ce2">
            <text:p>159.12</text:p>
          </table:table-cell>
          <table:table-cell office:value-type="float" office:value="7.3161172161135601" table:style-name="ce2">
            <text:p>7.316117216</text:p>
          </table:table-cell>
          <table:table-cell office:value-type="float" office:value="148.32" table:style-name="ce2">
            <text:p>148.32</text:p>
          </table:table-cell>
          <table:table-cell office:value-type="float" office:value="8.0416666666666696" table:style-name="ce2">
            <text:p>8.041666667</text:p>
          </table:table-cell>
          <table:table-cell office:value-type="float" office:value="172.770000000056" table:style-name="ce2">
            <text:p>172.77</text:p>
          </table:table-cell>
          <table:table-cell office:value-type="float" office:value="8.3422161172158198" table:style-name="ce2">
            <text:p>8.342216117</text:p>
          </table:table-cell>
          <table:table-cell office:value-type="float" office:value="152.55000000020601" table:style-name="ce2">
            <text:p>152.55</text:p>
          </table:table-cell>
          <table:table-cell office:value-type="float" office:value="6.2333333333333298" table:style-name="ce2">
            <text:p>6.233333333</text:p>
          </table:table-cell>
          <table:table-cell office:value-type="float" office:value="163.98" table:style-name="ce2">
            <text:p>163.98</text:p>
          </table:table-cell>
          <table:table-cell office:value-type="float" office:value="6.8083333333333202" table:style-name="ce2">
            <text:p>6.808333333</text:p>
          </table:table-cell>
          <table:table-cell office:value-type="float" office:value="153.18" table:style-name="ce2">
            <text:p>153.18</text:p>
          </table:table-cell>
          <table:table-cell office:value-type="float" office:value="7.3161172161135601" table:style-name="ce2">
            <text:p>7.316117216</text:p>
          </table:table-cell>
          <table:table-cell office:value-type="float" office:value="142.38" table:style-name="ce2">
            <text:p>142.38</text:p>
          </table:table-cell>
          <table:table-cell office:value-type="float" office:value="7.3161172161135601" table:style-name="ce2">
            <text:p>7.316117216</text:p>
          </table:table-cell>
          <table:table-cell office:value-type="float" office:value="131.58000000000001" table:style-name="ce2">
            <text:p>131.58</text:p>
          </table:table-cell>
          <table:table-cell office:value-type="float" office:value="12.412000000000001" table:style-name="ce2">
            <text:p>12.412</text:p>
          </table:table-cell>
          <table:table-cell office:value-type="float" office:value="172.39351648346201" table:style-name="ce2">
            <text:p>172.3935165</text:p>
          </table:table-cell>
          <table:table-cell office:value-type="float" office:value="13.841666666666701" table:style-name="ce2">
            <text:p>13.84166667</text:p>
          </table:table-cell>
          <table:table-cell office:value-type="float" office:value="194.56" table:style-name="ce2">
            <text:p>194.56</text:p>
          </table:table-cell>
          <table:table-cell office:value-type="float" office:value="13.948549450551299" table:style-name="ce2">
            <text:p>13.94854945</text:p>
          </table:table-cell>
          <table:table-cell office:value-type="float" office:value="137.216483516539" table:style-name="ce2">
            <text:p>137.2164835</text:p>
          </table:table-cell>
          <table:table-cell office:value-type="float" office:value="15.2087838827802" table:style-name="ce2">
            <text:p>15.20878388</text:p>
          </table:table-cell>
          <table:table-cell office:value-type="float" office:value="161.223516483407" table:style-name="ce2">
            <text:p>161.2235165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122.4" table:style-name="ce2">
            <text:p>122.4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122.4" table:style-name="ce2">
            <text:p>122.4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122.4" table:style-name="ce2">
            <text:p>122.4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122.4" table:style-name="ce2">
            <text:p>122.4</text:p>
          </table:table-cell>
          <table:table-cell office:value-type="float" office:value="8.0666666666665403" table:style-name="ce2">
            <text:p>8.066666667</text:p>
          </table:table-cell>
          <table:table-cell office:value-type="float" office:value="131.04" table:style-name="ce2">
            <text:p>131.04</text:p>
          </table:table-cell>
          <table:table-cell office:value-type="float" office:value="8.3833333333333293" table:style-name="ce2">
            <text:p>8.383333333</text:p>
          </table:table-cell>
          <table:table-cell office:value-type="float" office:value="333.98999999996801" table:style-name="ce2">
            <text:p>333.99</text:p>
          </table:table-cell>
          <table:table-cell office:value-type="float" office:value="8.4" table:style-name="ce2">
            <text:p>8.4</text:p>
          </table:table-cell>
          <table:table-cell office:value-type="float" office:value="112.119999999962" table:style-name="ce2">
            <text:p>112.12</text:p>
          </table:table-cell>
          <table:table-cell office:value-type="float" office:value="8.7333333333333307" table:style-name="ce2">
            <text:p>8.733333333</text:p>
          </table:table-cell>
          <table:table-cell office:value-type="float" office:value="126.903516483478" table:style-name="ce2">
            <text:p>126.9035165</text:p>
          </table:table-cell>
          <table:table-cell table:number-columns-repeated="16314"/>
        </table:table-row>
        <table:table-row table:style-name="ro1">
          <table:table-cell office:value-type="float" office:value="11.35" table:style-name="ce2">
            <text:p>11.35</text:p>
          </table:table-cell>
          <table:table-cell office:value-type="float" office:value="160.283516483407" table:style-name="ce2">
            <text:p>160.2835165</text:p>
          </table:table-cell>
          <table:table-cell office:value-type="float" office:value="11.9429999999982" table:style-name="ce2">
            <text:p>11.943</text:p>
          </table:table-cell>
          <table:table-cell office:value-type="float" office:value="186.35999999989301" table:style-name="ce2">
            <text:p>186.36</text:p>
          </table:table-cell>
          <table:table-cell office:value-type="float" office:value="12.162333333331601" table:style-name="ce2">
            <text:p>12.16233333</text:p>
          </table:table-cell>
          <table:table-cell office:value-type="float" office:value="206.88999999994701" table:style-name="ce2">
            <text:p>206.89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16.850000000000001" table:style-name="ce2">
            <text:p>16.85</text:p>
          </table:table-cell>
          <table:table-cell office:value-type="float" office:value="205.26999999994601" table:style-name="ce2">
            <text:p>205.27</text:p>
          </table:table-cell>
          <table:table-cell office:value-type="float" office:value="16.683000000007102" table:style-name="ce2">
            <text:p>16.683</text:p>
          </table:table-cell>
          <table:table-cell office:value-type="float" office:value="158.05999999993401" table:style-name="ce2">
            <text:p>158.06</text:p>
          </table:table-cell>
          <table:table-cell office:value-type="float" office:value="16.850000000000001" table:style-name="ce2">
            <text:p>16.85</text:p>
          </table:table-cell>
          <table:table-cell office:value-type="float" office:value="168.41999999985899" table:style-name="ce2">
            <text:p>168.42</text:p>
          </table:table-cell>
          <table:table-cell office:value-type="float" office:value="17.691666666666698" table:style-name="ce2">
            <text:p>17.69166667</text:p>
          </table:table-cell>
          <table:table-cell office:value-type="float" office:value="172.869999999946" table:style-name="ce2">
            <text:p>172.87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142.56999999985999" table:style-name="ce2">
            <text:p>142.57</text:p>
          </table:table-cell>
          <table:table-cell office:value-type="float" office:value="19.158333333335801" table:style-name="ce2">
            <text:p>19.15833333</text:p>
          </table:table-cell>
          <table:table-cell office:value-type="float" office:value="131.57" table:style-name="ce2">
            <text:p>131.57</text:p>
          </table:table-cell>
          <table:table-cell office:value-type="float" office:value="19.799666666666699" table:style-name="ce2">
            <text:p>19.79966667</text:p>
          </table:table-cell>
          <table:table-cell office:value-type="float" office:value="139.63" table:style-name="ce2">
            <text:p>139.63</text:p>
          </table:table-cell>
          <table:table-cell office:value-type="float" office:value="20.066666666666698" table:style-name="ce2">
            <text:p>20.06666667</text:p>
          </table:table-cell>
          <table:table-cell office:value-type="float" office:value="133.12648351666999" table:style-name="ce2">
            <text:p>133.1264835</text:p>
          </table:table-cell>
          <table:table-cell office:value-type="float" office:value="8.3422161172158198" table:style-name="ce2">
            <text:p>8.342216117</text:p>
          </table:table-cell>
          <table:table-cell office:value-type="float" office:value="147.51" table:style-name="ce2">
            <text:p>147.51</text:p>
          </table:table-cell>
          <table:table-cell office:value-type="float" office:value="8.3422161172158198" table:style-name="ce2">
            <text:p>8.342216117</text:p>
          </table:table-cell>
          <table:table-cell office:value-type="float" office:value="136.71" table:style-name="ce2">
            <text:p>136.71</text:p>
          </table:table-cell>
          <table:table-cell office:value-type="float" office:value="8.3999999999999897" table:style-name="ce2">
            <text:p>8.4</text:p>
          </table:table-cell>
          <table:table-cell office:value-type="float" office:value="161.16000000005599" table:style-name="ce2">
            <text:p>161.16</text:p>
          </table:table-cell>
          <table:table-cell office:value-type="float" office:value="8.7333333333333307" table:style-name="ce2">
            <text:p>8.733333333</text:p>
          </table:table-cell>
          <table:table-cell office:value-type="float" office:value="140.940000000206" table:style-name="ce2">
            <text:p>140.94</text:p>
          </table:table-cell>
          <table:table-cell office:value-type="float" office:value="7.3161172161135504" table:style-name="ce2">
            <text:p>7.316117216</text:p>
          </table:table-cell>
          <table:table-cell office:value-type="float" office:value="152.37" table:style-name="ce2">
            <text:p>152.37</text:p>
          </table:table-cell>
          <table:table-cell office:value-type="float" office:value="8.0416666666666696" table:style-name="ce2">
            <text:p>8.041666667</text:p>
          </table:table-cell>
          <table:table-cell office:value-type="float" office:value="141.57" table:style-name="ce2">
            <text:p>141.57</text:p>
          </table:table-cell>
          <table:table-cell office:value-type="float" office:value="8.0416666666666696" table:style-name="ce2">
            <text:p>8.041666667</text:p>
          </table:table-cell>
          <table:table-cell office:value-type="float" office:value="130.77000000000001" table:style-name="ce2">
            <text:p>130.77</text:p>
          </table:table-cell>
          <table:table-cell office:value-type="float" office:value="8.4" table:style-name="ce2">
            <text:p>8.4</text:p>
          </table:table-cell>
          <table:table-cell office:value-type="float" office:value="119.97" table:style-name="ce2">
            <text:p>119.97</text:p>
          </table:table-cell>
          <table:table-cell office:value-type="float" office:value="15.326333333331499" table:style-name="ce2">
            <text:p>15.32633333</text:p>
          </table:table-cell>
          <table:table-cell office:value-type="float" office:value="158.623516483462" table:style-name="ce2">
            <text:p>158.6235165</text:p>
          </table:table-cell>
          <table:table-cell office:value-type="float" office:value="16.8152161172181" table:style-name="ce2">
            <text:p>16.81521612</text:p>
          </table:table-cell>
          <table:table-cell office:value-type="float" office:value="180.79" table:style-name="ce2">
            <text:p>180.79</text:p>
          </table:table-cell>
          <table:table-cell office:value-type="float" office:value="15.442666666668501" table:style-name="ce2">
            <text:p>15.44266667</text:p>
          </table:table-cell>
          <table:table-cell office:value-type="float" office:value="123.446483516539" table:style-name="ce2">
            <text:p>123.4464835</text:p>
          </table:table-cell>
          <table:table-cell office:value-type="float" office:value="15.7" table:style-name="ce2">
            <text:p>15.7</text:p>
          </table:table-cell>
          <table:table-cell office:value-type="float" office:value="147.45351648340699" table:style-name="ce2">
            <text:p>147.4535165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9.4833333333333591" table:style-name="ce2">
            <text:p>9.483333333</text:p>
          </table:table-cell>
          <table:table-cell office:value-type="float" office:value="115.92" table:style-name="ce2">
            <text:p>115.92</text:p>
          </table:table-cell>
          <table:table-cell office:value-type="float" office:value="9.4833333333333307" table:style-name="ce2">
            <text:p>9.483333333</text:p>
          </table:table-cell>
          <table:table-cell office:value-type="float" office:value="318.869999999968" table:style-name="ce2">
            <text:p>318.87</text:p>
          </table:table-cell>
          <table:table-cell office:value-type="float" office:value="9.4833333333333307" table:style-name="ce2">
            <text:p>9.483333333</text:p>
          </table:table-cell>
          <table:table-cell office:value-type="float" office:value="97" table:style-name="ce2">
            <text:p>97</text:p>
          </table:table-cell>
          <table:table-cell office:value-type="float" office:value="10.0000000000011" table:style-name="ce2">
            <text:p>10</text:p>
          </table:table-cell>
          <table:table-cell office:value-type="float" office:value="111.783516483478" table:style-name="ce2">
            <text:p>111.7835165</text:p>
          </table:table-cell>
          <table:table-cell table:number-columns-repeated="16314"/>
        </table:table-row>
        <table:table-row table:style-name="ro1">
          <table:table-cell office:value-type="float" office:value="11.35" table:style-name="ce2">
            <text:p>11.35</text:p>
          </table:table-cell>
          <table:table-cell office:value-type="float" office:value="160.283516483407" table:style-name="ce2">
            <text:p>160.2835165</text:p>
          </table:table-cell>
          <table:table-cell office:value-type="float" office:value="12.1623333333317" table:style-name="ce2">
            <text:p>12.16233333</text:p>
          </table:table-cell>
          <table:table-cell office:value-type="float" office:value="192.939999999896" table:style-name="ce2">
            <text:p>192.94</text:p>
          </table:table-cell>
          <table:table-cell office:value-type="float" office:value="12.162333333331601" table:style-name="ce2">
            <text:p>12.16233333</text:p>
          </table:table-cell>
          <table:table-cell office:value-type="float" office:value="206.88999999994701" table:style-name="ce2">
            <text:p>206.89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16.850000000000001" table:style-name="ce2">
            <text:p>16.85</text:p>
          </table:table-cell>
          <table:table-cell office:value-type="float" office:value="205.26999999994601" table:style-name="ce2">
            <text:p>205.27</text:p>
          </table:table-cell>
          <table:table-cell office:value-type="float" office:value="17.896666666670299" table:style-name="ce2">
            <text:p>17.89666667</text:p>
          </table:table-cell>
          <table:table-cell office:value-type="float" office:value="194.46999999982901" table:style-name="ce2">
            <text:p>194.47</text:p>
          </table:table-cell>
          <table:table-cell office:value-type="float" office:value="17.25" table:style-name="ce2">
            <text:p>17.25</text:p>
          </table:table-cell>
          <table:table-cell office:value-type="float" office:value="180.41999999985799" table:style-name="ce2">
            <text:p>180.42</text:p>
          </table:table-cell>
          <table:table-cell office:value-type="float" office:value="17.691666666666698" table:style-name="ce2">
            <text:p>17.69166667</text:p>
          </table:table-cell>
          <table:table-cell office:value-type="float" office:value="172.869999999946" table:style-name="ce2">
            <text:p>172.87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142.56999999985999" table:style-name="ce2">
            <text:p>142.57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148.319999999928" table:style-name="ce2">
            <text:p>148.32</text:p>
          </table:table-cell>
          <table:table-cell office:value-type="float" office:value="20.0476666666667" table:style-name="ce2">
            <text:p>20.04766667</text:p>
          </table:table-cell>
          <table:table-cell office:value-type="float" office:value="147.069999999999" table:style-name="ce2">
            <text:p>147.07</text:p>
          </table:table-cell>
          <table:table-cell office:value-type="float" office:value="20.070666666662898" table:style-name="ce2">
            <text:p>20.07066667</text:p>
          </table:table-cell>
          <table:table-cell office:value-type="float" office:value="133.24648351655799" table:style-name="ce2">
            <text:p>133.2464835</text:p>
          </table:table-cell>
          <table:table-cell office:value-type="float" office:value="8.3422161172158198" table:style-name="ce2">
            <text:p>8.342216117</text:p>
          </table:table-cell>
          <table:table-cell office:value-type="float" office:value="147.51" table:style-name="ce2">
            <text:p>147.51</text:p>
          </table:table-cell>
          <table:table-cell office:value-type="float" office:value="8.3833333333333293" table:style-name="ce2">
            <text:p>8.383333333</text:p>
          </table:table-cell>
          <table:table-cell office:value-type="float" office:value="137.943516483525" table:style-name="ce2">
            <text:p>137.9435165</text:p>
          </table:table-cell>
          <table:table-cell office:value-type="float" office:value="8.6245494505512994" table:style-name="ce2">
            <text:p>8.624549451</text:p>
          </table:table-cell>
          <table:table-cell office:value-type="float" office:value="167.89648351659599" table:style-name="ce2">
            <text:p>167.8964835</text:p>
          </table:table-cell>
          <table:table-cell office:value-type="float" office:value="9.4833333333333591" table:style-name="ce2">
            <text:p>9.483333333</text:p>
          </table:table-cell>
          <table:table-cell office:value-type="float" office:value="163.440000000206" table:style-name="ce2">
            <text:p>163.44</text:p>
          </table:table-cell>
          <table:table-cell office:value-type="float" office:value="7.3161172161135504" table:style-name="ce2">
            <text:p>7.316117216</text:p>
          </table:table-cell>
          <table:table-cell office:value-type="float" office:value="152.37" table:style-name="ce2">
            <text:p>152.37</text:p>
          </table:table-cell>
          <table:table-cell office:value-type="float" office:value="8.0416666666666696" table:style-name="ce2">
            <text:p>8.041666667</text:p>
          </table:table-cell>
          <table:table-cell office:value-type="float" office:value="141.57" table:style-name="ce2">
            <text:p>141.57</text:p>
          </table:table-cell>
          <table:table-cell office:value-type="float" office:value="8.0416666666666696" table:style-name="ce2">
            <text:p>8.041666667</text:p>
          </table:table-cell>
          <table:table-cell office:value-type="float" office:value="130.77000000000001" table:style-name="ce2">
            <text:p>130.77</text:p>
          </table:table-cell>
          <table:table-cell office:value-type="float" office:value="8.4" table:style-name="ce2">
            <text:p>8.4</text:p>
          </table:table-cell>
          <table:table-cell office:value-type="float" office:value="119.97" table:style-name="ce2">
            <text:p>119.97</text:p>
          </table:table-cell>
          <table:table-cell office:value-type="float" office:value="15.7" table:style-name="ce2">
            <text:p>15.7</text:p>
          </table:table-cell>
          <table:table-cell office:value-type="float" office:value="169.83351648351601" table:style-name="ce2">
            <text:p>169.8335165</text:p>
          </table:table-cell>
          <table:table-cell office:value-type="float" office:value="16.8152161172181" table:style-name="ce2">
            <text:p>16.81521612</text:p>
          </table:table-cell>
          <table:table-cell office:value-type="float" office:value="180.79" table:style-name="ce2">
            <text:p>180.79</text:p>
          </table:table-cell>
          <table:table-cell office:value-type="float" office:value="16.25" table:style-name="ce2">
            <text:p>16.25</text:p>
          </table:table-cell>
          <table:table-cell office:value-type="float" office:value="147.66648351648601" table:style-name="ce2">
            <text:p>147.6664835</text:p>
          </table:table-cell>
          <table:table-cell office:value-type="float" office:value="16.8152161172181" table:style-name="ce2">
            <text:p>16.81521612</text:p>
          </table:table-cell>
          <table:table-cell office:value-type="float" office:value="180.90999999995" table:style-name="ce2">
            <text:p>180.91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9.4833333333333591" table:style-name="ce2">
            <text:p>9.483333333</text:p>
          </table:table-cell>
          <table:table-cell office:value-type="float" office:value="115.92" table:style-name="ce2">
            <text:p>115.92</text:p>
          </table:table-cell>
          <table:table-cell office:value-type="float" office:value="9.4833333333333307" table:style-name="ce2">
            <text:p>9.483333333</text:p>
          </table:table-cell>
          <table:table-cell office:value-type="float" office:value="318.869999999968" table:style-name="ce2">
            <text:p>318.87</text:p>
          </table:table-cell>
          <table:table-cell office:value-type="float" office:value="9.7211465201460907" table:style-name="ce2">
            <text:p>9.72114652</text:p>
          </table:table-cell>
          <table:table-cell office:value-type="float" office:value="313.40999999961099" table:style-name="ce2">
            <text:p>313.41</text:p>
          </table:table-cell>
          <table:table-cell office:value-type="float" office:value="10.185882783884599" table:style-name="ce2">
            <text:p>10.18588278</text:p>
          </table:table-cell>
          <table:table-cell office:value-type="float" office:value="117.35999999998501" table:style-name="ce2">
            <text:p>117.36</text:p>
          </table:table-cell>
          <table:table-cell table:number-columns-repeated="16314"/>
        </table:table-row>
        <table:table-row table:style-name="ro1">
          <table:table-cell office:value-type="float" office:value="15.108333333328799" table:style-name="ce2">
            <text:p>15.10833333</text:p>
          </table:table-cell>
          <table:table-cell office:value-type="float" office:value="146.51351648340699" table:style-name="ce2">
            <text:p>146.5135165</text:p>
          </table:table-cell>
          <table:table-cell office:value-type="float" office:value="15.2087838827802" table:style-name="ce2">
            <text:p>15.20878388</text:p>
          </table:table-cell>
          <table:table-cell office:value-type="float" office:value="179.16999999994599" table:style-name="ce2">
            <text:p>179.17</text:p>
          </table:table-cell>
          <table:table-cell office:value-type="float" office:value="15.7" table:style-name="ce2">
            <text:p>15.7</text:p>
          </table:table-cell>
          <table:table-cell office:value-type="float" office:value="193.119999999947" table:style-name="ce2">
            <text:p>193.12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191.499999999946" table:style-name="ce2">
            <text:p>191.5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180.699999999829" table:style-name="ce2">
            <text:p>180.7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166.64999999985801" table:style-name="ce2">
            <text:p>166.65</text:p>
          </table:table-cell>
          <table:table-cell office:value-type="float" office:value="20.483333333333398" table:style-name="ce2">
            <text:p>20.48333333</text:p>
          </table:table-cell>
          <table:table-cell office:value-type="float" office:value="159.09999999994599" table:style-name="ce2">
            <text:p>159.1</text:p>
          </table:table-cell>
          <table:table-cell office:value-type="float" office:value="21.191666666666698" table:style-name="ce2">
            <text:p>21.19166667</text:p>
          </table:table-cell>
          <table:table-cell office:value-type="float" office:value="123.12999999988099" table:style-name="ce2">
            <text:p>123.13</text:p>
          </table:table-cell>
          <table:table-cell office:value-type="float" office:value="21.058333333333302" table:style-name="ce2">
            <text:p>21.05833333</text:p>
          </table:table-cell>
          <table:table-cell office:value-type="float" office:value="128.879999999928" table:style-name="ce2">
            <text:p>128.88</text:p>
          </table:table-cell>
          <table:table-cell office:value-type="float" office:value="21.991666666666699" table:style-name="ce2">
            <text:p>21.99166667</text:p>
          </table:table-cell>
          <table:table-cell office:value-type="float" office:value="127.629999999999" table:style-name="ce2">
            <text:p>127.63</text:p>
          </table:table-cell>
          <table:table-cell office:value-type="float" office:value="22.4583333333333" table:style-name="ce2">
            <text:p>22.45833333</text:p>
          </table:table-cell>
          <table:table-cell office:value-type="float" office:value="113.806483516558" table:style-name="ce2">
            <text:p>113.8064835</text:p>
          </table:table-cell>
          <table:table-cell office:value-type="float" office:value="9.4833333333333307" table:style-name="ce2">
            <text:p>9.483333333</text:p>
          </table:table-cell>
          <table:table-cell office:value-type="float" office:value="131.85" table:style-name="ce2">
            <text:p>131.85</text:p>
          </table:table-cell>
          <table:table-cell office:value-type="float" office:value="9.6666666666669396" table:style-name="ce2">
            <text:p>9.666666667</text:p>
          </table:table-cell>
          <table:table-cell office:value-type="float" office:value="122.28351648352501" table:style-name="ce2">
            <text:p>122.2835165</text:p>
          </table:table-cell>
          <table:table-cell office:value-type="float" office:value="9.6666666666666607" table:style-name="ce2">
            <text:p>9.666666667</text:p>
          </table:table-cell>
          <table:table-cell office:value-type="float" office:value="152.236483516633" table:style-name="ce2">
            <text:p>152.2364835</text:p>
          </table:table-cell>
          <table:table-cell office:value-type="float" office:value="10.4333333333333" table:style-name="ce2">
            <text:p>10.43333333</text:p>
          </table:table-cell>
          <table:table-cell office:value-type="float" office:value="147.78000000011301" table:style-name="ce2">
            <text:p>147.78</text:p>
          </table:table-cell>
          <table:table-cell office:value-type="float" office:value="8.4833333333333307" table:style-name="ce2">
            <text:p>8.483333333</text:p>
          </table:table-cell>
          <table:table-cell office:value-type="float" office:value="136.16999999999999" table:style-name="ce2">
            <text:p>136.17</text:p>
          </table:table-cell>
          <table:table-cell office:value-type="float" office:value="9.4833333333333396" table:style-name="ce2">
            <text:p>9.483333333</text:p>
          </table:table-cell>
          <table:table-cell office:value-type="float" office:value="125.37" table:style-name="ce2">
            <text:p>125.37</text:p>
          </table:table-cell>
          <table:table-cell office:value-type="float" office:value="9.4833333333333591" table:style-name="ce2">
            <text:p>9.483333333</text:p>
          </table:table-cell>
          <table:table-cell office:value-type="float" office:value="114.57" table:style-name="ce2">
            <text:p>114.57</text:p>
          </table:table-cell>
          <table:table-cell office:value-type="float" office:value="9.7211465201460907" table:style-name="ce2">
            <text:p>9.72114652</text:p>
          </table:table-cell>
          <table:table-cell office:value-type="float" office:value="103.77" table:style-name="ce2">
            <text:p>103.77</text:p>
          </table:table-cell>
          <table:table-cell office:value-type="float" office:value="17.896666666670299" table:style-name="ce2">
            <text:p>17.89666667</text:p>
          </table:table-cell>
          <table:table-cell office:value-type="float" office:value="153.63351648351599" table:style-name="ce2">
            <text:p>153.6335165</text:p>
          </table:table-cell>
          <table:table-cell office:value-type="float" office:value="18.8903333333351" table:style-name="ce2">
            <text:p>18.89033333</text:p>
          </table:table-cell>
          <table:table-cell office:value-type="float" office:value="164.590000000001" table:style-name="ce2">
            <text:p>164.59</text:p>
          </table:table-cell>
          <table:table-cell office:value-type="float" office:value="18.4166666666667" table:style-name="ce2">
            <text:p>18.41666667</text:p>
          </table:table-cell>
          <table:table-cell office:value-type="float" office:value="131.46648351648599" table:style-name="ce2">
            <text:p>131.4664835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164.70999999995001" table:style-name="ce2">
            <text:p>164.71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0.4139890109857" table:style-name="ce2">
            <text:p>10.41398901</text:p>
          </table:table-cell>
          <table:table-cell office:value-type="float" office:value="102.15" table:style-name="ce2">
            <text:p>102.15</text:p>
          </table:table-cell>
          <table:table-cell office:value-type="float" office:value="10.6916666666667" table:style-name="ce2">
            <text:p>10.69166667</text:p>
          </table:table-cell>
          <table:table-cell office:value-type="float" office:value="305.09999999996802" table:style-name="ce2">
            <text:p>305.1</text:p>
          </table:table-cell>
          <table:table-cell office:value-type="float" office:value="10.6916666666667" table:style-name="ce2">
            <text:p>10.69166667</text:p>
          </table:table-cell>
          <table:table-cell office:value-type="float" office:value="299.63999999960998" table:style-name="ce2">
            <text:p>299.64</text:p>
          </table:table-cell>
          <table:table-cell office:value-type="float" office:value="11.35" table:style-name="ce2">
            <text:p>11.35</text:p>
          </table:table-cell>
          <table:table-cell office:value-type="float" office:value="103.59" table:style-name="ce2">
            <text:p>103.59</text:p>
          </table:table-cell>
          <table:table-cell table:number-columns-repeated="16314"/>
        </table:table-row>
        <table:table-row table:style-name="ro1">
          <table:table-cell office:value-type="float" office:value="15.215216117213499" table:style-name="ce2">
            <text:p>15.21521612</text:p>
          </table:table-cell>
          <table:table-cell office:value-type="float" office:value="149.719999999946" table:style-name="ce2">
            <text:p>149.72</text:p>
          </table:table-cell>
          <table:table-cell office:value-type="float" office:value="15.2087838827802" table:style-name="ce2">
            <text:p>15.20878388</text:p>
          </table:table-cell>
          <table:table-cell office:value-type="float" office:value="179.16999999994599" table:style-name="ce2">
            <text:p>179.17</text:p>
          </table:table-cell>
          <table:table-cell office:value-type="float" office:value="15.7" table:style-name="ce2">
            <text:p>15.7</text:p>
          </table:table-cell>
          <table:table-cell office:value-type="float" office:value="193.119999999947" table:style-name="ce2">
            <text:p>193.12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191.499999999946" table:style-name="ce2">
            <text:p>191.5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180.699999999829" table:style-name="ce2">
            <text:p>180.7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166.64999999985801" table:style-name="ce2">
            <text:p>166.65</text:p>
          </table:table-cell>
          <table:table-cell office:value-type="float" office:value="20.483333333333398" table:style-name="ce2">
            <text:p>20.48333333</text:p>
          </table:table-cell>
          <table:table-cell office:value-type="float" office:value="159.09999999994599" table:style-name="ce2">
            <text:p>159.1</text:p>
          </table:table-cell>
          <table:table-cell office:value-type="float" office:value="21.391666666666701" table:style-name="ce2">
            <text:p>21.39166667</text:p>
          </table:table-cell>
          <table:table-cell office:value-type="float" office:value="129.12999999988099" table:style-name="ce2">
            <text:p>129.13</text:p>
          </table:table-cell>
          <table:table-cell office:value-type="float" office:value="21.066666666666698" table:style-name="ce2">
            <text:p>21.06666667</text:p>
          </table:table-cell>
          <table:table-cell office:value-type="float" office:value="129.129999999928" table:style-name="ce2">
            <text:p>129.13</text:p>
          </table:table-cell>
          <table:table-cell office:value-type="float" office:value="22.0416666666667" table:style-name="ce2">
            <text:p>22.04166667</text:p>
          </table:table-cell>
          <table:table-cell office:value-type="float" office:value="129.129999999999" table:style-name="ce2">
            <text:p>129.13</text:p>
          </table:table-cell>
          <table:table-cell office:value-type="float" office:value="22.9691172161154" table:style-name="ce2">
            <text:p>22.96911722</text:p>
          </table:table-cell>
          <table:table-cell office:value-type="float" office:value="129.130000000021" table:style-name="ce2">
            <text:p>129.13</text:p>
          </table:table-cell>
          <table:table-cell office:value-type="float" office:value="9.4833333333333307" table:style-name="ce2">
            <text:p>9.483333333</text:p>
          </table:table-cell>
          <table:table-cell office:value-type="float" office:value="131.85" table:style-name="ce2">
            <text:p>131.85</text:p>
          </table:table-cell>
          <table:table-cell office:value-type="float" office:value="10" table:style-name="ce2">
            <text:p>10</text:p>
          </table:table-cell>
          <table:table-cell office:value-type="float" office:value="132.28351648351699" table:style-name="ce2">
            <text:p>132.2835165</text:p>
          </table:table-cell>
          <table:table-cell office:value-type="float" office:value="9.6666666666666607" table:style-name="ce2">
            <text:p>9.666666667</text:p>
          </table:table-cell>
          <table:table-cell office:value-type="float" office:value="152.236483516633" table:style-name="ce2">
            <text:p>152.2364835</text:p>
          </table:table-cell>
          <table:table-cell office:value-type="float" office:value="10.5146666666591" table:style-name="ce2">
            <text:p>10.51466667</text:p>
          </table:table-cell>
          <table:table-cell office:value-type="float" office:value="150.219999999886" table:style-name="ce2">
            <text:p>150.22</text:p>
          </table:table-cell>
          <table:table-cell office:value-type="float" office:value="8.7597509157509492" table:style-name="ce2">
            <text:p>8.759750916</text:p>
          </table:table-cell>
          <table:table-cell office:value-type="float" office:value="387.710000000035" table:style-name="ce2">
            <text:p>387.71</text:p>
          </table:table-cell>
          <table:table-cell office:value-type="float" office:value="9.4833333333333396" table:style-name="ce2">
            <text:p>9.483333333</text:p>
          </table:table-cell>
          <table:table-cell office:value-type="float" office:value="125.37" table:style-name="ce2">
            <text:p>125.37</text:p>
          </table:table-cell>
          <table:table-cell office:value-type="float" office:value="9.4833333333333591" table:style-name="ce2">
            <text:p>9.483333333</text:p>
          </table:table-cell>
          <table:table-cell office:value-type="float" office:value="114.57" table:style-name="ce2">
            <text:p>114.57</text:p>
          </table:table-cell>
          <table:table-cell office:value-type="float" office:value="10.0334871794867" table:style-name="ce2">
            <text:p>10.03348718</text:p>
          </table:table-cell>
          <table:table-cell office:value-type="float" office:value="388" table:style-name="ce2">
            <text:p>388</text:p>
          </table:table-cell>
          <table:table-cell office:value-type="float" office:value="18.890333333335199" table:style-name="ce2">
            <text:p>18.89033333</text:p>
          </table:table-cell>
          <table:table-cell office:value-type="float" office:value="183.44351648346199" table:style-name="ce2">
            <text:p>183.4435165</text:p>
          </table:table-cell>
          <table:table-cell office:value-type="float" office:value="19.814333333333298" table:style-name="ce2">
            <text:p>19.81433333</text:p>
          </table:table-cell>
          <table:table-cell office:value-type="float" office:value="192.309999999946" table:style-name="ce2">
            <text:p>192.31</text:p>
          </table:table-cell>
          <table:table-cell office:value-type="float" office:value="20.084783882779401" table:style-name="ce2">
            <text:p>20.08478388</text:p>
          </table:table-cell>
          <table:table-cell office:value-type="float" office:value="181.50999999986701" table:style-name="ce2">
            <text:p>181.51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164.70999999995001" table:style-name="ce2">
            <text:p>164.71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0.639999999996199" table:style-name="ce2">
            <text:p>10.64</text:p>
          </table:table-cell>
          <table:table-cell office:value-type="float" office:value="307.81999999956503" table:style-name="ce2">
            <text:p>307.82</text:p>
          </table:table-cell>
          <table:table-cell office:value-type="float" office:value="10.6916666666667" table:style-name="ce2">
            <text:p>10.69166667</text:p>
          </table:table-cell>
          <table:table-cell office:value-type="float" office:value="305.09999999996802" table:style-name="ce2">
            <text:p>305.1</text:p>
          </table:table-cell>
          <table:table-cell office:value-type="float" office:value="10.6916666666667" table:style-name="ce2">
            <text:p>10.69166667</text:p>
          </table:table-cell>
          <table:table-cell office:value-type="float" office:value="299.63999999960998" table:style-name="ce2">
            <text:p>299.64</text:p>
          </table:table-cell>
          <table:table-cell office:value-type="float" office:value="11.733333333333301" table:style-name="ce2">
            <text:p>11.73333333</text:p>
          </table:table-cell>
          <table:table-cell office:value-type="float" office:value="115.09" table:style-name="ce2">
            <text:p>115.09</text:p>
          </table:table-cell>
          <table:table-cell table:number-columns-repeated="16314"/>
        </table:table-row>
        <table:table-row table:style-name="ro1">
          <table:table-cell office:value-type="float" office:value="16.508333333333301" table:style-name="ce2">
            <text:p>16.50833333</text:p>
          </table:table-cell>
          <table:table-cell office:value-type="float" office:value="135.94999999994599" table:style-name="ce2">
            <text:p>135.95</text:p>
          </table:table-cell>
          <table:table-cell office:value-type="float" office:value="17.25" table:style-name="ce2">
            <text:p>17.25</text:p>
          </table:table-cell>
          <table:table-cell office:value-type="float" office:value="165.399999999946" table:style-name="ce2">
            <text:p>165.4</text:p>
          </table:table-cell>
          <table:table-cell office:value-type="float" office:value="18.0453333333441" table:style-name="ce2">
            <text:p>18.04533333</text:p>
          </table:table-cell>
          <table:table-cell office:value-type="float" office:value="179.34999999994699" table:style-name="ce2">
            <text:p>179.35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191666666666698" table:style-name="ce2">
            <text:p>21.19166667</text:p>
          </table:table-cell>
          <table:table-cell office:value-type="float" office:value="183.12999999994599" table:style-name="ce2">
            <text:p>183.13</text:p>
          </table:table-cell>
          <table:table-cell office:value-type="float" office:value="21.433333333333302" table:style-name="ce2">
            <text:p>21.43333333</text:p>
          </table:table-cell>
          <table:table-cell office:value-type="float" office:value="172.329999999877" table:style-name="ce2">
            <text:p>172.33</text:p>
          </table:table-cell>
          <table:table-cell office:value-type="float" office:value="21.883333333333301" table:style-name="ce2">
            <text:p>21.88333333</text:p>
          </table:table-cell>
          <table:table-cell office:value-type="float" office:value="158.279999999859" table:style-name="ce2">
            <text:p>158.28</text:p>
          </table:table-cell>
          <table:table-cell office:value-type="float" office:value="22.0416666666667" table:style-name="ce2">
            <text:p>22.04166667</text:p>
          </table:table-cell>
          <table:table-cell office:value-type="float" office:value="150.72999999994599" table:style-name="ce2">
            <text:p>150.73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11.557967032966999" table:style-name="ce2">
            <text:p>11.55796703</text:p>
          </table:table-cell>
          <table:table-cell office:value-type="float" office:value="115.91999999999901" table:style-name="ce2">
            <text:p>115.92</text:p>
          </table:table-cell>
          <table:table-cell office:value-type="float" office:value="15.2087838827802" table:style-name="ce2">
            <text:p>15.20878388</text:p>
          </table:table-cell>
          <table:table-cell office:value-type="float" office:value="116.353516483517" table:style-name="ce2">
            <text:p>116.3535165</text:p>
          </table:table-cell>
          <table:table-cell office:value-type="float" office:value="13.948549450551299" table:style-name="ce2">
            <text:p>13.94854945</text:p>
          </table:table-cell>
          <table:table-cell office:value-type="float" office:value="136.30648351651899" table:style-name="ce2">
            <text:p>136.3064835</text:p>
          </table:table-cell>
          <table:table-cell office:value-type="float" office:value="12.5666666666667" table:style-name="ce2">
            <text:p>12.56666667</text:p>
          </table:table-cell>
          <table:table-cell office:value-type="float" office:value="134.28999999988599" table:style-name="ce2">
            <text:p>134.29</text:p>
          </table:table-cell>
          <table:table-cell office:value-type="float" office:value="10" table:style-name="ce2">
            <text:p>10</text:p>
          </table:table-cell>
          <table:table-cell office:value-type="float" office:value="371.24000000003502" table:style-name="ce2">
            <text:p>371.24</text:p>
          </table:table-cell>
          <table:table-cell office:value-type="float" office:value="10.0583333333333" table:style-name="ce2">
            <text:p>10.05833333</text:p>
          </table:table-cell>
          <table:table-cell office:value-type="float" office:value="108.9" table:style-name="ce2">
            <text:p>108.9</text:p>
          </table:table-cell>
          <table:table-cell office:value-type="float" office:value="10.780124542124501" table:style-name="ce2">
            <text:p>10.78012454</text:p>
          </table:table-cell>
          <table:table-cell office:value-type="float" office:value="98.099999999999596" table:style-name="ce2">
            <text:p>98.1</text:p>
          </table:table-cell>
          <table:table-cell office:value-type="float" office:value="11.35" table:style-name="ce2">
            <text:p>11.35</text:p>
          </table:table-cell>
          <table:table-cell office:value-type="float" office:value="371.53" table:style-name="ce2">
            <text:p>371.53</text:p>
          </table:table-cell>
          <table:table-cell office:value-type="float" office:value="20.191666666666698" table:style-name="ce2">
            <text:p>20.19166667</text:p>
          </table:table-cell>
          <table:table-cell office:value-type="float" office:value="169.13351648346199" table:style-name="ce2">
            <text:p>169.1335165</text:p>
          </table:table-cell>
          <table:table-cell office:value-type="float" office:value="21.391666666666701" table:style-name="ce2">
            <text:p>21.39166667</text:p>
          </table:table-cell>
          <table:table-cell office:value-type="float" office:value="177.999999999946" table:style-name="ce2">
            <text:p>178</text:p>
          </table:table-cell>
          <table:table-cell office:value-type="float" office:value="21.433333333333302" table:style-name="ce2">
            <text:p>21.43333333</text:p>
          </table:table-cell>
          <table:table-cell office:value-type="float" office:value="167.19999999990199" table:style-name="ce2">
            <text:p>167.2</text:p>
          </table:table-cell>
          <table:table-cell office:value-type="float" office:value="21.233333333333398" table:style-name="ce2">
            <text:p>21.23333333</text:p>
          </table:table-cell>
          <table:table-cell office:value-type="float" office:value="150.39999999995001" table:style-name="ce2">
            <text:p>150.4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1.35" table:style-name="ce2">
            <text:p>11.35</text:p>
          </table:table-cell>
          <table:table-cell office:value-type="float" office:value="289.729999999565" table:style-name="ce2">
            <text:p>289.73</text:p>
          </table:table-cell>
          <table:table-cell office:value-type="float" office:value="12.162333333331601" table:style-name="ce2">
            <text:p>12.16233333</text:p>
          </table:table-cell>
          <table:table-cell office:value-type="float" office:value="287.00999999996799" table:style-name="ce2">
            <text:p>287.01</text:p>
          </table:table-cell>
          <table:table-cell office:value-type="float" office:value="12.5666666666667" table:style-name="ce2">
            <text:p>12.56666667</text:p>
          </table:table-cell>
          <table:table-cell office:value-type="float" office:value="281.54999999961001" table:style-name="ce2">
            <text:p>281.55</text:p>
          </table:table-cell>
          <table:table-cell office:value-type="float" office:value="12.6337692307676" table:style-name="ce2">
            <text:p>12.63376923</text:p>
          </table:table-cell>
          <table:table-cell office:value-type="float" office:value="97" table:style-name="ce2">
            <text:p>97</text:p>
          </table:table-cell>
          <table:table-cell table:number-columns-repeated="16314"/>
        </table:table-row>
        <table:table-row table:style-name="ro1">
          <table:table-cell office:value-type="float" office:value="18.675000000000001" table:style-name="ce2">
            <text:p>18.675</text:p>
          </table:table-cell>
          <table:table-cell office:value-type="float" office:value="200.94999999994599" table:style-name="ce2">
            <text:p>200.95</text:p>
          </table:table-cell>
          <table:table-cell office:value-type="float" office:value="17.691666666666698" table:style-name="ce2">
            <text:p>17.69166667</text:p>
          </table:table-cell>
          <table:table-cell office:value-type="float" office:value="178.649999999946" table:style-name="ce2">
            <text:p>178.65</text:p>
          </table:table-cell>
          <table:table-cell office:value-type="float" office:value="18.0453333333441" table:style-name="ce2">
            <text:p>18.04533333</text:p>
          </table:table-cell>
          <table:table-cell office:value-type="float" office:value="179.34999999994699" table:style-name="ce2">
            <text:p>179.35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191666666666698" table:style-name="ce2">
            <text:p>21.19166667</text:p>
          </table:table-cell>
          <table:table-cell office:value-type="float" office:value="183.12999999994599" table:style-name="ce2">
            <text:p>183.13</text:p>
          </table:table-cell>
          <table:table-cell office:value-type="float" office:value="21.433333333333302" table:style-name="ce2">
            <text:p>21.43333333</text:p>
          </table:table-cell>
          <table:table-cell office:value-type="float" office:value="172.329999999877" table:style-name="ce2">
            <text:p>172.33</text:p>
          </table:table-cell>
          <table:table-cell office:value-type="float" office:value="21.991666666666699" table:style-name="ce2">
            <text:p>21.99166667</text:p>
          </table:table-cell>
          <table:table-cell office:value-type="float" office:value="161.52999999985801" table:style-name="ce2">
            <text:p>161.53</text:p>
          </table:table-cell>
          <table:table-cell office:value-type="float" office:value="22.0416666666667" table:style-name="ce2">
            <text:p>22.04166667</text:p>
          </table:table-cell>
          <table:table-cell office:value-type="float" office:value="150.72999999994599" table:style-name="ce2">
            <text:p>150.73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11.625" table:style-name="ce2">
            <text:p>11.625</text:p>
          </table:table-cell>
          <table:table-cell office:value-type="float" office:value="176.919999999997" table:style-name="ce2">
            <text:p>176.92</text:p>
          </table:table-cell>
          <table:table-cell office:value-type="float" office:value="16.683000000007102" table:style-name="ce2">
            <text:p>16.683</text:p>
          </table:table-cell>
          <table:table-cell office:value-type="float" office:value="160.58000000032399" table:style-name="ce2">
            <text:p>160.58</text:p>
          </table:table-cell>
          <table:table-cell office:value-type="float" office:value="14.091666666666701" table:style-name="ce2">
            <text:p>14.09166667</text:p>
          </table:table-cell>
          <table:table-cell office:value-type="float" office:value="140.59999999998001" table:style-name="ce2">
            <text:p>140.6</text:p>
          </table:table-cell>
          <table:table-cell office:value-type="float" office:value="12.841666666666701" table:style-name="ce2">
            <text:p>12.84166667</text:p>
          </table:table-cell>
          <table:table-cell office:value-type="float" office:value="142.53999999988599" table:style-name="ce2">
            <text:p>142.54</text:p>
          </table:table-cell>
          <table:table-cell office:value-type="float" office:value="10" table:style-name="ce2">
            <text:p>10</text:p>
          </table:table-cell>
          <table:table-cell office:value-type="float" office:value="371.24000000003502" table:style-name="ce2">
            <text:p>371.24</text:p>
          </table:table-cell>
          <table:table-cell office:value-type="float" office:value="10.349673992673999" table:style-name="ce2">
            <text:p>10.34967399</text:p>
          </table:table-cell>
          <table:table-cell office:value-type="float" office:value="374.01999999996502" table:style-name="ce2">
            <text:p>374.02</text:p>
          </table:table-cell>
          <table:table-cell office:value-type="float" office:value="11.0833333333333" table:style-name="ce2">
            <text:p>11.08333333</text:p>
          </table:table-cell>
          <table:table-cell office:value-type="float" office:value="374.02000000000299" table:style-name="ce2">
            <text:p>374.02</text:p>
          </table:table-cell>
          <table:table-cell office:value-type="float" office:value="11.35" table:style-name="ce2">
            <text:p>11.35</text:p>
          </table:table-cell>
          <table:table-cell office:value-type="float" office:value="371.53" table:style-name="ce2">
            <text:p>371.53</text:p>
          </table:table-cell>
          <table:table-cell office:value-type="float" office:value="20.483333333333398" table:style-name="ce2">
            <text:p>20.48333333</text:p>
          </table:table-cell>
          <table:table-cell office:value-type="float" office:value="177.88351648346301" table:style-name="ce2">
            <text:p>177.8835165</text:p>
          </table:table-cell>
          <table:table-cell office:value-type="float" office:value="21.391666666666701" table:style-name="ce2">
            <text:p>21.39166667</text:p>
          </table:table-cell>
          <table:table-cell office:value-type="float" office:value="177.999999999946" table:style-name="ce2">
            <text:p>178</text:p>
          </table:table-cell>
          <table:table-cell office:value-type="float" office:value="21.433333333333302" table:style-name="ce2">
            <text:p>21.43333333</text:p>
          </table:table-cell>
          <table:table-cell office:value-type="float" office:value="167.19999999990199" table:style-name="ce2">
            <text:p>167.2</text:p>
          </table:table-cell>
          <table:table-cell office:value-type="float" office:value="21.433333333333302" table:style-name="ce2">
            <text:p>21.43333333</text:p>
          </table:table-cell>
          <table:table-cell office:value-type="float" office:value="156.399999999946" table:style-name="ce2">
            <text:p>156.4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1.35" table:style-name="ce2">
            <text:p>11.35</text:p>
          </table:table-cell>
          <table:table-cell office:value-type="float" office:value="289.729999999565" table:style-name="ce2">
            <text:p>289.73</text:p>
          </table:table-cell>
          <table:table-cell office:value-type="float" office:value="12.162333333331601" table:style-name="ce2">
            <text:p>12.16233333</text:p>
          </table:table-cell>
          <table:table-cell office:value-type="float" office:value="287.00999999996799" table:style-name="ce2">
            <text:p>287.01</text:p>
          </table:table-cell>
          <table:table-cell office:value-type="float" office:value="12.5666666666667" table:style-name="ce2">
            <text:p>12.56666667</text:p>
          </table:table-cell>
          <table:table-cell office:value-type="float" office:value="281.54999999961001" table:style-name="ce2">
            <text:p>281.55</text:p>
          </table:table-cell>
          <table:table-cell office:value-type="float" office:value="12.828999999998" table:style-name="ce2">
            <text:p>12.829</text:p>
          </table:table-cell>
          <table:table-cell office:value-type="float" office:value="274.65999999970001" table:style-name="ce2">
            <text:p>274.66</text:p>
          </table:table-cell>
          <table:table-cell table:number-columns-repeated="16314"/>
        </table:table-row>
        <table:table-row table:style-name="ro1">
          <table:table-cell office:value-type="float" office:value="19.799666666666699" table:style-name="ce2">
            <text:p>19.79966667</text:p>
          </table:table-cell>
          <table:table-cell office:value-type="float" office:value="189.87999999994599" table:style-name="ce2">
            <text:p>189.88</text:p>
          </table:table-cell>
          <table:table-cell office:value-type="float" office:value="20.483333333333398" table:style-name="ce2">
            <text:p>20.48333333</text:p>
          </table:table-cell>
          <table:table-cell office:value-type="float" office:value="167.57999999994601" table:style-name="ce2">
            <text:p>167.58</text:p>
          </table:table-cell>
          <table:table-cell office:value-type="float" office:value="20.070666666662898" table:style-name="ce2">
            <text:p>20.07066667</text:p>
          </table:table-cell>
          <table:table-cell office:value-type="float" office:value="168.27999999994699" table:style-name="ce2">
            <text:p>168.28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8.0453333333442" table:style-name="ce2">
            <text:p>18.04533333</text:p>
          </table:table-cell>
          <table:table-cell office:value-type="float" office:value="160.989999999997" table:style-name="ce2">
            <text:p>160.99</text:p>
          </table:table-cell>
          <table:table-cell office:value-type="float" office:value="18.322000000010799" table:style-name="ce2">
            <text:p>18.322</text:p>
          </table:table-cell>
          <table:table-cell office:value-type="float" office:value="144.65000000032401" table:style-name="ce2">
            <text:p>144.65</text:p>
          </table:table-cell>
          <table:table-cell office:value-type="float" office:value="19.158333333333299" table:style-name="ce2">
            <text:p>19.15833333</text:p>
          </table:table-cell>
          <table:table-cell office:value-type="float" office:value="124.66999999998001" table:style-name="ce2">
            <text:p>124.67</text:p>
          </table:table-cell>
          <table:table-cell office:value-type="float" office:value="18.824999999999999" table:style-name="ce2">
            <text:p>18.825</text:p>
          </table:table-cell>
          <table:table-cell office:value-type="float" office:value="126.60999999988501" table:style-name="ce2">
            <text:p>126.61</text:p>
          </table:table-cell>
          <table:table-cell office:value-type="float" office:value="17.691666666666698" table:style-name="ce2">
            <text:p>17.69166667</text:p>
          </table:table-cell>
          <table:table-cell office:value-type="float" office:value="148.22000000003499" table:style-name="ce2">
            <text:p>148.22</text:p>
          </table:table-cell>
          <table:table-cell office:value-type="float" office:value="17.691666666666698" table:style-name="ce2">
            <text:p>17.69166667</text:p>
          </table:table-cell>
          <table:table-cell office:value-type="float" office:value="150.99999999996601" table:style-name="ce2">
            <text:p>151</text:p>
          </table:table-cell>
          <table:table-cell office:value-type="float" office:value="18.0453333333441" table:style-name="ce2">
            <text:p>18.04533333</text:p>
          </table:table-cell>
          <table:table-cell office:value-type="float" office:value="151.00000000000301" table:style-name="ce2">
            <text:p>151</text:p>
          </table:table-cell>
          <table:table-cell office:value-type="float" office:value="18.824999999999999" table:style-name="ce2">
            <text:p>18.825</text:p>
          </table:table-cell>
          <table:table-cell office:value-type="float" office:value="148.51" table:style-name="ce2">
            <text:p>148.51</text:p>
          </table:table-cell>
          <table:table-cell office:value-type="float" office:value="22.9691172161154" table:style-name="ce2">
            <text:p>22.96911722</text:p>
          </table:table-cell>
          <table:table-cell office:value-type="float" office:value="128.20351648346301" table:style-name="ce2">
            <text:p>128.2035165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2.5666666666667" table:style-name="ce2">
            <text:p>12.56666667</text:p>
          </table:table-cell>
          <table:table-cell office:value-type="float" office:value="270.01999999956502" table:style-name="ce2">
            <text:p>270.02</text:p>
          </table:table-cell>
          <table:table-cell office:value-type="float" office:value="12.841666666666701" table:style-name="ce2">
            <text:p>12.84166667</text:p>
          </table:table-cell>
          <table:table-cell office:value-type="float" office:value="267.29999999996801" table:style-name="ce2">
            <text:p>267.3</text:p>
          </table:table-cell>
          <table:table-cell office:value-type="float" office:value="13.841666666666701" table:style-name="ce2">
            <text:p>13.84166667</text:p>
          </table:table-cell>
          <table:table-cell office:value-type="float" office:value="261.83999999960901" table:style-name="ce2">
            <text:p>261.84</text:p>
          </table:table-cell>
          <table:table-cell office:value-type="float" office:value="13.841666666666701" table:style-name="ce2">
            <text:p>13.84166667</text:p>
          </table:table-cell>
          <table:table-cell office:value-type="float" office:value="254.9499999997" table:style-name="ce2">
            <text:p>254.95</text:p>
          </table:table-cell>
          <table:table-cell table:number-columns-repeated="16314"/>
        </table:table-row>
        <table:table-row table:style-name="ro1">
          <table:table-cell office:value-type="float" office:value="19.799666666666699" table:style-name="ce2">
            <text:p>19.79966667</text:p>
          </table:table-cell>
          <table:table-cell office:value-type="float" office:value="189.87999999994599" table:style-name="ce2">
            <text:p>189.88</text:p>
          </table:table-cell>
          <table:table-cell office:value-type="float" office:value="20.866666666666699" table:style-name="ce2">
            <text:p>20.86666667</text:p>
          </table:table-cell>
          <table:table-cell office:value-type="float" office:value="179.07999999994601" table:style-name="ce2">
            <text:p>179.08</text:p>
          </table:table-cell>
          <table:table-cell office:value-type="float" office:value="20.070666666662898" table:style-name="ce2">
            <text:p>20.07066667</text:p>
          </table:table-cell>
          <table:table-cell office:value-type="float" office:value="168.27999999994699" table:style-name="ce2">
            <text:p>168.28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8.0453333333442" table:style-name="ce2">
            <text:p>18.04533333</text:p>
          </table:table-cell>
          <table:table-cell office:value-type="float" office:value="160.989999999997" table:style-name="ce2">
            <text:p>160.99</text:p>
          </table:table-cell>
          <table:table-cell office:value-type="float" office:value="18.824999999999999" table:style-name="ce2">
            <text:p>18.825</text:p>
          </table:table-cell>
          <table:table-cell office:value-type="float" office:value="159.74" table:style-name="ce2">
            <text:p>159.74</text:p>
          </table:table-cell>
          <table:table-cell office:value-type="float" office:value="19.158333333333299" table:style-name="ce2">
            <text:p>19.15833333</text:p>
          </table:table-cell>
          <table:table-cell office:value-type="float" office:value="124.66999999998001" table:style-name="ce2">
            <text:p>124.67</text:p>
          </table:table-cell>
          <table:table-cell office:value-type="float" office:value="19.100000000000001" table:style-name="ce2">
            <text:p>19.1</text:p>
          </table:table-cell>
          <table:table-cell office:value-type="float" office:value="134.85999999988499" table:style-name="ce2">
            <text:p>134.86</text:p>
          </table:table-cell>
          <table:table-cell office:value-type="float" office:value="17.784333333331599" table:style-name="ce2">
            <text:p>17.78433333</text:p>
          </table:table-cell>
          <table:table-cell office:value-type="float" office:value="150.99999999998201" table:style-name="ce2">
            <text:p>151</text:p>
          </table:table-cell>
          <table:table-cell office:value-type="float" office:value="17.691666666666698" table:style-name="ce2">
            <text:p>17.69166667</text:p>
          </table:table-cell>
          <table:table-cell office:value-type="float" office:value="150.99999999996601" table:style-name="ce2">
            <text:p>151</text:p>
          </table:table-cell>
          <table:table-cell office:value-type="float" office:value="18.0453333333441" table:style-name="ce2">
            <text:p>18.04533333</text:p>
          </table:table-cell>
          <table:table-cell office:value-type="float" office:value="151.00000000000301" table:style-name="ce2">
            <text:p>151</text:p>
          </table:table-cell>
          <table:table-cell office:value-type="float" office:value="18.824999999999999" table:style-name="ce2">
            <text:p>18.825</text:p>
          </table:table-cell>
          <table:table-cell office:value-type="float" office:value="148.51" table:style-name="ce2">
            <text:p>148.51</text:p>
          </table:table-cell>
          <table:table-cell office:value-type="float" office:value="23" table:style-name="ce2">
            <text:p>23</text:p>
          </table:table-cell>
          <table:table-cell office:value-type="float" office:value="129.13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2.5666666666667" table:style-name="ce2">
            <text:p>12.56666667</text:p>
          </table:table-cell>
          <table:table-cell office:value-type="float" office:value="270.01999999956502" table:style-name="ce2">
            <text:p>270.02</text:p>
          </table:table-cell>
          <table:table-cell office:value-type="float" office:value="12.841666666666701" table:style-name="ce2">
            <text:p>12.84166667</text:p>
          </table:table-cell>
          <table:table-cell office:value-type="float" office:value="267.29999999996801" table:style-name="ce2">
            <text:p>267.3</text:p>
          </table:table-cell>
          <table:table-cell office:value-type="float" office:value="13.841666666666701" table:style-name="ce2">
            <text:p>13.84166667</text:p>
          </table:table-cell>
          <table:table-cell office:value-type="float" office:value="261.83999999960901" table:style-name="ce2">
            <text:p>261.84</text:p>
          </table:table-cell>
          <table:table-cell office:value-type="float" office:value="13.841666666666701" table:style-name="ce2">
            <text:p>13.84166667</text:p>
          </table:table-cell>
          <table:table-cell office:value-type="float" office:value="254.9499999997" table:style-name="ce2">
            <text:p>254.95</text:p>
          </table:table-cell>
          <table:table-cell table:number-columns-repeated="1631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699" table:style-name="ce2">
            <text:p>129.13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3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142.359999999997" table:style-name="ce2">
            <text:p>142.36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141.11000000000001" table:style-name="ce2">
            <text:p>141.11</text:p>
          </table:table-cell>
          <table:table-cell office:value-type="float" office:value="19.814333333333298" table:style-name="ce2">
            <text:p>19.81433333</text:p>
          </table:table-cell>
          <table:table-cell office:value-type="float" office:value="106.04" table:style-name="ce2">
            <text:p>106.04</text:p>
          </table:table-cell>
          <table:table-cell office:value-type="float" office:value="20.070666666662898" table:style-name="ce2">
            <text:p>20.07066667</text:p>
          </table:table-cell>
          <table:table-cell office:value-type="float" office:value="116.229999999885" table:style-name="ce2">
            <text:p>116.23</text:p>
          </table:table-cell>
          <table:table-cell office:value-type="float" office:value="19.100000000000001" table:style-name="ce2">
            <text:p>19.1</text:p>
          </table:table-cell>
          <table:table-cell office:value-type="float" office:value="136.689999999999" table:style-name="ce2">
            <text:p>136.69</text:p>
          </table:table-cell>
          <table:table-cell office:value-type="float" office:value="19.158333333333399" table:style-name="ce2">
            <text:p>19.15833333</text:p>
          </table:table-cell>
          <table:table-cell office:value-type="float" office:value="136.68999999998201" table:style-name="ce2">
            <text:p>136.69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136.69000000000301" table:style-name="ce2">
            <text:p>136.69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134.19999999999999" table:style-name="ce2">
            <text:p>134.2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.000000000000099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3.841666666666701" table:style-name="ce2">
            <text:p>13.84166667</text:p>
          </table:table-cell>
          <table:table-cell office:value-type="float" office:value="251.11999999956399" table:style-name="ce2">
            <text:p>251.12</text:p>
          </table:table-cell>
          <table:table-cell office:value-type="float" office:value="14.091666666666701" table:style-name="ce2">
            <text:p>14.09166667</text:p>
          </table:table-cell>
          <table:table-cell office:value-type="float" office:value="248.399999999968" table:style-name="ce2">
            <text:p>248.4</text:p>
          </table:table-cell>
          <table:table-cell office:value-type="float" office:value="15.108333333333301" table:style-name="ce2">
            <text:p>15.10833333</text:p>
          </table:table-cell>
          <table:table-cell office:value-type="float" office:value="242.939999999609" table:style-name="ce2">
            <text:p>242.94</text:p>
          </table:table-cell>
          <table:table-cell office:value-type="float" office:value="15.326333333331499" table:style-name="ce2">
            <text:p>15.32633333</text:p>
          </table:table-cell>
          <table:table-cell office:value-type="float" office:value="236.04999999969999" table:style-name="ce2">
            <text:p>236.05</text:p>
          </table:table-cell>
          <table:table-cell table:number-columns-repeated="1631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699" table:style-name="ce2">
            <text:p>129.13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3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142.359999999997" table:style-name="ce2">
            <text:p>142.36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141.11000000000001" table:style-name="ce2">
            <text:p>141.11</text:p>
          </table:table-cell>
          <table:table-cell office:value-type="float" office:value="20.383333333333301" table:style-name="ce2">
            <text:p>20.38333333</text:p>
          </table:table-cell>
          <table:table-cell office:value-type="float" office:value="123.11000000000099" table:style-name="ce2">
            <text:p>123.11</text:p>
          </table:table-cell>
          <table:table-cell office:value-type="float" office:value="20.483333333333398" table:style-name="ce2">
            <text:p>20.48333333</text:p>
          </table:table-cell>
          <table:table-cell office:value-type="float" office:value="128.609999999998" table:style-name="ce2">
            <text:p>128.61</text:p>
          </table:table-cell>
          <table:table-cell office:value-type="float" office:value="19.100000000000001" table:style-name="ce2">
            <text:p>19.1</text:p>
          </table:table-cell>
          <table:table-cell office:value-type="float" office:value="136.689999999999" table:style-name="ce2">
            <text:p>136.69</text:p>
          </table:table-cell>
          <table:table-cell office:value-type="float" office:value="19.158333333333399" table:style-name="ce2">
            <text:p>19.15833333</text:p>
          </table:table-cell>
          <table:table-cell office:value-type="float" office:value="136.68999999998201" table:style-name="ce2">
            <text:p>136.69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136.69000000000301" table:style-name="ce2">
            <text:p>136.69</text:p>
          </table:table-cell>
          <table:table-cell office:value-type="float" office:value="19.799666666666699" table:style-name="ce2">
            <text:p>19.79966667</text:p>
          </table:table-cell>
          <table:table-cell office:value-type="float" office:value="136.69" table:style-name="ce2">
            <text:p>136.69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.000000000000099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3.841666666666701" table:style-name="ce2">
            <text:p>13.84166667</text:p>
          </table:table-cell>
          <table:table-cell office:value-type="float" office:value="251.11999999956399" table:style-name="ce2">
            <text:p>251.12</text:p>
          </table:table-cell>
          <table:table-cell office:value-type="float" office:value="14.091666666666701" table:style-name="ce2">
            <text:p>14.09166667</text:p>
          </table:table-cell>
          <table:table-cell office:value-type="float" office:value="248.399999999968" table:style-name="ce2">
            <text:p>248.4</text:p>
          </table:table-cell>
          <table:table-cell office:value-type="float" office:value="15.108333333333301" table:style-name="ce2">
            <text:p>15.10833333</text:p>
          </table:table-cell>
          <table:table-cell office:value-type="float" office:value="242.939999999609" table:style-name="ce2">
            <text:p>242.94</text:p>
          </table:table-cell>
          <table:table-cell office:value-type="float" office:value="15.326333333331499" table:style-name="ce2">
            <text:p>15.32633333</text:p>
          </table:table-cell>
          <table:table-cell office:value-type="float" office:value="236.04999999969999" table:style-name="ce2">
            <text:p>236.05</text:p>
          </table:table-cell>
          <table:table-cell table:number-columns-repeated="16314"/>
        </table:table-row>
        <table:table-row table:style-name="ro1"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3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596" table:style-name="ce2">
            <text:p>97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0.066666666666698" table:style-name="ce2">
            <text:p>20.06666667</text:p>
          </table:table-cell>
          <table:table-cell office:value-type="float" office:value="131.019999999997" table:style-name="ce2">
            <text:p>131.02</text:p>
          </table:table-cell>
          <table:table-cell office:value-type="float" office:value="20.483333333333398" table:style-name="ce2">
            <text:p>20.48333333</text:p>
          </table:table-cell>
          <table:table-cell office:value-type="float" office:value="129.77000000000001" table:style-name="ce2">
            <text:p>129.77</text:p>
          </table:table-cell>
          <table:table-cell office:value-type="float" office:value="20.866666666666699" table:style-name="ce2">
            <text:p>20.86666667</text:p>
          </table:table-cell>
          <table:table-cell office:value-type="float" office:value="111.770000000001" table:style-name="ce2">
            <text:p>111.77</text:p>
          </table:table-cell>
          <table:table-cell office:value-type="float" office:value="21.066666666666698" table:style-name="ce2">
            <text:p>21.06666667</text:p>
          </table:table-cell>
          <table:table-cell office:value-type="float" office:value="117.269999999997" table:style-name="ce2">
            <text:p>117.27</text:p>
          </table:table-cell>
          <table:table-cell office:value-type="float" office:value="19.799666666666699" table:style-name="ce2">
            <text:p>19.79966667</text:p>
          </table:table-cell>
          <table:table-cell office:value-type="float" office:value="130.74999999999901" table:style-name="ce2">
            <text:p>130.75</text:p>
          </table:table-cell>
          <table:table-cell office:value-type="float" office:value="20.0476666666667" table:style-name="ce2">
            <text:p>20.04766667</text:p>
          </table:table-cell>
          <table:table-cell office:value-type="float" office:value="130.74999999998201" table:style-name="ce2">
            <text:p>130.75</text:p>
          </table:table-cell>
          <table:table-cell office:value-type="float" office:value="20.108333333333299" table:style-name="ce2">
            <text:p>20.10833333</text:p>
          </table:table-cell>
          <table:table-cell office:value-type="float" office:value="130.75000000000301" table:style-name="ce2">
            <text:p>130.75</text:p>
          </table:table-cell>
          <table:table-cell office:value-type="float" office:value="20.483333333333398" table:style-name="ce2">
            <text:p>20.48333333</text:p>
          </table:table-cell>
          <table:table-cell office:value-type="float" office:value="130.75" table:style-name="ce2">
            <text:p>130.75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5.326333333331499" table:style-name="ce2">
            <text:p>15.32633333</text:p>
          </table:table-cell>
          <table:table-cell office:value-type="float" office:value="231.949999999564" table:style-name="ce2">
            <text:p>231.95</text:p>
          </table:table-cell>
          <table:table-cell office:value-type="float" office:value="15.7" table:style-name="ce2">
            <text:p>15.7</text:p>
          </table:table-cell>
          <table:table-cell office:value-type="float" office:value="229.22999999996699" table:style-name="ce2">
            <text:p>229.23</text:p>
          </table:table-cell>
          <table:table-cell office:value-type="float" office:value="15.7" table:style-name="ce2">
            <text:p>15.7</text:p>
          </table:table-cell>
          <table:table-cell office:value-type="float" office:value="223.76999999960699" table:style-name="ce2">
            <text:p>223.77</text:p>
          </table:table-cell>
          <table:table-cell office:value-type="float" office:value="16.683000000007102" table:style-name="ce2">
            <text:p>16.683</text:p>
          </table:table-cell>
          <table:table-cell office:value-type="float" office:value="216.8799999997" table:style-name="ce2">
            <text:p>216.88</text:p>
          </table:table-cell>
          <table:table-cell table:number-columns-repeated="16314"/>
        </table:table-row>
        <table:table-row table:style-name="ro1"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3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596" table:style-name="ce2">
            <text:p>97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0.066666666666698" table:style-name="ce2">
            <text:p>20.06666667</text:p>
          </table:table-cell>
          <table:table-cell office:value-type="float" office:value="131.019999999997" table:style-name="ce2">
            <text:p>131.02</text:p>
          </table:table-cell>
          <table:table-cell office:value-type="float" office:value="20.483333333333398" table:style-name="ce2">
            <text:p>20.48333333</text:p>
          </table:table-cell>
          <table:table-cell office:value-type="float" office:value="129.77000000000001" table:style-name="ce2">
            <text:p>129.77</text:p>
          </table:table-cell>
          <table:table-cell office:value-type="float" office:value="21.058333333333302" table:style-name="ce2">
            <text:p>21.05833333</text:p>
          </table:table-cell>
          <table:table-cell office:value-type="float" office:value="117.52" table:style-name="ce2">
            <text:p>117.52</text:p>
          </table:table-cell>
          <table:table-cell office:value-type="float" office:value="21.191666666666698" table:style-name="ce2">
            <text:p>21.19166667</text:p>
          </table:table-cell>
          <table:table-cell office:value-type="float" office:value="121.01999999999801" table:style-name="ce2">
            <text:p>121.02</text:p>
          </table:table-cell>
          <table:table-cell office:value-type="float" office:value="19.799666666666699" table:style-name="ce2">
            <text:p>19.79966667</text:p>
          </table:table-cell>
          <table:table-cell office:value-type="float" office:value="130.74999999999901" table:style-name="ce2">
            <text:p>130.75</text:p>
          </table:table-cell>
          <table:table-cell office:value-type="float" office:value="20.0476666666667" table:style-name="ce2">
            <text:p>20.04766667</text:p>
          </table:table-cell>
          <table:table-cell office:value-type="float" office:value="130.74999999998201" table:style-name="ce2">
            <text:p>130.75</text:p>
          </table:table-cell>
          <table:table-cell office:value-type="float" office:value="20.108333333333299" table:style-name="ce2">
            <text:p>20.10833333</text:p>
          </table:table-cell>
          <table:table-cell office:value-type="float" office:value="130.75000000000301" table:style-name="ce2">
            <text:p>130.75</text:p>
          </table:table-cell>
          <table:table-cell office:value-type="float" office:value="20.483333333333398" table:style-name="ce2">
            <text:p>20.48333333</text:p>
          </table:table-cell>
          <table:table-cell office:value-type="float" office:value="130.75" table:style-name="ce2">
            <text:p>130.75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5.326333333331499" table:style-name="ce2">
            <text:p>15.32633333</text:p>
          </table:table-cell>
          <table:table-cell office:value-type="float" office:value="231.949999999564" table:style-name="ce2">
            <text:p>231.95</text:p>
          </table:table-cell>
          <table:table-cell office:value-type="float" office:value="15.7" table:style-name="ce2">
            <text:p>15.7</text:p>
          </table:table-cell>
          <table:table-cell office:value-type="float" office:value="229.22999999996699" table:style-name="ce2">
            <text:p>229.23</text:p>
          </table:table-cell>
          <table:table-cell office:value-type="float" office:value="15.7" table:style-name="ce2">
            <text:p>15.7</text:p>
          </table:table-cell>
          <table:table-cell office:value-type="float" office:value="223.76999999960699" table:style-name="ce2">
            <text:p>223.77</text:p>
          </table:table-cell>
          <table:table-cell office:value-type="float" office:value="16.683000000007102" table:style-name="ce2">
            <text:p>16.683</text:p>
          </table:table-cell>
          <table:table-cell office:value-type="float" office:value="216.8799999997" table:style-name="ce2">
            <text:p>216.88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058333333333302" table:style-name="ce2">
            <text:p>21.05833333</text:p>
          </table:table-cell>
          <table:table-cell office:value-type="float" office:value="129.12999999999701" table:style-name="ce2">
            <text:p>129.13</text:p>
          </table:table-cell>
          <table:table-cell office:value-type="float" office:value="21.391666666666701" table:style-name="ce2">
            <text:p>21.39166667</text:p>
          </table:table-cell>
          <table:table-cell office:value-type="float" office:value="127.88" table:style-name="ce2">
            <text:p>127.88</text:p>
          </table:table-cell>
          <table:table-cell office:value-type="float" office:value="21.433333333333302" table:style-name="ce2">
            <text:p>21.43333333</text:p>
          </table:table-cell>
          <table:table-cell office:value-type="float" office:value="115.63" table:style-name="ce2">
            <text:p>115.63</text:p>
          </table:table-cell>
          <table:table-cell office:value-type="float" office:value="22.125" table:style-name="ce2">
            <text:p>22.125</text:p>
          </table:table-cell>
          <table:table-cell office:value-type="float" office:value="119.12999999999801" table:style-name="ce2">
            <text:p>119.13</text:p>
          </table:table-cell>
          <table:table-cell office:value-type="float" office:value="21.191666666666698" table:style-name="ce2">
            <text:p>21.19166667</text:p>
          </table:table-cell>
          <table:table-cell office:value-type="float" office:value="129.129999999999" table:style-name="ce2">
            <text:p>129.13</text:p>
          </table:table-cell>
          <table:table-cell office:value-type="float" office:value="21.058333333333302" table:style-name="ce2">
            <text:p>21.05833333</text:p>
          </table:table-cell>
          <table:table-cell office:value-type="float" office:value="129.13" table:style-name="ce2">
            <text:p>129.13</text:p>
          </table:table-cell>
          <table:table-cell office:value-type="float" office:value="21.991666666666699" table:style-name="ce2">
            <text:p>21.99166667</text:p>
          </table:table-cell>
          <table:table-cell office:value-type="float" office:value="129.13000000000301" table:style-name="ce2">
            <text:p>129.13</text:p>
          </table:table-cell>
          <table:table-cell office:value-type="float" office:value="20.866666666666699" table:style-name="ce2">
            <text:p>20.86666667</text:p>
          </table:table-cell>
          <table:table-cell office:value-type="float" office:value="129.13" table:style-name="ce2">
            <text:p>129.13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6.25" table:style-name="ce2">
            <text:p>16.25</text:p>
          </table:table-cell>
          <table:table-cell office:value-type="float" office:value="213.859999999564" table:style-name="ce2">
            <text:p>213.86</text:p>
          </table:table-cell>
          <table:table-cell office:value-type="float" office:value="16.8152161172181" table:style-name="ce2">
            <text:p>16.81521612</text:p>
          </table:table-cell>
          <table:table-cell office:value-type="float" office:value="211.13999999996699" table:style-name="ce2">
            <text:p>211.14</text:p>
          </table:table-cell>
          <table:table-cell office:value-type="float" office:value="17.25" table:style-name="ce2">
            <text:p>17.25</text:p>
          </table:table-cell>
          <table:table-cell office:value-type="float" office:value="205.679999999605" table:style-name="ce2">
            <text:p>205.68</text:p>
          </table:table-cell>
          <table:table-cell office:value-type="float" office:value="17.691666666666698" table:style-name="ce2">
            <text:p>17.69166667</text:p>
          </table:table-cell>
          <table:table-cell office:value-type="float" office:value="198.7899999997" table:style-name="ce2">
            <text:p>198.79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058333333333302" table:style-name="ce2">
            <text:p>21.05833333</text:p>
          </table:table-cell>
          <table:table-cell office:value-type="float" office:value="129.12999999999701" table:style-name="ce2">
            <text:p>129.13</text:p>
          </table:table-cell>
          <table:table-cell office:value-type="float" office:value="21.433333333333302" table:style-name="ce2">
            <text:p>21.43333333</text:p>
          </table:table-cell>
          <table:table-cell office:value-type="float" office:value="129.13" table:style-name="ce2">
            <text:p>129.13</text:p>
          </table:table-cell>
          <table:table-cell office:value-type="float" office:value="21.883333333333301" table:style-name="ce2">
            <text:p>21.88333333</text:p>
          </table:table-cell>
          <table:table-cell office:value-type="float" office:value="129.13" table:style-name="ce2">
            <text:p>129.13</text:p>
          </table:table-cell>
          <table:table-cell office:value-type="float" office:value="22.4583333333333" table:style-name="ce2">
            <text:p>22.45833333</text:p>
          </table:table-cell>
          <table:table-cell office:value-type="float" office:value="129.12999999999801" table:style-name="ce2">
            <text:p>129.13</text:p>
          </table:table-cell>
          <table:table-cell office:value-type="float" office:value="21.191666666666698" table:style-name="ce2">
            <text:p>21.19166667</text:p>
          </table:table-cell>
          <table:table-cell office:value-type="float" office:value="129.129999999999" table:style-name="ce2">
            <text:p>129.13</text:p>
          </table:table-cell>
          <table:table-cell office:value-type="float" office:value="21.058333333333302" table:style-name="ce2">
            <text:p>21.05833333</text:p>
          </table:table-cell>
          <table:table-cell office:value-type="float" office:value="129.13" table:style-name="ce2">
            <text:p>129.13</text:p>
          </table:table-cell>
          <table:table-cell office:value-type="float" office:value="21.991666666666699" table:style-name="ce2">
            <text:p>21.99166667</text:p>
          </table:table-cell>
          <table:table-cell office:value-type="float" office:value="129.13000000000301" table:style-name="ce2">
            <text:p>129.13</text:p>
          </table:table-cell>
          <table:table-cell office:value-type="float" office:value="20.866666666666699" table:style-name="ce2">
            <text:p>20.86666667</text:p>
          </table:table-cell>
          <table:table-cell office:value-type="float" office:value="129.13" table:style-name="ce2">
            <text:p>129.13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6.5083333333334" table:style-name="ce2">
            <text:p>16.50833333</text:p>
          </table:table-cell>
          <table:table-cell office:value-type="float" office:value="221.60999999956499" table:style-name="ce2">
            <text:p>221.61</text:p>
          </table:table-cell>
          <table:table-cell office:value-type="float" office:value="16.8152161172181" table:style-name="ce2">
            <text:p>16.81521612</text:p>
          </table:table-cell>
          <table:table-cell office:value-type="float" office:value="211.13999999996699" table:style-name="ce2">
            <text:p>211.14</text:p>
          </table:table-cell>
          <table:table-cell office:value-type="float" office:value="17.25" table:style-name="ce2">
            <text:p>17.25</text:p>
          </table:table-cell>
          <table:table-cell office:value-type="float" office:value="205.679999999605" table:style-name="ce2">
            <text:p>205.68</text:p>
          </table:table-cell>
          <table:table-cell office:value-type="float" office:value="17.691666666666698" table:style-name="ce2">
            <text:p>17.69166667</text:p>
          </table:table-cell>
          <table:table-cell office:value-type="float" office:value="198.7899999997" table:style-name="ce2">
            <text:p>198.79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.000000000002601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.000000000000099" table:style-name="ce2">
            <text:p>97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7.784333333331599" table:style-name="ce2">
            <text:p>17.78433333</text:p>
          </table:table-cell>
          <table:table-cell office:value-type="float" office:value="205.40999999962199" table:style-name="ce2">
            <text:p>205.41</text:p>
          </table:table-cell>
          <table:table-cell office:value-type="float" office:value="18.0453333333442" table:style-name="ce2">
            <text:p>18.04533333</text:p>
          </table:table-cell>
          <table:table-cell office:value-type="float" office:value="194.939999999967" table:style-name="ce2">
            <text:p>194.94</text:p>
          </table:table-cell>
          <table:table-cell office:value-type="float" office:value="18.191666666666698" table:style-name="ce2">
            <text:p>18.19166667</text:p>
          </table:table-cell>
          <table:table-cell office:value-type="float" office:value="189.479999999603" table:style-name="ce2">
            <text:p>189.48</text:p>
          </table:table-cell>
          <table:table-cell office:value-type="float" office:value="18.824999999999999" table:style-name="ce2">
            <text:p>18.825</text:p>
          </table:table-cell>
          <table:table-cell office:value-type="float" office:value="182.589999999946" table:style-name="ce2">
            <text:p>182.59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.000000000002601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.000000000000099" table:style-name="ce2">
            <text:p>97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8.0453333333441" table:style-name="ce2">
            <text:p>18.04533333</text:p>
          </table:table-cell>
          <table:table-cell office:value-type="float" office:value="213.24" table:style-name="ce2">
            <text:p>213.24</text:p>
          </table:table-cell>
          <table:table-cell office:value-type="float" office:value="18.0453333333442" table:style-name="ce2">
            <text:p>18.04533333</text:p>
          </table:table-cell>
          <table:table-cell office:value-type="float" office:value="194.939999999967" table:style-name="ce2">
            <text:p>194.94</text:p>
          </table:table-cell>
          <table:table-cell office:value-type="float" office:value="18.322000000010799" table:style-name="ce2">
            <text:p>18.322</text:p>
          </table:table-cell>
          <table:table-cell office:value-type="float" office:value="193.38999999992799" table:style-name="ce2">
            <text:p>193.39</text:p>
          </table:table-cell>
          <table:table-cell office:value-type="float" office:value="18.824999999999999" table:style-name="ce2">
            <text:p>18.825</text:p>
          </table:table-cell>
          <table:table-cell office:value-type="float" office:value="182.589999999946" table:style-name="ce2">
            <text:p>182.59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9.100000000000001" table:style-name="ce2">
            <text:p>19.1</text:p>
          </table:table-cell>
          <table:table-cell office:value-type="float" office:value="197.04" table:style-name="ce2">
            <text:p>197.04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178.73999999996701" table:style-name="ce2">
            <text:p>178.74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177.18999999992599" table:style-name="ce2">
            <text:p>177.19</text:p>
          </table:table-cell>
          <table:table-cell office:value-type="float" office:value="20.0476666666667" table:style-name="ce2">
            <text:p>20.04766667</text:p>
          </table:table-cell>
          <table:table-cell office:value-type="float" office:value="166.38999999989801" table:style-name="ce2">
            <text:p>166.39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9.158333333333399" table:style-name="ce2">
            <text:p>19.15833333</text:p>
          </table:table-cell>
          <table:table-cell office:value-type="float" office:value="198.79000000000201" table:style-name="ce2">
            <text:p>198.79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178.73999999996701" table:style-name="ce2">
            <text:p>178.74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177.18999999992599" table:style-name="ce2">
            <text:p>177.19</text:p>
          </table:table-cell>
          <table:table-cell office:value-type="float" office:value="20.0476666666667" table:style-name="ce2">
            <text:p>20.04766667</text:p>
          </table:table-cell>
          <table:table-cell office:value-type="float" office:value="166.38999999989801" table:style-name="ce2">
            <text:p>166.39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0.0476666666667" table:style-name="ce2">
            <text:p>20.04766667</text:p>
          </table:table-cell>
          <table:table-cell office:value-type="float" office:value="189.87999999994599" table:style-name="ce2">
            <text:p>189.88</text:p>
          </table:table-cell>
          <table:table-cell office:value-type="float" office:value="20.4166666666667" table:style-name="ce2">
            <text:p>20.41666667</text:p>
          </table:table-cell>
          <table:table-cell office:value-type="float" office:value="169.82999999996699" table:style-name="ce2">
            <text:p>169.83</text:p>
          </table:table-cell>
          <table:table-cell office:value-type="float" office:value="20.483333333333398" table:style-name="ce2">
            <text:p>20.48333333</text:p>
          </table:table-cell>
          <table:table-cell office:value-type="float" office:value="168.27999999992599" table:style-name="ce2">
            <text:p>168.28</text:p>
          </table:table-cell>
          <table:table-cell office:value-type="float" office:value="21.058333333333302" table:style-name="ce2">
            <text:p>21.05833333</text:p>
          </table:table-cell>
          <table:table-cell office:value-type="float" office:value="157.479999999927" table:style-name="ce2">
            <text:p>157.48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0.0476666666667" table:style-name="ce2">
            <text:p>20.04766667</text:p>
          </table:table-cell>
          <table:table-cell office:value-type="float" office:value="189.87999999994599" table:style-name="ce2">
            <text:p>189.88</text:p>
          </table:table-cell>
          <table:table-cell office:value-type="float" office:value="20.725000000000001" table:style-name="ce2">
            <text:p>20.725</text:p>
          </table:table-cell>
          <table:table-cell office:value-type="float" office:value="179.07999999996699" table:style-name="ce2">
            <text:p>179.08</text:p>
          </table:table-cell>
          <table:table-cell office:value-type="float" office:value="20.483333333333398" table:style-name="ce2">
            <text:p>20.48333333</text:p>
          </table:table-cell>
          <table:table-cell office:value-type="float" office:value="168.27999999992599" table:style-name="ce2">
            <text:p>168.28</text:p>
          </table:table-cell>
          <table:table-cell office:value-type="float" office:value="21.058333333333302" table:style-name="ce2">
            <text:p>21.05833333</text:p>
          </table:table-cell>
          <table:table-cell office:value-type="float" office:value="157.479999999927" table:style-name="ce2">
            <text:p>157.48</text:p>
          </table:table-cell>
          <table:table-cell table:number-columns-repeated="16314"/>
        </table:table-row>
        <table:table-row table:number-rows-repeated="2"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058333333333302" table:style-name="ce2">
            <text:p>21.05833333</text:p>
          </table:table-cell>
          <table:table-cell office:value-type="float" office:value="177.72999999994599" table:style-name="ce2">
            <text:p>177.73</text:p>
          </table:table-cell>
          <table:table-cell office:value-type="float" office:value="21.433333333333302" table:style-name="ce2">
            <text:p>21.43333333</text:p>
          </table:table-cell>
          <table:table-cell office:value-type="float" office:value="166.92999999996701" table:style-name="ce2">
            <text:p>166.93</text:p>
          </table:table-cell>
          <table:table-cell office:value-type="float" office:value="21.433333333333302" table:style-name="ce2">
            <text:p>21.43333333</text:p>
          </table:table-cell>
          <table:table-cell office:value-type="float" office:value="156.12999999992601" table:style-name="ce2">
            <text:p>156.13</text:p>
          </table:table-cell>
          <table:table-cell office:value-type="float" office:value="22.0416666666667" table:style-name="ce2">
            <text:p>22.04166667</text:p>
          </table:table-cell>
          <table:table-cell office:value-type="float" office:value="145.329999999927" table:style-name="ce2">
            <text:p>145.33</text:p>
          </table:table-cell>
          <table:table-cell table:number-columns-repeated="16314"/>
        </table:table-row>
        <table:table-row table:number-rows-repeated="2"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991666666666699" table:style-name="ce2">
            <text:p>21.99166667</text:p>
          </table:table-cell>
          <table:table-cell office:value-type="float" office:value="161.79999999994601" table:style-name="ce2">
            <text:p>161.8</text:p>
          </table:table-cell>
          <table:table-cell office:value-type="float" office:value="22.125" table:style-name="ce2">
            <text:p>22.125</text:p>
          </table:table-cell>
          <table:table-cell office:value-type="float" office:value="150.999999999967" table:style-name="ce2">
            <text:p>151</text:p>
          </table:table-cell>
          <table:table-cell office:value-type="float" office:value="22.4583333333333" table:style-name="ce2">
            <text:p>22.45833333</text:p>
          </table:table-cell>
          <table:table-cell office:value-type="float" office:value="140.19999999993601" table:style-name="ce2">
            <text:p>140.2</text:p>
          </table:table-cell>
          <table:table-cell office:value-type="float" office:value="22.9691172161154" table:style-name="ce2">
            <text:p>22.96911722</text:p>
          </table:table-cell>
          <table:table-cell office:value-type="float" office:value="129.39999999992699" table:style-name="ce2">
            <text:p>129.4</text:p>
          </table:table-cell>
          <table:table-cell table:number-columns-repeated="16314"/>
        </table:table-row>
        <table:table-row table:number-rows-repeated="2"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67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table:number-columns-repeated="16314"/>
        </table:table-row>
        <table:table-row table:number-rows-repeated="2"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67201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297" table:style-name="ce2">
            <text:p>97</text:p>
          </table:table-cell>
          <table:table-cell table:number-columns-repeated="16314"/>
        </table:table-row>
        <table:table-row table:number-rows-repeated="640"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table:number-columns-repeated="16314"/>
        </table:table-row>
        <table:table-row table:number-rows-repeated="1047899" table:style-name="ro1">
          <table:table-cell table:number-columns-repeated="16384"/>
        </table:table-row>
      </table:table>
      <table:table table:name="qm-charge" table:style-name="ta1">
        <table:table-column table:style-name="co3" table:number-columns-repeated="1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5" table:default-cell-style-name="ce1"/>
        <table:table-column table:style-name="co5" table:default-cell-style-name="ce1"/>
        <table:table-column table:style-name="co3" table:number-columns-repeated="13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7" table:default-cell-style-name="ce1"/>
        <table:table-column table:style-name="co4" table:default-cell-style-name="ce1"/>
        <table:table-column table:style-name="co3" table:number-columns-repeated="10" table:default-cell-style-name="ce1"/>
        <table:table-column table:style-name="co2" table:number-columns-repeated="16314" table:default-cell-style-name="ce1"/>
        <table:table-row table:style-name="ro1">
          <table:table-cell office:value-type="string" table:style-name="ce2">
            <text:p>time0</text:p>
          </table:table-cell>
          <table:table-cell office:value-type="string" table:style-name="ce2">
            <text:p>eta0</text:p>
          </table:table-cell>
          <table:table-cell office:value-type="string" table:style-name="ce2">
            <text:p>time1</text:p>
          </table:table-cell>
          <table:table-cell office:value-type="string" table:style-name="ce2">
            <text:p>eta1</text:p>
          </table:table-cell>
          <table:table-cell office:value-type="string" table:style-name="ce2">
            <text:p>time2</text:p>
          </table:table-cell>
          <table:table-cell office:value-type="string" table:style-name="ce2">
            <text:p>eta2</text:p>
          </table:table-cell>
          <table:table-cell office:value-type="string" table:style-name="ce2">
            <text:p>time3</text:p>
          </table:table-cell>
          <table:table-cell office:value-type="string" table:style-name="ce2">
            <text:p>eta3</text:p>
          </table:table-cell>
          <table:table-cell office:value-type="string" table:style-name="ce2">
            <text:p>time4</text:p>
          </table:table-cell>
          <table:table-cell office:value-type="string" table:style-name="ce2">
            <text:p>eta4</text:p>
          </table:table-cell>
          <table:table-cell office:value-type="string" table:style-name="ce2">
            <text:p>time5</text:p>
          </table:table-cell>
          <table:table-cell office:value-type="string" table:style-name="ce2">
            <text:p>eta5</text:p>
          </table:table-cell>
          <table:table-cell office:value-type="string" table:style-name="ce2">
            <text:p>time6</text:p>
          </table:table-cell>
          <table:table-cell office:value-type="string" table:style-name="ce2">
            <text:p>eta6</text:p>
          </table:table-cell>
          <table:table-cell office:value-type="string" table:style-name="ce2">
            <text:p>time7</text:p>
          </table:table-cell>
          <table:table-cell office:value-type="string" table:style-name="ce2">
            <text:p>eta7</text:p>
          </table:table-cell>
          <table:table-cell office:value-type="string" table:style-name="ce2">
            <text:p>time8</text:p>
          </table:table-cell>
          <table:table-cell office:value-type="string" table:style-name="ce2">
            <text:p>eta8</text:p>
          </table:table-cell>
          <table:table-cell office:value-type="string" table:style-name="ce2">
            <text:p>time9</text:p>
          </table:table-cell>
          <table:table-cell office:value-type="string" table:style-name="ce2">
            <text:p>eta9</text:p>
          </table:table-cell>
          <table:table-cell office:value-type="string" table:style-name="ce2">
            <text:p>time10</text:p>
          </table:table-cell>
          <table:table-cell office:value-type="string" table:style-name="ce2">
            <text:p>eta10</text:p>
          </table:table-cell>
          <table:table-cell office:value-type="string" table:style-name="ce2">
            <text:p>time11</text:p>
          </table:table-cell>
          <table:table-cell office:value-type="string" table:style-name="ce2">
            <text:p>eta11</text:p>
          </table:table-cell>
          <table:table-cell office:value-type="string" table:style-name="ce2">
            <text:p>time12</text:p>
          </table:table-cell>
          <table:table-cell office:value-type="string" table:style-name="ce2">
            <text:p>eta12</text:p>
          </table:table-cell>
          <table:table-cell office:value-type="string" table:style-name="ce2">
            <text:p>time13</text:p>
          </table:table-cell>
          <table:table-cell office:value-type="string" table:style-name="ce2">
            <text:p>eta13</text:p>
          </table:table-cell>
          <table:table-cell office:value-type="string" table:style-name="ce2">
            <text:p>time14</text:p>
          </table:table-cell>
          <table:table-cell office:value-type="string" table:style-name="ce2">
            <text:p>eta14</text:p>
          </table:table-cell>
          <table:table-cell office:value-type="string" table:style-name="ce2">
            <text:p>time15</text:p>
          </table:table-cell>
          <table:table-cell office:value-type="string" table:style-name="ce2">
            <text:p>eta15</text:p>
          </table:table-cell>
          <table:table-cell office:value-type="string" table:style-name="ce2">
            <text:p>time16</text:p>
          </table:table-cell>
          <table:table-cell office:value-type="string" table:style-name="ce2">
            <text:p>eta16</text:p>
          </table:table-cell>
          <table:table-cell office:value-type="string" table:style-name="ce2">
            <text:p>time17</text:p>
          </table:table-cell>
          <table:table-cell office:value-type="string" table:style-name="ce2">
            <text:p>eta17</text:p>
          </table:table-cell>
          <table:table-cell office:value-type="string" table:style-name="ce2">
            <text:p>time18</text:p>
          </table:table-cell>
          <table:table-cell office:value-type="string" table:style-name="ce2">
            <text:p>eta18</text:p>
          </table:table-cell>
          <table:table-cell office:value-type="string" table:style-name="ce2">
            <text:p>time19</text:p>
          </table:table-cell>
          <table:table-cell office:value-type="string" table:style-name="ce2">
            <text:p>eta19</text:p>
          </table:table-cell>
          <table:table-cell office:value-type="string" table:style-name="ce2">
            <text:p>time20</text:p>
          </table:table-cell>
          <table:table-cell office:value-type="string" table:style-name="ce2">
            <text:p>eta20</text:p>
          </table:table-cell>
          <table:table-cell office:value-type="string" table:style-name="ce2">
            <text:p>time21</text:p>
          </table:table-cell>
          <table:table-cell office:value-type="string" table:style-name="ce2">
            <text:p>eta21</text:p>
          </table:table-cell>
          <table:table-cell office:value-type="string" table:style-name="ce2">
            <text:p>time22</text:p>
          </table:table-cell>
          <table:table-cell office:value-type="string" table:style-name="ce2">
            <text:p>eta22</text:p>
          </table:table-cell>
          <table:table-cell office:value-type="string" table:style-name="ce2">
            <text:p>time23</text:p>
          </table:table-cell>
          <table:table-cell office:value-type="string" table:style-name="ce2">
            <text:p>eta23</text:p>
          </table:table-cell>
          <table:table-cell office:value-type="string" table:style-name="ce2">
            <text:p>time24</text:p>
          </table:table-cell>
          <table:table-cell office:value-type="string" table:style-name="ce2">
            <text:p>eta24</text:p>
          </table:table-cell>
          <table:table-cell office:value-type="string" table:style-name="ce2">
            <text:p>time25</text:p>
          </table:table-cell>
          <table:table-cell office:value-type="string" table:style-name="ce2">
            <text:p>eta25</text:p>
          </table:table-cell>
          <table:table-cell office:value-type="string" table:style-name="ce2">
            <text:p>time26</text:p>
          </table:table-cell>
          <table:table-cell office:value-type="string" table:style-name="ce2">
            <text:p>eta26</text:p>
          </table:table-cell>
          <table:table-cell office:value-type="string" table:style-name="ce2">
            <text:p>time27</text:p>
          </table:table-cell>
          <table:table-cell office:value-type="string" table:style-name="ce2">
            <text:p>eta27</text:p>
          </table:table-cell>
          <table:table-cell office:value-type="string" table:style-name="ce2">
            <text:p>time28</text:p>
          </table:table-cell>
          <table:table-cell office:value-type="string" table:style-name="ce2">
            <text:p>eta28</text:p>
          </table:table-cell>
          <table:table-cell office:value-type="string" table:style-name="ce2">
            <text:p>time29</text:p>
          </table:table-cell>
          <table:table-cell office:value-type="string" table:style-name="ce2">
            <text:p>eta29</text:p>
          </table:table-cell>
          <table:table-cell office:value-type="string" table:style-name="ce2">
            <text:p>time30</text:p>
          </table:table-cell>
          <table:table-cell office:value-type="string" table:style-name="ce2">
            <text:p>eta30</text:p>
          </table:table-cell>
          <table:table-cell office:value-type="string" table:style-name="ce2">
            <text:p>time31</text:p>
          </table:table-cell>
          <table:table-cell office:value-type="string" table:style-name="ce2">
            <text:p>eta31</text:p>
          </table:table-cell>
          <table:table-cell office:value-type="string" table:style-name="ce2">
            <text:p>time32</text:p>
          </table:table-cell>
          <table:table-cell office:value-type="string" table:style-name="ce2">
            <text:p>eta32</text:p>
          </table:table-cell>
          <table:table-cell office:value-type="string" table:style-name="ce2">
            <text:p>time33</text:p>
          </table:table-cell>
          <table:table-cell office:value-type="string" table:style-name="ce2">
            <text:p>eta33</text:p>
          </table:table-cell>
          <table:table-cell office:value-type="string" table:style-name="ce2">
            <text:p>time34</text:p>
          </table:table-cell>
          <table:table-cell office:value-type="string" table:style-name="ce2">
            <text:p>eta34</text:p>
          </table:table-cell>
          <table:table-cell table:number-columns-repeated="16314"/>
        </table:table-row>
        <table:table-row table:number-rows-repeated="2" table:style-name="ro1"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table:number-columns-repeated="16314"/>
        </table:table-row>
        <table:table-row table:style-name="ro1"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696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696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7416666666666698" table:style-name="ce2">
            <text:p>5.741666667</text:p>
          </table:table-cell>
          <table:table-cell office:value-type="float" office:value="176.4" table:style-name="ce2">
            <text:p>176.4</text:p>
          </table:table-cell>
          <table:table-cell office:value-type="float" office:value="5.7416666666666698" table:style-name="ce2">
            <text:p>5.741666667</text:p>
          </table:table-cell>
          <table:table-cell office:value-type="float" office:value="165.6" table:style-name="ce2">
            <text:p>165.6</text:p>
          </table:table-cell>
          <table:table-cell office:value-type="float" office:value="10.074999999999999" table:style-name="ce2">
            <text:p>10.075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696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7416666666666698" table:style-name="ce2">
            <text:p>5.741666667</text:p>
          </table:table-cell>
          <table:table-cell office:value-type="float" office:value="165.6" table:style-name="ce2">
            <text:p>165.6</text:p>
          </table:table-cell>
          <table:table-cell office:value-type="float" office:value="6.3583333333333298" table:style-name="ce2">
            <text:p>6.358333333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696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7416666666666698" table:style-name="ce2">
            <text:p>5.741666667</text:p>
          </table:table-cell>
          <table:table-cell office:value-type="float" office:value="176.4" table:style-name="ce2">
            <text:p>176.4</text:p>
          </table:table-cell>
          <table:table-cell office:value-type="float" office:value="5.7416666666666698" table:style-name="ce2">
            <text:p>5.741666667</text:p>
          </table:table-cell>
          <table:table-cell office:value-type="float" office:value="165.6" table:style-name="ce2">
            <text:p>165.6</text:p>
          </table:table-cell>
          <table:table-cell office:value-type="float" office:value="9.7416666666666707" table:style-name="ce2">
            <text:p>9.741666667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21.991666666666699" table:style-name="ce2">
            <text:p>21.99166667</text:p>
          </table:table-cell>
          <table:table-cell office:value-type="float" office:value="176.4" table:style-name="ce2">
            <text:p>176.4</text:p>
          </table:table-cell>
          <table:table-cell office:value-type="float" office:value="21.991666666666699" table:style-name="ce2">
            <text:p>21.99166667</text:p>
          </table:table-cell>
          <table:table-cell office:value-type="float" office:value="165.6" table:style-name="ce2">
            <text:p>165.6</text:p>
          </table:table-cell>
          <table:table-cell office:value-type="float" office:value="22.324999999999999" table:style-name="ce2">
            <text:p>22.325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696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table:number-columns-repeated="16314"/>
        </table:table-row>
        <table:table-row table:style-name="ro1"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696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696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7416666666666698" table:style-name="ce2">
            <text:p>5.741666667</text:p>
          </table:table-cell>
          <table:table-cell office:value-type="float" office:value="176.4" table:style-name="ce2">
            <text:p>176.4</text:p>
          </table:table-cell>
          <table:table-cell office:value-type="float" office:value="5.7416666666666698" table:style-name="ce2">
            <text:p>5.741666667</text:p>
          </table:table-cell>
          <table:table-cell office:value-type="float" office:value="165.6" table:style-name="ce2">
            <text:p>165.6</text:p>
          </table:table-cell>
          <table:table-cell office:value-type="float" office:value="10.309700038421401" table:style-name="ce2">
            <text:p>10.30970004</text:p>
          </table:table-cell>
          <table:table-cell office:value-type="float" office:value="368.377034963499" table:style-name="ce2">
            <text:p>368.377035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696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7416666666666698" table:style-name="ce2">
            <text:p>5.741666667</text:p>
          </table:table-cell>
          <table:table-cell office:value-type="float" office:value="165.6" table:style-name="ce2">
            <text:p>165.6</text:p>
          </table:table-cell>
          <table:table-cell office:value-type="float" office:value="6.3583333333333298" table:style-name="ce2">
            <text:p>6.358333333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696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7416666666666698" table:style-name="ce2">
            <text:p>5.741666667</text:p>
          </table:table-cell>
          <table:table-cell office:value-type="float" office:value="176.4" table:style-name="ce2">
            <text:p>176.4</text:p>
          </table:table-cell>
          <table:table-cell office:value-type="float" office:value="5.7416666666666698" table:style-name="ce2">
            <text:p>5.741666667</text:p>
          </table:table-cell>
          <table:table-cell office:value-type="float" office:value="165.6" table:style-name="ce2">
            <text:p>165.6</text:p>
          </table:table-cell>
          <table:table-cell office:value-type="float" office:value="9.7416666666666707" table:style-name="ce2">
            <text:p>9.741666667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.1991327734782402" table:style-name="ce2">
            <text:p>5.199132773</text:p>
          </table:table-cell>
          <table:table-cell office:value-type="float" office:value="368.41082386519503" table:style-name="ce2">
            <text:p>368.4108239</text:p>
          </table:table-cell>
          <table:table-cell office:value-type="float" office:value="22.202655195125999" table:style-name="ce2">
            <text:p>22.2026552</text:p>
          </table:table-cell>
          <table:table-cell office:value-type="float" office:value="368.399560897963" table:style-name="ce2">
            <text:p>368.3995609</text:p>
          </table:table-cell>
          <table:table-cell office:value-type="float" office:value="21.991666666666699" table:style-name="ce2">
            <text:p>21.99166667</text:p>
          </table:table-cell>
          <table:table-cell office:value-type="float" office:value="165.6" table:style-name="ce2">
            <text:p>165.6</text:p>
          </table:table-cell>
          <table:table-cell office:value-type="float" office:value="22.559700038421401" table:style-name="ce2">
            <text:p>22.55970004</text:p>
          </table:table-cell>
          <table:table-cell office:value-type="float" office:value="368.37703496350099" table:style-name="ce2">
            <text:p>368.377035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696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table:number-columns-repeated="16314"/>
        </table:table-row>
        <table:table-row table:style-name="ro1">
          <table:table-cell office:value-type="float" office:value="6.4083333333333297" table:style-name="ce2">
            <text:p>6.408333333</text:p>
          </table:table-cell>
          <table:table-cell office:value-type="float" office:value="154.26" table:style-name="ce2">
            <text:p>154.26</text:p>
          </table:table-cell>
          <table:table-cell office:value-type="float" office:value="6.4083333333333297" table:style-name="ce2">
            <text:p>6.408333333</text:p>
          </table:table-cell>
          <table:table-cell office:value-type="float" office:value="143.46" table:style-name="ce2">
            <text:p>143.46</text:p>
          </table:table-cell>
          <table:table-cell office:value-type="float" office:value="8.0749999999999993" table:style-name="ce2">
            <text:p>8.075</text:p>
          </table:table-cell>
          <table:table-cell office:value-type="float" office:value="132.66" table:style-name="ce2">
            <text:p>132.66</text:p>
          </table:table-cell>
          <table:table-cell office:value-type="float" office:value="5.7416666666666698" table:style-name="ce2">
            <text:p>5.741666667</text:p>
          </table:table-cell>
          <table:table-cell office:value-type="float" office:value="176.94" table:style-name="ce2">
            <text:p>176.94</text:p>
          </table:table-cell>
          <table:table-cell office:value-type="float" office:value="9.7416666666666707" table:style-name="ce2">
            <text:p>9.741666667</text:p>
          </table:table-cell>
          <table:table-cell office:value-type="float" office:value="166.14" table:style-name="ce2">
            <text:p>166.14</text:p>
          </table:table-cell>
          <table:table-cell office:value-type="float" office:value="9.7416666666666707" table:style-name="ce2">
            <text:p>9.741666667</text:p>
          </table:table-cell>
          <table:table-cell office:value-type="float" office:value="155.34" table:style-name="ce2">
            <text:p>155.34</text:p>
          </table:table-cell>
          <table:table-cell office:value-type="float" office:value="9.7416666666666707" table:style-name="ce2">
            <text:p>9.741666667</text:p>
          </table:table-cell>
          <table:table-cell office:value-type="float" office:value="144.54" table:style-name="ce2">
            <text:p>144.54</text:p>
          </table:table-cell>
          <table:table-cell office:value-type="float" office:value="11.2083333333333" table:style-name="ce2">
            <text:p>11.20833333</text:p>
          </table:table-cell>
          <table:table-cell office:value-type="float" office:value="171.81" table:style-name="ce2">
            <text:p>171.81</text:p>
          </table:table-cell>
          <table:table-cell office:value-type="float" office:value="11.2083333333333" table:style-name="ce2">
            <text:p>11.20833333</text:p>
          </table:table-cell>
          <table:table-cell office:value-type="float" office:value="161.01" table:style-name="ce2">
            <text:p>161.01</text:p>
          </table:table-cell>
          <table:table-cell office:value-type="float" office:value="11.9" table:style-name="ce2">
            <text:p>11.9</text:p>
          </table:table-cell>
          <table:table-cell office:value-type="float" office:value="150.21" table:style-name="ce2">
            <text:p>150.21</text:p>
          </table:table-cell>
          <table:table-cell office:value-type="float" office:value="13.116666666666699" table:style-name="ce2">
            <text:p>13.11666667</text:p>
          </table:table-cell>
          <table:table-cell office:value-type="float" office:value="353.21" table:style-name="ce2">
            <text:p>353.21</text:p>
          </table:table-cell>
          <table:table-cell office:value-type="float" office:value="8.0749999999999993" table:style-name="ce2">
            <text:p>8.075</text:p>
          </table:table-cell>
          <table:table-cell office:value-type="float" office:value="133.47" table:style-name="ce2">
            <text:p>133.47</text:p>
          </table:table-cell>
          <table:table-cell office:value-type="float" office:value="9.1166666666666707" table:style-name="ce2">
            <text:p>9.116666667</text:p>
          </table:table-cell>
          <table:table-cell office:value-type="float" office:value="122.67" table:style-name="ce2">
            <text:p>122.67</text:p>
          </table:table-cell>
          <table:table-cell office:value-type="float" office:value="9.7416666666666707" table:style-name="ce2">
            <text:p>9.741666667</text:p>
          </table:table-cell>
          <table:table-cell office:value-type="float" office:value="111.87" table:style-name="ce2">
            <text:p>111.87</text:p>
          </table:table-cell>
          <table:table-cell office:value-type="float" office:value="10.074999999999999" table:style-name="ce2">
            <text:p>10.075</text:p>
          </table:table-cell>
          <table:table-cell office:value-type="float" office:value="101.07" table:style-name="ce2">
            <text:p>101.07</text:p>
          </table:table-cell>
          <table:table-cell office:value-type="float" office:value="5.80833333333333" table:style-name="ce2">
            <text:p>5.808333333</text:p>
          </table:table-cell>
          <table:table-cell office:value-type="float" office:value="173.16" table:style-name="ce2">
            <text:p>173.16</text:p>
          </table:table-cell>
          <table:table-cell office:value-type="float" office:value="6.3583333333333298" table:style-name="ce2">
            <text:p>6.358333333</text:p>
          </table:table-cell>
          <table:table-cell office:value-type="float" office:value="162.36000000000001" table:style-name="ce2">
            <text:p>162.36</text:p>
          </table:table-cell>
          <table:table-cell office:value-type="float" office:value="6.4749999999999996" table:style-name="ce2">
            <text:p>6.475</text:p>
          </table:table-cell>
          <table:table-cell office:value-type="float" office:value="151.56" table:style-name="ce2">
            <text:p>151.56</text:p>
          </table:table-cell>
          <table:table-cell office:value-type="float" office:value="7.0250000000000004" table:style-name="ce2">
            <text:p>7.025</text:p>
          </table:table-cell>
          <table:table-cell office:value-type="float" office:value="140.76" table:style-name="ce2">
            <text:p>140.76</text:p>
          </table:table-cell>
          <table:table-cell office:value-type="float" office:value="5.2249999999999996" table:style-name="ce2">
            <text:p>5.225</text:p>
          </table:table-cell>
          <table:table-cell office:value-type="float" office:value="179.91" table:style-name="ce2">
            <text:p>179.91</text:p>
          </table:table-cell>
          <table:table-cell office:value-type="float" office:value="5.7416666666666698" table:style-name="ce2">
            <text:p>5.741666667</text:p>
          </table:table-cell>
          <table:table-cell office:value-type="float" office:value="169.11" table:style-name="ce2">
            <text:p>169.11</text:p>
          </table:table-cell>
          <table:table-cell office:value-type="float" office:value="6.3583333333333298" table:style-name="ce2">
            <text:p>6.358333333</text:p>
          </table:table-cell>
          <table:table-cell office:value-type="float" office:value="158.31" table:style-name="ce2">
            <text:p>158.31</text:p>
          </table:table-cell>
          <table:table-cell office:value-type="float" office:value="6.3583333333333298" table:style-name="ce2">
            <text:p>6.358333333</text:p>
          </table:table-cell>
          <table:table-cell office:value-type="float" office:value="147.51" table:style-name="ce2">
            <text:p>147.51</text:p>
          </table:table-cell>
          <table:table-cell office:value-type="float" office:value="9.7416666666666707" table:style-name="ce2">
            <text:p>9.741666667</text:p>
          </table:table-cell>
          <table:table-cell office:value-type="float" office:value="171.54" table:style-name="ce2">
            <text:p>171.54</text:p>
          </table:table-cell>
          <table:table-cell office:value-type="float" office:value="11.2083333333333" table:style-name="ce2">
            <text:p>11.20833333</text:p>
          </table:table-cell>
          <table:table-cell office:value-type="float" office:value="160.74" table:style-name="ce2">
            <text:p>160.74</text:p>
          </table:table-cell>
          <table:table-cell office:value-type="float" office:value="11.2083333333333" table:style-name="ce2">
            <text:p>11.20833333</text:p>
          </table:table-cell>
          <table:table-cell office:value-type="float" office:value="149.94" table:style-name="ce2">
            <text:p>149.94</text:p>
          </table:table-cell>
          <table:table-cell office:value-type="float" office:value="11.2083333333333" table:style-name="ce2">
            <text:p>11.20833333</text:p>
          </table:table-cell>
          <table:table-cell office:value-type="float" office:value="139.13999999999999" table:style-name="ce2">
            <text:p>139.14</text:p>
          </table:table-cell>
          <table:table-cell office:value-type="float" office:value="23" table:style-name="ce2">
            <text:p>23</text:p>
          </table:table-cell>
          <table:table-cell office:value-type="float" office:value="335.93" table:style-name="ce2">
            <text:p>335.93</text:p>
          </table:table-cell>
          <table:table-cell office:value-type="float" office:value="23" table:style-name="ce2">
            <text:p>23</text:p>
          </table:table-cell>
          <table:table-cell office:value-type="float" office:value="346.73" table:style-name="ce2">
            <text:p>346.73</text:p>
          </table:table-cell>
          <table:table-cell office:value-type="float" office:value="23" table:style-name="ce2">
            <text:p>23</text:p>
          </table:table-cell>
          <table:table-cell office:value-type="float" office:value="154.53" table:style-name="ce2">
            <text:p>154.53</text:p>
          </table:table-cell>
          <table:table-cell office:value-type="float" office:value="23" table:style-name="ce2">
            <text:p>23</text:p>
          </table:table-cell>
          <table:table-cell office:value-type="float" office:value="368.33" table:style-name="ce2">
            <text:p>368.33</text:p>
          </table:table-cell>
          <table:table-cell office:value-type="float" office:value="7.0250000000000004" table:style-name="ce2">
            <text:p>7.025</text:p>
          </table:table-cell>
          <table:table-cell office:value-type="float" office:value="136.97999999999999" table:style-name="ce2">
            <text:p>136.98</text:p>
          </table:table-cell>
          <table:table-cell office:value-type="float" office:value="7.3833333333333302" table:style-name="ce2">
            <text:p>7.383333333</text:p>
          </table:table-cell>
          <table:table-cell office:value-type="float" office:value="126.18" table:style-name="ce2">
            <text:p>126.18</text:p>
          </table:table-cell>
          <table:table-cell office:value-type="float" office:value="7.7166666666666703" table:style-name="ce2">
            <text:p>7.716666667</text:p>
          </table:table-cell>
          <table:table-cell office:value-type="float" office:value="115.38" table:style-name="ce2">
            <text:p>115.38</text:p>
          </table:table-cell>
          <table:table-cell office:value-type="float" office:value="8.0749999999999993" table:style-name="ce2">
            <text:p>8.075</text:p>
          </table:table-cell>
          <table:table-cell office:value-type="float" office:value="104.58" table:style-name="ce2">
            <text:p>104.58</text:p>
          </table:table-cell>
          <table:table-cell table:number-columns-repeated="16314"/>
        </table:table-row>
        <table:table-row table:style-name="ro1">
          <table:table-cell office:value-type="float" office:value="6.6436261595038202" table:style-name="ce2">
            <text:p>6.64362616</text:p>
          </table:table-cell>
          <table:table-cell office:value-type="float" office:value="368.37647181513802" table:style-name="ce2">
            <text:p>368.3764718</text:p>
          </table:table-cell>
          <table:table-cell office:value-type="float" office:value="6.4083333333333297" table:style-name="ce2">
            <text:p>6.408333333</text:p>
          </table:table-cell>
          <table:table-cell office:value-type="float" office:value="143.46" table:style-name="ce2">
            <text:p>143.46</text:p>
          </table:table-cell>
          <table:table-cell office:value-type="float" office:value="8.0749999999999993" table:style-name="ce2">
            <text:p>8.075</text:p>
          </table:table-cell>
          <table:table-cell office:value-type="float" office:value="132.66" table:style-name="ce2">
            <text:p>132.66</text:p>
          </table:table-cell>
          <table:table-cell office:value-type="float" office:value="5.9520624073769097" table:style-name="ce2">
            <text:p>5.952062407</text:p>
          </table:table-cell>
          <table:table-cell office:value-type="float" office:value="368.40012404632603" table:style-name="ce2">
            <text:p>368.400124</text:p>
          </table:table-cell>
          <table:table-cell office:value-type="float" office:value="9.9639181623579791" table:style-name="ce2">
            <text:p>9.963918162</text:p>
          </table:table-cell>
          <table:table-cell office:value-type="float" office:value="368.388861079094" table:style-name="ce2">
            <text:p>368.3888611</text:p>
          </table:table-cell>
          <table:table-cell office:value-type="float" office:value="9.7416666666666707" table:style-name="ce2">
            <text:p>9.741666667</text:p>
          </table:table-cell>
          <table:table-cell office:value-type="float" office:value="155.34" table:style-name="ce2">
            <text:p>155.34</text:p>
          </table:table-cell>
          <table:table-cell office:value-type="float" office:value="9.7416666666666707" table:style-name="ce2">
            <text:p>9.741666667</text:p>
          </table:table-cell>
          <table:table-cell office:value-type="float" office:value="144.54" table:style-name="ce2">
            <text:p>144.54</text:p>
          </table:table-cell>
          <table:table-cell office:value-type="float" office:value="11.2083333333333" table:style-name="ce2">
            <text:p>11.20833333</text:p>
          </table:table-cell>
          <table:table-cell office:value-type="float" office:value="171.81" table:style-name="ce2">
            <text:p>171.81</text:p>
          </table:table-cell>
          <table:table-cell office:value-type="float" office:value="11.2083333333333" table:style-name="ce2">
            <text:p>11.20833333</text:p>
          </table:table-cell>
          <table:table-cell office:value-type="float" office:value="161.01" table:style-name="ce2">
            <text:p>161.01</text:p>
          </table:table-cell>
          <table:table-cell office:value-type="float" office:value="11.9" table:style-name="ce2">
            <text:p>11.9</text:p>
          </table:table-cell>
          <table:table-cell office:value-type="float" office:value="150.21" table:style-name="ce2">
            <text:p>150.21</text:p>
          </table:table-cell>
          <table:table-cell office:value-type="float" office:value="13.629666666666701" table:style-name="ce2">
            <text:p>13.62966667</text:p>
          </table:table-cell>
          <table:table-cell office:value-type="float" office:value="368.6" table:style-name="ce2">
            <text:p>368.6</text:p>
          </table:table-cell>
          <table:table-cell office:value-type="float" office:value="8.3331151545090307" table:style-name="ce2">
            <text:p>8.333115155</text:p>
          </table:table-cell>
          <table:table-cell office:value-type="float" office:value="368.354790603217" table:style-name="ce2">
            <text:p>368.3547906</text:p>
          </table:table-cell>
          <table:table-cell office:value-type="float" office:value="9.38663757615676" table:style-name="ce2">
            <text:p>9.386637576</text:p>
          </table:table-cell>
          <table:table-cell office:value-type="float" office:value="368.34352763598503" table:style-name="ce2">
            <text:p>368.3435276</text:p>
          </table:table-cell>
          <table:table-cell office:value-type="float" office:value="9.7416666666666707" table:style-name="ce2">
            <text:p>9.741666667</text:p>
          </table:table-cell>
          <table:table-cell office:value-type="float" office:value="111.87" table:style-name="ce2">
            <text:p>111.87</text:p>
          </table:table-cell>
          <table:table-cell office:value-type="float" office:value="10.074999999999999" table:style-name="ce2">
            <text:p>10.075</text:p>
          </table:table-cell>
          <table:table-cell office:value-type="float" office:value="101.07" table:style-name="ce2">
            <text:p>101.07</text:p>
          </table:table-cell>
          <table:table-cell office:value-type="float" office:value="6.0228785882869502" table:style-name="ce2">
            <text:p>6.022878588</text:p>
          </table:table-cell>
          <table:table-cell office:value-type="float" office:value="368.39618200779398" table:style-name="ce2">
            <text:p>368.396182</text:p>
          </table:table-cell>
          <table:table-cell office:value-type="float" office:value="6.3583333333333298" table:style-name="ce2">
            <text:p>6.358333333</text:p>
          </table:table-cell>
          <table:table-cell office:value-type="float" office:value="162.36000000000001" table:style-name="ce2">
            <text:p>162.36</text:p>
          </table:table-cell>
          <table:table-cell office:value-type="float" office:value="6.7132567649157497" table:style-name="ce2">
            <text:p>6.713256765</text:p>
          </table:table-cell>
          <table:table-cell office:value-type="float" office:value="368.37365607332998" table:style-name="ce2">
            <text:p>368.3736561</text:p>
          </table:table-cell>
          <table:table-cell office:value-type="float" office:value="7.0250000000000004" table:style-name="ce2">
            <text:p>7.025</text:p>
          </table:table-cell>
          <table:table-cell office:value-type="float" office:value="140.76" table:style-name="ce2">
            <text:p>140.76</text:p>
          </table:table-cell>
          <table:table-cell office:value-type="float" office:value="5.43213540809045" table:style-name="ce2">
            <text:p>5.432135408</text:p>
          </table:table-cell>
          <table:table-cell office:value-type="float" office:value="368.40322136231401" table:style-name="ce2">
            <text:p>368.4032214</text:p>
          </table:table-cell>
          <table:table-cell office:value-type="float" office:value="5.7416666666666698" table:style-name="ce2">
            <text:p>5.741666667</text:p>
          </table:table-cell>
          <table:table-cell office:value-type="float" office:value="169.11" table:style-name="ce2">
            <text:p>169.11</text:p>
          </table:table-cell>
          <table:table-cell office:value-type="float" office:value="6.4083333333333297" table:style-name="ce2">
            <text:p>6.408333333</text:p>
          </table:table-cell>
          <table:table-cell office:value-type="float" office:value="203.81" table:style-name="ce2">
            <text:p>203.81</text:p>
          </table:table-cell>
          <table:table-cell office:value-type="float" office:value="6.3583333333333298" table:style-name="ce2">
            <text:p>6.358333333</text:p>
          </table:table-cell>
          <table:table-cell office:value-type="float" office:value="147.51" table:style-name="ce2">
            <text:p>147.51</text:p>
          </table:table-cell>
          <table:table-cell office:value-type="float" office:value="9.7416666666666707" table:style-name="ce2">
            <text:p>9.741666667</text:p>
          </table:table-cell>
          <table:table-cell office:value-type="float" office:value="171.54" table:style-name="ce2">
            <text:p>171.54</text:p>
          </table:table-cell>
          <table:table-cell office:value-type="float" office:value="11.2083333333333" table:style-name="ce2">
            <text:p>11.20833333</text:p>
          </table:table-cell>
          <table:table-cell office:value-type="float" office:value="160.74" table:style-name="ce2">
            <text:p>160.74</text:p>
          </table:table-cell>
          <table:table-cell office:value-type="float" office:value="11.2083333333333" table:style-name="ce2">
            <text:p>11.20833333</text:p>
          </table:table-cell>
          <table:table-cell office:value-type="float" office:value="149.94" table:style-name="ce2">
            <text:p>149.94</text:p>
          </table:table-cell>
          <table:table-cell office:value-type="float" office:value="11.2083333333333" table:style-name="ce2">
            <text:p>11.20833333</text:p>
          </table:table-cell>
          <table:table-cell office:value-type="float" office:value="139.13999999999999" table:style-name="ce2">
            <text:p>139.14</text:p>
          </table:table-cell>
          <table:table-cell office:value-type="float" office:value="23" table:style-name="ce2">
            <text:p>23</text:p>
          </table:table-cell>
          <table:table-cell office:value-type="float" office:value="335.93" table:style-name="ce2">
            <text:p>335.93</text:p>
          </table:table-cell>
          <table:table-cell office:value-type="float" office:value="23" table:style-name="ce2">
            <text:p>23</text:p>
          </table:table-cell>
          <table:table-cell office:value-type="float" office:value="346.73" table:style-name="ce2">
            <text:p>346.73</text:p>
          </table:table-cell>
          <table:table-cell office:value-type="float" office:value="23" table:style-name="ce2">
            <text:p>23</text:p>
          </table:table-cell>
          <table:table-cell office:value-type="float" office:value="154.53" table:style-name="ce2">
            <text:p>154.53</text:p>
          </table:table-cell>
          <table:table-cell office:value-type="float" office:value="23" table:style-name="ce2">
            <text:p>23</text:p>
          </table:table-cell>
          <table:table-cell office:value-type="float" office:value="368.33" table:style-name="ce2">
            <text:p>368.33</text:p>
          </table:table-cell>
          <table:table-cell office:value-type="float" office:value="7.2792620341401797" table:style-name="ce2">
            <text:p>7.279262034</text:p>
          </table:table-cell>
          <table:table-cell office:value-type="float" office:value="368.35845106756602" table:style-name="ce2">
            <text:p>368.3584511</text:p>
          </table:table-cell>
          <table:table-cell office:value-type="float" office:value="7.6494511224545798" table:style-name="ce2">
            <text:p>7.649451122</text:p>
          </table:table-cell>
          <table:table-cell office:value-type="float" office:value="368.34718810033502" table:style-name="ce2">
            <text:p>368.3471881</text:p>
          </table:table-cell>
          <table:table-cell office:value-type="float" office:value="7.9946402107689796" table:style-name="ce2">
            <text:p>7.994640211</text:p>
          </table:table-cell>
          <table:table-cell office:value-type="float" office:value="368.33592513310299" table:style-name="ce2">
            <text:p>368.3359251</text:p>
          </table:table-cell>
          <table:table-cell office:value-type="float" office:value="8.0749999999999993" table:style-name="ce2">
            <text:p>8.075</text:p>
          </table:table-cell>
          <table:table-cell office:value-type="float" office:value="104.58" table:style-name="ce2">
            <text:p>104.58</text:p>
          </table:table-cell>
          <table:table-cell table:number-columns-repeated="16314"/>
        </table:table-row>
        <table:table-row table:style-name="ro1">
          <table:table-cell office:value-type="float" office:value="8.5166666666666693" table:style-name="ce2">
            <text:p>8.516666667</text:p>
          </table:table-cell>
          <table:table-cell office:value-type="float" office:value="354.56" table:style-name="ce2">
            <text:p>354.56</text:p>
          </table:table-cell>
          <table:table-cell office:value-type="float" office:value="9.7416666666666707" table:style-name="ce2">
            <text:p>9.741666667</text:p>
          </table:table-cell>
          <table:table-cell office:value-type="float" office:value="129.41999999999999" table:style-name="ce2">
            <text:p>129.42</text:p>
          </table:table-cell>
          <table:table-cell office:value-type="float" office:value="11.2083333333333" table:style-name="ce2">
            <text:p>11.20833333</text:p>
          </table:table-cell>
          <table:table-cell office:value-type="float" office:value="118.62" table:style-name="ce2">
            <text:p>118.62</text:p>
          </table:table-cell>
          <table:table-cell office:value-type="float" office:value="18.683333333333302" table:style-name="ce2">
            <text:p>18.68333333</text:p>
          </table:table-cell>
          <table:table-cell office:value-type="float" office:value="182.57" table:style-name="ce2">
            <text:p>182.57</text:p>
          </table:table-cell>
          <table:table-cell office:value-type="float" office:value="18.683333333333302" table:style-name="ce2">
            <text:p>18.68333333</text:p>
          </table:table-cell>
          <table:table-cell office:value-type="float" office:value="182.57" table:style-name="ce2">
            <text:p>182.57</text:p>
          </table:table-cell>
          <table:table-cell office:value-type="float" office:value="20.908333333333299" table:style-name="ce2">
            <text:p>20.90833333</text:p>
          </table:table-cell>
          <table:table-cell office:value-type="float" office:value="0" table:style-name="ce2">
            <text:p>0</text:p>
          </table:table-cell>
          <table:table-cell office:value-type="float" office:value="18.683333333333302" table:style-name="ce2">
            <text:p>18.68333333</text:p>
          </table:table-cell>
          <table:table-cell office:value-type="float" office:value="0" table:style-name="ce2">
            <text:p>0</text:p>
          </table:table-cell>
          <table:table-cell office:value-type="float" office:value="14.591666666666701" table:style-name="ce2">
            <text:p>14.59166667</text:p>
          </table:table-cell>
          <table:table-cell office:value-type="float" office:value="155.88" table:style-name="ce2">
            <text:p>155.88</text:p>
          </table:table-cell>
          <table:table-cell office:value-type="float" office:value="13.783333333333299" table:style-name="ce2">
            <text:p>13.78333333</text:p>
          </table:table-cell>
          <table:table-cell office:value-type="float" office:value="145.08000000000001" table:style-name="ce2">
            <text:p>145.08</text:p>
          </table:table-cell>
          <table:table-cell office:value-type="float" office:value="14.591666666666701" table:style-name="ce2">
            <text:p>14.59166667</text:p>
          </table:table-cell>
          <table:table-cell office:value-type="float" office:value="134.28" table:style-name="ce2">
            <text:p>134.28</text:p>
          </table:table-cell>
          <table:table-cell office:value-type="float" office:value="14.4416666666667" table:style-name="ce2">
            <text:p>14.44166667</text:p>
          </table:table-cell>
          <table:table-cell office:value-type="float" office:value="352.67" table:style-name="ce2">
            <text:p>352.67</text:p>
          </table:table-cell>
          <table:table-cell office:value-type="float" office:value="10.216666666666701" table:style-name="ce2">
            <text:p>10.21666667</text:p>
          </table:table-cell>
          <table:table-cell office:value-type="float" office:value="350.78" table:style-name="ce2">
            <text:p>350.78</text:p>
          </table:table-cell>
          <table:table-cell office:value-type="float" office:value="10.216666666666701" table:style-name="ce2">
            <text:p>10.21666667</text:p>
          </table:table-cell>
          <table:table-cell office:value-type="float" office:value="350.78" table:style-name="ce2">
            <text:p>350.78</text:p>
          </table:table-cell>
          <table:table-cell office:value-type="float" office:value="11.283333333333299" table:style-name="ce2">
            <text:p>11.28333333</text:p>
          </table:table-cell>
          <table:table-cell office:value-type="float" office:value="94.05" table:style-name="ce2">
            <text:p>94.05</text:p>
          </table:table-cell>
          <table:table-cell office:value-type="float" office:value="11.283333333333299" table:style-name="ce2">
            <text:p>11.28333333</text:p>
          </table:table-cell>
          <table:table-cell office:value-type="float" office:value="83.250000000000099" table:style-name="ce2">
            <text:p>83.25</text:p>
          </table:table-cell>
          <table:table-cell office:value-type="float" office:value="6.8583333333333298" table:style-name="ce2">
            <text:p>6.858333333</text:p>
          </table:table-cell>
          <table:table-cell office:value-type="float" office:value="354.56" table:style-name="ce2">
            <text:p>354.56</text:p>
          </table:table-cell>
          <table:table-cell office:value-type="float" office:value="7.3833333333333302" table:style-name="ce2">
            <text:p>7.383333333</text:p>
          </table:table-cell>
          <table:table-cell office:value-type="float" office:value="148.32" table:style-name="ce2">
            <text:p>148.32</text:p>
          </table:table-cell>
          <table:table-cell office:value-type="float" office:value="7.9833333333333298" table:style-name="ce2">
            <text:p>7.983333333</text:p>
          </table:table-cell>
          <table:table-cell office:value-type="float" office:value="354.56" table:style-name="ce2">
            <text:p>354.56</text:p>
          </table:table-cell>
          <table:table-cell office:value-type="float" office:value="8.0749999999999993" table:style-name="ce2">
            <text:p>8.075</text:p>
          </table:table-cell>
          <table:table-cell office:value-type="float" office:value="126.72" table:style-name="ce2">
            <text:p>126.72</text:p>
          </table:table-cell>
          <table:table-cell office:value-type="float" office:value="6.2333333333333298" table:style-name="ce2">
            <text:p>6.233333333</text:p>
          </table:table-cell>
          <table:table-cell office:value-type="float" office:value="352.67" table:style-name="ce2">
            <text:p>352.67</text:p>
          </table:table-cell>
          <table:table-cell office:value-type="float" office:value="7.0250000000000004" table:style-name="ce2">
            <text:p>7.025</text:p>
          </table:table-cell>
          <table:table-cell office:value-type="float" office:value="153.18" table:style-name="ce2">
            <text:p>153.18</text:p>
          </table:table-cell>
          <table:table-cell office:value-type="float" office:value="7.0250000000000004" table:style-name="ce2">
            <text:p>7.025</text:p>
          </table:table-cell>
          <table:table-cell office:value-type="float" office:value="187.92750000000001" table:style-name="ce2">
            <text:p>187.9275</text:p>
          </table:table-cell>
          <table:table-cell office:value-type="float" office:value="7.3833333333333302" table:style-name="ce2">
            <text:p>7.383333333</text:p>
          </table:table-cell>
          <table:table-cell office:value-type="float" office:value="131.58000000000001" table:style-name="ce2">
            <text:p>131.58</text:p>
          </table:table-cell>
          <table:table-cell office:value-type="float" office:value="13.45" table:style-name="ce2">
            <text:p>13.45</text:p>
          </table:table-cell>
          <table:table-cell office:value-type="float" office:value="155.61000000000001" table:style-name="ce2">
            <text:p>155.61</text:p>
          </table:table-cell>
          <table:table-cell office:value-type="float" office:value="13.783333333333299" table:style-name="ce2">
            <text:p>13.78333333</text:p>
          </table:table-cell>
          <table:table-cell office:value-type="float" office:value="144.81" table:style-name="ce2">
            <text:p>144.81</text:p>
          </table:table-cell>
          <table:table-cell office:value-type="float" office:value="13.45" table:style-name="ce2">
            <text:p>13.45</text:p>
          </table:table-cell>
          <table:table-cell office:value-type="float" office:value="134.01" table:style-name="ce2">
            <text:p>134.01</text:p>
          </table:table-cell>
          <table:table-cell office:value-type="float" office:value="13.783333333333299" table:style-name="ce2">
            <text:p>13.78333333</text:p>
          </table:table-cell>
          <table:table-cell office:value-type="float" office:value="123.21" table:style-name="ce2">
            <text:p>123.21</text:p>
          </table:table-cell>
          <table:table-cell office:value-type="float" office:value="24" table:style-name="ce2">
            <text:p>24</text:p>
          </table:table-cell>
          <table:table-cell office:value-type="float" office:value="303.8" table:style-name="ce2">
            <text:p>303.8</text:p>
          </table:table-cell>
          <table:table-cell office:value-type="float" office:value="24" table:style-name="ce2">
            <text:p>24</text:p>
          </table:table-cell>
          <table:table-cell office:value-type="float" office:value="314.60000000000002" table:style-name="ce2">
            <text:p>314.6</text:p>
          </table:table-cell>
          <table:table-cell office:value-type="float" office:value="24" table:style-name="ce2">
            <text:p>24</text:p>
          </table:table-cell>
          <table:table-cell office:value-type="float" office:value="122.4" table:style-name="ce2">
            <text:p>122.4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336.2" table:style-name="ce2">
            <text:p>336.2</text:p>
          </table:table-cell>
          <table:table-cell office:value-type="float" office:value="7.9833333333333298" table:style-name="ce2">
            <text:p>7.983333333</text:p>
          </table:table-cell>
          <table:table-cell office:value-type="float" office:value="362.66" table:style-name="ce2">
            <text:p>362.66</text:p>
          </table:table-cell>
          <table:table-cell office:value-type="float" office:value="7.9833333333333298" table:style-name="ce2">
            <text:p>7.983333333</text:p>
          </table:table-cell>
          <table:table-cell office:value-type="float" office:value="362.66" table:style-name="ce2">
            <text:p>362.66</text:p>
          </table:table-cell>
          <table:table-cell office:value-type="float" office:value="8.5166666666666693" table:style-name="ce2">
            <text:p>8.516666667</text:p>
          </table:table-cell>
          <table:table-cell office:value-type="float" office:value="362.66" table:style-name="ce2">
            <text:p>362.66</text:p>
          </table:table-cell>
          <table:table-cell office:value-type="float" office:value="9.1166666666666707" table:style-name="ce2">
            <text:p>9.116666667</text:p>
          </table:table-cell>
          <table:table-cell office:value-type="float" office:value="98.64" table:style-name="ce2">
            <text:p>98.64</text:p>
          </table:table-cell>
          <table:table-cell table:number-columns-repeated="16314"/>
        </table:table-row>
        <table:table-row table:style-name="ro1">
          <table:table-cell office:value-type="float" office:value="8.5166666666666693" table:style-name="ce2">
            <text:p>8.516666667</text:p>
          </table:table-cell>
          <table:table-cell office:value-type="float" office:value="354.56" table:style-name="ce2">
            <text:p>354.56</text:p>
          </table:table-cell>
          <table:table-cell office:value-type="float" office:value="9.7416666666666707" table:style-name="ce2">
            <text:p>9.741666667</text:p>
          </table:table-cell>
          <table:table-cell office:value-type="float" office:value="129.41999999999999" table:style-name="ce2">
            <text:p>129.42</text:p>
          </table:table-cell>
          <table:table-cell office:value-type="float" office:value="11.283333333333299" table:style-name="ce2">
            <text:p>11.28333333</text:p>
          </table:table-cell>
          <table:table-cell office:value-type="float" office:value="186.86999999999901" table:style-name="ce2">
            <text:p>186.87</text:p>
          </table:table-cell>
          <table:table-cell office:value-type="float" office:value="18.8875487128822" table:style-name="ce2">
            <text:p>18.88754871</text:p>
          </table:table-cell>
          <table:table-cell office:value-type="float" office:value="368.40599538943002" table:style-name="ce2">
            <text:p>368.4059954</text:p>
          </table:table-cell>
          <table:table-cell office:value-type="float" office:value="18.683333333333302" table:style-name="ce2">
            <text:p>18.68333333</text:p>
          </table:table-cell>
          <table:table-cell office:value-type="float" office:value="182.57" table:style-name="ce2">
            <text:p>182.57</text:p>
          </table:table-cell>
          <table:table-cell office:value-type="float" office:value="21.3129658598167" table:style-name="ce2">
            <text:p>21.31296586</text:p>
          </table:table-cell>
          <table:table-cell office:value-type="float" office:value="368.21559909983898" table:style-name="ce2">
            <text:p>368.2155991</text:p>
          </table:table-cell>
          <table:table-cell office:value-type="float" office:value="18.683333333333302" table:style-name="ce2">
            <text:p>18.68333333</text:p>
          </table:table-cell>
          <table:table-cell office:value-type="float" office:value="0" table:style-name="ce2">
            <text:p>0</text:p>
          </table:table-cell>
          <table:table-cell office:value-type="float" office:value="14.82518112959" table:style-name="ce2">
            <text:p>14.82518113</text:p>
          </table:table-cell>
          <table:table-cell office:value-type="float" office:value="368.37816126022301" table:style-name="ce2">
            <text:p>368.3781613</text:p>
          </table:table-cell>
          <table:table-cell office:value-type="float" office:value="13.783333333333299" table:style-name="ce2">
            <text:p>13.78333333</text:p>
          </table:table-cell>
          <table:table-cell office:value-type="float" office:value="145.08000000000001" table:style-name="ce2">
            <text:p>145.08</text:p>
          </table:table-cell>
          <table:table-cell office:value-type="float" office:value="14.591666666666701" table:style-name="ce2">
            <text:p>14.59166667</text:p>
          </table:table-cell>
          <table:table-cell office:value-type="float" office:value="134.28" table:style-name="ce2">
            <text:p>134.28</text:p>
          </table:table-cell>
          <table:table-cell office:value-type="float" office:value="14.4416666666667" table:style-name="ce2">
            <text:p>14.44166667</text:p>
          </table:table-cell>
          <table:table-cell office:value-type="float" office:value="352.67" table:style-name="ce2">
            <text:p>352.67</text:p>
          </table:table-cell>
          <table:table-cell office:value-type="float" office:value="10.8106666666667" table:style-name="ce2">
            <text:p>10.81066667</text:p>
          </table:table-cell>
          <table:table-cell office:value-type="float" office:value="368.6" table:style-name="ce2">
            <text:p>368.6</text:p>
          </table:table-cell>
          <table:table-cell office:value-type="float" office:value="10.216666666666701" table:style-name="ce2">
            <text:p>10.21666667</text:p>
          </table:table-cell>
          <table:table-cell office:value-type="float" office:value="350.78" table:style-name="ce2">
            <text:p>350.78</text:p>
          </table:table-cell>
          <table:table-cell office:value-type="float" office:value="11.5847219935232" table:style-name="ce2">
            <text:p>11.58472199</text:p>
          </table:table-cell>
          <table:table-cell office:value-type="float" office:value="368.313680772819" table:style-name="ce2">
            <text:p>368.3136808</text:p>
          </table:table-cell>
          <table:table-cell office:value-type="float" office:value="11.283333333333299" table:style-name="ce2">
            <text:p>11.28333333</text:p>
          </table:table-cell>
          <table:table-cell office:value-type="float" office:value="83.250000000000099" table:style-name="ce2">
            <text:p>83.25</text:p>
          </table:table-cell>
          <table:table-cell office:value-type="float" office:value="7.3263333333333298" table:style-name="ce2">
            <text:p>7.326333333</text:p>
          </table:table-cell>
          <table:table-cell office:value-type="float" office:value="368.6" table:style-name="ce2">
            <text:p>368.6</text:p>
          </table:table-cell>
          <table:table-cell office:value-type="float" office:value="7.3833333333333302" table:style-name="ce2">
            <text:p>7.383333333</text:p>
          </table:table-cell>
          <table:table-cell office:value-type="float" office:value="148.32" table:style-name="ce2">
            <text:p>148.32</text:p>
          </table:table-cell>
          <table:table-cell office:value-type="float" office:value="8.0416666666666696" table:style-name="ce2">
            <text:p>8.041666667</text:p>
          </table:table-cell>
          <table:table-cell office:value-type="float" office:value="356.31" table:style-name="ce2">
            <text:p>356.31</text:p>
          </table:table-cell>
          <table:table-cell office:value-type="float" office:value="8.0749999999999993" table:style-name="ce2">
            <text:p>8.075</text:p>
          </table:table-cell>
          <table:table-cell office:value-type="float" office:value="126.72" table:style-name="ce2">
            <text:p>126.72</text:p>
          </table:table-cell>
          <table:table-cell office:value-type="float" office:value="6.7643333333333304" table:style-name="ce2">
            <text:p>6.764333333</text:p>
          </table:table-cell>
          <table:table-cell office:value-type="float" office:value="368.6" table:style-name="ce2">
            <text:p>368.6</text:p>
          </table:table-cell>
          <table:table-cell office:value-type="float" office:value="7.0250000000000004" table:style-name="ce2">
            <text:p>7.025</text:p>
          </table:table-cell>
          <table:table-cell office:value-type="float" office:value="153.18" table:style-name="ce2">
            <text:p>153.18</text:p>
          </table:table-cell>
          <table:table-cell office:value-type="float" office:value="7.0250000000000004" table:style-name="ce2">
            <text:p>7.025</text:p>
          </table:table-cell>
          <table:table-cell office:value-type="float" office:value="187.92750000000001" table:style-name="ce2">
            <text:p>187.9275</text:p>
          </table:table-cell>
          <table:table-cell office:value-type="float" office:value="7.3833333333333302" table:style-name="ce2">
            <text:p>7.383333333</text:p>
          </table:table-cell>
          <table:table-cell office:value-type="float" office:value="131.58000000000001" table:style-name="ce2">
            <text:p>131.58</text:p>
          </table:table-cell>
          <table:table-cell office:value-type="float" office:value="13.45" table:style-name="ce2">
            <text:p>13.45</text:p>
          </table:table-cell>
          <table:table-cell office:value-type="float" office:value="155.61000000000001" table:style-name="ce2">
            <text:p>155.61</text:p>
          </table:table-cell>
          <table:table-cell office:value-type="float" office:value="14.028999945112201" table:style-name="ce2">
            <text:p>14.02899995</text:p>
          </table:table-cell>
          <table:table-cell office:value-type="float" office:value="368.36661671881001" table:style-name="ce2">
            <text:p>368.3666167</text:p>
          </table:table-cell>
          <table:table-cell office:value-type="float" office:value="13.45" table:style-name="ce2">
            <text:p>13.45</text:p>
          </table:table-cell>
          <table:table-cell office:value-type="float" office:value="134.01" table:style-name="ce2">
            <text:p>134.01</text:p>
          </table:table-cell>
          <table:table-cell office:value-type="float" office:value="13.783333333333299" table:style-name="ce2">
            <text:p>13.78333333</text:p>
          </table:table-cell>
          <table:table-cell office:value-type="float" office:value="123.21" table:style-name="ce2">
            <text:p>123.21</text:p>
          </table:table-cell>
          <table:table-cell office:value-type="float" office:value="24" table:style-name="ce2">
            <text:p>24</text:p>
          </table:table-cell>
          <table:table-cell office:value-type="float" office:value="303.8" table:style-name="ce2">
            <text:p>303.8</text:p>
          </table:table-cell>
          <table:table-cell office:value-type="float" office:value="24" table:style-name="ce2">
            <text:p>24</text:p>
          </table:table-cell>
          <table:table-cell office:value-type="float" office:value="314.60000000000002" table:style-name="ce2">
            <text:p>314.6</text:p>
          </table:table-cell>
          <table:table-cell office:value-type="float" office:value="24" table:style-name="ce2">
            <text:p>24</text:p>
          </table:table-cell>
          <table:table-cell office:value-type="float" office:value="122.4" table:style-name="ce2">
            <text:p>122.4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336.2" table:style-name="ce2">
            <text:p>336.2</text:p>
          </table:table-cell>
          <table:table-cell office:value-type="float" office:value="7.9833333333333298" table:style-name="ce2">
            <text:p>7.983333333</text:p>
          </table:table-cell>
          <table:table-cell office:value-type="float" office:value="362.66" table:style-name="ce2">
            <text:p>362.66</text:p>
          </table:table-cell>
          <table:table-cell office:value-type="float" office:value="7.9833333333333298" table:style-name="ce2">
            <text:p>7.983333333</text:p>
          </table:table-cell>
          <table:table-cell office:value-type="float" office:value="362.66" table:style-name="ce2">
            <text:p>362.66</text:p>
          </table:table-cell>
          <table:table-cell office:value-type="float" office:value="8.7146666666666697" table:style-name="ce2">
            <text:p>8.714666667</text:p>
          </table:table-cell>
          <table:table-cell office:value-type="float" office:value="368.6" table:style-name="ce2">
            <text:p>368.6</text:p>
          </table:table-cell>
          <table:table-cell office:value-type="float" office:value="9.1166666666666707" table:style-name="ce2">
            <text:p>9.116666667</text:p>
          </table:table-cell>
          <table:table-cell office:value-type="float" office:value="98.64" table:style-name="ce2">
            <text:p>98.64</text:p>
          </table:table-cell>
          <table:table-cell table:number-columns-repeated="16314"/>
        </table:table-row>
        <table:table-row table:style-name="ro1">
          <table:table-cell office:value-type="float" office:value="11.4" table:style-name="ce2">
            <text:p>11.4</text:p>
          </table:table-cell>
          <table:table-cell office:value-type="float" office:value="342.14" table:style-name="ce2">
            <text:p>342.14</text:p>
          </table:table-cell>
          <table:table-cell office:value-type="float" office:value="11.9" table:style-name="ce2">
            <text:p>11.9</text:p>
          </table:table-cell>
          <table:table-cell office:value-type="float" office:value="117" table:style-name="ce2">
            <text:p>117</text:p>
          </table:table-cell>
          <table:table-cell office:value-type="float" office:value="13.45" table:style-name="ce2">
            <text:p>13.45</text:p>
          </table:table-cell>
          <table:table-cell office:value-type="float" office:value="174.52124999999899" table:style-name="ce2">
            <text:p>174.52125</text:p>
          </table:table-cell>
          <table:table-cell office:value-type="float" office:value="23" table:style-name="ce2">
            <text:p>23</text:p>
          </table:table-cell>
          <table:table-cell office:value-type="float" office:value="300.83" table:style-name="ce2">
            <text:p>300.83</text:p>
          </table:table-cell>
          <table:table-cell office:value-type="float" office:value="23" table:style-name="ce2">
            <text:p>23</text:p>
          </table:table-cell>
          <table:table-cell office:value-type="float" office:value="125.6" table:style-name="ce2">
            <text:p>125.6</text:p>
          </table:table-cell>
          <table:table-cell office:value-type="float" office:value="23" table:style-name="ce2">
            <text:p>23</text:p>
          </table:table-cell>
          <table:table-cell office:value-type="float" office:value="322.43" table:style-name="ce2">
            <text:p>322.43</text:p>
          </table:table-cell>
          <table:table-cell office:value-type="float" office:value="23" table:style-name="ce2">
            <text:p>23</text:p>
          </table:table-cell>
          <table:table-cell office:value-type="float" office:value="0" table:style-name="ce2">
            <text:p>0</text:p>
          </table:table-cell>
          <table:table-cell office:value-type="float" office:value="18.016666666666701" table:style-name="ce2">
            <text:p>18.01666667</text:p>
          </table:table-cell>
          <table:table-cell office:value-type="float" office:value="356.45" table:style-name="ce2">
            <text:p>356.45</text:p>
          </table:table-cell>
          <table:table-cell office:value-type="float" office:value="17.25" table:style-name="ce2">
            <text:p>17.25</text:p>
          </table:table-cell>
          <table:table-cell office:value-type="float" office:value="132.93" table:style-name="ce2">
            <text:p>132.93</text:p>
          </table:table-cell>
          <table:table-cell office:value-type="float" office:value="18.683333333333302" table:style-name="ce2">
            <text:p>18.68333333</text:p>
          </table:table-cell>
          <table:table-cell office:value-type="float" office:value="122.13" table:style-name="ce2">
            <text:p>122.13</text:p>
          </table:table-cell>
          <table:table-cell office:value-type="float" office:value="18.016666666666701" table:style-name="ce2">
            <text:p>18.01666667</text:p>
          </table:table-cell>
          <table:table-cell office:value-type="float" office:value="340.52" table:style-name="ce2">
            <text:p>340.52</text:p>
          </table:table-cell>
          <table:table-cell office:value-type="float" office:value="19.75" table:style-name="ce2">
            <text:p>19.75</text:p>
          </table:table-cell>
          <table:table-cell office:value-type="float" office:value="349.43" table:style-name="ce2">
            <text:p>349.43</text:p>
          </table:table-cell>
          <table:table-cell office:value-type="float" office:value="19.75" table:style-name="ce2">
            <text:p>19.75</text:p>
          </table:table-cell>
          <table:table-cell office:value-type="float" office:value="331.61" table:style-name="ce2">
            <text:p>331.61</text:p>
          </table:table-cell>
          <table:table-cell office:value-type="float" office:value="19.75" table:style-name="ce2">
            <text:p>19.75</text:p>
          </table:table-cell>
          <table:table-cell office:value-type="float" office:value="349.43" table:style-name="ce2">
            <text:p>349.43</text:p>
          </table:table-cell>
          <table:table-cell office:value-type="float" office:value="20.908333333333299" table:style-name="ce2">
            <text:p>20.90833333</text:p>
          </table:table-cell>
          <table:table-cell office:value-type="float" office:value="64.08" table:style-name="ce2">
            <text:p>64.08</text:p>
          </table:table-cell>
          <table:table-cell office:value-type="float" office:value="8.0416666666666696" table:style-name="ce2">
            <text:p>8.041666667</text:p>
          </table:table-cell>
          <table:table-cell office:value-type="float" office:value="356.99" table:style-name="ce2">
            <text:p>356.99</text:p>
          </table:table-cell>
          <table:table-cell office:value-type="float" office:value="8.0749999999999993" table:style-name="ce2">
            <text:p>8.075</text:p>
          </table:table-cell>
          <table:table-cell office:value-type="float" office:value="136.71" table:style-name="ce2">
            <text:p>136.71</text:p>
          </table:table-cell>
          <table:table-cell office:value-type="float" office:value="8.5166666666666693" table:style-name="ce2">
            <text:p>8.516666667</text:p>
          </table:table-cell>
          <table:table-cell office:value-type="float" office:value="344.7" table:style-name="ce2">
            <text:p>344.7</text:p>
          </table:table-cell>
          <table:table-cell office:value-type="float" office:value="9.4499999999999993" table:style-name="ce2">
            <text:p>9.45</text:p>
          </table:table-cell>
          <table:table-cell office:value-type="float" office:value="115.11" table:style-name="ce2">
            <text:p>115.11</text:p>
          </table:table-cell>
          <table:table-cell office:value-type="float" office:value="7.375" table:style-name="ce2">
            <text:p>7.375</text:p>
          </table:table-cell>
          <table:table-cell office:value-type="float" office:value="356.99" table:style-name="ce2">
            <text:p>356.99</text:p>
          </table:table-cell>
          <table:table-cell office:value-type="float" office:value="8.0749999999999993" table:style-name="ce2">
            <text:p>8.075</text:p>
          </table:table-cell>
          <table:table-cell office:value-type="float" office:value="141.57" table:style-name="ce2">
            <text:p>141.57</text:p>
          </table:table-cell>
          <table:table-cell office:value-type="float" office:value="8.0749999999999993" table:style-name="ce2">
            <text:p>8.075</text:p>
          </table:table-cell>
          <table:table-cell office:value-type="float" office:value="176.3175" table:style-name="ce2">
            <text:p>176.3175</text:p>
          </table:table-cell>
          <table:table-cell office:value-type="float" office:value="8.2166666666666703" table:style-name="ce2">
            <text:p>8.216666667</text:p>
          </table:table-cell>
          <table:table-cell office:value-type="float" office:value="119.97" table:style-name="ce2">
            <text:p>119.97</text:p>
          </table:table-cell>
          <table:table-cell office:value-type="float" office:value="15.8083333333333" table:style-name="ce2">
            <text:p>15.80833333</text:p>
          </table:table-cell>
          <table:table-cell office:value-type="float" office:value="141.84" table:style-name="ce2">
            <text:p>141.84</text:p>
          </table:table-cell>
          <table:table-cell office:value-type="float" office:value="17.3333333333333" table:style-name="ce2">
            <text:p>17.33333333</text:p>
          </table:table-cell>
          <table:table-cell office:value-type="float" office:value="354.83" table:style-name="ce2">
            <text:p>354.83</text:p>
          </table:table-cell>
          <table:table-cell office:value-type="float" office:value="15.8083333333333" table:style-name="ce2">
            <text:p>15.80833333</text:p>
          </table:table-cell>
          <table:table-cell office:value-type="float" office:value="120.24" table:style-name="ce2">
            <text:p>120.24</text:p>
          </table:table-cell>
          <table:table-cell office:value-type="float" office:value="17.25" table:style-name="ce2">
            <text:p>17.25</text:p>
          </table:table-cell>
          <table:table-cell office:value-type="float" office:value="109.44" table:style-name="ce2">
            <text:p>109.44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9.0166666666666693" table:style-name="ce2">
            <text:p>9.016666667</text:p>
          </table:table-cell>
          <table:table-cell office:value-type="float" office:value="347.54" table:style-name="ce2">
            <text:p>347.54</text:p>
          </table:table-cell>
          <table:table-cell office:value-type="float" office:value="9.2166666666666703" table:style-name="ce2">
            <text:p>9.216666667</text:p>
          </table:table-cell>
          <table:table-cell office:value-type="float" office:value="347.54" table:style-name="ce2">
            <text:p>347.54</text:p>
          </table:table-cell>
          <table:table-cell office:value-type="float" office:value="9.7666666666666693" table:style-name="ce2">
            <text:p>9.766666667</text:p>
          </table:table-cell>
          <table:table-cell office:value-type="float" office:value="353.48" table:style-name="ce2">
            <text:p>353.48</text:p>
          </table:table-cell>
          <table:table-cell office:value-type="float" office:value="10.074999999999999" table:style-name="ce2">
            <text:p>10.075</text:p>
          </table:table-cell>
          <table:table-cell office:value-type="float" office:value="83.52" table:style-name="ce2">
            <text:p>83.52</text:p>
          </table:table-cell>
          <table:table-cell table:number-columns-repeated="16314"/>
        </table:table-row>
        <table:table-row table:style-name="ro1">
          <table:table-cell office:value-type="float" office:value="12.282" table:style-name="ce2">
            <text:p>12.282</text:p>
          </table:table-cell>
          <table:table-cell office:value-type="float" office:value="368.6" table:style-name="ce2">
            <text:p>368.6</text:p>
          </table:table-cell>
          <table:table-cell office:value-type="float" office:value="12.176195180855199" table:style-name="ce2">
            <text:p>12.17619518</text:p>
          </table:table-cell>
          <table:table-cell office:value-type="float" office:value="368.33761457818702" table:style-name="ce2">
            <text:p>368.3376146</text:p>
          </table:table-cell>
          <table:table-cell office:value-type="float" office:value="13.6630509358362" table:style-name="ce2">
            <text:p>13.66305094</text:p>
          </table:table-cell>
          <table:table-cell office:value-type="float" office:value="368.39760161095501" table:style-name="ce2">
            <text:p>368.3976016</text:p>
          </table:table-cell>
          <table:table-cell office:value-type="float" office:value="23" table:style-name="ce2">
            <text:p>23</text:p>
          </table:table-cell>
          <table:table-cell office:value-type="float" office:value="300.83" table:style-name="ce2">
            <text:p>300.83</text:p>
          </table:table-cell>
          <table:table-cell office:value-type="float" office:value="23" table:style-name="ce2">
            <text:p>23</text:p>
          </table:table-cell>
          <table:table-cell office:value-type="float" office:value="125.6" table:style-name="ce2">
            <text:p>125.6</text:p>
          </table:table-cell>
          <table:table-cell office:value-type="float" office:value="23" table:style-name="ce2">
            <text:p>23</text:p>
          </table:table-cell>
          <table:table-cell office:value-type="float" office:value="322.43" table:style-name="ce2">
            <text:p>322.43</text:p>
          </table:table-cell>
          <table:table-cell office:value-type="float" office:value="23" table:style-name="ce2">
            <text:p>23</text:p>
          </table:table-cell>
          <table:table-cell office:value-type="float" office:value="0" table:style-name="ce2">
            <text:p>0</text:p>
          </table:table-cell>
          <table:table-cell office:value-type="float" office:value="18.2916666666667" table:style-name="ce2">
            <text:p>18.29166667</text:p>
          </table:table-cell>
          <table:table-cell office:value-type="float" office:value="364.7" table:style-name="ce2">
            <text:p>364.7</text:p>
          </table:table-cell>
          <table:table-cell office:value-type="float" office:value="17.25" table:style-name="ce2">
            <text:p>17.25</text:p>
          </table:table-cell>
          <table:table-cell office:value-type="float" office:value="132.93" table:style-name="ce2">
            <text:p>132.93</text:p>
          </table:table-cell>
          <table:table-cell office:value-type="float" office:value="18.683333333333302" table:style-name="ce2">
            <text:p>18.68333333</text:p>
          </table:table-cell>
          <table:table-cell office:value-type="float" office:value="122.13" table:style-name="ce2">
            <text:p>122.13</text:p>
          </table:table-cell>
          <table:table-cell office:value-type="float" office:value="18.016666666666701" table:style-name="ce2">
            <text:p>18.01666667</text:p>
          </table:table-cell>
          <table:table-cell office:value-type="float" office:value="340.52" table:style-name="ce2">
            <text:p>340.52</text:p>
          </table:table-cell>
          <table:table-cell office:value-type="float" office:value="20.125" table:style-name="ce2">
            <text:p>20.125</text:p>
          </table:table-cell>
          <table:table-cell office:value-type="float" office:value="360.68" table:style-name="ce2">
            <text:p>360.68</text:p>
          </table:table-cell>
          <table:table-cell office:value-type="float" office:value="19.75" table:style-name="ce2">
            <text:p>19.75</text:p>
          </table:table-cell>
          <table:table-cell office:value-type="float" office:value="331.61" table:style-name="ce2">
            <text:p>331.61</text:p>
          </table:table-cell>
          <table:table-cell office:value-type="float" office:value="19.75" table:style-name="ce2">
            <text:p>19.75</text:p>
          </table:table-cell>
          <table:table-cell office:value-type="float" office:value="349.43" table:style-name="ce2">
            <text:p>349.43</text:p>
          </table:table-cell>
          <table:table-cell office:value-type="float" office:value="20.908333333333299" table:style-name="ce2">
            <text:p>20.90833333</text:p>
          </table:table-cell>
          <table:table-cell office:value-type="float" office:value="64.08" table:style-name="ce2">
            <text:p>64.08</text:p>
          </table:table-cell>
          <table:table-cell office:value-type="float" office:value="8.4286666666666701" table:style-name="ce2">
            <text:p>8.428666667</text:p>
          </table:table-cell>
          <table:table-cell office:value-type="float" office:value="368.6" table:style-name="ce2">
            <text:p>368.6</text:p>
          </table:table-cell>
          <table:table-cell office:value-type="float" office:value="8.0749999999999993" table:style-name="ce2">
            <text:p>8.075</text:p>
          </table:table-cell>
          <table:table-cell office:value-type="float" office:value="136.71" table:style-name="ce2">
            <text:p>136.71</text:p>
          </table:table-cell>
          <table:table-cell office:value-type="float" office:value="8.5166666666666693" table:style-name="ce2">
            <text:p>8.516666667</text:p>
          </table:table-cell>
          <table:table-cell office:value-type="float" office:value="344.7" table:style-name="ce2">
            <text:p>344.7</text:p>
          </table:table-cell>
          <table:table-cell office:value-type="float" office:value="9.5166666666666693" table:style-name="ce2">
            <text:p>9.516666667</text:p>
          </table:table-cell>
          <table:table-cell office:value-type="float" office:value="175.77666666666801" table:style-name="ce2">
            <text:p>175.7766667</text:p>
          </table:table-cell>
          <table:table-cell office:value-type="float" office:value="7.7619999999999996" table:style-name="ce2">
            <text:p>7.762</text:p>
          </table:table-cell>
          <table:table-cell office:value-type="float" office:value="368.6" table:style-name="ce2">
            <text:p>368.6</text:p>
          </table:table-cell>
          <table:table-cell office:value-type="float" office:value="8.0749999999999993" table:style-name="ce2">
            <text:p>8.075</text:p>
          </table:table-cell>
          <table:table-cell office:value-type="float" office:value="141.57" table:style-name="ce2">
            <text:p>141.57</text:p>
          </table:table-cell>
          <table:table-cell office:value-type="float" office:value="8.0749999999999993" table:style-name="ce2">
            <text:p>8.075</text:p>
          </table:table-cell>
          <table:table-cell office:value-type="float" office:value="176.3175" table:style-name="ce2">
            <text:p>176.3175</text:p>
          </table:table-cell>
          <table:table-cell office:value-type="float" office:value="8.4896015149020307" table:style-name="ce2">
            <text:p>8.489601515</text:p>
          </table:table-cell>
          <table:table-cell office:value-type="float" office:value="368.34071189417602" table:style-name="ce2">
            <text:p>368.3407119</text:p>
          </table:table-cell>
          <table:table-cell office:value-type="float" office:value="16.057260277731999" table:style-name="ce2">
            <text:p>16.05726028</text:p>
          </table:table-cell>
          <table:table-cell office:value-type="float" office:value="368.363519402821" table:style-name="ce2">
            <text:p>368.3635194</text:p>
          </table:table-cell>
          <table:table-cell office:value-type="float" office:value="17.5833333333333" table:style-name="ce2">
            <text:p>17.58333333</text:p>
          </table:table-cell>
          <table:table-cell office:value-type="float" office:value="362.33" table:style-name="ce2">
            <text:p>362.33</text:p>
          </table:table-cell>
          <table:table-cell office:value-type="float" office:value="15.8083333333333" table:style-name="ce2">
            <text:p>15.80833333</text:p>
          </table:table-cell>
          <table:table-cell office:value-type="float" office:value="120.24" table:style-name="ce2">
            <text:p>120.24</text:p>
          </table:table-cell>
          <table:table-cell office:value-type="float" office:value="17.534494209341901" table:style-name="ce2">
            <text:p>17.53449421</text:p>
          </table:table-cell>
          <table:table-cell office:value-type="float" office:value="368.32973050112599" table:style-name="ce2">
            <text:p>368.3297305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9.0166666666666693" table:style-name="ce2">
            <text:p>9.016666667</text:p>
          </table:table-cell>
          <table:table-cell office:value-type="float" office:value="347.54" table:style-name="ce2">
            <text:p>347.54</text:p>
          </table:table-cell>
          <table:table-cell office:value-type="float" office:value="9.2166666666666703" table:style-name="ce2">
            <text:p>9.216666667</text:p>
          </table:table-cell>
          <table:table-cell office:value-type="float" office:value="347.54" table:style-name="ce2">
            <text:p>347.54</text:p>
          </table:table-cell>
          <table:table-cell office:value-type="float" office:value="9.7666666666666693" table:style-name="ce2">
            <text:p>9.766666667</text:p>
          </table:table-cell>
          <table:table-cell office:value-type="float" office:value="353.48" table:style-name="ce2">
            <text:p>353.48</text:p>
          </table:table-cell>
          <table:table-cell office:value-type="float" office:value="10.074999999999999" table:style-name="ce2">
            <text:p>10.075</text:p>
          </table:table-cell>
          <table:table-cell office:value-type="float" office:value="83.52" table:style-name="ce2">
            <text:p>83.52</text:p>
          </table:table-cell>
          <table:table-cell table:number-columns-repeated="16314"/>
        </table:table-row>
        <table:table-row table:style-name="ro1">
          <table:table-cell office:value-type="float" office:value="13.783333333333299" table:style-name="ce2">
            <text:p>13.78333333</text:p>
          </table:table-cell>
          <table:table-cell office:value-type="float" office:value="354.83" table:style-name="ce2">
            <text:p>354.83</text:p>
          </table:table-cell>
          <table:table-cell office:value-type="float" office:value="14.175000000000001" table:style-name="ce2">
            <text:p>14.175</text:p>
          </table:table-cell>
          <table:table-cell office:value-type="float" office:value="354.83" table:style-name="ce2">
            <text:p>354.83</text:p>
          </table:table-cell>
          <table:table-cell office:value-type="float" office:value="14.4416666666667" table:style-name="ce2">
            <text:p>14.44166667</text:p>
          </table:table-cell>
          <table:table-cell office:value-type="float" office:value="354.83" table:style-name="ce2">
            <text:p>354.83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268.7" table:style-name="ce2">
            <text:p>268.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3.47" table:style-name="ce2">
            <text:p>93.47</text:p>
          </table:table-cell>
          <table:table-cell office:value-type="float" office:value="24" table:style-name="ce2">
            <text:p>24</text:p>
          </table:table-cell>
          <table:table-cell office:value-type="float" office:value="290.3" table:style-name="ce2">
            <text:p>290.3</text:p>
          </table:table-cell>
          <table:table-cell office:value-type="float" office:value="24" table:style-name="ce2">
            <text:p>24</text:p>
          </table:table-cell>
          <table:table-cell office:value-type="float" office:value="0" table:style-name="ce2">
            <text:p>0</text:p>
          </table:table-cell>
          <table:table-cell office:value-type="float" office:value="19.008333333333301" table:style-name="ce2">
            <text:p>19.00833333</text:p>
          </table:table-cell>
          <table:table-cell office:value-type="float" office:value="350.93" table:style-name="ce2">
            <text:p>350.93</text:p>
          </table:table-cell>
          <table:table-cell office:value-type="float" office:value="20.908333333333299" table:style-name="ce2">
            <text:p>20.90833333</text:p>
          </table:table-cell>
          <table:table-cell office:value-type="float" office:value="119.16" table:style-name="ce2">
            <text:p>119.16</text:p>
          </table:table-cell>
          <table:table-cell office:value-type="float" office:value="20.908333333333299" table:style-name="ce2">
            <text:p>20.90833333</text:p>
          </table:table-cell>
          <table:table-cell office:value-type="float" office:value="108.36" table:style-name="ce2">
            <text:p>108.36</text:p>
          </table:table-cell>
          <table:table-cell office:value-type="float" office:value="21.574999999999999" table:style-name="ce2">
            <text:p>21.575</text:p>
          </table:table-cell>
          <table:table-cell office:value-type="float" office:value="326.75" table:style-name="ce2">
            <text:p>326.75</text:p>
          </table:table-cell>
          <table:table-cell office:value-type="float" office:value="21.125" table:style-name="ce2">
            <text:p>21.125</text:p>
          </table:table-cell>
          <table:table-cell office:value-type="float" office:value="341.24" table:style-name="ce2">
            <text:p>341.24</text:p>
          </table:table-cell>
          <table:table-cell office:value-type="float" office:value="22.991666666666699" table:style-name="ce2">
            <text:p>22.99166667</text:p>
          </table:table-cell>
          <table:table-cell office:value-type="float" office:value="312.17" table:style-name="ce2">
            <text:p>312.17</text:p>
          </table:table-cell>
          <table:table-cell office:value-type="float" office:value="23" table:style-name="ce2">
            <text:p>23</text:p>
          </table:table-cell>
          <table:table-cell office:value-type="float" office:value="329.99" table:style-name="ce2">
            <text:p>329.99</text:p>
          </table:table-cell>
          <table:table-cell office:value-type="float" office:value="21.991666666666699" table:style-name="ce2">
            <text:p>21.99166667</text:p>
          </table:table-cell>
          <table:table-cell office:value-type="float" office:value="44.64" table:style-name="ce2">
            <text:p>44.64</text:p>
          </table:table-cell>
          <table:table-cell office:value-type="float" office:value="9.2166666666666703" table:style-name="ce2">
            <text:p>9.216666667</text:p>
          </table:table-cell>
          <table:table-cell office:value-type="float" office:value="352.94" table:style-name="ce2">
            <text:p>352.94</text:p>
          </table:table-cell>
          <table:table-cell office:value-type="float" office:value="9.7416666666666707" table:style-name="ce2">
            <text:p>9.741666667</text:p>
          </table:table-cell>
          <table:table-cell office:value-type="float" office:value="121.05" table:style-name="ce2">
            <text:p>121.05</text:p>
          </table:table-cell>
          <table:table-cell office:value-type="float" office:value="9.7416666666666707" table:style-name="ce2">
            <text:p>9.741666667</text:p>
          </table:table-cell>
          <table:table-cell office:value-type="float" office:value="329.04" table:style-name="ce2">
            <text:p>329.04</text:p>
          </table:table-cell>
          <table:table-cell office:value-type="float" office:value="10.074999999999999" table:style-name="ce2">
            <text:p>10.075</text:p>
          </table:table-cell>
          <table:table-cell office:value-type="float" office:value="160.180000000001" table:style-name="ce2">
            <text:p>160.18</text:p>
          </table:table-cell>
          <table:table-cell office:value-type="float" office:value="9.0166666666666693" table:style-name="ce2">
            <text:p>9.016666667</text:p>
          </table:table-cell>
          <table:table-cell office:value-type="float" office:value="352.4" table:style-name="ce2">
            <text:p>352.4</text:p>
          </table:table-cell>
          <table:table-cell office:value-type="float" office:value="9.1166666666666707" table:style-name="ce2">
            <text:p>9.116666667</text:p>
          </table:table-cell>
          <table:table-cell office:value-type="float" office:value="125.37" table:style-name="ce2">
            <text:p>125.37</text:p>
          </table:table-cell>
          <table:table-cell office:value-type="float" office:value="9.7416666666666707" table:style-name="ce2">
            <text:p>9.741666667</text:p>
          </table:table-cell>
          <table:table-cell office:value-type="float" office:value="160.11750000000001" table:style-name="ce2">
            <text:p>160.1175</text:p>
          </table:table-cell>
          <table:table-cell office:value-type="float" office:value="9.7666666666666693" table:style-name="ce2">
            <text:p>9.766666667</text:p>
          </table:table-cell>
          <table:table-cell office:value-type="float" office:value="352.4" table:style-name="ce2">
            <text:p>352.4</text:p>
          </table:table-cell>
          <table:table-cell office:value-type="float" office:value="19.008333333333301" table:style-name="ce2">
            <text:p>19.00833333</text:p>
          </table:table-cell>
          <table:table-cell office:value-type="float" office:value="352.4" table:style-name="ce2">
            <text:p>352.4</text:p>
          </table:table-cell>
          <table:table-cell office:value-type="float" office:value="18.2916666666667" table:style-name="ce2">
            <text:p>18.29166667</text:p>
          </table:table-cell>
          <table:table-cell office:value-type="float" office:value="346.13" table:style-name="ce2">
            <text:p>346.13</text:p>
          </table:table-cell>
          <table:table-cell office:value-type="float" office:value="18.683333333333302" table:style-name="ce2">
            <text:p>18.68333333</text:p>
          </table:table-cell>
          <table:table-cell office:value-type="float" office:value="104.04" table:style-name="ce2">
            <text:p>104.04</text:p>
          </table:table-cell>
          <table:table-cell office:value-type="float" office:value="19.008333333333301" table:style-name="ce2">
            <text:p>19.00833333</text:p>
          </table:table-cell>
          <table:table-cell office:value-type="float" office:value="352.4" table:style-name="ce2">
            <text:p>352.4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0.216666666666701" table:style-name="ce2">
            <text:p>10.21666667</text:p>
          </table:table-cell>
          <table:table-cell office:value-type="float" office:value="333.77" table:style-name="ce2">
            <text:p>333.77</text:p>
          </table:table-cell>
          <table:table-cell office:value-type="float" office:value="10.358333333333301" table:style-name="ce2">
            <text:p>10.35833333</text:p>
          </table:table-cell>
          <table:table-cell office:value-type="float" office:value="333.77" table:style-name="ce2">
            <text:p>333.77</text:p>
          </table:table-cell>
          <table:table-cell office:value-type="float" office:value="11.0666666666667" table:style-name="ce2">
            <text:p>11.06666667</text:p>
          </table:table-cell>
          <table:table-cell office:value-type="float" office:value="339.71" table:style-name="ce2">
            <text:p>339.71</text:p>
          </table:table-cell>
          <table:table-cell office:value-type="float" office:value="11.283333333333299" table:style-name="ce2">
            <text:p>11.28333333</text:p>
          </table:table-cell>
          <table:table-cell office:value-type="float" office:value="69.75" table:style-name="ce2">
            <text:p>69.75</text:p>
          </table:table-cell>
          <table:table-cell table:number-columns-repeated="16314"/>
        </table:table-row>
        <table:table-row table:style-name="ro1">
          <table:table-cell office:value-type="float" office:value="13.783333333333299" table:style-name="ce2">
            <text:p>13.78333333</text:p>
          </table:table-cell>
          <table:table-cell office:value-type="float" office:value="354.83" table:style-name="ce2">
            <text:p>354.83</text:p>
          </table:table-cell>
          <table:table-cell office:value-type="float" office:value="14.175000000000001" table:style-name="ce2">
            <text:p>14.175</text:p>
          </table:table-cell>
          <table:table-cell office:value-type="float" office:value="354.83" table:style-name="ce2">
            <text:p>354.83</text:p>
          </table:table-cell>
          <table:table-cell office:value-type="float" office:value="14.9006666666667" table:style-name="ce2">
            <text:p>14.90066667</text:p>
          </table:table-cell>
          <table:table-cell office:value-type="float" office:value="368.6" table:style-name="ce2">
            <text:p>368.6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268.7" table:style-name="ce2">
            <text:p>268.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3.47" table:style-name="ce2">
            <text:p>93.47</text:p>
          </table:table-cell>
          <table:table-cell office:value-type="float" office:value="24" table:style-name="ce2">
            <text:p>24</text:p>
          </table:table-cell>
          <table:table-cell office:value-type="float" office:value="290.3" table:style-name="ce2">
            <text:p>290.3</text:p>
          </table:table-cell>
          <table:table-cell office:value-type="float" office:value="24" table:style-name="ce2">
            <text:p>24</text:p>
          </table:table-cell>
          <table:table-cell office:value-type="float" office:value="0" table:style-name="ce2">
            <text:p>0</text:p>
          </table:table-cell>
          <table:table-cell office:value-type="float" office:value="19.008333333333301" table:style-name="ce2">
            <text:p>19.00833333</text:p>
          </table:table-cell>
          <table:table-cell office:value-type="float" office:value="350.93" table:style-name="ce2">
            <text:p>350.93</text:p>
          </table:table-cell>
          <table:table-cell office:value-type="float" office:value="20.908333333333299" table:style-name="ce2">
            <text:p>20.90833333</text:p>
          </table:table-cell>
          <table:table-cell office:value-type="float" office:value="119.16" table:style-name="ce2">
            <text:p>119.16</text:p>
          </table:table-cell>
          <table:table-cell office:value-type="float" office:value="20.908333333333299" table:style-name="ce2">
            <text:p>20.90833333</text:p>
          </table:table-cell>
          <table:table-cell office:value-type="float" office:value="108.36" table:style-name="ce2">
            <text:p>108.36</text:p>
          </table:table-cell>
          <table:table-cell office:value-type="float" office:value="21.6209410505516" table:style-name="ce2">
            <text:p>21.62094105</text:p>
          </table:table-cell>
          <table:table-cell office:value-type="float" office:value="368.55635600197701" table:style-name="ce2">
            <text:p>368.556356</text:p>
          </table:table-cell>
          <table:table-cell office:value-type="float" office:value="21.125" table:style-name="ce2">
            <text:p>21.125</text:p>
          </table:table-cell>
          <table:table-cell office:value-type="float" office:value="341.24" table:style-name="ce2">
            <text:p>341.24</text:p>
          </table:table-cell>
          <table:table-cell office:value-type="float" office:value="23" table:style-name="ce2">
            <text:p>23</text:p>
          </table:table-cell>
          <table:table-cell office:value-type="float" office:value="319.75333333333299" table:style-name="ce2">
            <text:p>319.7533333</text:p>
          </table:table-cell>
          <table:table-cell office:value-type="float" office:value="23" table:style-name="ce2">
            <text:p>23</text:p>
          </table:table-cell>
          <table:table-cell office:value-type="float" office:value="329.99" table:style-name="ce2">
            <text:p>329.99</text:p>
          </table:table-cell>
          <table:table-cell office:value-type="float" office:value="21.991666666666699" table:style-name="ce2">
            <text:p>21.99166667</text:p>
          </table:table-cell>
          <table:table-cell office:value-type="float" office:value="44.64" table:style-name="ce2">
            <text:p>44.64</text:p>
          </table:table-cell>
          <table:table-cell office:value-type="float" office:value="9.7386666666666706" table:style-name="ce2">
            <text:p>9.738666667</text:p>
          </table:table-cell>
          <table:table-cell office:value-type="float" office:value="368.6" table:style-name="ce2">
            <text:p>368.6</text:p>
          </table:table-cell>
          <table:table-cell office:value-type="float" office:value="9.7416666666666707" table:style-name="ce2">
            <text:p>9.741666667</text:p>
          </table:table-cell>
          <table:table-cell office:value-type="float" office:value="121.05" table:style-name="ce2">
            <text:p>121.05</text:p>
          </table:table-cell>
          <table:table-cell office:value-type="float" office:value="9.7416666666666707" table:style-name="ce2">
            <text:p>9.741666667</text:p>
          </table:table-cell>
          <table:table-cell office:value-type="float" office:value="329.04" table:style-name="ce2">
            <text:p>329.04</text:p>
          </table:table-cell>
          <table:table-cell office:value-type="float" office:value="10.074999999999999" table:style-name="ce2">
            <text:p>10.075</text:p>
          </table:table-cell>
          <table:table-cell office:value-type="float" office:value="160.180000000001" table:style-name="ce2">
            <text:p>160.18</text:p>
          </table:table-cell>
          <table:table-cell office:value-type="float" office:value="9.2166666666666703" table:style-name="ce2">
            <text:p>9.216666667</text:p>
          </table:table-cell>
          <table:table-cell office:value-type="float" office:value="358.4" table:style-name="ce2">
            <text:p>358.4</text:p>
          </table:table-cell>
          <table:table-cell office:value-type="float" office:value="9.1166666666666707" table:style-name="ce2">
            <text:p>9.116666667</text:p>
          </table:table-cell>
          <table:table-cell office:value-type="float" office:value="125.37" table:style-name="ce2">
            <text:p>125.37</text:p>
          </table:table-cell>
          <table:table-cell office:value-type="float" office:value="9.7416666666666707" table:style-name="ce2">
            <text:p>9.741666667</text:p>
          </table:table-cell>
          <table:table-cell office:value-type="float" office:value="160.11750000000001" table:style-name="ce2">
            <text:p>160.1175</text:p>
          </table:table-cell>
          <table:table-cell office:value-type="float" office:value="10.216666666666701" table:style-name="ce2">
            <text:p>10.21666667</text:p>
          </table:table-cell>
          <table:table-cell office:value-type="float" office:value="365.9" table:style-name="ce2">
            <text:p>365.9</text:p>
          </table:table-cell>
          <table:table-cell office:value-type="float" office:value="19.5483333333333" table:style-name="ce2">
            <text:p>19.54833333</text:p>
          </table:table-cell>
          <table:table-cell office:value-type="float" office:value="368.6" table:style-name="ce2">
            <text:p>368.6</text:p>
          </table:table-cell>
          <table:table-cell office:value-type="float" office:value="18.2916666666667" table:style-name="ce2">
            <text:p>18.29166667</text:p>
          </table:table-cell>
          <table:table-cell office:value-type="float" office:value="346.13" table:style-name="ce2">
            <text:p>346.13</text:p>
          </table:table-cell>
          <table:table-cell office:value-type="float" office:value="18.683333333333302" table:style-name="ce2">
            <text:p>18.68333333</text:p>
          </table:table-cell>
          <table:table-cell office:value-type="float" office:value="104.04" table:style-name="ce2">
            <text:p>104.04</text:p>
          </table:table-cell>
          <table:table-cell office:value-type="float" office:value="19.008333333333301" table:style-name="ce2">
            <text:p>19.00833333</text:p>
          </table:table-cell>
          <table:table-cell office:value-type="float" office:value="352.4" table:style-name="ce2">
            <text:p>352.4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0.216666666666701" table:style-name="ce2">
            <text:p>10.21666667</text:p>
          </table:table-cell>
          <table:table-cell office:value-type="float" office:value="333.77" table:style-name="ce2">
            <text:p>333.77</text:p>
          </table:table-cell>
          <table:table-cell office:value-type="float" office:value="11.0666666666667" table:style-name="ce2">
            <text:p>11.06666667</text:p>
          </table:table-cell>
          <table:table-cell office:value-type="float" office:value="355.02" table:style-name="ce2">
            <text:p>355.02</text:p>
          </table:table-cell>
          <table:table-cell office:value-type="float" office:value="11.4" table:style-name="ce2">
            <text:p>11.4</text:p>
          </table:table-cell>
          <table:table-cell office:value-type="float" office:value="349.71" table:style-name="ce2">
            <text:p>349.71</text:p>
          </table:table-cell>
          <table:table-cell office:value-type="float" office:value="11.283333333333299" table:style-name="ce2">
            <text:p>11.28333333</text:p>
          </table:table-cell>
          <table:table-cell office:value-type="float" office:value="69.75" table:style-name="ce2">
            <text:p>69.75</text:p>
          </table:table-cell>
          <table:table-cell table:number-columns-repeated="16314"/>
        </table:table-row>
        <table:table-row table:style-name="ro1">
          <table:table-cell office:value-type="float" office:value="18.016666666666701" table:style-name="ce2">
            <text:p>18.01666667</text:p>
          </table:table-cell>
          <table:table-cell office:value-type="float" office:value="341.06" table:style-name="ce2">
            <text:p>341.06</text:p>
          </table:table-cell>
          <table:table-cell office:value-type="float" office:value="18.2916666666667" table:style-name="ce2">
            <text:p>18.29166667</text:p>
          </table:table-cell>
          <table:table-cell office:value-type="float" office:value="341.06" table:style-name="ce2">
            <text:p>341.06</text:p>
          </table:table-cell>
          <table:table-cell office:value-type="float" office:value="18.016666666666701" table:style-name="ce2">
            <text:p>18.01666667</text:p>
          </table:table-cell>
          <table:table-cell office:value-type="float" office:value="354.83" table:style-name="ce2">
            <text:p>354.83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125" table:style-name="ce2">
            <text:p>21.125</text:p>
          </table:table-cell>
          <table:table-cell office:value-type="float" office:value="342.56" table:style-name="ce2">
            <text:p>342.56</text:p>
          </table:table-cell>
          <table:table-cell office:value-type="float" office:value="21.574999999999999" table:style-name="ce2">
            <text:p>21.575</text:p>
          </table:table-cell>
          <table:table-cell office:value-type="float" office:value="110.79" table:style-name="ce2">
            <text:p>110.79</text:p>
          </table:table-cell>
          <table:table-cell office:value-type="float" office:value="21.991666666666699" table:style-name="ce2">
            <text:p>21.99166667</text:p>
          </table:table-cell>
          <table:table-cell office:value-type="float" office:value="99.99" table:style-name="ce2">
            <text:p>99.99</text:p>
          </table:table-cell>
          <table:table-cell office:value-type="float" office:value="22.158333333333299" table:style-name="ce2">
            <text:p>22.15833333</text:p>
          </table:table-cell>
          <table:table-cell office:value-type="float" office:value="360.23" table:style-name="ce2">
            <text:p>360.23</text:p>
          </table:table-cell>
          <table:table-cell office:value-type="float" office:value="24" table:style-name="ce2">
            <text:p>24</text:p>
          </table:table-cell>
          <table:table-cell office:value-type="float" office:value="309.11" table:style-name="ce2">
            <text:p>309.11</text:p>
          </table:table-cell>
          <table:table-cell office:value-type="float" office:value="24" table:style-name="ce2">
            <text:p>24</text:p>
          </table:table-cell>
          <table:table-cell office:value-type="float" office:value="287.63125000000002" table:style-name="ce2">
            <text:p>287.63125</text:p>
          </table:table-cell>
          <table:table-cell office:value-type="float" office:value="24" table:style-name="ce2">
            <text:p>24</text:p>
          </table:table-cell>
          <table:table-cell office:value-type="float" office:value="297.86" table:style-name="ce2">
            <text:p>297.86</text:p>
          </table:table-cell>
          <table:table-cell office:value-type="float" office:value="24" table:style-name="ce2">
            <text:p>24</text:p>
          </table:table-cell>
          <table:table-cell office:value-type="float" office:value="12.5099999999999" table:style-name="ce2">
            <text:p>12.51</text:p>
          </table:table-cell>
          <table:table-cell office:value-type="float" office:value="10.258333333333301" table:style-name="ce2">
            <text:p>10.25833333</text:p>
          </table:table-cell>
          <table:table-cell office:value-type="float" office:value="352.67" table:style-name="ce2">
            <text:p>352.67</text:p>
          </table:table-cell>
          <table:table-cell office:value-type="float" office:value="11.2083333333333" table:style-name="ce2">
            <text:p>11.20833333</text:p>
          </table:table-cell>
          <table:table-cell office:value-type="float" office:value="105.12" table:style-name="ce2">
            <text:p>105.12</text:p>
          </table:table-cell>
          <table:table-cell office:value-type="float" office:value="11.2083333333333" table:style-name="ce2">
            <text:p>11.20833333</text:p>
          </table:table-cell>
          <table:table-cell office:value-type="float" office:value="313.11" table:style-name="ce2">
            <text:p>313.11</text:p>
          </table:table-cell>
          <table:table-cell office:value-type="float" office:value="11.283333333333299" table:style-name="ce2">
            <text:p>11.28333333</text:p>
          </table:table-cell>
          <table:table-cell office:value-type="float" office:value="144.25000000000199" table:style-name="ce2">
            <text:p>144.25</text:p>
          </table:table-cell>
          <table:table-cell office:value-type="float" office:value="9.7666666666666693" table:style-name="ce2">
            <text:p>9.766666667</text:p>
          </table:table-cell>
          <table:table-cell office:value-type="float" office:value="341.93" table:style-name="ce2">
            <text:p>341.93</text:p>
          </table:table-cell>
          <table:table-cell office:value-type="float" office:value="10.074999999999999" table:style-name="ce2">
            <text:p>10.075</text:p>
          </table:table-cell>
          <table:table-cell office:value-type="float" office:value="108.9" table:style-name="ce2">
            <text:p>108.9</text:p>
          </table:table-cell>
          <table:table-cell office:value-type="float" office:value="10.391666666666699" table:style-name="ce2">
            <text:p>10.39166667</text:p>
          </table:table-cell>
          <table:table-cell office:value-type="float" office:value="143.64750000000001" table:style-name="ce2">
            <text:p>143.6475</text:p>
          </table:table-cell>
          <table:table-cell office:value-type="float" office:value="11.0666666666667" table:style-name="ce2">
            <text:p>11.06666667</text:p>
          </table:table-cell>
          <table:table-cell office:value-type="float" office:value="349.43" table:style-name="ce2">
            <text:p>349.43</text:p>
          </table:table-cell>
          <table:table-cell office:value-type="float" office:value="21.125" table:style-name="ce2">
            <text:p>21.125</text:p>
          </table:table-cell>
          <table:table-cell office:value-type="float" office:value="354.29" table:style-name="ce2">
            <text:p>354.29</text:p>
          </table:table-cell>
          <table:table-cell office:value-type="float" office:value="21.125" table:style-name="ce2">
            <text:p>21.125</text:p>
          </table:table-cell>
          <table:table-cell office:value-type="float" office:value="331.82" table:style-name="ce2">
            <text:p>331.82</text:p>
          </table:table-cell>
          <table:table-cell office:value-type="float" office:value="20.908333333333299" table:style-name="ce2">
            <text:p>20.90833333</text:p>
          </table:table-cell>
          <table:table-cell office:value-type="float" office:value="89.73" table:style-name="ce2">
            <text:p>89.73</text:p>
          </table:table-cell>
          <table:table-cell office:value-type="float" office:value="21.191666666666698" table:style-name="ce2">
            <text:p>21.19166667</text:p>
          </table:table-cell>
          <table:table-cell office:value-type="float" office:value="338.09" table:style-name="ce2">
            <text:p>338.09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1.2916666666667" table:style-name="ce2">
            <text:p>11.29166667</text:p>
          </table:table-cell>
          <table:table-cell office:value-type="float" office:value="315.68" table:style-name="ce2">
            <text:p>315.68</text:p>
          </table:table-cell>
          <table:table-cell office:value-type="float" office:value="11.625" table:style-name="ce2">
            <text:p>11.625</text:p>
          </table:table-cell>
          <table:table-cell office:value-type="float" office:value="336.93" table:style-name="ce2">
            <text:p>336.93</text:p>
          </table:table-cell>
          <table:table-cell office:value-type="float" office:value="12.233333333333301" table:style-name="ce2">
            <text:p>12.23333333</text:p>
          </table:table-cell>
          <table:table-cell office:value-type="float" office:value="331.62" table:style-name="ce2">
            <text:p>331.62</text:p>
          </table:table-cell>
          <table:table-cell office:value-type="float" office:value="12.2916666666667" table:style-name="ce2">
            <text:p>12.29166667</text:p>
          </table:table-cell>
          <table:table-cell office:value-type="float" office:value="51.66" table:style-name="ce2">
            <text:p>51.66</text:p>
          </table:table-cell>
          <table:table-cell table:number-columns-repeated="16314"/>
        </table:table-row>
        <table:table-row table:style-name="ro1">
          <table:table-cell office:value-type="float" office:value="18.016666666666701" table:style-name="ce2">
            <text:p>18.01666667</text:p>
          </table:table-cell>
          <table:table-cell office:value-type="float" office:value="341.06" table:style-name="ce2">
            <text:p>341.06</text:p>
          </table:table-cell>
          <table:table-cell office:value-type="float" office:value="19.008333333333301" table:style-name="ce2">
            <text:p>19.00833333</text:p>
          </table:table-cell>
          <table:table-cell office:value-type="float" office:value="362.56" table:style-name="ce2">
            <text:p>362.56</text:p>
          </table:table-cell>
          <table:table-cell office:value-type="float" office:value="18.016666666666701" table:style-name="ce2">
            <text:p>18.01666667</text:p>
          </table:table-cell>
          <table:table-cell office:value-type="float" office:value="354.83" table:style-name="ce2">
            <text:p>354.83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125" table:style-name="ce2">
            <text:p>21.125</text:p>
          </table:table-cell>
          <table:table-cell office:value-type="float" office:value="342.56" table:style-name="ce2">
            <text:p>342.56</text:p>
          </table:table-cell>
          <table:table-cell office:value-type="float" office:value="21.574999999999999" table:style-name="ce2">
            <text:p>21.575</text:p>
          </table:table-cell>
          <table:table-cell office:value-type="float" office:value="110.79" table:style-name="ce2">
            <text:p>110.79</text:p>
          </table:table-cell>
          <table:table-cell office:value-type="float" office:value="21.991666666666699" table:style-name="ce2">
            <text:p>21.99166667</text:p>
          </table:table-cell>
          <table:table-cell office:value-type="float" office:value="99.99" table:style-name="ce2">
            <text:p>99.99</text:p>
          </table:table-cell>
          <table:table-cell office:value-type="float" office:value="22.158333333333299" table:style-name="ce2">
            <text:p>22.15833333</text:p>
          </table:table-cell>
          <table:table-cell office:value-type="float" office:value="360.23" table:style-name="ce2">
            <text:p>360.23</text:p>
          </table:table-cell>
          <table:table-cell office:value-type="float" office:value="24" table:style-name="ce2">
            <text:p>24</text:p>
          </table:table-cell>
          <table:table-cell office:value-type="float" office:value="309.11" table:style-name="ce2">
            <text:p>309.11</text:p>
          </table:table-cell>
          <table:table-cell office:value-type="float" office:value="24" table:style-name="ce2">
            <text:p>24</text:p>
          </table:table-cell>
          <table:table-cell office:value-type="float" office:value="287.63125000000002" table:style-name="ce2">
            <text:p>287.63125</text:p>
          </table:table-cell>
          <table:table-cell office:value-type="float" office:value="24" table:style-name="ce2">
            <text:p>24</text:p>
          </table:table-cell>
          <table:table-cell office:value-type="float" office:value="297.86" table:style-name="ce2">
            <text:p>297.86</text:p>
          </table:table-cell>
          <table:table-cell office:value-type="float" office:value="24" table:style-name="ce2">
            <text:p>24</text:p>
          </table:table-cell>
          <table:table-cell office:value-type="float" office:value="12.5099999999999" table:style-name="ce2">
            <text:p>12.51</text:p>
          </table:table-cell>
          <table:table-cell office:value-type="float" office:value="10.7893333333333" table:style-name="ce2">
            <text:p>10.78933333</text:p>
          </table:table-cell>
          <table:table-cell office:value-type="float" office:value="368.6" table:style-name="ce2">
            <text:p>368.6</text:p>
          </table:table-cell>
          <table:table-cell office:value-type="float" office:value="11.2083333333333" table:style-name="ce2">
            <text:p>11.20833333</text:p>
          </table:table-cell>
          <table:table-cell office:value-type="float" office:value="105.12" table:style-name="ce2">
            <text:p>105.12</text:p>
          </table:table-cell>
          <table:table-cell office:value-type="float" office:value="11.2083333333333" table:style-name="ce2">
            <text:p>11.20833333</text:p>
          </table:table-cell>
          <table:table-cell office:value-type="float" office:value="313.11" table:style-name="ce2">
            <text:p>313.11</text:p>
          </table:table-cell>
          <table:table-cell office:value-type="float" office:value="11.283333333333299" table:style-name="ce2">
            <text:p>11.28333333</text:p>
          </table:table-cell>
          <table:table-cell office:value-type="float" office:value="144.25000000000199" table:style-name="ce2">
            <text:p>144.25</text:p>
          </table:table-cell>
          <table:table-cell office:value-type="float" office:value="9.7666666666666693" table:style-name="ce2">
            <text:p>9.766666667</text:p>
          </table:table-cell>
          <table:table-cell office:value-type="float" office:value="341.93" table:style-name="ce2">
            <text:p>341.93</text:p>
          </table:table-cell>
          <table:table-cell office:value-type="float" office:value="10.074999999999999" table:style-name="ce2">
            <text:p>10.075</text:p>
          </table:table-cell>
          <table:table-cell office:value-type="float" office:value="108.9" table:style-name="ce2">
            <text:p>108.9</text:p>
          </table:table-cell>
          <table:table-cell office:value-type="float" office:value="10.638609418738699" table:style-name="ce2">
            <text:p>10.63860942</text:p>
          </table:table-cell>
          <table:table-cell office:value-type="float" office:value="368.36540438553101" table:style-name="ce2">
            <text:p>368.3654044</text:p>
          </table:table-cell>
          <table:table-cell office:value-type="float" office:value="11.0666666666667" table:style-name="ce2">
            <text:p>11.06666667</text:p>
          </table:table-cell>
          <table:table-cell office:value-type="float" office:value="349.43" table:style-name="ce2">
            <text:p>349.43</text:p>
          </table:table-cell>
          <table:table-cell office:value-type="float" office:value="21.125" table:style-name="ce2">
            <text:p>21.125</text:p>
          </table:table-cell>
          <table:table-cell office:value-type="float" office:value="354.29" table:style-name="ce2">
            <text:p>354.29</text:p>
          </table:table-cell>
          <table:table-cell office:value-type="float" office:value="21.125" table:style-name="ce2">
            <text:p>21.125</text:p>
          </table:table-cell>
          <table:table-cell office:value-type="float" office:value="331.82" table:style-name="ce2">
            <text:p>331.82</text:p>
          </table:table-cell>
          <table:table-cell office:value-type="float" office:value="20.908333333333299" table:style-name="ce2">
            <text:p>20.90833333</text:p>
          </table:table-cell>
          <table:table-cell office:value-type="float" office:value="89.73" table:style-name="ce2">
            <text:p>89.73</text:p>
          </table:table-cell>
          <table:table-cell office:value-type="float" office:value="22.158333333333299" table:style-name="ce2">
            <text:p>22.15833333</text:p>
          </table:table-cell>
          <table:table-cell office:value-type="float" office:value="367.09" table:style-name="ce2">
            <text:p>367.09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1.349759866073899" table:style-name="ce2">
            <text:p>11.34975987</text:p>
          </table:table-cell>
          <table:table-cell office:value-type="float" office:value="368.54481146056298" table:style-name="ce2">
            <text:p>368.5448115</text:p>
          </table:table-cell>
          <table:table-cell office:value-type="float" office:value="12.233333333333301" table:style-name="ce2">
            <text:p>12.23333333</text:p>
          </table:table-cell>
          <table:table-cell office:value-type="float" office:value="355.18" table:style-name="ce2">
            <text:p>355.18</text:p>
          </table:table-cell>
          <table:table-cell office:value-type="float" office:value="12.5666666666667" table:style-name="ce2">
            <text:p>12.56666667</text:p>
          </table:table-cell>
          <table:table-cell office:value-type="float" office:value="341.62" table:style-name="ce2">
            <text:p>341.62</text:p>
          </table:table-cell>
          <table:table-cell office:value-type="float" office:value="12.6395891651573" table:style-name="ce2">
            <text:p>12.63958917</text:p>
          </table:table-cell>
          <table:table-cell office:value-type="float" office:value="368.26947362643301" table:style-name="ce2">
            <text:p>368.2694736</text:p>
          </table:table-cell>
          <table:table-cell table:number-columns-repeated="16314"/>
        </table:table-row>
        <table:table-row table:style-name="ro1">
          <table:table-cell office:value-type="float" office:value="20.125" table:style-name="ce2">
            <text:p>20.125</text:p>
          </table:table-cell>
          <table:table-cell office:value-type="float" office:value="329.99" table:style-name="ce2">
            <text:p>329.99</text:p>
          </table:table-cell>
          <table:table-cell office:value-type="float" office:value="19.75" table:style-name="ce2">
            <text:p>19.75</text:p>
          </table:table-cell>
          <table:table-cell office:value-type="float" office:value="351.49" table:style-name="ce2">
            <text:p>351.49</text:p>
          </table:table-cell>
          <table:table-cell office:value-type="float" office:value="20.125" table:style-name="ce2">
            <text:p>20.125</text:p>
          </table:table-cell>
          <table:table-cell office:value-type="float" office:value="343.76" table:style-name="ce2">
            <text:p>343.76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" table:style-name="ce2">
            <text:p>23</text:p>
          </table:table-cell>
          <table:table-cell office:value-type="float" office:value="288.56" table:style-name="ce2">
            <text:p>288.56</text:p>
          </table:table-cell>
          <table:table-cell office:value-type="float" office:value="23" table:style-name="ce2">
            <text:p>23</text:p>
          </table:table-cell>
          <table:table-cell office:value-type="float" office:value="67.59" table:style-name="ce2">
            <text:p>67.59</text:p>
          </table:table-cell>
          <table:table-cell office:value-type="float" office:value="23" table:style-name="ce2">
            <text:p>23</text:p>
          </table:table-cell>
          <table:table-cell office:value-type="float" office:value="67.59" table:style-name="ce2">
            <text:p>67.59</text:p>
          </table:table-cell>
          <table:table-cell office:value-type="float" office:value="23" table:style-name="ce2">
            <text:p>23</text:p>
          </table:table-cell>
          <table:table-cell office:value-type="float" office:value="338.63" table:style-name="ce2">
            <text:p>338.63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8.016666666666701" table:style-name="ce2">
            <text:p>18.01666667</text:p>
          </table:table-cell>
          <table:table-cell office:value-type="float" office:value="352.67" table:style-name="ce2">
            <text:p>352.67</text:p>
          </table:table-cell>
          <table:table-cell office:value-type="float" office:value="18.683333333333302" table:style-name="ce2">
            <text:p>18.68333333</text:p>
          </table:table-cell>
          <table:table-cell office:value-type="float" office:value="89.189999999999898" table:style-name="ce2">
            <text:p>89.19</text:p>
          </table:table-cell>
          <table:table-cell office:value-type="float" office:value="18.683333333333302" table:style-name="ce2">
            <text:p>18.68333333</text:p>
          </table:table-cell>
          <table:table-cell office:value-type="float" office:value="297.18" table:style-name="ce2">
            <text:p>297.18</text:p>
          </table:table-cell>
          <table:table-cell office:value-type="float" office:value="19.475000000000001" table:style-name="ce2">
            <text:p>19.475</text:p>
          </table:table-cell>
          <table:table-cell office:value-type="float" office:value="128.32000000000201" table:style-name="ce2">
            <text:p>128.32</text:p>
          </table:table-cell>
          <table:table-cell office:value-type="float" office:value="17.3" table:style-name="ce2">
            <text:p>17.3</text:p>
          </table:table-cell>
          <table:table-cell office:value-type="float" office:value="118.91" table:style-name="ce2">
            <text:p>118.91</text:p>
          </table:table-cell>
          <table:table-cell office:value-type="float" office:value="18.25" table:style-name="ce2">
            <text:p>18.25</text:p>
          </table:table-cell>
          <table:table-cell office:value-type="float" office:value="0" table:style-name="ce2">
            <text:p>0</text:p>
          </table:table-cell>
          <table:table-cell office:value-type="float" office:value="18.683333333333302" table:style-name="ce2">
            <text:p>18.68333333</text:p>
          </table:table-cell>
          <table:table-cell office:value-type="float" office:value="145.58000000000001" table:style-name="ce2">
            <text:p>145.58</text:p>
          </table:table-cell>
          <table:table-cell office:value-type="float" office:value="18.683333333333302" table:style-name="ce2">
            <text:p>18.68333333</text:p>
          </table:table-cell>
          <table:table-cell office:value-type="float" office:value="126.41" table:style-name="ce2">
            <text:p>126.41</text:p>
          </table:table-cell>
          <table:table-cell office:value-type="float" office:value="22.991666666666699" table:style-name="ce2">
            <text:p>22.99166667</text:p>
          </table:table-cell>
          <table:table-cell office:value-type="float" office:value="304.61" table:style-name="ce2">
            <text:p>304.61</text:p>
          </table:table-cell>
          <table:table-cell office:value-type="float" office:value="23" table:style-name="ce2">
            <text:p>23</text:p>
          </table:table-cell>
          <table:table-cell office:value-type="float" office:value="282.95" table:style-name="ce2">
            <text:p>282.95</text:p>
          </table:table-cell>
          <table:table-cell office:value-type="float" office:value="23" table:style-name="ce2">
            <text:p>23</text:p>
          </table:table-cell>
          <table:table-cell office:value-type="float" office:value="51.66" table:style-name="ce2">
            <text:p>51.66</text:p>
          </table:table-cell>
          <table:table-cell office:value-type="float" office:value="23" table:style-name="ce2">
            <text:p>23</text:p>
          </table:table-cell>
          <table:table-cell office:value-type="float" office:value="339.82" table:style-name="ce2">
            <text:p>339.82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3.116666666666699" table:style-name="ce2">
            <text:p>13.11666667</text:p>
          </table:table-cell>
          <table:table-cell office:value-type="float" office:value="348.89" table:style-name="ce2">
            <text:p>348.89</text:p>
          </table:table-cell>
          <table:table-cell office:value-type="float" office:value="13.116666666666699" table:style-name="ce2">
            <text:p>13.11666667</text:p>
          </table:table-cell>
          <table:table-cell office:value-type="float" office:value="335.47" table:style-name="ce2">
            <text:p>335.47</text:p>
          </table:table-cell>
          <table:table-cell office:value-type="float" office:value="13.45" table:style-name="ce2">
            <text:p>13.45</text:p>
          </table:table-cell>
          <table:table-cell office:value-type="float" office:value="321.91000000000003" table:style-name="ce2">
            <text:p>321.91</text:p>
          </table:table-cell>
          <table:table-cell office:value-type="float" office:value="13.783333333333299" table:style-name="ce2">
            <text:p>13.78333333</text:p>
          </table:table-cell>
          <table:table-cell office:value-type="float" office:value="348.89" table:style-name="ce2">
            <text:p>348.89</text:p>
          </table:table-cell>
          <table:table-cell table:number-columns-repeated="16314"/>
        </table:table-row>
        <table:table-row table:style-name="ro1">
          <table:table-cell office:value-type="float" office:value="21.125" table:style-name="ce2">
            <text:p>21.125</text:p>
          </table:table-cell>
          <table:table-cell office:value-type="float" office:value="359.99" table:style-name="ce2">
            <text:p>359.99</text:p>
          </table:table-cell>
          <table:table-cell office:value-type="float" office:value="19.75" table:style-name="ce2">
            <text:p>19.75</text:p>
          </table:table-cell>
          <table:table-cell office:value-type="float" office:value="351.49" table:style-name="ce2">
            <text:p>351.49</text:p>
          </table:table-cell>
          <table:table-cell office:value-type="float" office:value="20.125" table:style-name="ce2">
            <text:p>20.125</text:p>
          </table:table-cell>
          <table:table-cell office:value-type="float" office:value="343.76" table:style-name="ce2">
            <text:p>343.76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" table:style-name="ce2">
            <text:p>23</text:p>
          </table:table-cell>
          <table:table-cell office:value-type="float" office:value="288.56" table:style-name="ce2">
            <text:p>288.56</text:p>
          </table:table-cell>
          <table:table-cell office:value-type="float" office:value="23" table:style-name="ce2">
            <text:p>23</text:p>
          </table:table-cell>
          <table:table-cell office:value-type="float" office:value="67.59" table:style-name="ce2">
            <text:p>67.59</text:p>
          </table:table-cell>
          <table:table-cell office:value-type="float" office:value="23" table:style-name="ce2">
            <text:p>23</text:p>
          </table:table-cell>
          <table:table-cell office:value-type="float" office:value="67.59" table:style-name="ce2">
            <text:p>67.59</text:p>
          </table:table-cell>
          <table:table-cell office:value-type="float" office:value="23" table:style-name="ce2">
            <text:p>23</text:p>
          </table:table-cell>
          <table:table-cell office:value-type="float" office:value="338.63" table:style-name="ce2">
            <text:p>338.63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8.016666666666701" table:style-name="ce2">
            <text:p>18.01666667</text:p>
          </table:table-cell>
          <table:table-cell office:value-type="float" office:value="352.67" table:style-name="ce2">
            <text:p>352.67</text:p>
          </table:table-cell>
          <table:table-cell office:value-type="float" office:value="18.683333333333302" table:style-name="ce2">
            <text:p>18.68333333</text:p>
          </table:table-cell>
          <table:table-cell office:value-type="float" office:value="89.189999999999898" table:style-name="ce2">
            <text:p>89.19</text:p>
          </table:table-cell>
          <table:table-cell office:value-type="float" office:value="18.683333333333302" table:style-name="ce2">
            <text:p>18.68333333</text:p>
          </table:table-cell>
          <table:table-cell office:value-type="float" office:value="297.18" table:style-name="ce2">
            <text:p>297.18</text:p>
          </table:table-cell>
          <table:table-cell office:value-type="float" office:value="19.491666666666699" table:style-name="ce2">
            <text:p>19.49166667</text:p>
          </table:table-cell>
          <table:table-cell office:value-type="float" office:value="143.48666666666699" table:style-name="ce2">
            <text:p>143.4866667</text:p>
          </table:table-cell>
          <table:table-cell office:value-type="float" office:value="17.5740984686317" table:style-name="ce2">
            <text:p>17.57409847</text:p>
          </table:table-cell>
          <table:table-cell office:value-type="float" office:value="368.33960645480101" table:style-name="ce2">
            <text:p>368.3396065</text:p>
          </table:table-cell>
          <table:table-cell office:value-type="float" office:value="18.433333333333302" table:style-name="ce2">
            <text:p>18.43333333</text:p>
          </table:table-cell>
          <table:table-cell office:value-type="float" office:value="166.833333333334" table:style-name="ce2">
            <text:p>166.8333333</text:p>
          </table:table-cell>
          <table:table-cell office:value-type="float" office:value="18.683333333333302" table:style-name="ce2">
            <text:p>18.68333333</text:p>
          </table:table-cell>
          <table:table-cell office:value-type="float" office:value="145.58000000000001" table:style-name="ce2">
            <text:p>145.58</text:p>
          </table:table-cell>
          <table:table-cell office:value-type="float" office:value="18.683333333333302" table:style-name="ce2">
            <text:p>18.68333333</text:p>
          </table:table-cell>
          <table:table-cell office:value-type="float" office:value="126.41" table:style-name="ce2">
            <text:p>126.41</text:p>
          </table:table-cell>
          <table:table-cell office:value-type="float" office:value="22.991666666666699" table:style-name="ce2">
            <text:p>22.99166667</text:p>
          </table:table-cell>
          <table:table-cell office:value-type="float" office:value="304.61" table:style-name="ce2">
            <text:p>304.61</text:p>
          </table:table-cell>
          <table:table-cell office:value-type="float" office:value="23" table:style-name="ce2">
            <text:p>23</text:p>
          </table:table-cell>
          <table:table-cell office:value-type="float" office:value="282.95" table:style-name="ce2">
            <text:p>282.95</text:p>
          </table:table-cell>
          <table:table-cell office:value-type="float" office:value="23" table:style-name="ce2">
            <text:p>23</text:p>
          </table:table-cell>
          <table:table-cell office:value-type="float" office:value="51.66" table:style-name="ce2">
            <text:p>51.66</text:p>
          </table:table-cell>
          <table:table-cell office:value-type="float" office:value="23" table:style-name="ce2">
            <text:p>23</text:p>
          </table:table-cell>
          <table:table-cell office:value-type="float" office:value="339.82" table:style-name="ce2">
            <text:p>339.82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3.116666666666699" table:style-name="ce2">
            <text:p>13.11666667</text:p>
          </table:table-cell>
          <table:table-cell office:value-type="float" office:value="348.89" table:style-name="ce2">
            <text:p>348.89</text:p>
          </table:table-cell>
          <table:table-cell office:value-type="float" office:value="13.116666666666699" table:style-name="ce2">
            <text:p>13.11666667</text:p>
          </table:table-cell>
          <table:table-cell office:value-type="float" office:value="335.47" table:style-name="ce2">
            <text:p>335.47</text:p>
          </table:table-cell>
          <table:table-cell office:value-type="float" office:value="13.45" table:style-name="ce2">
            <text:p>13.45</text:p>
          </table:table-cell>
          <table:table-cell office:value-type="float" office:value="321.91000000000003" table:style-name="ce2">
            <text:p>321.91</text:p>
          </table:table-cell>
          <table:table-cell office:value-type="float" office:value="14.175000000000001" table:style-name="ce2">
            <text:p>14.175</text:p>
          </table:table-cell>
          <table:table-cell office:value-type="float" office:value="360.64" table:style-name="ce2">
            <text:p>360.64</text:p>
          </table:table-cell>
          <table:table-cell table:number-columns-repeated="1631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299.24" table:style-name="ce2">
            <text:p>299.24</text:p>
          </table:table-cell>
          <table:table-cell office:value-type="float" office:value="23" table:style-name="ce2">
            <text:p>23</text:p>
          </table:table-cell>
          <table:table-cell office:value-type="float" office:value="301.54000000000002" table:style-name="ce2">
            <text:p>301.54</text:p>
          </table:table-cell>
          <table:table-cell office:value-type="float" office:value="23" table:style-name="ce2">
            <text:p>23</text:p>
          </table:table-cell>
          <table:table-cell office:value-type="float" office:value="304.61" table:style-name="ce2">
            <text:p>304.61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256.43" table:style-name="ce2">
            <text:p>256.43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35.46" table:style-name="ce2">
            <text:p>35.46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35.46" table:style-name="ce2">
            <text:p>35.46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306.5" table:style-name="ce2">
            <text:p>306.5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9.066666666666698" table:style-name="ce2">
            <text:p>19.06666667</text:p>
          </table:table-cell>
          <table:table-cell office:value-type="float" office:value="334.04" table:style-name="ce2">
            <text:p>334.04</text:p>
          </table:table-cell>
          <table:table-cell office:value-type="float" office:value="19.475000000000001" table:style-name="ce2">
            <text:p>19.475</text:p>
          </table:table-cell>
          <table:table-cell office:value-type="float" office:value="70.56" table:style-name="ce2">
            <text:p>70.56</text:p>
          </table:table-cell>
          <table:table-cell office:value-type="float" office:value="19.808333333333302" table:style-name="ce2">
            <text:p>19.80833333</text:p>
          </table:table-cell>
          <table:table-cell office:value-type="float" office:value="278.55" table:style-name="ce2">
            <text:p>278.55</text:p>
          </table:table-cell>
          <table:table-cell office:value-type="float" office:value="20.258333333333301" table:style-name="ce2">
            <text:p>20.25833333</text:p>
          </table:table-cell>
          <table:table-cell office:value-type="float" office:value="124.872500000001" table:style-name="ce2">
            <text:p>124.8725</text:p>
          </table:table-cell>
          <table:table-cell office:value-type="float" office:value="19.008333333333301" table:style-name="ce2">
            <text:p>19.00833333</text:p>
          </table:table-cell>
          <table:table-cell office:value-type="float" office:value="354.29" table:style-name="ce2">
            <text:p>354.29</text:p>
          </table:table-cell>
          <table:table-cell office:value-type="float" office:value="19.475000000000001" table:style-name="ce2">
            <text:p>19.475</text:p>
          </table:table-cell>
          <table:table-cell office:value-type="float" office:value="152.69749999999999" table:style-name="ce2">
            <text:p>152.6975</text:p>
          </table:table-cell>
          <table:table-cell office:value-type="float" office:value="19.475000000000001" table:style-name="ce2">
            <text:p>19.475</text:p>
          </table:table-cell>
          <table:table-cell office:value-type="float" office:value="131.27000000000001" table:style-name="ce2">
            <text:p>131.27</text:p>
          </table:table-cell>
          <table:table-cell office:value-type="float" office:value="19.808333333333302" table:style-name="ce2">
            <text:p>19.80833333</text:p>
          </table:table-cell>
          <table:table-cell office:value-type="float" office:value="112.1" table:style-name="ce2">
            <text:p>112.1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272.48" table:style-name="ce2">
            <text:p>272.48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250.82" table:style-name="ce2">
            <text:p>250.82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19.53" table:style-name="ce2">
            <text:p>19.53</text:p>
          </table:table-cell>
          <table:table-cell office:value-type="float" office:value="24" table:style-name="ce2">
            <text:p>24</text:p>
          </table:table-cell>
          <table:table-cell office:value-type="float" office:value="307.69" table:style-name="ce2">
            <text:p>307.69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4.175000000000001" table:style-name="ce2">
            <text:p>14.175</text:p>
          </table:table-cell>
          <table:table-cell office:value-type="float" office:value="329.99" table:style-name="ce2">
            <text:p>329.99</text:p>
          </table:table-cell>
          <table:table-cell office:value-type="float" office:value="14.591666666666701" table:style-name="ce2">
            <text:p>14.59166667</text:p>
          </table:table-cell>
          <table:table-cell office:value-type="float" office:value="316.57" table:style-name="ce2">
            <text:p>316.57</text:p>
          </table:table-cell>
          <table:table-cell office:value-type="float" office:value="14.591666666666701" table:style-name="ce2">
            <text:p>14.59166667</text:p>
          </table:table-cell>
          <table:table-cell office:value-type="float" office:value="303.01" table:style-name="ce2">
            <text:p>303.01</text:p>
          </table:table-cell>
          <table:table-cell office:value-type="float" office:value="14.758333333333301" table:style-name="ce2">
            <text:p>14.75833333</text:p>
          </table:table-cell>
          <table:table-cell office:value-type="float" office:value="341.74" table:style-name="ce2">
            <text:p>341.74</text:p>
          </table:table-cell>
          <table:table-cell table:number-columns-repeated="1631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299.24" table:style-name="ce2">
            <text:p>299.24</text:p>
          </table:table-cell>
          <table:table-cell office:value-type="float" office:value="23" table:style-name="ce2">
            <text:p>23</text:p>
          </table:table-cell>
          <table:table-cell office:value-type="float" office:value="301.54000000000002" table:style-name="ce2">
            <text:p>301.54</text:p>
          </table:table-cell>
          <table:table-cell office:value-type="float" office:value="23" table:style-name="ce2">
            <text:p>23</text:p>
          </table:table-cell>
          <table:table-cell office:value-type="float" office:value="304.61" table:style-name="ce2">
            <text:p>304.61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256.43" table:style-name="ce2">
            <text:p>256.43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35.46" table:style-name="ce2">
            <text:p>35.46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35.46" table:style-name="ce2">
            <text:p>35.46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306.5" table:style-name="ce2">
            <text:p>306.5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353.54" table:style-name="ce2">
            <text:p>353.54</text:p>
          </table:table-cell>
          <table:table-cell office:value-type="float" office:value="19.475000000000001" table:style-name="ce2">
            <text:p>19.475</text:p>
          </table:table-cell>
          <table:table-cell office:value-type="float" office:value="70.56" table:style-name="ce2">
            <text:p>70.56</text:p>
          </table:table-cell>
          <table:table-cell office:value-type="float" office:value="19.808333333333302" table:style-name="ce2">
            <text:p>19.80833333</text:p>
          </table:table-cell>
          <table:table-cell office:value-type="float" office:value="278.55" table:style-name="ce2">
            <text:p>278.55</text:p>
          </table:table-cell>
          <table:table-cell office:value-type="float" office:value="20.258333333333301" table:style-name="ce2">
            <text:p>20.25833333</text:p>
          </table:table-cell>
          <table:table-cell office:value-type="float" office:value="124.872500000001" table:style-name="ce2">
            <text:p>124.8725</text:p>
          </table:table-cell>
          <table:table-cell office:value-type="float" office:value="19.008333333333301" table:style-name="ce2">
            <text:p>19.00833333</text:p>
          </table:table-cell>
          <table:table-cell office:value-type="float" office:value="354.29" table:style-name="ce2">
            <text:p>354.29</text:p>
          </table:table-cell>
          <table:table-cell office:value-type="float" office:value="19.475000000000001" table:style-name="ce2">
            <text:p>19.475</text:p>
          </table:table-cell>
          <table:table-cell office:value-type="float" office:value="152.69749999999999" table:style-name="ce2">
            <text:p>152.6975</text:p>
          </table:table-cell>
          <table:table-cell office:value-type="float" office:value="19.475000000000001" table:style-name="ce2">
            <text:p>19.475</text:p>
          </table:table-cell>
          <table:table-cell office:value-type="float" office:value="131.27000000000001" table:style-name="ce2">
            <text:p>131.27</text:p>
          </table:table-cell>
          <table:table-cell office:value-type="float" office:value="20.0899075141336" table:style-name="ce2">
            <text:p>20.08990751</text:p>
          </table:table-cell>
          <table:table-cell office:value-type="float" office:value="368.33250452823899" table:style-name="ce2">
            <text:p>368.3325045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272.48" table:style-name="ce2">
            <text:p>272.48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250.82" table:style-name="ce2">
            <text:p>250.82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19.53" table:style-name="ce2">
            <text:p>19.53</text:p>
          </table:table-cell>
          <table:table-cell office:value-type="float" office:value="24" table:style-name="ce2">
            <text:p>24</text:p>
          </table:table-cell>
          <table:table-cell office:value-type="float" office:value="307.69" table:style-name="ce2">
            <text:p>307.69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4.4416666666667" table:style-name="ce2">
            <text:p>14.44166667</text:p>
          </table:table-cell>
          <table:table-cell office:value-type="float" office:value="337.99" table:style-name="ce2">
            <text:p>337.99</text:p>
          </table:table-cell>
          <table:table-cell office:value-type="float" office:value="14.591666666666701" table:style-name="ce2">
            <text:p>14.59166667</text:p>
          </table:table-cell>
          <table:table-cell office:value-type="float" office:value="316.57" table:style-name="ce2">
            <text:p>316.57</text:p>
          </table:table-cell>
          <table:table-cell office:value-type="float" office:value="14.591666666666701" table:style-name="ce2">
            <text:p>14.59166667</text:p>
          </table:table-cell>
          <table:table-cell office:value-type="float" office:value="303.01" table:style-name="ce2">
            <text:p>303.01</text:p>
          </table:table-cell>
          <table:table-cell office:value-type="float" office:value="15.4416666666667" table:style-name="ce2">
            <text:p>15.44166667</text:p>
          </table:table-cell>
          <table:table-cell office:value-type="float" office:value="362.24" table:style-name="ce2">
            <text:p>362.24</text:p>
          </table:table-cell>
          <table:table-cell table:number-columns-repeated="16314"/>
        </table:table-row>
        <table:table-row table:style-name="ro1">
          <table:table-cell office:value-type="float" office:value="23.991666666666699" table:style-name="ce2">
            <text:p>23.99166667</text:p>
          </table:table-cell>
          <table:table-cell office:value-type="float" office:value="267.11" table:style-name="ce2">
            <text:p>267.11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269.41000000000003" table:style-name="ce2">
            <text:p>269.41</text:p>
          </table:table-cell>
          <table:table-cell office:value-type="float" office:value="24" table:style-name="ce2">
            <text:p>24</text:p>
          </table:table-cell>
          <table:table-cell office:value-type="float" office:value="272.48" table:style-name="ce2">
            <text:p>272.48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0.125" table:style-name="ce2">
            <text:p>20.125</text:p>
          </table:table-cell>
          <table:table-cell office:value-type="float" office:value="342.2" table:style-name="ce2">
            <text:p>342.2</text:p>
          </table:table-cell>
          <table:table-cell office:value-type="float" office:value="20.475000000000001" table:style-name="ce2">
            <text:p>20.475</text:p>
          </table:table-cell>
          <table:table-cell office:value-type="float" office:value="59.22" table:style-name="ce2">
            <text:p>59.22</text:p>
          </table:table-cell>
          <table:table-cell office:value-type="float" office:value="20.908333333333299" table:style-name="ce2">
            <text:p>20.90833333</text:p>
          </table:table-cell>
          <table:table-cell office:value-type="float" office:value="267.20999999999998" table:style-name="ce2">
            <text:p>267.21</text:p>
          </table:table-cell>
          <table:table-cell office:value-type="float" office:value="21.066666666666698" table:style-name="ce2">
            <text:p>21.06666667</text:p>
          </table:table-cell>
          <table:table-cell office:value-type="float" office:value="113.53250000000099" table:style-name="ce2">
            <text:p>113.5325</text:p>
          </table:table-cell>
          <table:table-cell office:value-type="float" office:value="19.75" table:style-name="ce2">
            <text:p>19.75</text:p>
          </table:table-cell>
          <table:table-cell office:value-type="float" office:value="348.35" table:style-name="ce2">
            <text:p>348.35</text:p>
          </table:table-cell>
          <table:table-cell office:value-type="float" office:value="19.808333333333302" table:style-name="ce2">
            <text:p>19.80833333</text:p>
          </table:table-cell>
          <table:table-cell office:value-type="float" office:value="146.75749999999999" table:style-name="ce2">
            <text:p>146.7575</text:p>
          </table:table-cell>
          <table:table-cell office:value-type="float" office:value="20.475000000000001" table:style-name="ce2">
            <text:p>20.475</text:p>
          </table:table-cell>
          <table:table-cell office:value-type="float" office:value="125.33" table:style-name="ce2">
            <text:p>125.33</text:p>
          </table:table-cell>
          <table:table-cell office:value-type="float" office:value="20.441666666666698" table:style-name="ce2">
            <text:p>20.44166667</text:p>
          </table:table-cell>
          <table:table-cell office:value-type="float" office:value="362.66" table:style-name="ce2">
            <text:p>362.66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5.033333333333299" table:style-name="ce2">
            <text:p>15.03333333</text:p>
          </table:table-cell>
          <table:table-cell office:value-type="float" office:value="318.82" table:style-name="ce2">
            <text:p>318.82</text:p>
          </table:table-cell>
          <table:table-cell office:value-type="float" office:value="15.8083333333333" table:style-name="ce2">
            <text:p>15.80833333</text:p>
          </table:table-cell>
          <table:table-cell office:value-type="float" office:value="297.39999999999998" table:style-name="ce2">
            <text:p>297.4</text:p>
          </table:table-cell>
          <table:table-cell office:value-type="float" office:value="15.8083333333333" table:style-name="ce2">
            <text:p>15.80833333</text:p>
          </table:table-cell>
          <table:table-cell office:value-type="float" office:value="283.83999999999997" table:style-name="ce2">
            <text:p>283.84</text:p>
          </table:table-cell>
          <table:table-cell office:value-type="float" office:value="16.033333333333299" table:style-name="ce2">
            <text:p>16.03333333</text:p>
          </table:table-cell>
          <table:table-cell office:value-type="float" office:value="343.07" table:style-name="ce2">
            <text:p>343.07</text:p>
          </table:table-cell>
          <table:table-cell table:number-columns-repeated="16314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274.69333333333299" table:style-name="ce2">
            <text:p>274.6933333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269.41000000000003" table:style-name="ce2">
            <text:p>269.41</text:p>
          </table:table-cell>
          <table:table-cell office:value-type="float" office:value="24" table:style-name="ce2">
            <text:p>24</text:p>
          </table:table-cell>
          <table:table-cell office:value-type="float" office:value="272.48" table:style-name="ce2">
            <text:p>272.48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0.125" table:style-name="ce2">
            <text:p>20.125</text:p>
          </table:table-cell>
          <table:table-cell office:value-type="float" office:value="342.2" table:style-name="ce2">
            <text:p>342.2</text:p>
          </table:table-cell>
          <table:table-cell office:value-type="float" office:value="20.475000000000001" table:style-name="ce2">
            <text:p>20.475</text:p>
          </table:table-cell>
          <table:table-cell office:value-type="float" office:value="59.22" table:style-name="ce2">
            <text:p>59.22</text:p>
          </table:table-cell>
          <table:table-cell office:value-type="float" office:value="20.908333333333299" table:style-name="ce2">
            <text:p>20.90833333</text:p>
          </table:table-cell>
          <table:table-cell office:value-type="float" office:value="267.20999999999998" table:style-name="ce2">
            <text:p>267.21</text:p>
          </table:table-cell>
          <table:table-cell office:value-type="float" office:value="21.3466683132993" table:style-name="ce2">
            <text:p>21.34666831</text:p>
          </table:table-cell>
          <table:table-cell office:value-type="float" office:value="368.33399843569799" table:style-name="ce2">
            <text:p>368.3339984</text:p>
          </table:table-cell>
          <table:table-cell office:value-type="float" office:value="19.75" table:style-name="ce2">
            <text:p>19.75</text:p>
          </table:table-cell>
          <table:table-cell office:value-type="float" office:value="348.35" table:style-name="ce2">
            <text:p>348.35</text:p>
          </table:table-cell>
          <table:table-cell office:value-type="float" office:value="19.808333333333302" table:style-name="ce2">
            <text:p>19.80833333</text:p>
          </table:table-cell>
          <table:table-cell office:value-type="float" office:value="146.75749999999999" table:style-name="ce2">
            <text:p>146.7575</text:p>
          </table:table-cell>
          <table:table-cell office:value-type="float" office:value="20.483333333333299" table:style-name="ce2">
            <text:p>20.48333333</text:p>
          </table:table-cell>
          <table:table-cell office:value-type="float" office:value="132.91333333333299" table:style-name="ce2">
            <text:p>132.9133333</text:p>
          </table:table-cell>
          <table:table-cell office:value-type="float" office:value="20.639666666666699" table:style-name="ce2">
            <text:p>20.63966667</text:p>
          </table:table-cell>
          <table:table-cell office:value-type="float" office:value="368.6" table:style-name="ce2">
            <text:p>368.6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5.087979581755301" table:style-name="ce2">
            <text:p>15.08797958</text:p>
          </table:table-cell>
          <table:table-cell office:value-type="float" office:value="368.54808606399803" table:style-name="ce2">
            <text:p>368.5480861</text:p>
          </table:table-cell>
          <table:table-cell office:value-type="float" office:value="15.8083333333333" table:style-name="ce2">
            <text:p>15.80833333</text:p>
          </table:table-cell>
          <table:table-cell office:value-type="float" office:value="297.39999999999998" table:style-name="ce2">
            <text:p>297.4</text:p>
          </table:table-cell>
          <table:table-cell office:value-type="float" office:value="15.8083333333333" table:style-name="ce2">
            <text:p>15.80833333</text:p>
          </table:table-cell>
          <table:table-cell office:value-type="float" office:value="283.83999999999997" table:style-name="ce2">
            <text:p>283.84</text:p>
          </table:table-cell>
          <table:table-cell office:value-type="float" office:value="16.691666666666698" table:style-name="ce2">
            <text:p>16.69166667</text:p>
          </table:table-cell>
          <table:table-cell office:value-type="float" office:value="362.82" table:style-name="ce2">
            <text:p>362.82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" table:style-name="ce2">
            <text:p>23</text:p>
          </table:table-cell>
          <table:table-cell office:value-type="float" office:value="340.31" table:style-name="ce2">
            <text:p>340.31</text:p>
          </table:table-cell>
          <table:table-cell office:value-type="float" office:value="22.324999999999999" table:style-name="ce2">
            <text:p>22.325</text:p>
          </table:table-cell>
          <table:table-cell office:value-type="float" office:value="57.33" table:style-name="ce2">
            <text:p>57.33</text:p>
          </table:table-cell>
          <table:table-cell office:value-type="float" office:value="21.991666666666699" table:style-name="ce2">
            <text:p>21.99166667</text:p>
          </table:table-cell>
          <table:table-cell office:value-type="float" office:value="265.32" table:style-name="ce2">
            <text:p>265.32</text:p>
          </table:table-cell>
          <table:table-cell office:value-type="float" office:value="23" table:style-name="ce2">
            <text:p>23</text:p>
          </table:table-cell>
          <table:table-cell office:value-type="float" office:value="366.71" table:style-name="ce2">
            <text:p>366.71</text:p>
          </table:table-cell>
          <table:table-cell office:value-type="float" office:value="21.125" table:style-name="ce2">
            <text:p>21.125</text:p>
          </table:table-cell>
          <table:table-cell office:value-type="float" office:value="346.73" table:style-name="ce2">
            <text:p>346.73</text:p>
          </table:table-cell>
          <table:table-cell office:value-type="float" office:value="21.991666666666699" table:style-name="ce2">
            <text:p>21.99166667</text:p>
          </table:table-cell>
          <table:table-cell office:value-type="float" office:value="145.13749999999999" table:style-name="ce2">
            <text:p>145.1375</text:p>
          </table:table-cell>
          <table:table-cell office:value-type="float" office:value="21.991666666666699" table:style-name="ce2">
            <text:p>21.99166667</text:p>
          </table:table-cell>
          <table:table-cell office:value-type="float" office:value="131.30125000000001" table:style-name="ce2">
            <text:p>131.30125</text:p>
          </table:table-cell>
          <table:table-cell office:value-type="float" office:value="23" table:style-name="ce2">
            <text:p>23</text:p>
          </table:table-cell>
          <table:table-cell office:value-type="float" office:value="366.98" table:style-name="ce2">
            <text:p>366.98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6.75" table:style-name="ce2">
            <text:p>16.75</text:p>
          </table:table-cell>
          <table:table-cell office:value-type="float" office:value="350.51" table:style-name="ce2">
            <text:p>350.51</text:p>
          </table:table-cell>
          <table:table-cell office:value-type="float" office:value="17.25" table:style-name="ce2">
            <text:p>17.25</text:p>
          </table:table-cell>
          <table:table-cell office:value-type="float" office:value="279.31" table:style-name="ce2">
            <text:p>279.31</text:p>
          </table:table-cell>
          <table:table-cell office:value-type="float" office:value="17.25" table:style-name="ce2">
            <text:p>17.25</text:p>
          </table:table-cell>
          <table:table-cell office:value-type="float" office:value="265.75" table:style-name="ce2">
            <text:p>265.75</text:p>
          </table:table-cell>
          <table:table-cell office:value-type="float" office:value="18.016666666666701" table:style-name="ce2">
            <text:p>18.01666667</text:p>
          </table:table-cell>
          <table:table-cell office:value-type="float" office:value="344.73" table:style-name="ce2">
            <text:p>344.73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" table:style-name="ce2">
            <text:p>23</text:p>
          </table:table-cell>
          <table:table-cell office:value-type="float" office:value="340.31" table:style-name="ce2">
            <text:p>340.31</text:p>
          </table:table-cell>
          <table:table-cell office:value-type="float" office:value="22.324999999999999" table:style-name="ce2">
            <text:p>22.325</text:p>
          </table:table-cell>
          <table:table-cell office:value-type="float" office:value="57.33" table:style-name="ce2">
            <text:p>57.33</text:p>
          </table:table-cell>
          <table:table-cell office:value-type="float" office:value="21.991666666666699" table:style-name="ce2">
            <text:p>21.99166667</text:p>
          </table:table-cell>
          <table:table-cell office:value-type="float" office:value="265.32" table:style-name="ce2">
            <text:p>265.32</text:p>
          </table:table-cell>
          <table:table-cell office:value-type="float" office:value="23" table:style-name="ce2">
            <text:p>23</text:p>
          </table:table-cell>
          <table:table-cell office:value-type="float" office:value="366.71" table:style-name="ce2">
            <text:p>366.71</text:p>
          </table:table-cell>
          <table:table-cell office:value-type="float" office:value="21.853999999999999" table:style-name="ce2">
            <text:p>21.854</text:p>
          </table:table-cell>
          <table:table-cell office:value-type="float" office:value="368.6" table:style-name="ce2">
            <text:p>368.6</text:p>
          </table:table-cell>
          <table:table-cell office:value-type="float" office:value="21.991666666666699" table:style-name="ce2">
            <text:p>21.99166667</text:p>
          </table:table-cell>
          <table:table-cell office:value-type="float" office:value="145.13749999999999" table:style-name="ce2">
            <text:p>145.1375</text:p>
          </table:table-cell>
          <table:table-cell office:value-type="float" office:value="21.991666666666699" table:style-name="ce2">
            <text:p>21.99166667</text:p>
          </table:table-cell>
          <table:table-cell office:value-type="float" office:value="131.30125000000001" table:style-name="ce2">
            <text:p>131.30125</text:p>
          </table:table-cell>
          <table:table-cell office:value-type="float" office:value="23" table:style-name="ce2">
            <text:p>23</text:p>
          </table:table-cell>
          <table:table-cell office:value-type="float" office:value="366.98" table:style-name="ce2">
            <text:p>366.98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7.024999999999999" table:style-name="ce2">
            <text:p>17.025</text:p>
          </table:table-cell>
          <table:table-cell office:value-type="float" office:value="358.76" table:style-name="ce2">
            <text:p>358.76</text:p>
          </table:table-cell>
          <table:table-cell office:value-type="float" office:value="17.25" table:style-name="ce2">
            <text:p>17.25</text:p>
          </table:table-cell>
          <table:table-cell office:value-type="float" office:value="279.31" table:style-name="ce2">
            <text:p>279.31</text:p>
          </table:table-cell>
          <table:table-cell office:value-type="float" office:value="17.25" table:style-name="ce2">
            <text:p>17.25</text:p>
          </table:table-cell>
          <table:table-cell office:value-type="float" office:value="265.75" table:style-name="ce2">
            <text:p>265.75</text:p>
          </table:table-cell>
          <table:table-cell office:value-type="float" office:value="18.016666666666701" table:style-name="ce2">
            <text:p>18.01666667</text:p>
          </table:table-cell>
          <table:table-cell office:value-type="float" office:value="344.73" table:style-name="ce2">
            <text:p>344.73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308.18" table:style-name="ce2">
            <text:p>308.18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25.2" table:style-name="ce2">
            <text:p>25.2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233.19" table:style-name="ce2">
            <text:p>233.19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334.58" table:style-name="ce2">
            <text:p>334.58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336.47" table:style-name="ce2">
            <text:p>336.4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113.00749999999999" table:style-name="ce2">
            <text:p>113.0075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9.171249999999503" table:style-name="ce2">
            <text:p>99.17125</text:p>
          </table:table-cell>
          <table:table-cell office:value-type="float" office:value="24" table:style-name="ce2">
            <text:p>24</text:p>
          </table:table-cell>
          <table:table-cell office:value-type="float" office:value="334.85" table:style-name="ce2">
            <text:p>334.85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8.2916666666667" table:style-name="ce2">
            <text:p>18.29166667</text:p>
          </table:table-cell>
          <table:table-cell office:value-type="float" office:value="342.56" table:style-name="ce2">
            <text:p>342.56</text:p>
          </table:table-cell>
          <table:table-cell office:value-type="float" office:value="18.25" table:style-name="ce2">
            <text:p>18.25</text:p>
          </table:table-cell>
          <table:table-cell office:value-type="float" office:value="263.11" table:style-name="ce2">
            <text:p>263.11</text:p>
          </table:table-cell>
          <table:table-cell office:value-type="float" office:value="18.683333333333302" table:style-name="ce2">
            <text:p>18.68333333</text:p>
          </table:table-cell>
          <table:table-cell office:value-type="float" office:value="249.55" table:style-name="ce2">
            <text:p>249.55</text:p>
          </table:table-cell>
          <table:table-cell office:value-type="float" office:value="18.683333333333302" table:style-name="ce2">
            <text:p>18.68333333</text:p>
          </table:table-cell>
          <table:table-cell office:value-type="float" office:value="328.53" table:style-name="ce2">
            <text:p>328.53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308.18" table:style-name="ce2">
            <text:p>308.18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25.2" table:style-name="ce2">
            <text:p>25.2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233.19" table:style-name="ce2">
            <text:p>233.19</text:p>
          </table:table-cell>
          <table:table-cell office:value-type="float" office:value="24" table:style-name="ce2">
            <text:p>24</text:p>
          </table:table-cell>
          <table:table-cell office:value-type="float" office:value="334.83" table:style-name="ce2">
            <text:p>334.83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336.47" table:style-name="ce2">
            <text:p>336.4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113.00749999999999" table:style-name="ce2">
            <text:p>113.0075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9.171249999999503" table:style-name="ce2">
            <text:p>99.17125</text:p>
          </table:table-cell>
          <table:table-cell office:value-type="float" office:value="24" table:style-name="ce2">
            <text:p>24</text:p>
          </table:table-cell>
          <table:table-cell office:value-type="float" office:value="334.85" table:style-name="ce2">
            <text:p>334.85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8.2916666666667" table:style-name="ce2">
            <text:p>18.29166667</text:p>
          </table:table-cell>
          <table:table-cell office:value-type="float" office:value="342.56" table:style-name="ce2">
            <text:p>342.56</text:p>
          </table:table-cell>
          <table:table-cell office:value-type="float" office:value="18.25" table:style-name="ce2">
            <text:p>18.25</text:p>
          </table:table-cell>
          <table:table-cell office:value-type="float" office:value="263.11" table:style-name="ce2">
            <text:p>263.11</text:p>
          </table:table-cell>
          <table:table-cell office:value-type="float" office:value="18.683333333333302" table:style-name="ce2">
            <text:p>18.68333333</text:p>
          </table:table-cell>
          <table:table-cell office:value-type="float" office:value="249.55" table:style-name="ce2">
            <text:p>249.55</text:p>
          </table:table-cell>
          <table:table-cell office:value-type="float" office:value="18.683333333333302" table:style-name="ce2">
            <text:p>18.68333333</text:p>
          </table:table-cell>
          <table:table-cell office:value-type="float" office:value="328.53" table:style-name="ce2">
            <text:p>328.53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8.8" table:style-name="ce2">
            <text:p>18.8</text:p>
          </table:table-cell>
          <table:table-cell office:value-type="float" office:value="326.36" table:style-name="ce2">
            <text:p>326.36</text:p>
          </table:table-cell>
          <table:table-cell office:value-type="float" office:value="19.491666666666699" table:style-name="ce2">
            <text:p>19.49166667</text:p>
          </table:table-cell>
          <table:table-cell office:value-type="float" office:value="246.91" table:style-name="ce2">
            <text:p>246.91</text:p>
          </table:table-cell>
          <table:table-cell office:value-type="float" office:value="19.491666666666699" table:style-name="ce2">
            <text:p>19.49166667</text:p>
          </table:table-cell>
          <table:table-cell office:value-type="float" office:value="233.35" table:style-name="ce2">
            <text:p>233.35</text:p>
          </table:table-cell>
          <table:table-cell office:value-type="float" office:value="20.258333333333301" table:style-name="ce2">
            <text:p>20.25833333</text:p>
          </table:table-cell>
          <table:table-cell office:value-type="float" office:value="312.33" table:style-name="ce2">
            <text:p>312.33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8.846369175037101" table:style-name="ce2">
            <text:p>18.84636918</text:p>
          </table:table-cell>
          <table:table-cell office:value-type="float" office:value="368.55594928371499" table:style-name="ce2">
            <text:p>368.5559493</text:p>
          </table:table-cell>
          <table:table-cell office:value-type="float" office:value="19.625252483670899" table:style-name="ce2">
            <text:p>19.62525248</text:p>
          </table:table-cell>
          <table:table-cell office:value-type="float" office:value="368.47309347384697" table:style-name="ce2">
            <text:p>368.4730935</text:p>
          </table:table-cell>
          <table:table-cell office:value-type="float" office:value="19.491666666666699" table:style-name="ce2">
            <text:p>19.49166667</text:p>
          </table:table-cell>
          <table:table-cell office:value-type="float" office:value="233.35" table:style-name="ce2">
            <text:p>233.35</text:p>
          </table:table-cell>
          <table:table-cell office:value-type="float" office:value="20.320104012294902" table:style-name="ce2">
            <text:p>20.32010401</text:p>
          </table:table-cell>
          <table:table-cell office:value-type="float" office:value="368.541317854986" table:style-name="ce2">
            <text:p>368.5413179</text:p>
          </table:table-cell>
          <table:table-cell table:number-columns-repeated="16314"/>
        </table:table-row>
        <table:table-row table:number-rows-repeated="2"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9.75" table:style-name="ce2">
            <text:p>19.75</text:p>
          </table:table-cell>
          <table:table-cell office:value-type="float" office:value="359.69" table:style-name="ce2">
            <text:p>359.69</text:p>
          </table:table-cell>
          <table:table-cell office:value-type="float" office:value="20.125" table:style-name="ce2">
            <text:p>20.125</text:p>
          </table:table-cell>
          <table:table-cell office:value-type="float" office:value="359.69" table:style-name="ce2">
            <text:p>359.69</text:p>
          </table:table-cell>
          <table:table-cell office:value-type="float" office:value="20.908333333333299" table:style-name="ce2">
            <text:p>20.90833333</text:p>
          </table:table-cell>
          <table:table-cell office:value-type="float" office:value="224.44" table:style-name="ce2">
            <text:p>224.44</text:p>
          </table:table-cell>
          <table:table-cell office:value-type="float" office:value="21.125" table:style-name="ce2">
            <text:p>21.125</text:p>
          </table:table-cell>
          <table:table-cell office:value-type="float" office:value="359.69" table:style-name="ce2">
            <text:p>359.69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125" table:style-name="ce2">
            <text:p>21.125</text:p>
          </table:table-cell>
          <table:table-cell office:value-type="float" office:value="347.54" table:style-name="ce2">
            <text:p>347.54</text:p>
          </table:table-cell>
          <table:table-cell office:value-type="float" office:value="21.125" table:style-name="ce2">
            <text:p>21.125</text:p>
          </table:table-cell>
          <table:table-cell office:value-type="float" office:value="347.54" table:style-name="ce2">
            <text:p>347.54</text:p>
          </table:table-cell>
          <table:table-cell office:value-type="float" office:value="21.783333333333299" table:style-name="ce2">
            <text:p>21.78333333</text:p>
          </table:table-cell>
          <table:table-cell office:value-type="float" office:value="212.29" table:style-name="ce2">
            <text:p>212.29</text:p>
          </table:table-cell>
          <table:table-cell office:value-type="float" office:value="22.158333333333299" table:style-name="ce2">
            <text:p>22.15833333</text:p>
          </table:table-cell>
          <table:table-cell office:value-type="float" office:value="347.54" table:style-name="ce2">
            <text:p>347.54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125" table:style-name="ce2">
            <text:p>21.125</text:p>
          </table:table-cell>
          <table:table-cell office:value-type="float" office:value="347.54" table:style-name="ce2">
            <text:p>347.54</text:p>
          </table:table-cell>
          <table:table-cell office:value-type="float" office:value="21.125" table:style-name="ce2">
            <text:p>21.125</text:p>
          </table:table-cell>
          <table:table-cell office:value-type="float" office:value="347.54" table:style-name="ce2">
            <text:p>347.54</text:p>
          </table:table-cell>
          <table:table-cell office:value-type="float" office:value="21.954923431582401" table:style-name="ce2">
            <text:p>21.95492343</text:p>
          </table:table-cell>
          <table:table-cell office:value-type="float" office:value="368.43698940666297" table:style-name="ce2">
            <text:p>368.4369894</text:p>
          </table:table-cell>
          <table:table-cell office:value-type="float" office:value="22.3" table:style-name="ce2">
            <text:p>22.3</text:p>
          </table:table-cell>
          <table:table-cell office:value-type="float" office:value="351.79" table:style-name="ce2">
            <text:p>351.79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7916666666667" table:style-name="ce2">
            <text:p>21.79166667</text:p>
          </table:table-cell>
          <table:table-cell office:value-type="float" office:value="331.61" table:style-name="ce2">
            <text:p>331.61</text:p>
          </table:table-cell>
          <table:table-cell office:value-type="float" office:value="22.3" table:style-name="ce2">
            <text:p>22.3</text:p>
          </table:table-cell>
          <table:table-cell office:value-type="float" office:value="331.61" table:style-name="ce2">
            <text:p>331.61</text:p>
          </table:table-cell>
          <table:table-cell office:value-type="float" office:value="22.4583333333333" table:style-name="ce2">
            <text:p>22.45833333</text:p>
          </table:table-cell>
          <table:table-cell office:value-type="float" office:value="352.67" table:style-name="ce2">
            <text:p>352.67</text:p>
          </table:table-cell>
          <table:table-cell office:value-type="float" office:value="22.7916666666667" table:style-name="ce2">
            <text:p>22.79166667</text:p>
          </table:table-cell>
          <table:table-cell office:value-type="float" office:value="335.86" table:style-name="ce2">
            <text:p>335.86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991666666666699" table:style-name="ce2">
            <text:p>21.99166667</text:p>
          </table:table-cell>
          <table:table-cell office:value-type="float" office:value="337.61" table:style-name="ce2">
            <text:p>337.61</text:p>
          </table:table-cell>
          <table:table-cell office:value-type="float" office:value="22.324999999999999" table:style-name="ce2">
            <text:p>22.325</text:p>
          </table:table-cell>
          <table:table-cell office:value-type="float" office:value="332.36" table:style-name="ce2">
            <text:p>332.36</text:p>
          </table:table-cell>
          <table:table-cell office:value-type="float" office:value="22.658333333333299" table:style-name="ce2">
            <text:p>22.65833333</text:p>
          </table:table-cell>
          <table:table-cell office:value-type="float" office:value="358.67" table:style-name="ce2">
            <text:p>358.67</text:p>
          </table:table-cell>
          <table:table-cell office:value-type="float" office:value="22.991666666666699" table:style-name="ce2">
            <text:p>22.99166667</text:p>
          </table:table-cell>
          <table:table-cell office:value-type="float" office:value="341.86" table:style-name="ce2">
            <text:p>341.86</text:p>
          </table:table-cell>
          <table:table-cell table:number-columns-repeated="16314"/>
        </table:table-row>
        <table:table-row table:number-rows-repeated="2"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" table:style-name="ce2">
            <text:p>23</text:p>
          </table:table-cell>
          <table:table-cell office:value-type="float" office:value="304.94" table:style-name="ce2">
            <text:p>304.94</text:p>
          </table:table-cell>
          <table:table-cell office:value-type="float" office:value="23" table:style-name="ce2">
            <text:p>23</text:p>
          </table:table-cell>
          <table:table-cell office:value-type="float" office:value="310.49" table:style-name="ce2">
            <text:p>310.49</text:p>
          </table:table-cell>
          <table:table-cell office:value-type="float" office:value="23" table:style-name="ce2">
            <text:p>23</text:p>
          </table:table-cell>
          <table:table-cell office:value-type="float" office:value="347.6" table:style-name="ce2">
            <text:p>347.6</text:p>
          </table:table-cell>
          <table:table-cell office:value-type="float" office:value="23" table:style-name="ce2">
            <text:p>23</text:p>
          </table:table-cell>
          <table:table-cell office:value-type="float" office:value="341.59" table:style-name="ce2">
            <text:p>341.59</text:p>
          </table:table-cell>
          <table:table-cell table:number-columns-repeated="16314"/>
        </table:table-row>
        <table:table-row table:number-rows-repeated="2"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4" table:style-name="ce2">
            <text:p>24</text:p>
          </table:table-cell>
          <table:table-cell office:value-type="float" office:value="272.81" table:style-name="ce2">
            <text:p>272.81</text:p>
          </table:table-cell>
          <table:table-cell office:value-type="float" office:value="24" table:style-name="ce2">
            <text:p>24</text:p>
          </table:table-cell>
          <table:table-cell office:value-type="float" office:value="278.36" table:style-name="ce2">
            <text:p>278.36</text:p>
          </table:table-cell>
          <table:table-cell office:value-type="float" office:value="24" table:style-name="ce2">
            <text:p>24</text:p>
          </table:table-cell>
          <table:table-cell office:value-type="float" office:value="315.47000000000003" table:style-name="ce2">
            <text:p>315.47</text:p>
          </table:table-cell>
          <table:table-cell office:value-type="float" office:value="24" table:style-name="ce2">
            <text:p>24</text:p>
          </table:table-cell>
          <table:table-cell office:value-type="float" office:value="315.47000000000003" table:style-name="ce2">
            <text:p>315.47</text:p>
          </table:table-cell>
          <table:table-cell table:number-columns-repeated="16314"/>
        </table:table-row>
        <table:table-row table:number-rows-repeated="640"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table:number-columns-repeated="16314"/>
        </table:table-row>
        <table:table-row table:number-rows-repeated="1047899" table:style-name="ro1">
          <table:table-cell table:number-columns-repeated="16384"/>
        </table:table-row>
      </table:table>
      <table:table table:name="sa-quick-charge" table:style-name="ta1">
        <table:table-column table:style-name="co6" table:number-columns-repeated="5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8" table:default-cell-style-name="ce1"/>
        <table:table-column table:style-name="co7" table:default-cell-style-name="ce1"/>
        <table:table-column table:style-name="co6" table:number-columns-repeated="4" table:default-cell-style-name="ce1"/>
        <table:table-column table:style-name="co8" table:default-cell-style-name="ce1"/>
        <table:table-column table:style-name="co6" table:number-columns-repeated="5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3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7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6314" table:default-cell-style-name="ce1"/>
        <table:table-row table:style-name="ro1">
          <table:table-cell office:value-type="string" table:style-name="ce2">
            <text:p>time0</text:p>
          </table:table-cell>
          <table:table-cell office:value-type="string" table:style-name="ce2">
            <text:p>eta0</text:p>
          </table:table-cell>
          <table:table-cell office:value-type="string" table:style-name="ce2">
            <text:p>time1</text:p>
          </table:table-cell>
          <table:table-cell office:value-type="string" table:style-name="ce2">
            <text:p>eta1</text:p>
          </table:table-cell>
          <table:table-cell office:value-type="string" table:style-name="ce2">
            <text:p>time2</text:p>
          </table:table-cell>
          <table:table-cell office:value-type="string" table:style-name="ce2">
            <text:p>eta2</text:p>
          </table:table-cell>
          <table:table-cell office:value-type="string" table:style-name="ce2">
            <text:p>time3</text:p>
          </table:table-cell>
          <table:table-cell office:value-type="string" table:style-name="ce2">
            <text:p>eta3</text:p>
          </table:table-cell>
          <table:table-cell office:value-type="string" table:style-name="ce2">
            <text:p>time4</text:p>
          </table:table-cell>
          <table:table-cell office:value-type="string" table:style-name="ce2">
            <text:p>eta4</text:p>
          </table:table-cell>
          <table:table-cell office:value-type="string" table:style-name="ce2">
            <text:p>time5</text:p>
          </table:table-cell>
          <table:table-cell office:value-type="string" table:style-name="ce2">
            <text:p>eta5</text:p>
          </table:table-cell>
          <table:table-cell office:value-type="string" table:style-name="ce2">
            <text:p>time6</text:p>
          </table:table-cell>
          <table:table-cell office:value-type="string" table:style-name="ce2">
            <text:p>eta6</text:p>
          </table:table-cell>
          <table:table-cell office:value-type="string" table:style-name="ce2">
            <text:p>time7</text:p>
          </table:table-cell>
          <table:table-cell office:value-type="string" table:style-name="ce2">
            <text:p>eta7</text:p>
          </table:table-cell>
          <table:table-cell office:value-type="string" table:style-name="ce2">
            <text:p>time8</text:p>
          </table:table-cell>
          <table:table-cell office:value-type="string" table:style-name="ce2">
            <text:p>eta8</text:p>
          </table:table-cell>
          <table:table-cell office:value-type="string" table:style-name="ce2">
            <text:p>time9</text:p>
          </table:table-cell>
          <table:table-cell office:value-type="string" table:style-name="ce2">
            <text:p>eta9</text:p>
          </table:table-cell>
          <table:table-cell office:value-type="string" table:style-name="ce2">
            <text:p>time10</text:p>
          </table:table-cell>
          <table:table-cell office:value-type="string" table:style-name="ce2">
            <text:p>eta10</text:p>
          </table:table-cell>
          <table:table-cell office:value-type="string" table:style-name="ce2">
            <text:p>time11</text:p>
          </table:table-cell>
          <table:table-cell office:value-type="string" table:style-name="ce2">
            <text:p>eta11</text:p>
          </table:table-cell>
          <table:table-cell office:value-type="string" table:style-name="ce2">
            <text:p>time12</text:p>
          </table:table-cell>
          <table:table-cell office:value-type="string" table:style-name="ce2">
            <text:p>eta12</text:p>
          </table:table-cell>
          <table:table-cell office:value-type="string" table:style-name="ce2">
            <text:p>time13</text:p>
          </table:table-cell>
          <table:table-cell office:value-type="string" table:style-name="ce2">
            <text:p>eta13</text:p>
          </table:table-cell>
          <table:table-cell office:value-type="string" table:style-name="ce2">
            <text:p>time14</text:p>
          </table:table-cell>
          <table:table-cell office:value-type="string" table:style-name="ce2">
            <text:p>eta14</text:p>
          </table:table-cell>
          <table:table-cell office:value-type="string" table:style-name="ce2">
            <text:p>time15</text:p>
          </table:table-cell>
          <table:table-cell office:value-type="string" table:style-name="ce2">
            <text:p>eta15</text:p>
          </table:table-cell>
          <table:table-cell office:value-type="string" table:style-name="ce2">
            <text:p>time16</text:p>
          </table:table-cell>
          <table:table-cell office:value-type="string" table:style-name="ce2">
            <text:p>eta16</text:p>
          </table:table-cell>
          <table:table-cell office:value-type="string" table:style-name="ce2">
            <text:p>time17</text:p>
          </table:table-cell>
          <table:table-cell office:value-type="string" table:style-name="ce2">
            <text:p>eta17</text:p>
          </table:table-cell>
          <table:table-cell office:value-type="string" table:style-name="ce2">
            <text:p>time18</text:p>
          </table:table-cell>
          <table:table-cell office:value-type="string" table:style-name="ce2">
            <text:p>eta18</text:p>
          </table:table-cell>
          <table:table-cell office:value-type="string" table:style-name="ce2">
            <text:p>time19</text:p>
          </table:table-cell>
          <table:table-cell office:value-type="string" table:style-name="ce2">
            <text:p>eta19</text:p>
          </table:table-cell>
          <table:table-cell office:value-type="string" table:style-name="ce2">
            <text:p>time20</text:p>
          </table:table-cell>
          <table:table-cell office:value-type="string" table:style-name="ce2">
            <text:p>eta20</text:p>
          </table:table-cell>
          <table:table-cell office:value-type="string" table:style-name="ce2">
            <text:p>time21</text:p>
          </table:table-cell>
          <table:table-cell office:value-type="string" table:style-name="ce2">
            <text:p>eta21</text:p>
          </table:table-cell>
          <table:table-cell office:value-type="string" table:style-name="ce2">
            <text:p>time22</text:p>
          </table:table-cell>
          <table:table-cell office:value-type="string" table:style-name="ce2">
            <text:p>eta22</text:p>
          </table:table-cell>
          <table:table-cell office:value-type="string" table:style-name="ce2">
            <text:p>time23</text:p>
          </table:table-cell>
          <table:table-cell office:value-type="string" table:style-name="ce2">
            <text:p>eta23</text:p>
          </table:table-cell>
          <table:table-cell office:value-type="string" table:style-name="ce2">
            <text:p>time24</text:p>
          </table:table-cell>
          <table:table-cell office:value-type="string" table:style-name="ce2">
            <text:p>eta24</text:p>
          </table:table-cell>
          <table:table-cell office:value-type="string" table:style-name="ce2">
            <text:p>time25</text:p>
          </table:table-cell>
          <table:table-cell office:value-type="string" table:style-name="ce2">
            <text:p>eta25</text:p>
          </table:table-cell>
          <table:table-cell office:value-type="string" table:style-name="ce2">
            <text:p>time26</text:p>
          </table:table-cell>
          <table:table-cell office:value-type="string" table:style-name="ce2">
            <text:p>eta26</text:p>
          </table:table-cell>
          <table:table-cell office:value-type="string" table:style-name="ce2">
            <text:p>time27</text:p>
          </table:table-cell>
          <table:table-cell office:value-type="string" table:style-name="ce2">
            <text:p>eta27</text:p>
          </table:table-cell>
          <table:table-cell office:value-type="string" table:style-name="ce2">
            <text:p>time28</text:p>
          </table:table-cell>
          <table:table-cell office:value-type="string" table:style-name="ce2">
            <text:p>eta28</text:p>
          </table:table-cell>
          <table:table-cell office:value-type="string" table:style-name="ce2">
            <text:p>time29</text:p>
          </table:table-cell>
          <table:table-cell office:value-type="string" table:style-name="ce2">
            <text:p>eta29</text:p>
          </table:table-cell>
          <table:table-cell office:value-type="string" table:style-name="ce2">
            <text:p>time30</text:p>
          </table:table-cell>
          <table:table-cell office:value-type="string" table:style-name="ce2">
            <text:p>eta30</text:p>
          </table:table-cell>
          <table:table-cell office:value-type="string" table:style-name="ce2">
            <text:p>time31</text:p>
          </table:table-cell>
          <table:table-cell office:value-type="string" table:style-name="ce2">
            <text:p>eta31</text:p>
          </table:table-cell>
          <table:table-cell office:value-type="string" table:style-name="ce2">
            <text:p>time32</text:p>
          </table:table-cell>
          <table:table-cell office:value-type="string" table:style-name="ce2">
            <text:p>eta32</text:p>
          </table:table-cell>
          <table:table-cell office:value-type="string" table:style-name="ce2">
            <text:p>time33</text:p>
          </table:table-cell>
          <table:table-cell office:value-type="string" table:style-name="ce2">
            <text:p>eta33</text:p>
          </table:table-cell>
          <table:table-cell office:value-type="string" table:style-name="ce2">
            <text:p>time34</text:p>
          </table:table-cell>
          <table:table-cell office:value-type="string" table:style-name="ce2">
            <text:p>eta34</text:p>
          </table:table-cell>
          <table:table-cell table:number-columns-repeated="1631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3.1135990000000002E-4" table:style-name="ce2">
            <text:p>0.00031136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6.8871345000000002E-4" table:style-name="ce2">
            <text:p>0.000688713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6.3946645000000004E-4" table:style-name="ce2">
            <text:p>0.000639466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4.7778204E-4" table:style-name="ce2">
            <text:p>0.000477782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5.8286880000000001E-4" table:style-name="ce2">
            <text:p>0.000582869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7.3570373999999996E-4" table:style-name="ce2">
            <text:p>0.000735704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5.3837900000000002E-5" table:style-name="ce2">
            <text:p>5.38379E-05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4.8113277000000001E-4" table:style-name="ce2">
            <text:p>0.000481133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8.3351135999999996E-7" table:style-name="ce2">
            <text:p>8.33511E-07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0" table:style-name="ce2">
            <text:p>0</text:p>
          </table:table-cell>
          <table:table-cell office:value-type="float" office:value="349.19997999999998" table:style-name="ce2">
            <text:p>349.19998</text:p>
          </table:table-cell>
          <table:table-cell table:number-columns-repeated="16314"/>
        </table:table-row>
        <table:table-row table:style-name="ro1">
          <table:table-cell office:value-type="float" office:value="1E-3" table:style-name="ce2">
            <text:p>0.001</text:p>
          </table:table-cell>
          <table:table-cell office:value-type="float" office:value="350.11093" table:style-name="ce2">
            <text:p>350.11093</text:p>
          </table:table-cell>
          <table:table-cell office:value-type="float" office:value="1E-3" table:style-name="ce2">
            <text:p>0.001</text:p>
          </table:table-cell>
          <table:table-cell office:value-type="float" office:value="349.22998000000001" table:style-name="ce2">
            <text:p>349.22998</text:p>
          </table:table-cell>
          <table:table-cell office:value-type="float" office:value="1E-3" table:style-name="ce2">
            <text:p>0.001</text:p>
          </table:table-cell>
          <table:table-cell office:value-type="float" office:value="350.11093" table:style-name="ce2">
            <text:p>350.11093</text:p>
          </table:table-cell>
          <table:table-cell office:value-type="float" office:value="4.5829243000000003E-4" table:style-name="ce2">
            <text:p>0.000458292</text:p>
          </table:table-cell>
          <table:table-cell office:value-type="float" office:value="349.20438000000001" table:style-name="ce2">
            <text:p>349.20438</text:p>
          </table:table-cell>
          <table:table-cell office:value-type="float" office:value="8.4956069999999999E-4" table:style-name="ce2">
            <text:p>0.000849561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1E-3" table:style-name="ce2">
            <text:p>0.001</text:p>
          </table:table-cell>
          <table:table-cell office:value-type="float" office:value="349.22998000000001" table:style-name="ce2">
            <text:p>349.22998</text:p>
          </table:table-cell>
          <table:table-cell office:value-type="float" office:value="1E-3" table:style-name="ce2">
            <text:p>0.001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7.6232429999999998E-4" table:style-name="ce2">
            <text:p>0.000762324</text:p>
          </table:table-cell>
          <table:table-cell office:value-type="float" office:value="349.31189999999998" table:style-name="ce2">
            <text:p>349.3119</text:p>
          </table:table-cell>
          <table:table-cell office:value-type="float" office:value="1E-3" table:style-name="ce2">
            <text:p>0.001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1E-3" table:style-name="ce2">
            <text:p>0.001</text:p>
          </table:table-cell>
          <table:table-cell office:value-type="float" office:value="349.22998000000001" table:style-name="ce2">
            <text:p>349.22998</text:p>
          </table:table-cell>
          <table:table-cell office:value-type="float" office:value="1E-3" table:style-name="ce2">
            <text:p>0.001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6.2114872999999998E-4" table:style-name="ce2">
            <text:p>0.000621149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1E-3" table:style-name="ce2">
            <text:p>0.001</text:p>
          </table:table-cell>
          <table:table-cell office:value-type="float" office:value="350.11093" table:style-name="ce2">
            <text:p>350.11093</text:p>
          </table:table-cell>
          <table:table-cell office:value-type="float" office:value="6.8738182999999997E-4" table:style-name="ce2">
            <text:p>0.000687382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8.8582410000000004E-4" table:style-name="ce2">
            <text:p>0.000885824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7.3899339999999999E-4" table:style-name="ce2">
            <text:p>0.000738993</text:p>
          </table:table-cell>
          <table:table-cell office:value-type="float" office:value="349.22055" table:style-name="ce2">
            <text:p>349.22055</text:p>
          </table:table-cell>
          <table:table-cell office:value-type="float" office:value="1E-3" table:style-name="ce2">
            <text:p>0.001</text:p>
          </table:table-cell>
          <table:table-cell office:value-type="float" office:value="349.22998000000001" table:style-name="ce2">
            <text:p>349.22998</text:p>
          </table:table-cell>
          <table:table-cell office:value-type="float" office:value="1E-3" table:style-name="ce2">
            <text:p>0.001</text:p>
          </table:table-cell>
          <table:table-cell office:value-type="float" office:value="350.11093" table:style-name="ce2">
            <text:p>350.11093</text:p>
          </table:table-cell>
          <table:table-cell office:value-type="float" office:value="1E-3" table:style-name="ce2">
            <text:p>0.001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1E-3" table:style-name="ce2">
            <text:p>0.001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1E-3" table:style-name="ce2">
            <text:p>0.001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1E-3" table:style-name="ce2">
            <text:p>0.001</text:p>
          </table:table-cell>
          <table:table-cell office:value-type="float" office:value="349.22998000000001" table:style-name="ce2">
            <text:p>349.22998</text:p>
          </table:table-cell>
          <table:table-cell office:value-type="float" office:value="9.0998909999999997E-4" table:style-name="ce2">
            <text:p>0.000909989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1E-3" table:style-name="ce2">
            <text:p>0.001</text:p>
          </table:table-cell>
          <table:table-cell office:value-type="float" office:value="350.11093" table:style-name="ce2">
            <text:p>350.11093</text:p>
          </table:table-cell>
          <table:table-cell office:value-type="float" office:value="1E-3" table:style-name="ce2">
            <text:p>0.001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1E-3" table:style-name="ce2">
            <text:p>0.001</text:p>
          </table:table-cell>
          <table:table-cell office:value-type="float" office:value="349.22998000000001" table:style-name="ce2">
            <text:p>349.22998</text:p>
          </table:table-cell>
          <table:table-cell office:value-type="float" office:value="2.8701025000000001E-4" table:style-name="ce2">
            <text:p>0.00028701</text:p>
          </table:table-cell>
          <table:table-cell office:value-type="float" office:value="349.20855999999998" table:style-name="ce2">
            <text:p>349.20856</text:p>
          </table:table-cell>
          <table:table-cell office:value-type="float" office:value="1E-3" table:style-name="ce2">
            <text:p>0.001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1E-3" table:style-name="ce2">
            <text:p>0.001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1E-3" table:style-name="ce2">
            <text:p>0.001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1E-3" table:style-name="ce2">
            <text:p>0.001</text:p>
          </table:table-cell>
          <table:table-cell office:value-type="float" office:value="349.22998000000001" table:style-name="ce2">
            <text:p>349.22998</text:p>
          </table:table-cell>
          <table:table-cell office:value-type="float" office:value="1E-3" table:style-name="ce2">
            <text:p>0.001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1E-3" table:style-name="ce2">
            <text:p>0.001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1E-3" table:style-name="ce2">
            <text:p>0.001</text:p>
          </table:table-cell>
          <table:table-cell office:value-type="float" office:value="349.19997999999998" table:style-name="ce2">
            <text:p>349.19998</text:p>
          </table:table-cell>
          <table:table-cell office:value-type="float" office:value="1E-3" table:style-name="ce2">
            <text:p>0.001</text:p>
          </table:table-cell>
          <table:table-cell office:value-type="float" office:value="349.19997999999998" table:style-name="ce2">
            <text:p>349.19998</text:p>
          </table:table-cell>
          <table:table-cell table:number-columns-repeated="16314"/>
        </table:table-row>
        <table:table-row table:style-name="ro1">
          <table:table-cell office:value-type="float" office:value="5.333952" table:style-name="ce2">
            <text:p>5.333952</text:p>
          </table:table-cell>
          <table:table-cell office:value-type="float" office:value="177.31091000000001" table:style-name="ce2">
            <text:p>177.31091</text:p>
          </table:table-cell>
          <table:table-cell office:value-type="float" office:value="5.6666664999999998" table:style-name="ce2">
            <text:p>5.6666665</text:p>
          </table:table-cell>
          <table:table-cell office:value-type="float" office:value="165.62996999999999" table:style-name="ce2">
            <text:p>165.62997</text:p>
          </table:table-cell>
          <table:table-cell office:value-type="float" office:value="6" table:style-name="ce2">
            <text:p>6</text:p>
          </table:table-cell>
          <table:table-cell office:value-type="float" office:value="155.71091999999999" table:style-name="ce2">
            <text:p>155.71092</text:p>
          </table:table-cell>
          <table:table-cell office:value-type="float" office:value="5.0001902999999999" table:style-name="ce2">
            <text:p>5.0001903</text:p>
          </table:table-cell>
          <table:table-cell office:value-type="float" office:value="187.20437999999999" table:style-name="ce2">
            <text:p>187.20438</text:p>
          </table:table-cell>
          <table:table-cell office:value-type="float" office:value="5.3334530000000004" table:style-name="ce2">
            <text:p>5.333453</text:p>
          </table:table-cell>
          <table:table-cell office:value-type="float" office:value="176.39995999999999" table:style-name="ce2">
            <text:p>176.39996</text:p>
          </table:table-cell>
          <table:table-cell office:value-type="float" office:value="5.6666664999999998" table:style-name="ce2">
            <text:p>5.6666665</text:p>
          </table:table-cell>
          <table:table-cell office:value-type="float" office:value="165.62996999999999" table:style-name="ce2">
            <text:p>165.62997</text:p>
          </table:table-cell>
          <table:table-cell office:value-type="float" office:value="6" table:style-name="ce2">
            <text:p>6</text:p>
          </table:table-cell>
          <table:table-cell office:value-type="float" office:value="154.79997" table:style-name="ce2">
            <text:p>154.79997</text:p>
          </table:table-cell>
          <table:table-cell office:value-type="float" office:value="10.058218" table:style-name="ce2">
            <text:p>10.058218</text:p>
          </table:table-cell>
          <table:table-cell office:value-type="float" office:value="187.31189000000001" table:style-name="ce2">
            <text:p>187.31189</text:p>
          </table:table-cell>
          <table:table-cell office:value-type="float" office:value="9.8852150000000005" table:style-name="ce2">
            <text:p>9.885215</text:p>
          </table:table-cell>
          <table:table-cell office:value-type="float" office:value="176.39995999999999" table:style-name="ce2">
            <text:p>176.39996</text:p>
          </table:table-cell>
          <table:table-cell office:value-type="float" office:value="5.8291554000000003" table:style-name="ce2">
            <text:p>5.8291554</text:p>
          </table:table-cell>
          <table:table-cell office:value-type="float" office:value="165.62996999999999" table:style-name="ce2">
            <text:p>165.62997</text:p>
          </table:table-cell>
          <table:table-cell office:value-type="float" office:value="10.160171500000001" table:style-name="ce2">
            <text:p>10.1601715</text:p>
          </table:table-cell>
          <table:table-cell office:value-type="float" office:value="154.79997" table:style-name="ce2">
            <text:p>154.79997</text:p>
          </table:table-cell>
          <table:table-cell office:value-type="float" office:value="5" table:style-name="ce2">
            <text:p>5</text:p>
          </table:table-cell>
          <table:table-cell office:value-type="float" office:value="187.19998000000001" table:style-name="ce2">
            <text:p>187.19998</text:p>
          </table:table-cell>
          <table:table-cell office:value-type="float" office:value="5.3339724999999998" table:style-name="ce2">
            <text:p>5.3339725</text:p>
          </table:table-cell>
          <table:table-cell office:value-type="float" office:value="177.31091000000001" table:style-name="ce2">
            <text:p>177.31091</text:p>
          </table:table-cell>
          <table:table-cell office:value-type="float" office:value="5.6666664999999998" table:style-name="ce2">
            <text:p>5.6666665</text:p>
          </table:table-cell>
          <table:table-cell office:value-type="float" office:value="165.59997999999999" table:style-name="ce2">
            <text:p>165.59998</text:p>
          </table:table-cell>
          <table:table-cell office:value-type="float" office:value="6" table:style-name="ce2">
            <text:p>6</text:p>
          </table:table-cell>
          <table:table-cell office:value-type="float" office:value="154.79997" table:style-name="ce2">
            <text:p>154.79997</text:p>
          </table:table-cell>
          <table:table-cell office:value-type="float" office:value="5" table:style-name="ce2">
            <text:p>5</text:p>
          </table:table-cell>
          <table:table-cell office:value-type="float" office:value="187.22055" table:style-name="ce2">
            <text:p>187.22055</text:p>
          </table:table-cell>
          <table:table-cell office:value-type="float" office:value="5.4199950000000001" table:style-name="ce2">
            <text:p>5.419995</text:p>
          </table:table-cell>
          <table:table-cell office:value-type="float" office:value="176.42995999999999" table:style-name="ce2">
            <text:p>176.42996</text:p>
          </table:table-cell>
          <table:table-cell office:value-type="float" office:value="5.9246078000000004" table:style-name="ce2">
            <text:p>5.9246078</text:p>
          </table:table-cell>
          <table:table-cell office:value-type="float" office:value="166.51093" table:style-name="ce2">
            <text:p>166.51093</text:p>
          </table:table-cell>
          <table:table-cell office:value-type="float" office:value="6.0595015999999999" table:style-name="ce2">
            <text:p>6.0595016</text:p>
          </table:table-cell>
          <table:table-cell office:value-type="float" office:value="154.79997" table:style-name="ce2">
            <text:p>154.79997</text:p>
          </table:table-cell>
          <table:table-cell office:value-type="float" office:value="5.0002627000000004" table:style-name="ce2">
            <text:p>5.0002627</text:p>
          </table:table-cell>
          <table:table-cell office:value-type="float" office:value="187.19998000000001" table:style-name="ce2">
            <text:p>187.19998</text:p>
          </table:table-cell>
          <table:table-cell office:value-type="float" office:value="5.3337789999999998" table:style-name="ce2">
            <text:p>5.333779</text:p>
          </table:table-cell>
          <table:table-cell office:value-type="float" office:value="176.39995999999999" table:style-name="ce2">
            <text:p>176.39996</text:p>
          </table:table-cell>
          <table:table-cell office:value-type="float" office:value="5.6666664999999998" table:style-name="ce2">
            <text:p>5.6666665</text:p>
          </table:table-cell>
          <table:table-cell office:value-type="float" office:value="165.62996999999999" table:style-name="ce2">
            <text:p>165.62997</text:p>
          </table:table-cell>
          <table:table-cell office:value-type="float" office:value="6.0000850000000003" table:style-name="ce2">
            <text:p>6.000085</text:p>
          </table:table-cell>
          <table:table-cell office:value-type="float" office:value="154.79997" table:style-name="ce2">
            <text:p>154.79997</text:p>
          </table:table-cell>
          <table:table-cell office:value-type="float" office:value="5" table:style-name="ce2">
            <text:p>5</text:p>
          </table:table-cell>
          <table:table-cell office:value-type="float" office:value="188.11093" table:style-name="ce2">
            <text:p>188.11093</text:p>
          </table:table-cell>
          <table:table-cell office:value-type="float" office:value="5.7095120000000001" table:style-name="ce2">
            <text:p>5.709512</text:p>
          </table:table-cell>
          <table:table-cell office:value-type="float" office:value="176.39995999999999" table:style-name="ce2">
            <text:p>176.39996</text:p>
          </table:table-cell>
          <table:table-cell office:value-type="float" office:value="5.6666664999999998" table:style-name="ce2">
            <text:p>5.6666665</text:p>
          </table:table-cell>
          <table:table-cell office:value-type="float" office:value="165.62996999999999" table:style-name="ce2">
            <text:p>165.62997</text:p>
          </table:table-cell>
          <table:table-cell office:value-type="float" office:value="6" table:style-name="ce2">
            <text:p>6</text:p>
          </table:table-cell>
          <table:table-cell office:value-type="float" office:value="154.80855" table:style-name="ce2">
            <text:p>154.80855</text:p>
          </table:table-cell>
          <table:table-cell office:value-type="float" office:value="5" table:style-name="ce2">
            <text:p>5</text:p>
          </table:table-cell>
          <table:table-cell office:value-type="float" office:value="187.19998000000001" table:style-name="ce2">
            <text:p>187.19998</text:p>
          </table:table-cell>
          <table:table-cell office:value-type="float" office:value="15.584339" table:style-name="ce2">
            <text:p>15.584339</text:p>
          </table:table-cell>
          <table:table-cell office:value-type="float" office:value="176.39995999999999" table:style-name="ce2">
            <text:p>176.39996</text:p>
          </table:table-cell>
          <table:table-cell office:value-type="float" office:value="5.6666664999999998" table:style-name="ce2">
            <text:p>5.6666665</text:p>
          </table:table-cell>
          <table:table-cell office:value-type="float" office:value="165.59997999999999" table:style-name="ce2">
            <text:p>165.59998</text:p>
          </table:table-cell>
          <table:table-cell office:value-type="float" office:value="21.364574000000001" table:style-name="ce2">
            <text:p>21.364574</text:p>
          </table:table-cell>
          <table:table-cell office:value-type="float" office:value="154.82997" table:style-name="ce2">
            <text:p>154.82997</text:p>
          </table:table-cell>
          <table:table-cell office:value-type="float" office:value="5" table:style-name="ce2">
            <text:p>5</text:p>
          </table:table-cell>
          <table:table-cell office:value-type="float" office:value="187.19998000000001" table:style-name="ce2">
            <text:p>187.19998</text:p>
          </table:table-cell>
          <table:table-cell office:value-type="float" office:value="5.3335341999999999" table:style-name="ce2">
            <text:p>5.3335342</text:p>
          </table:table-cell>
          <table:table-cell office:value-type="float" office:value="176.39995999999999" table:style-name="ce2">
            <text:p>176.39996</text:p>
          </table:table-cell>
          <table:table-cell office:value-type="float" office:value="5.6669679999999998" table:style-name="ce2">
            <text:p>5.666968</text:p>
          </table:table-cell>
          <table:table-cell office:value-type="float" office:value="165.59997999999999" table:style-name="ce2">
            <text:p>165.59998</text:p>
          </table:table-cell>
          <table:table-cell office:value-type="float" office:value="6" table:style-name="ce2">
            <text:p>6</text:p>
          </table:table-cell>
          <table:table-cell office:value-type="float" office:value="154.79997" table:style-name="ce2">
            <text:p>154.79997</text:p>
          </table:table-cell>
          <table:table-cell table:number-columns-repeated="16314"/>
        </table:table-row>
        <table:table-row table:style-name="ro1">
          <table:table-cell office:value-type="float" office:value="5.3341229999999999" table:style-name="ce2">
            <text:p>5.334123</text:p>
          </table:table-cell>
          <table:table-cell office:value-type="float" office:value="177.46686" table:style-name="ce2">
            <text:p>177.46686</text:p>
          </table:table-cell>
          <table:table-cell office:value-type="float" office:value="5.6676663999999999" table:style-name="ce2">
            <text:p>5.6676664</text:p>
          </table:table-cell>
          <table:table-cell office:value-type="float" office:value="165.62996999999999" table:style-name="ce2">
            <text:p>165.62997</text:p>
          </table:table-cell>
          <table:table-cell office:value-type="float" office:value="6.0010000000000003" table:style-name="ce2">
            <text:p>6.001</text:p>
          </table:table-cell>
          <table:table-cell office:value-type="float" office:value="155.71091999999999" table:style-name="ce2">
            <text:p>155.71092</text:p>
          </table:table-cell>
          <table:table-cell office:value-type="float" office:value="5.0009794000000003" table:style-name="ce2">
            <text:p>5.0009794</text:p>
          </table:table-cell>
          <table:table-cell office:value-type="float" office:value="187.92326" table:style-name="ce2">
            <text:p>187.92326</text:p>
          </table:table-cell>
          <table:table-cell office:value-type="float" office:value="5.3340993000000001" table:style-name="ce2">
            <text:p>5.3340993</text:p>
          </table:table-cell>
          <table:table-cell office:value-type="float" office:value="176.98854" table:style-name="ce2">
            <text:p>176.98854</text:p>
          </table:table-cell>
          <table:table-cell office:value-type="float" office:value="5.6676663999999999" table:style-name="ce2">
            <text:p>5.6676664</text:p>
          </table:table-cell>
          <table:table-cell office:value-type="float" office:value="165.62996999999999" table:style-name="ce2">
            <text:p>165.62997</text:p>
          </table:table-cell>
          <table:table-cell office:value-type="float" office:value="6.0010000000000003" table:style-name="ce2">
            <text:p>6.001</text:p>
          </table:table-cell>
          <table:table-cell office:value-type="float" office:value="154.79997" table:style-name="ce2">
            <text:p>154.79997</text:p>
          </table:table-cell>
          <table:table-cell office:value-type="float" office:value="10.107495999999999" table:style-name="ce2">
            <text:p>10.107496</text:p>
          </table:table-cell>
          <table:table-cell office:value-type="float" office:value="188.79024000000001" table:style-name="ce2">
            <text:p>188.79024</text:p>
          </table:table-cell>
          <table:table-cell office:value-type="float" office:value="9.9324080000000006" table:style-name="ce2">
            <text:p>9.932408</text:p>
          </table:table-cell>
          <table:table-cell office:value-type="float" office:value="177.81576999999999" table:style-name="ce2">
            <text:p>177.81577</text:p>
          </table:table-cell>
          <table:table-cell office:value-type="float" office:value="5.9633783999999999" table:style-name="ce2">
            <text:p>5.9633784</text:p>
          </table:table-cell>
          <table:table-cell office:value-type="float" office:value="169.65665999999999" table:style-name="ce2">
            <text:p>169.65666</text:p>
          </table:table-cell>
          <table:table-cell office:value-type="float" office:value="10.428580999999999" table:style-name="ce2">
            <text:p>10.428581</text:p>
          </table:table-cell>
          <table:table-cell office:value-type="float" office:value="162.85226" table:style-name="ce2">
            <text:p>162.85226</text:p>
          </table:table-cell>
          <table:table-cell office:value-type="float" office:value="5.0010000000000003" table:style-name="ce2">
            <text:p>5.001</text:p>
          </table:table-cell>
          <table:table-cell office:value-type="float" office:value="187.19998000000001" table:style-name="ce2">
            <text:p>187.19998</text:p>
          </table:table-cell>
          <table:table-cell office:value-type="float" office:value="5.3342939999999999" table:style-name="ce2">
            <text:p>5.334294</text:p>
          </table:table-cell>
          <table:table-cell office:value-type="float" office:value="177.60368" table:style-name="ce2">
            <text:p>177.60368</text:p>
          </table:table-cell>
          <table:table-cell office:value-type="float" office:value="5.6676663999999999" table:style-name="ce2">
            <text:p>5.6676664</text:p>
          </table:table-cell>
          <table:table-cell office:value-type="float" office:value="165.62996999999999" table:style-name="ce2">
            <text:p>165.62997</text:p>
          </table:table-cell>
          <table:table-cell office:value-type="float" office:value="6.0010000000000003" table:style-name="ce2">
            <text:p>6.001</text:p>
          </table:table-cell>
          <table:table-cell office:value-type="float" office:value="154.79997" table:style-name="ce2">
            <text:p>154.79997</text:p>
          </table:table-cell>
          <table:table-cell office:value-type="float" office:value="5.375" table:style-name="ce2">
            <text:p>5.375</text:p>
          </table:table-cell>
          <table:table-cell office:value-type="float" office:value="187.22055" table:style-name="ce2">
            <text:p>187.22055</text:p>
          </table:table-cell>
          <table:table-cell office:value-type="float" office:value="5.5460476999999999" table:style-name="ce2">
            <text:p>5.5460477</text:p>
          </table:table-cell>
          <table:table-cell office:value-type="float" office:value="180.21154999999999" table:style-name="ce2">
            <text:p>180.21155</text:p>
          </table:table-cell>
          <table:table-cell office:value-type="float" office:value="5.9309516000000002" table:style-name="ce2">
            <text:p>5.9309516</text:p>
          </table:table-cell>
          <table:table-cell office:value-type="float" office:value="172.28984" table:style-name="ce2">
            <text:p>172.28984</text:p>
          </table:table-cell>
          <table:table-cell office:value-type="float" office:value="6.3154984000000001" table:style-name="ce2">
            <text:p>6.3154984</text:p>
          </table:table-cell>
          <table:table-cell office:value-type="float" office:value="162.47987000000001" table:style-name="ce2">
            <text:p>162.47987</text:p>
          </table:table-cell>
          <table:table-cell office:value-type="float" office:value="5.0003669999999998" table:style-name="ce2">
            <text:p>5.000367</text:p>
          </table:table-cell>
          <table:table-cell office:value-type="float" office:value="187.29509999999999" table:style-name="ce2">
            <text:p>187.2951</text:p>
          </table:table-cell>
          <table:table-cell office:value-type="float" office:value="5.3341609999999999" table:style-name="ce2">
            <text:p>5.334161</text:p>
          </table:table-cell>
          <table:table-cell office:value-type="float" office:value="176.39995999999999" table:style-name="ce2">
            <text:p>176.39996</text:p>
          </table:table-cell>
          <table:table-cell office:value-type="float" office:value="5.6676663999999999" table:style-name="ce2">
            <text:p>5.6676664</text:p>
          </table:table-cell>
          <table:table-cell office:value-type="float" office:value="166.54086000000001" table:style-name="ce2">
            <text:p>166.54086</text:p>
          </table:table-cell>
          <table:table-cell office:value-type="float" office:value="6.000909" table:style-name="ce2">
            <text:p>6.000909</text:p>
          </table:table-cell>
          <table:table-cell office:value-type="float" office:value="154.82469" table:style-name="ce2">
            <text:p>154.82469</text:p>
          </table:table-cell>
          <table:table-cell office:value-type="float" office:value="9.25" table:style-name="ce2">
            <text:p>9.25</text:p>
          </table:table-cell>
          <table:table-cell office:value-type="float" office:value="188.11093" table:style-name="ce2">
            <text:p>188.11093</text:p>
          </table:table-cell>
          <table:table-cell office:value-type="float" office:value="7.5913029999999999" table:style-name="ce2">
            <text:p>7.591303</text:p>
          </table:table-cell>
          <table:table-cell office:value-type="float" office:value="176.39995999999999" table:style-name="ce2">
            <text:p>176.39996</text:p>
          </table:table-cell>
          <table:table-cell office:value-type="float" office:value="9.9166670000000003" table:style-name="ce2">
            <text:p>9.916667</text:p>
          </table:table-cell>
          <table:table-cell office:value-type="float" office:value="165.62996999999999" table:style-name="ce2">
            <text:p>165.62997</text:p>
          </table:table-cell>
          <table:table-cell office:value-type="float" office:value="10.25" table:style-name="ce2">
            <text:p>10.25</text:p>
          </table:table-cell>
          <table:table-cell office:value-type="float" office:value="154.80855" table:style-name="ce2">
            <text:p>154.80855</text:p>
          </table:table-cell>
          <table:table-cell office:value-type="float" office:value="21.991667" table:style-name="ce2">
            <text:p>21.991667</text:p>
          </table:table-cell>
          <table:table-cell office:value-type="float" office:value="187.19998000000001" table:style-name="ce2">
            <text:p>187.19998</text:p>
          </table:table-cell>
          <table:table-cell office:value-type="float" office:value="15.816623999999999" table:style-name="ce2">
            <text:p>15.816624</text:p>
          </table:table-cell>
          <table:table-cell office:value-type="float" office:value="388" table:style-name="ce2">
            <text:p>388</text:p>
          </table:table-cell>
          <table:table-cell office:value-type="float" office:value="22.658332999999999" table:style-name="ce2">
            <text:p>22.658333</text:p>
          </table:table-cell>
          <table:table-cell office:value-type="float" office:value="165.59997999999999" table:style-name="ce2">
            <text:p>165.59998</text:p>
          </table:table-cell>
          <table:table-cell office:value-type="float" office:value="21.60566" table:style-name="ce2">
            <text:p>21.60566</text:p>
          </table:table-cell>
          <table:table-cell office:value-type="float" office:value="154.82997" table:style-name="ce2">
            <text:p>154.82997</text:p>
          </table:table-cell>
          <table:table-cell office:value-type="float" office:value="5.0010000000000003" table:style-name="ce2">
            <text:p>5.001</text:p>
          </table:table-cell>
          <table:table-cell office:value-type="float" office:value="187.19998000000001" table:style-name="ce2">
            <text:p>187.19998</text:p>
          </table:table-cell>
          <table:table-cell office:value-type="float" office:value="5.33413" table:style-name="ce2">
            <text:p>5.33413</text:p>
          </table:table-cell>
          <table:table-cell office:value-type="float" office:value="176.41783000000001" table:style-name="ce2">
            <text:p>176.41783</text:p>
          </table:table-cell>
          <table:table-cell office:value-type="float" office:value="5.6676326000000001" table:style-name="ce2">
            <text:p>5.6676326</text:p>
          </table:table-cell>
          <table:table-cell office:value-type="float" office:value="165.61992000000001" table:style-name="ce2">
            <text:p>165.61992</text:p>
          </table:table-cell>
          <table:table-cell office:value-type="float" office:value="6.0010000000000003" table:style-name="ce2">
            <text:p>6.001</text:p>
          </table:table-cell>
          <table:table-cell office:value-type="float" office:value="154.79997" table:style-name="ce2">
            <text:p>154.79997</text:p>
          </table:table-cell>
          <table:table-cell table:number-columns-repeated="16314"/>
        </table:table-row>
        <table:table-row table:style-name="ro1">
          <table:table-cell office:value-type="float" office:value="6.016667" table:style-name="ce2">
            <text:p>6.016667</text:p>
          </table:table-cell>
          <table:table-cell office:value-type="float" office:value="155.32686000000001" table:style-name="ce2">
            <text:p>155.32686</text:p>
          </table:table-cell>
          <table:table-cell office:value-type="float" office:value="6.35" table:style-name="ce2">
            <text:p>6.35</text:p>
          </table:table-cell>
          <table:table-cell office:value-type="float" office:value="143.48997" table:style-name="ce2">
            <text:p>143.48997</text:p>
          </table:table-cell>
          <table:table-cell office:value-type="float" office:value="6.6833334000000004" table:style-name="ce2">
            <text:p>6.6833334</text:p>
          </table:table-cell>
          <table:table-cell office:value-type="float" office:value="133.57092" table:style-name="ce2">
            <text:p>133.57092</text:p>
          </table:table-cell>
          <table:table-cell office:value-type="float" office:value="7.8883660000000004" table:style-name="ce2">
            <text:p>7.888366</text:p>
          </table:table-cell>
          <table:table-cell office:value-type="float" office:value="177.66327000000001" table:style-name="ce2">
            <text:p>177.66327</text:p>
          </table:table-cell>
          <table:table-cell office:value-type="float" office:value="8.8700550000000007" table:style-name="ce2">
            <text:p>8.870055</text:p>
          </table:table-cell>
          <table:table-cell office:value-type="float" office:value="166.72855000000001" table:style-name="ce2">
            <text:p>166.72855</text:p>
          </table:table-cell>
          <table:table-cell office:value-type="float" office:value="8.0686479999999996" table:style-name="ce2">
            <text:p>8.068648</text:p>
          </table:table-cell>
          <table:table-cell office:value-type="float" office:value="155.36998" table:style-name="ce2">
            <text:p>155.36998</text:p>
          </table:table-cell>
          <table:table-cell office:value-type="float" office:value="6.6740665000000003" table:style-name="ce2">
            <text:p>6.6740665</text:p>
          </table:table-cell>
          <table:table-cell office:value-type="float" office:value="144.53998000000001" table:style-name="ce2">
            <text:p>144.53998</text:p>
          </table:table-cell>
          <table:table-cell office:value-type="float" office:value="12.043100000000001" table:style-name="ce2">
            <text:p>12.0431</text:p>
          </table:table-cell>
          <table:table-cell office:value-type="float" office:value="173.40021999999999" table:style-name="ce2">
            <text:p>173.40022</text:p>
          </table:table-cell>
          <table:table-cell office:value-type="float" office:value="11.148913" table:style-name="ce2">
            <text:p>11.148913</text:p>
          </table:table-cell>
          <table:table-cell office:value-type="float" office:value="162.42578" table:style-name="ce2">
            <text:p>162.42578</text:p>
          </table:table-cell>
          <table:table-cell office:value-type="float" office:value="11.35" table:style-name="ce2">
            <text:p>11.35</text:p>
          </table:table-cell>
          <table:table-cell office:value-type="float" office:value="154.26665" table:style-name="ce2">
            <text:p>154.26665</text:p>
          </table:table-cell>
          <table:table-cell office:value-type="float" office:value="11.683332999999999" table:style-name="ce2">
            <text:p>11.683333</text:p>
          </table:table-cell>
          <table:table-cell office:value-type="float" office:value="147.46225000000001" table:style-name="ce2">
            <text:p>147.46225</text:p>
          </table:table-cell>
          <table:table-cell office:value-type="float" office:value="7.4958010000000002" table:style-name="ce2">
            <text:p>7.495801</text:p>
          </table:table-cell>
          <table:table-cell office:value-type="float" office:value="133.46996999999999" table:style-name="ce2">
            <text:p>133.46997</text:p>
          </table:table-cell>
          <table:table-cell office:value-type="float" office:value="6.9916669999999996" table:style-name="ce2">
            <text:p>6.991667</text:p>
          </table:table-cell>
          <table:table-cell office:value-type="float" office:value="123.87367999999999" table:style-name="ce2">
            <text:p>123.87368</text:p>
          </table:table-cell>
          <table:table-cell office:value-type="float" office:value="8.4026219999999991" table:style-name="ce2">
            <text:p>8.402622</text:p>
          </table:table-cell>
          <table:table-cell office:value-type="float" office:value="111.89997" table:style-name="ce2">
            <text:p>111.89997</text:p>
          </table:table-cell>
          <table:table-cell office:value-type="float" office:value="8.779992" table:style-name="ce2">
            <text:p>8.779992</text:p>
          </table:table-cell>
          <table:table-cell office:value-type="float" office:value="101.06997" table:style-name="ce2">
            <text:p>101.06997</text:p>
          </table:table-cell>
          <table:table-cell office:value-type="float" office:value="6.0012207000000002" table:style-name="ce2">
            <text:p>6.0012207</text:p>
          </table:table-cell>
          <table:table-cell office:value-type="float" office:value="173.18054000000001" table:style-name="ce2">
            <text:p>173.18054</text:p>
          </table:table-cell>
          <table:table-cell office:value-type="float" office:value="6.3014045000000003" table:style-name="ce2">
            <text:p>6.3014045</text:p>
          </table:table-cell>
          <table:table-cell office:value-type="float" office:value="166.17153999999999" table:style-name="ce2">
            <text:p>166.17154</text:p>
          </table:table-cell>
          <table:table-cell office:value-type="float" office:value="6.4749999999999996" table:style-name="ce2">
            <text:p>6.475</text:p>
          </table:table-cell>
          <table:table-cell office:value-type="float" office:value="158.24983" table:style-name="ce2">
            <text:p>158.24983</text:p>
          </table:table-cell>
          <table:table-cell office:value-type="float" office:value="6.8083334000000004" table:style-name="ce2">
            <text:p>6.8083334</text:p>
          </table:table-cell>
          <table:table-cell office:value-type="float" office:value="148.43987000000001" table:style-name="ce2">
            <text:p>148.43987</text:p>
          </table:table-cell>
          <table:table-cell office:value-type="float" office:value="5.2249999999999996" table:style-name="ce2">
            <text:p>5.225</text:p>
          </table:table-cell>
          <table:table-cell office:value-type="float" office:value="180.00511" table:style-name="ce2">
            <text:p>180.00511</text:p>
          </table:table-cell>
          <table:table-cell office:value-type="float" office:value="5.5583334000000004" table:style-name="ce2">
            <text:p>5.5583334</text:p>
          </table:table-cell>
          <table:table-cell office:value-type="float" office:value="169.10997" table:style-name="ce2">
            <text:p>169.10997</text:p>
          </table:table-cell>
          <table:table-cell office:value-type="float" office:value="6.1062063999999996" table:style-name="ce2">
            <text:p>6.1062064</text:p>
          </table:table-cell>
          <table:table-cell office:value-type="float" office:value="159.25085000000001" table:style-name="ce2">
            <text:p>159.25085</text:p>
          </table:table-cell>
          <table:table-cell office:value-type="float" office:value="6.5415099999999997" table:style-name="ce2">
            <text:p>6.54151</text:p>
          </table:table-cell>
          <table:table-cell office:value-type="float" office:value="147.53469999999999" table:style-name="ce2">
            <text:p>147.5347</text:p>
          </table:table-cell>
          <table:table-cell office:value-type="float" office:value="10.623357" table:style-name="ce2">
            <text:p>10.623357</text:p>
          </table:table-cell>
          <table:table-cell office:value-type="float" office:value="172.45093" table:style-name="ce2">
            <text:p>172.45093</text:p>
          </table:table-cell>
          <table:table-cell office:value-type="float" office:value="10.066667000000001" table:style-name="ce2">
            <text:p>10.066667</text:p>
          </table:table-cell>
          <table:table-cell office:value-type="float" office:value="160.73996" table:style-name="ce2">
            <text:p>160.73996</text:p>
          </table:table-cell>
          <table:table-cell office:value-type="float" office:value="10.4" table:style-name="ce2">
            <text:p>10.4</text:p>
          </table:table-cell>
          <table:table-cell office:value-type="float" office:value="149.97" table:style-name="ce2">
            <text:p>149.97</text:p>
          </table:table-cell>
          <table:table-cell office:value-type="float" office:value="10.733333999999999" table:style-name="ce2">
            <text:p>10.733334</text:p>
          </table:table-cell>
          <table:table-cell office:value-type="float" office:value="139.14854" table:style-name="ce2">
            <text:p>139.14854</text:p>
          </table:table-cell>
          <table:table-cell office:value-type="float" office:value="23" table:style-name="ce2">
            <text:p>23</text:p>
          </table:table-cell>
          <table:table-cell office:value-type="float" office:value="154.52997999999999" table:style-name="ce2">
            <text:p>154.52998</text:p>
          </table:table-cell>
          <table:table-cell office:value-type="float" office:value="23" table:style-name="ce2">
            <text:p>23</text:p>
          </table:table-cell>
          <table:table-cell office:value-type="float" office:value="366.13004000000001" table:style-name="ce2">
            <text:p>366.13004</text:p>
          </table:table-cell>
          <table:table-cell office:value-type="float" office:value="23" table:style-name="ce2">
            <text:p>23</text:p>
          </table:table-cell>
          <table:table-cell office:value-type="float" office:value="154.52995000000001" table:style-name="ce2">
            <text:p>154.52995</text:p>
          </table:table-cell>
          <table:table-cell office:value-type="float" office:value="23" table:style-name="ce2">
            <text:p>23</text:p>
          </table:table-cell>
          <table:table-cell office:value-type="float" office:value="154.55998" table:style-name="ce2">
            <text:p>154.55998</text:p>
          </table:table-cell>
          <table:table-cell office:value-type="float" office:value="6.55" table:style-name="ce2">
            <text:p>6.55</text:p>
          </table:table-cell>
          <table:table-cell office:value-type="float" office:value="136.97998000000001" table:style-name="ce2">
            <text:p>136.97998</text:p>
          </table:table-cell>
          <table:table-cell office:value-type="float" office:value="6.8833330000000004" table:style-name="ce2">
            <text:p>6.883333</text:p>
          </table:table-cell>
          <table:table-cell office:value-type="float" office:value="126.19784" table:style-name="ce2">
            <text:p>126.19784</text:p>
          </table:table-cell>
          <table:table-cell office:value-type="float" office:value="7.8935018000000001" table:style-name="ce2">
            <text:p>7.8935018</text:p>
          </table:table-cell>
          <table:table-cell office:value-type="float" office:value="115.39991000000001" table:style-name="ce2">
            <text:p>115.39991</text:p>
          </table:table-cell>
          <table:table-cell office:value-type="float" office:value="7.9385459999999997" table:style-name="ce2">
            <text:p>7.938546</text:p>
          </table:table-cell>
          <table:table-cell office:value-type="float" office:value="104.57996" table:style-name="ce2">
            <text:p>104.57996</text:p>
          </table:table-cell>
          <table:table-cell table:number-columns-repeated="16314"/>
        </table:table-row>
        <table:table-row table:style-name="ro1">
          <table:table-cell office:value-type="float" office:value="8.0749999999999993" table:style-name="ce2">
            <text:p>8.075</text:p>
          </table:table-cell>
          <table:table-cell office:value-type="float" office:value="155.32686000000001" table:style-name="ce2">
            <text:p>155.32686</text:p>
          </table:table-cell>
          <table:table-cell office:value-type="float" office:value="8.408334" table:style-name="ce2">
            <text:p>8.408334</text:p>
          </table:table-cell>
          <table:table-cell office:value-type="float" office:value="143.48997" table:style-name="ce2">
            <text:p>143.48997</text:p>
          </table:table-cell>
          <table:table-cell office:value-type="float" office:value="8.7416669999999996" table:style-name="ce2">
            <text:p>8.741667</text:p>
          </table:table-cell>
          <table:table-cell office:value-type="float" office:value="133.57092" table:style-name="ce2">
            <text:p>133.57092</text:p>
          </table:table-cell>
          <table:table-cell office:value-type="float" office:value="8.1190529999999992" table:style-name="ce2">
            <text:p>8.119053</text:p>
          </table:table-cell>
          <table:table-cell office:value-type="float" office:value="387.80797999999999" table:style-name="ce2">
            <text:p>387.80798</text:p>
          </table:table-cell>
          <table:table-cell office:value-type="float" office:value="9.1129569999999998" table:style-name="ce2">
            <text:p>9.112957</text:p>
          </table:table-cell>
          <table:table-cell office:value-type="float" office:value="388" table:style-name="ce2">
            <text:p>388</text:p>
          </table:table-cell>
          <table:table-cell office:value-type="float" office:value="8.3230179999999994" table:style-name="ce2">
            <text:p>8.323018</text:p>
          </table:table-cell>
          <table:table-cell office:value-type="float" office:value="387.08909999999997" table:style-name="ce2">
            <text:p>387.0891</text:p>
          </table:table-cell>
          <table:table-cell office:value-type="float" office:value="6.8475685000000004" table:style-name="ce2">
            <text:p>6.8475685</text:p>
          </table:table-cell>
          <table:table-cell office:value-type="float" office:value="302.59160000000003" table:style-name="ce2">
            <text:p>302.5916</text:p>
          </table:table-cell>
          <table:table-cell office:value-type="float" office:value="12.27824" table:style-name="ce2">
            <text:p>12.27824</text:p>
          </table:table-cell>
          <table:table-cell office:value-type="float" office:value="387.60037" table:style-name="ce2">
            <text:p>387.60037</text:p>
          </table:table-cell>
          <table:table-cell office:value-type="float" office:value="12.048450000000001" table:style-name="ce2">
            <text:p>12.04845</text:p>
          </table:table-cell>
          <table:table-cell office:value-type="float" office:value="189.4119" table:style-name="ce2">
            <text:p>189.4119</text:p>
          </table:table-cell>
          <table:table-cell office:value-type="float" office:value="13.45" table:style-name="ce2">
            <text:p>13.45</text:p>
          </table:table-cell>
          <table:table-cell office:value-type="float" office:value="217.26662999999999" table:style-name="ce2">
            <text:p>217.26663</text:p>
          </table:table-cell>
          <table:table-cell office:value-type="float" office:value="13.783334" table:style-name="ce2">
            <text:p>13.783334</text:p>
          </table:table-cell>
          <table:table-cell office:value-type="float" office:value="147.46225000000001" table:style-name="ce2">
            <text:p>147.46225</text:p>
          </table:table-cell>
          <table:table-cell office:value-type="float" office:value="7.9890385000000004" table:style-name="ce2">
            <text:p>7.9890385</text:p>
          </table:table-cell>
          <table:table-cell office:value-type="float" office:value="148.26709" table:style-name="ce2">
            <text:p>148.26709</text:p>
          </table:table-cell>
          <table:table-cell office:value-type="float" office:value="9.4499999999999993" table:style-name="ce2">
            <text:p>9.45</text:p>
          </table:table-cell>
          <table:table-cell office:value-type="float" office:value="123.87367999999999" table:style-name="ce2">
            <text:p>123.87368</text:p>
          </table:table-cell>
          <table:table-cell office:value-type="float" office:value="8.7057110000000009" table:style-name="ce2">
            <text:p>8.705711</text:p>
          </table:table-cell>
          <table:table-cell office:value-type="float" office:value="120.992676" table:style-name="ce2">
            <text:p>120.992676</text:p>
          </table:table-cell>
          <table:table-cell office:value-type="float" office:value="9.0939720000000008" table:style-name="ce2">
            <text:p>9.093972</text:p>
          </table:table-cell>
          <table:table-cell office:value-type="float" office:value="387.08909999999997" table:style-name="ce2">
            <text:p>387.0891</text:p>
          </table:table-cell>
          <table:table-cell office:value-type="float" office:value="6.1203694000000004" table:style-name="ce2">
            <text:p>6.1203694</text:p>
          </table:table-cell>
          <table:table-cell office:value-type="float" office:value="281.71906000000001" table:style-name="ce2">
            <text:p>281.71906</text:p>
          </table:table-cell>
          <table:table-cell office:value-type="float" office:value="6.5449175999999998" table:style-name="ce2">
            <text:p>6.5449176</text:p>
          </table:table-cell>
          <table:table-cell office:value-type="float" office:value="173.47694000000001" table:style-name="ce2">
            <text:p>173.47694</text:p>
          </table:table-cell>
          <table:table-cell office:value-type="float" office:value="7.0250000000000004" table:style-name="ce2">
            <text:p>7.025</text:p>
          </table:table-cell>
          <table:table-cell office:value-type="float" office:value="174.74983" table:style-name="ce2">
            <text:p>174.74983</text:p>
          </table:table-cell>
          <table:table-cell office:value-type="float" office:value="7.358333" table:style-name="ce2">
            <text:p>7.358333</text:p>
          </table:table-cell>
          <table:table-cell office:value-type="float" office:value="148.43987000000001" table:style-name="ce2">
            <text:p>148.43987</text:p>
          </table:table-cell>
          <table:table-cell office:value-type="float" office:value="5.7416669999999996" table:style-name="ce2">
            <text:p>5.741667</text:p>
          </table:table-cell>
          <table:table-cell office:value-type="float" office:value="180.00511" table:style-name="ce2">
            <text:p>180.00511</text:p>
          </table:table-cell>
          <table:table-cell office:value-type="float" office:value="6.0750000000000002" table:style-name="ce2">
            <text:p>6.075</text:p>
          </table:table-cell>
          <table:table-cell office:value-type="float" office:value="169.10997" table:style-name="ce2">
            <text:p>169.10997</text:p>
          </table:table-cell>
          <table:table-cell office:value-type="float" office:value="6.2105069999999998" table:style-name="ce2">
            <text:p>6.210507</text:p>
          </table:table-cell>
          <table:table-cell office:value-type="float" office:value="254.26339999999999" table:style-name="ce2">
            <text:p>254.2634</text:p>
          </table:table-cell>
          <table:table-cell office:value-type="float" office:value="6.6398010000000003" table:style-name="ce2">
            <text:p>6.639801</text:p>
          </table:table-cell>
          <table:table-cell office:value-type="float" office:value="150.48343" table:style-name="ce2">
            <text:p>150.48343</text:p>
          </table:table-cell>
          <table:table-cell office:value-type="float" office:value="10.859977000000001" table:style-name="ce2">
            <text:p>10.859977</text:p>
          </table:table-cell>
          <table:table-cell office:value-type="float" office:value="388" table:style-name="ce2">
            <text:p>388</text:p>
          </table:table-cell>
          <table:table-cell office:value-type="float" office:value="12.083333" table:style-name="ce2">
            <text:p>12.083333</text:p>
          </table:table-cell>
          <table:table-cell office:value-type="float" office:value="160.73996" table:style-name="ce2">
            <text:p>160.73996</text:p>
          </table:table-cell>
          <table:table-cell office:value-type="float" office:value="12.416667" table:style-name="ce2">
            <text:p>12.416667</text:p>
          </table:table-cell>
          <table:table-cell office:value-type="float" office:value="149.97" table:style-name="ce2">
            <text:p>149.97</text:p>
          </table:table-cell>
          <table:table-cell office:value-type="float" office:value="12.75" table:style-name="ce2">
            <text:p>12.75</text:p>
          </table:table-cell>
          <table:table-cell office:value-type="float" office:value="199.64852999999999" table:style-name="ce2">
            <text:p>199.64853</text:p>
          </table:table-cell>
          <table:table-cell office:value-type="float" office:value="23.001000000000001" table:style-name="ce2">
            <text:p>23.001</text:p>
          </table:table-cell>
          <table:table-cell office:value-type="float" office:value="155.44042999999999" table:style-name="ce2">
            <text:p>155.44043</text:p>
          </table:table-cell>
          <table:table-cell office:value-type="float" office:value="23.001000000000001" table:style-name="ce2">
            <text:p>23.001</text:p>
          </table:table-cell>
          <table:table-cell office:value-type="float" office:value="366.13004000000001" table:style-name="ce2">
            <text:p>366.13004</text:p>
          </table:table-cell>
          <table:table-cell office:value-type="float" office:value="23.001000000000001" table:style-name="ce2">
            <text:p>23.001</text:p>
          </table:table-cell>
          <table:table-cell office:value-type="float" office:value="154.52995000000001" table:style-name="ce2">
            <text:p>154.52995</text:p>
          </table:table-cell>
          <table:table-cell office:value-type="float" office:value="23.001000000000001" table:style-name="ce2">
            <text:p>23.001</text:p>
          </table:table-cell>
          <table:table-cell office:value-type="float" office:value="154.55998" table:style-name="ce2">
            <text:p>154.55998</text:p>
          </table:table-cell>
          <table:table-cell office:value-type="float" office:value="7.3833330000000004" table:style-name="ce2">
            <text:p>7.383333</text:p>
          </table:table-cell>
          <table:table-cell office:value-type="float" office:value="161.97997000000001" table:style-name="ce2">
            <text:p>161.97997</text:p>
          </table:table-cell>
          <table:table-cell office:value-type="float" office:value="7.7166667000000002" table:style-name="ce2">
            <text:p>7.7166667</text:p>
          </table:table-cell>
          <table:table-cell office:value-type="float" office:value="126.19784" table:style-name="ce2">
            <text:p>126.19784</text:p>
          </table:table-cell>
          <table:table-cell office:value-type="float" office:value="7.9084225000000004" table:style-name="ce2">
            <text:p>7.9084225</text:p>
          </table:table-cell>
          <table:table-cell office:value-type="float" office:value="115.847534" table:style-name="ce2">
            <text:p>115.847534</text:p>
          </table:table-cell>
          <table:table-cell office:value-type="float" office:value="8.0311710000000005" table:style-name="ce2">
            <text:p>8.031171</text:p>
          </table:table-cell>
          <table:table-cell office:value-type="float" office:value="104.57996" table:style-name="ce2">
            <text:p>104.57996</text:p>
          </table:table-cell>
          <table:table-cell table:number-columns-repeated="16314"/>
        </table:table-row>
        <table:table-row table:style-name="ro1">
          <table:table-cell office:value-type="float" office:value="8.5083330000000004" table:style-name="ce2">
            <text:p>8.508333</text:p>
          </table:table-cell>
          <table:table-cell office:value-type="float" office:value="141.28684999999999" table:style-name="ce2">
            <text:p>141.28685</text:p>
          </table:table-cell>
          <table:table-cell office:value-type="float" office:value="9.502402" table:style-name="ce2">
            <text:p>9.502402</text:p>
          </table:table-cell>
          <table:table-cell office:value-type="float" office:value="129.44999999999999" table:style-name="ce2">
            <text:p>129.45</text:p>
          </table:table-cell>
          <table:table-cell office:value-type="float" office:value="9.7023419999999998" table:style-name="ce2">
            <text:p>9.702342</text:p>
          </table:table-cell>
          <table:table-cell office:value-type="float" office:value="119.53091999999999" table:style-name="ce2">
            <text:p>119.53092</text:p>
          </table:table-cell>
          <table:table-cell office:value-type="float" office:value="18.85172" table:style-name="ce2">
            <text:p>18.85172</text:p>
          </table:table-cell>
          <table:table-cell office:value-type="float" office:value="201.77797000000001" table:style-name="ce2">
            <text:p>201.77797</text:p>
          </table:table-cell>
          <table:table-cell office:value-type="float" office:value="15.816667000000001" table:style-name="ce2">
            <text:p>15.816667</text:p>
          </table:table-cell>
          <table:table-cell office:value-type="float" office:value="201.96999" table:style-name="ce2">
            <text:p>201.96999</text:p>
          </table:table-cell>
          <table:table-cell office:value-type="float" office:value="21.462357999999998" table:style-name="ce2">
            <text:p>21.462358</text:p>
          </table:table-cell>
          <table:table-cell office:value-type="float" office:value="201.05913000000001" table:style-name="ce2">
            <text:p>201.05913</text:p>
          </table:table-cell>
          <table:table-cell office:value-type="float" office:value="16.483333999999999" table:style-name="ce2">
            <text:p>16.483334</text:p>
          </table:table-cell>
          <table:table-cell office:value-type="float" office:value="116.5616" table:style-name="ce2">
            <text:p>116.5616</text:p>
          </table:table-cell>
          <table:table-cell office:value-type="float" office:value="13.275" table:style-name="ce2">
            <text:p>13.275</text:p>
          </table:table-cell>
          <table:table-cell office:value-type="float" office:value="371.67039999999997" table:style-name="ce2">
            <text:p>371.6704</text:p>
          </table:table-cell>
          <table:table-cell office:value-type="float" office:value="14.096095" table:style-name="ce2">
            <text:p>14.096095</text:p>
          </table:table-cell>
          <table:table-cell office:value-type="float" office:value="173.48188999999999" table:style-name="ce2">
            <text:p>173.48189</text:p>
          </table:table-cell>
          <table:table-cell office:value-type="float" office:value="13.941667000000001" table:style-name="ce2">
            <text:p>13.941667</text:p>
          </table:table-cell>
          <table:table-cell office:value-type="float" office:value="201.33662000000001" table:style-name="ce2">
            <text:p>201.33662</text:p>
          </table:table-cell>
          <table:table-cell office:value-type="float" office:value="14.275" table:style-name="ce2">
            <text:p>14.275</text:p>
          </table:table-cell>
          <table:table-cell office:value-type="float" office:value="131.53227000000001" table:style-name="ce2">
            <text:p>131.53227</text:p>
          </table:table-cell>
          <table:table-cell office:value-type="float" office:value="9.6666670000000003" table:style-name="ce2">
            <text:p>9.666667</text:p>
          </table:table-cell>
          <table:table-cell office:value-type="float" office:value="130.44708" table:style-name="ce2">
            <text:p>130.44708</text:p>
          </table:table-cell>
          <table:table-cell office:value-type="float" office:value="16.989591999999998" table:style-name="ce2">
            <text:p>16.989592</text:p>
          </table:table-cell>
          <table:table-cell office:value-type="float" office:value="106.05367" table:style-name="ce2">
            <text:p>106.05367</text:p>
          </table:table-cell>
          <table:table-cell office:value-type="float" office:value="10.333333" table:style-name="ce2">
            <text:p>10.333333</text:p>
          </table:table-cell>
          <table:table-cell office:value-type="float" office:value="103.17270000000001" table:style-name="ce2">
            <text:p>103.1727</text:p>
          </table:table-cell>
          <table:table-cell office:value-type="float" office:value="17.525107999999999" table:style-name="ce2">
            <text:p>17.525108</text:p>
          </table:table-cell>
          <table:table-cell office:value-type="float" office:value="369.26909999999998" table:style-name="ce2">
            <text:p>369.2691</text:p>
          </table:table-cell>
          <table:table-cell office:value-type="float" office:value="6.970783" table:style-name="ce2">
            <text:p>6.970783</text:p>
          </table:table-cell>
          <table:table-cell office:value-type="float" office:value="267.67905000000002" table:style-name="ce2">
            <text:p>267.67905</text:p>
          </table:table-cell>
          <table:table-cell office:value-type="float" office:value="7.125" table:style-name="ce2">
            <text:p>7.125</text:p>
          </table:table-cell>
          <table:table-cell office:value-type="float" office:value="159.43693999999999" table:style-name="ce2">
            <text:p>159.43694</text:p>
          </table:table-cell>
          <table:table-cell office:value-type="float" office:value="7.4583335000000002" table:style-name="ce2">
            <text:p>7.4583335</text:p>
          </table:table-cell>
          <table:table-cell office:value-type="float" office:value="160.70982000000001" table:style-name="ce2">
            <text:p>160.70982</text:p>
          </table:table-cell>
          <table:table-cell office:value-type="float" office:value="7.8910174" table:style-name="ce2">
            <text:p>7.8910174</text:p>
          </table:table-cell>
          <table:table-cell office:value-type="float" office:value="134.39985999999999" table:style-name="ce2">
            <text:p>134.39986</text:p>
          </table:table-cell>
          <table:table-cell office:value-type="float" office:value="6.5370900000000001" table:style-name="ce2">
            <text:p>6.53709</text:p>
          </table:table-cell>
          <table:table-cell office:value-type="float" office:value="164.07512" table:style-name="ce2">
            <text:p>164.07512</text:p>
          </table:table-cell>
          <table:table-cell office:value-type="float" office:value="6.7790150000000002" table:style-name="ce2">
            <text:p>6.779015</text:p>
          </table:table-cell>
          <table:table-cell office:value-type="float" office:value="153.17995999999999" table:style-name="ce2">
            <text:p>153.17996</text:p>
          </table:table-cell>
          <table:table-cell office:value-type="float" office:value="7.0530933999999998" table:style-name="ce2">
            <text:p>7.0530934</text:p>
          </table:table-cell>
          <table:table-cell office:value-type="float" office:value="238.33339000000001" table:style-name="ce2">
            <text:p>238.33339</text:p>
          </table:table-cell>
          <table:table-cell office:value-type="float" office:value="7.233333" table:style-name="ce2">
            <text:p>7.233333</text:p>
          </table:table-cell>
          <table:table-cell office:value-type="float" office:value="134.55343999999999" table:style-name="ce2">
            <text:p>134.55344</text:p>
          </table:table-cell>
          <table:table-cell office:value-type="float" office:value="12.241667" table:style-name="ce2">
            <text:p>12.241667</text:p>
          </table:table-cell>
          <table:table-cell office:value-type="float" office:value="372.07" table:style-name="ce2">
            <text:p>372.07</text:p>
          </table:table-cell>
          <table:table-cell office:value-type="float" office:value="13.574590000000001" table:style-name="ce2">
            <text:p>13.57459</text:p>
          </table:table-cell>
          <table:table-cell office:value-type="float" office:value="144.80994999999999" table:style-name="ce2">
            <text:p>144.80995</text:p>
          </table:table-cell>
          <table:table-cell office:value-type="float" office:value="13.899328000000001" table:style-name="ce2">
            <text:p>13.899328</text:p>
          </table:table-cell>
          <table:table-cell office:value-type="float" office:value="134.04" table:style-name="ce2">
            <text:p>134.04</text:p>
          </table:table-cell>
          <table:table-cell office:value-type="float" office:value="13.926992" table:style-name="ce2">
            <text:p>13.926992</text:p>
          </table:table-cell>
          <table:table-cell office:value-type="float" office:value="183.71852000000001" table:style-name="ce2">
            <text:p>183.71852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123.310425" table:style-name="ce2">
            <text:p>123.310425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334.00002999999998" table:style-name="ce2">
            <text:p>334.00003</text:p>
          </table:table-cell>
          <table:table-cell office:value-type="float" office:value="23.995329999999999" table:style-name="ce2">
            <text:p>23.99533</text:p>
          </table:table-cell>
          <table:table-cell office:value-type="float" office:value="122.39995" table:style-name="ce2">
            <text:p>122.39995</text:p>
          </table:table-cell>
          <table:table-cell office:value-type="float" office:value="23.996378" table:style-name="ce2">
            <text:p>23.996378</text:p>
          </table:table-cell>
          <table:table-cell office:value-type="float" office:value="122.42998" table:style-name="ce2">
            <text:p>122.42998</text:p>
          </table:table-cell>
          <table:table-cell office:value-type="float" office:value="7.5666665999999996" table:style-name="ce2">
            <text:p>7.5666666</text:p>
          </table:table-cell>
          <table:table-cell office:value-type="float" office:value="156.03996000000001" table:style-name="ce2">
            <text:p>156.03996</text:p>
          </table:table-cell>
          <table:table-cell office:value-type="float" office:value="8.1447090000000006" table:style-name="ce2">
            <text:p>8.144709</text:p>
          </table:table-cell>
          <table:table-cell office:value-type="float" office:value="120.257835" table:style-name="ce2">
            <text:p>120.257835</text:p>
          </table:table-cell>
          <table:table-cell office:value-type="float" office:value="8.4723620000000004" table:style-name="ce2">
            <text:p>8.472362</text:p>
          </table:table-cell>
          <table:table-cell office:value-type="float" office:value="109.90752999999999" table:style-name="ce2">
            <text:p>109.90753</text:p>
          </table:table-cell>
          <table:table-cell office:value-type="float" office:value="8.5666670000000007" table:style-name="ce2">
            <text:p>8.566667</text:p>
          </table:table-cell>
          <table:table-cell office:value-type="float" office:value="98.639960000000002" table:style-name="ce2">
            <text:p>98.63996</text:p>
          </table:table-cell>
          <table:table-cell table:number-columns-repeated="16314"/>
        </table:table-row>
        <table:table-row table:style-name="ro1">
          <table:table-cell office:value-type="float" office:value="10.616667" table:style-name="ce2">
            <text:p>10.616667</text:p>
          </table:table-cell>
          <table:table-cell office:value-type="float" office:value="204.53686999999999" table:style-name="ce2">
            <text:p>204.53687</text:p>
          </table:table-cell>
          <table:table-cell office:value-type="float" office:value="10.65498" table:style-name="ce2">
            <text:p>10.65498</text:p>
          </table:table-cell>
          <table:table-cell office:value-type="float" office:value="129.44999999999999" table:style-name="ce2">
            <text:p>129.45</text:p>
          </table:table-cell>
          <table:table-cell office:value-type="float" office:value="9.7062229999999996" table:style-name="ce2">
            <text:p>9.706223</text:p>
          </table:table-cell>
          <table:table-cell office:value-type="float" office:value="119.64734" table:style-name="ce2">
            <text:p>119.64734</text:p>
          </table:table-cell>
          <table:table-cell office:value-type="float" office:value="18.880621000000001" table:style-name="ce2">
            <text:p>18.880621</text:p>
          </table:table-cell>
          <table:table-cell office:value-type="float" office:value="202.64497" table:style-name="ce2">
            <text:p>202.64497</text:p>
          </table:table-cell>
          <table:table-cell office:value-type="float" office:value="21.241667" table:style-name="ce2">
            <text:p>21.241667</text:p>
          </table:table-cell>
          <table:table-cell office:value-type="float" office:value="201.96999" table:style-name="ce2">
            <text:p>201.96999</text:p>
          </table:table-cell>
          <table:table-cell office:value-type="float" office:value="21.529297" table:style-name="ce2">
            <text:p>21.529297</text:p>
          </table:table-cell>
          <table:table-cell office:value-type="float" office:value="262.03665000000001" table:style-name="ce2">
            <text:p>262.03665</text:p>
          </table:table-cell>
          <table:table-cell office:value-type="float" office:value="21.908332999999999" table:style-name="ce2">
            <text:p>21.908333</text:p>
          </table:table-cell>
          <table:table-cell office:value-type="float" office:value="116.5616" table:style-name="ce2">
            <text:p>116.5616</text:p>
          </table:table-cell>
          <table:table-cell office:value-type="float" office:value="15.808332999999999" table:style-name="ce2">
            <text:p>15.808333</text:p>
          </table:table-cell>
          <table:table-cell office:value-type="float" office:value="371.67039999999997" table:style-name="ce2">
            <text:p>371.6704</text:p>
          </table:table-cell>
          <table:table-cell office:value-type="float" office:value="14.839699" table:style-name="ce2">
            <text:p>14.839699</text:p>
          </table:table-cell>
          <table:table-cell office:value-type="float" office:value="195.79" table:style-name="ce2">
            <text:p>195.79</text:p>
          </table:table-cell>
          <table:table-cell office:value-type="float" office:value="16.475000000000001" table:style-name="ce2">
            <text:p>16.475</text:p>
          </table:table-cell>
          <table:table-cell office:value-type="float" office:value="201.33662000000001" table:style-name="ce2">
            <text:p>201.33662</text:p>
          </table:table-cell>
          <table:table-cell office:value-type="float" office:value="16.808332" table:style-name="ce2">
            <text:p>16.808332</text:p>
          </table:table-cell>
          <table:table-cell office:value-type="float" office:value="131.53227000000001" table:style-name="ce2">
            <text:p>131.53227</text:p>
          </table:table-cell>
          <table:table-cell office:value-type="float" office:value="18.016666000000001" table:style-name="ce2">
            <text:p>18.016666</text:p>
          </table:table-cell>
          <table:table-cell office:value-type="float" office:value="130.44708" table:style-name="ce2">
            <text:p>130.44708</text:p>
          </table:table-cell>
          <table:table-cell office:value-type="float" office:value="17.266645" table:style-name="ce2">
            <text:p>17.266645</text:p>
          </table:table-cell>
          <table:table-cell office:value-type="float" office:value="358.43515000000002" table:style-name="ce2">
            <text:p>358.43515</text:p>
          </table:table-cell>
          <table:table-cell office:value-type="float" office:value="18.683332" table:style-name="ce2">
            <text:p>18.683332</text:p>
          </table:table-cell>
          <table:table-cell office:value-type="float" office:value="103.17270000000001" table:style-name="ce2">
            <text:p>103.1727</text:p>
          </table:table-cell>
          <table:table-cell office:value-type="float" office:value="18.149470999999998" table:style-name="ce2">
            <text:p>18.149471</text:p>
          </table:table-cell>
          <table:table-cell office:value-type="float" office:value="388" table:style-name="ce2">
            <text:p>388</text:p>
          </table:table-cell>
          <table:table-cell office:value-type="float" office:value="7.0070652999999998" table:style-name="ce2">
            <text:p>7.0070653</text:p>
          </table:table-cell>
          <table:table-cell office:value-type="float" office:value="300.73020000000002" table:style-name="ce2">
            <text:p>300.7302</text:p>
          </table:table-cell>
          <table:table-cell office:value-type="float" office:value="7.7083335000000002" table:style-name="ce2">
            <text:p>7.7083335</text:p>
          </table:table-cell>
          <table:table-cell office:value-type="float" office:value="159.43693999999999" table:style-name="ce2">
            <text:p>159.43694</text:p>
          </table:table-cell>
          <table:table-cell office:value-type="float" office:value="8.0416670000000003" table:style-name="ce2">
            <text:p>8.041667</text:p>
          </table:table-cell>
          <table:table-cell office:value-type="float" office:value="160.70982000000001" table:style-name="ce2">
            <text:p>160.70982</text:p>
          </table:table-cell>
          <table:table-cell office:value-type="float" office:value="7.9107513000000003" table:style-name="ce2">
            <text:p>7.9107513</text:p>
          </table:table-cell>
          <table:table-cell office:value-type="float" office:value="134.99188000000001" table:style-name="ce2">
            <text:p>134.99188</text:p>
          </table:table-cell>
          <table:table-cell office:value-type="float" office:value="6.5545764000000002" table:style-name="ce2">
            <text:p>6.5545764</text:p>
          </table:table-cell>
          <table:table-cell office:value-type="float" office:value="164.59972999999999" table:style-name="ce2">
            <text:p>164.59973</text:p>
          </table:table-cell>
          <table:table-cell office:value-type="float" office:value="6.9798717000000003" table:style-name="ce2">
            <text:p>6.9798717</text:p>
          </table:table-cell>
          <table:table-cell office:value-type="float" office:value="336.15035999999998" table:style-name="ce2">
            <text:p>336.15036</text:p>
          </table:table-cell>
          <table:table-cell office:value-type="float" office:value="7.21739" table:style-name="ce2">
            <text:p>7.21739</text:p>
          </table:table-cell>
          <table:table-cell office:value-type="float" office:value="388" table:style-name="ce2">
            <text:p>388</text:p>
          </table:table-cell>
          <table:table-cell office:value-type="float" office:value="7.858333" table:style-name="ce2">
            <text:p>7.858333</text:p>
          </table:table-cell>
          <table:table-cell office:value-type="float" office:value="153.30343999999999" table:style-name="ce2">
            <text:p>153.30344</text:p>
          </table:table-cell>
          <table:table-cell office:value-type="float" office:value="14.258333" table:style-name="ce2">
            <text:p>14.258333</text:p>
          </table:table-cell>
          <table:table-cell office:value-type="float" office:value="372.07" table:style-name="ce2">
            <text:p>372.07</text:p>
          </table:table-cell>
          <table:table-cell office:value-type="float" office:value="13.592076" table:style-name="ce2">
            <text:p>13.592076</text:p>
          </table:table-cell>
          <table:table-cell office:value-type="float" office:value="160.73993999999999" table:style-name="ce2">
            <text:p>160.73994</text:p>
          </table:table-cell>
          <table:table-cell office:value-type="float" office:value="13.934006" table:style-name="ce2">
            <text:p>13.934006</text:p>
          </table:table-cell>
          <table:table-cell office:value-type="float" office:value="135.08034000000001" table:style-name="ce2">
            <text:p>135.08034</text:p>
          </table:table-cell>
          <table:table-cell office:value-type="float" office:value="13.94448" table:style-name="ce2">
            <text:p>13.94448</text:p>
          </table:table-cell>
          <table:table-cell office:value-type="float" office:value="199.64850999999999" table:style-name="ce2">
            <text:p>199.64851</text:p>
          </table:table-cell>
          <table:table-cell office:value-type="float" office:value="24" table:style-name="ce2">
            <text:p>24</text:p>
          </table:table-cell>
          <table:table-cell office:value-type="float" office:value="123.560425" table:style-name="ce2">
            <text:p>123.560425</text:p>
          </table:table-cell>
          <table:table-cell office:value-type="float" office:value="24" table:style-name="ce2">
            <text:p>24</text:p>
          </table:table-cell>
          <table:table-cell office:value-type="float" office:value="334.25002999999998" table:style-name="ce2">
            <text:p>334.25003</text:p>
          </table:table-cell>
          <table:table-cell office:value-type="float" office:value="23.996200000000002" table:style-name="ce2">
            <text:p>23.9962</text:p>
          </table:table-cell>
          <table:table-cell office:value-type="float" office:value="123.192245" table:style-name="ce2">
            <text:p>123.192245</text:p>
          </table:table-cell>
          <table:table-cell office:value-type="float" office:value="23.999040000000001" table:style-name="ce2">
            <text:p>23.99904</text:p>
          </table:table-cell>
          <table:table-cell office:value-type="float" office:value="124.85553" table:style-name="ce2">
            <text:p>124.85553</text:p>
          </table:table-cell>
          <table:table-cell office:value-type="float" office:value="8.35" table:style-name="ce2">
            <text:p>8.35</text:p>
          </table:table-cell>
          <table:table-cell office:value-type="float" office:value="156.03996000000001" table:style-name="ce2">
            <text:p>156.03996</text:p>
          </table:table-cell>
          <table:table-cell office:value-type="float" office:value="8.4386240000000008" table:style-name="ce2">
            <text:p>8.438624</text:p>
          </table:table-cell>
          <table:table-cell office:value-type="float" office:value="388" table:style-name="ce2">
            <text:p>388</text:p>
          </table:table-cell>
          <table:table-cell office:value-type="float" office:value="8.7776379999999996" table:style-name="ce2">
            <text:p>8.777638</text:p>
          </table:table-cell>
          <table:table-cell office:value-type="float" office:value="388" table:style-name="ce2">
            <text:p>388</text:p>
          </table:table-cell>
          <table:table-cell office:value-type="float" office:value="9.35" table:style-name="ce2">
            <text:p>9.35</text:p>
          </table:table-cell>
          <table:table-cell office:value-type="float" office:value="122.13997999999999" table:style-name="ce2">
            <text:p>122.13998</text:p>
          </table:table-cell>
          <table:table-cell table:number-columns-repeated="1631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92.11687000000001" table:style-name="ce2">
            <text:p>192.11687</text:p>
          </table:table-cell>
          <table:table-cell office:value-type="float" office:value="12.244534" table:style-name="ce2">
            <text:p>12.244534</text:p>
          </table:table-cell>
          <table:table-cell office:value-type="float" office:value="117.03" table:style-name="ce2">
            <text:p>117.03</text:p>
          </table:table-cell>
          <table:table-cell office:value-type="float" office:value="12.285940999999999" table:style-name="ce2">
            <text:p>12.285941</text:p>
          </table:table-cell>
          <table:table-cell office:value-type="float" office:value="107.22734" table:style-name="ce2">
            <text:p>107.22734</text:p>
          </table:table-cell>
          <table:table-cell office:value-type="float" office:value="23" table:style-name="ce2">
            <text:p>23</text:p>
          </table:table-cell>
          <table:table-cell office:value-type="float" office:value="134.87495000000001" table:style-name="ce2">
            <text:p>134.87495</text:p>
          </table:table-cell>
          <table:table-cell office:value-type="float" office:value="23.000021" table:style-name="ce2">
            <text:p>23.000021</text:p>
          </table:table-cell>
          <table:table-cell office:value-type="float" office:value="144.99997999999999" table:style-name="ce2">
            <text:p>144.99998</text:p>
          </table:table-cell>
          <table:table-cell office:value-type="float" office:value="23.000553" table:style-name="ce2">
            <text:p>23.000553</text:p>
          </table:table-cell>
          <table:table-cell office:value-type="float" office:value="215.86667" table:style-name="ce2">
            <text:p>215.86667</text:p>
          </table:table-cell>
          <table:table-cell office:value-type="float" office:value="23" table:style-name="ce2">
            <text:p>23</text:p>
          </table:table-cell>
          <table:table-cell office:value-type="float" office:value="81.191580000000002" table:style-name="ce2">
            <text:p>81.19158</text:p>
          </table:table-cell>
          <table:table-cell office:value-type="float" office:value="17.230830999999998" table:style-name="ce2">
            <text:p>17.230831</text:p>
          </table:table-cell>
          <table:table-cell office:value-type="float" office:value="359.52044999999998" table:style-name="ce2">
            <text:p>359.52045</text:p>
          </table:table-cell>
          <table:table-cell office:value-type="float" office:value="16.516666000000001" table:style-name="ce2">
            <text:p>16.516666</text:p>
          </table:table-cell>
          <table:table-cell office:value-type="float" office:value="183.64" table:style-name="ce2">
            <text:p>183.64</text:p>
          </table:table-cell>
          <table:table-cell office:value-type="float" office:value="18.113734999999998" table:style-name="ce2">
            <text:p>18.113735</text:p>
          </table:table-cell>
          <table:table-cell office:value-type="float" office:value="189.18663000000001" table:style-name="ce2">
            <text:p>189.18663</text:p>
          </table:table-cell>
          <table:table-cell office:value-type="float" office:value="18.84346" table:style-name="ce2">
            <text:p>18.84346</text:p>
          </table:table-cell>
          <table:table-cell office:value-type="float" office:value="119.38227000000001" table:style-name="ce2">
            <text:p>119.38227</text:p>
          </table:table-cell>
          <table:table-cell office:value-type="float" office:value="18.608333999999999" table:style-name="ce2">
            <text:p>18.608334</text:p>
          </table:table-cell>
          <table:table-cell office:value-type="float" office:value="111.27706999999999" table:style-name="ce2">
            <text:p>111.27707</text:p>
          </table:table-cell>
          <table:table-cell office:value-type="float" office:value="18.941668" table:style-name="ce2">
            <text:p>18.941668</text:p>
          </table:table-cell>
          <table:table-cell office:value-type="float" office:value="339.26513999999997" table:style-name="ce2">
            <text:p>339.26514</text:p>
          </table:table-cell>
          <table:table-cell office:value-type="float" office:value="19.274999999999999" table:style-name="ce2">
            <text:p>19.275</text:p>
          </table:table-cell>
          <table:table-cell office:value-type="float" office:value="84.002685999999997" table:style-name="ce2">
            <text:p>84.002686</text:p>
          </table:table-cell>
          <table:table-cell office:value-type="float" office:value="20.961030000000001" table:style-name="ce2">
            <text:p>20.96103</text:p>
          </table:table-cell>
          <table:table-cell office:value-type="float" office:value="368.83" table:style-name="ce2">
            <text:p>368.83</text:p>
          </table:table-cell>
          <table:table-cell office:value-type="float" office:value="7.8818679999999999" table:style-name="ce2">
            <text:p>7.881868</text:p>
          </table:table-cell>
          <table:table-cell office:value-type="float" office:value="289.12020000000001" table:style-name="ce2">
            <text:p>289.1202</text:p>
          </table:table-cell>
          <table:table-cell office:value-type="float" office:value="8.0666670000000007" table:style-name="ce2">
            <text:p>8.066667</text:p>
          </table:table-cell>
          <table:table-cell office:value-type="float" office:value="147.82693" table:style-name="ce2">
            <text:p>147.82693</text:p>
          </table:table-cell>
          <table:table-cell office:value-type="float" office:value="8.6618790000000008" table:style-name="ce2">
            <text:p>8.661879</text:p>
          </table:table-cell>
          <table:table-cell office:value-type="float" office:value="149.09985" table:style-name="ce2">
            <text:p>149.09985</text:p>
          </table:table-cell>
          <table:table-cell office:value-type="float" office:value="9.0744520000000009" table:style-name="ce2">
            <text:p>9.074452</text:p>
          </table:table-cell>
          <table:table-cell office:value-type="float" office:value="123.381874" table:style-name="ce2">
            <text:p>123.381874</text:p>
          </table:table-cell>
          <table:table-cell office:value-type="float" office:value="7.8169035999999998" table:style-name="ce2">
            <text:p>7.8169036</text:p>
          </table:table-cell>
          <table:table-cell office:value-type="float" office:value="152.98972000000001" table:style-name="ce2">
            <text:p>152.98972</text:p>
          </table:table-cell>
          <table:table-cell office:value-type="float" office:value="7.5502042999999999" table:style-name="ce2">
            <text:p>7.5502043</text:p>
          </table:table-cell>
          <table:table-cell office:value-type="float" office:value="324.54034000000001" table:style-name="ce2">
            <text:p>324.54034</text:p>
          </table:table-cell>
          <table:table-cell office:value-type="float" office:value="8.0095829999999992" table:style-name="ce2">
            <text:p>8.009583</text:p>
          </table:table-cell>
          <table:table-cell office:value-type="float" office:value="376.39" table:style-name="ce2">
            <text:p>376.39</text:p>
          </table:table-cell>
          <table:table-cell office:value-type="float" office:value="8.216666" table:style-name="ce2">
            <text:p>8.216666</text:p>
          </table:table-cell>
          <table:table-cell office:value-type="float" office:value="141.69345000000001" table:style-name="ce2">
            <text:p>141.69345</text:p>
          </table:table-cell>
          <table:table-cell office:value-type="float" office:value="15.471666000000001" table:style-name="ce2">
            <text:p>15.471666</text:p>
          </table:table-cell>
          <table:table-cell office:value-type="float" office:value="358.3" table:style-name="ce2">
            <text:p>358.3</text:p>
          </table:table-cell>
          <table:table-cell office:value-type="float" office:value="15.016666000000001" table:style-name="ce2">
            <text:p>15.016666</text:p>
          </table:table-cell>
          <table:table-cell office:value-type="float" office:value="146.96994000000001" table:style-name="ce2">
            <text:p>146.96994</text:p>
          </table:table-cell>
          <table:table-cell office:value-type="float" office:value="15.35" table:style-name="ce2">
            <text:p>15.35</text:p>
          </table:table-cell>
          <table:table-cell office:value-type="float" office:value="121.31032999999999" table:style-name="ce2">
            <text:p>121.31033</text:p>
          </table:table-cell>
          <table:table-cell office:value-type="float" office:value="17.185184" table:style-name="ce2">
            <text:p>17.185184</text:p>
          </table:table-cell>
          <table:table-cell office:value-type="float" office:value="185.87851000000001" table:style-name="ce2">
            <text:p>185.87851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8.8166670000000007" table:style-name="ce2">
            <text:p>8.816667</text:p>
          </table:table-cell>
          <table:table-cell office:value-type="float" office:value="140.91998000000001" table:style-name="ce2">
            <text:p>140.91998</text:p>
          </table:table-cell>
          <table:table-cell office:value-type="float" office:value="9.2896660000000004" table:style-name="ce2">
            <text:p>9.289666</text:p>
          </table:table-cell>
          <table:table-cell office:value-type="float" office:value="372.88" table:style-name="ce2">
            <text:p>372.88</text:p>
          </table:table-cell>
          <table:table-cell office:value-type="float" office:value="10.222746000000001" table:style-name="ce2">
            <text:p>10.222746</text:p>
          </table:table-cell>
          <table:table-cell office:value-type="float" office:value="372.87997000000001" table:style-name="ce2">
            <text:p>372.87997</text:p>
          </table:table-cell>
          <table:table-cell office:value-type="float" office:value="9.8166670000000007" table:style-name="ce2">
            <text:p>9.816667</text:p>
          </table:table-cell>
          <table:table-cell office:value-type="float" office:value="107.01999000000001" table:style-name="ce2">
            <text:p>107.01999</text:p>
          </table:table-cell>
          <table:table-cell table:number-columns-repeated="16314"/>
        </table:table-row>
        <table:table-row table:style-name="ro1">
          <table:table-cell office:value-type="float" office:value="13.116667" table:style-name="ce2">
            <text:p>13.116667</text:p>
          </table:table-cell>
          <table:table-cell office:value-type="float" office:value="255.61687000000001" table:style-name="ce2">
            <text:p>255.61687</text:p>
          </table:table-cell>
          <table:table-cell office:value-type="float" office:value="12.538798999999999" table:style-name="ce2">
            <text:p>12.538799</text:p>
          </table:table-cell>
          <table:table-cell office:value-type="float" office:value="385.09129999999999" table:style-name="ce2">
            <text:p>385.0913</text:p>
          </table:table-cell>
          <table:table-cell office:value-type="float" office:value="13.164059999999999" table:style-name="ce2">
            <text:p>13.16406</text:p>
          </table:table-cell>
          <table:table-cell office:value-type="float" office:value="133.57089999999999" table:style-name="ce2">
            <text:p>133.5709</text:p>
          </table:table-cell>
          <table:table-cell office:value-type="float" office:value="23.001000000000001" table:style-name="ce2">
            <text:p>23.001</text:p>
          </table:table-cell>
          <table:table-cell office:value-type="float" office:value="134.87495000000001" table:style-name="ce2">
            <text:p>134.87495</text:p>
          </table:table-cell>
          <table:table-cell office:value-type="float" office:value="23.000523000000001" table:style-name="ce2">
            <text:p>23.000523</text:p>
          </table:table-cell>
          <table:table-cell office:value-type="float" office:value="145.45694" table:style-name="ce2">
            <text:p>145.45694</text:p>
          </table:table-cell>
          <table:table-cell office:value-type="float" office:value="23.000872000000001" table:style-name="ce2">
            <text:p>23.000872</text:p>
          </table:table-cell>
          <table:table-cell office:value-type="float" office:value="215.86667" table:style-name="ce2">
            <text:p>215.86667</text:p>
          </table:table-cell>
          <table:table-cell office:value-type="float" office:value="23.001000000000001" table:style-name="ce2">
            <text:p>23.001</text:p>
          </table:table-cell>
          <table:table-cell office:value-type="float" office:value="81.191580000000002" table:style-name="ce2">
            <text:p>81.19158</text:p>
          </table:table-cell>
          <table:table-cell office:value-type="float" office:value="17.244167000000001" table:style-name="ce2">
            <text:p>17.244167</text:p>
          </table:table-cell>
          <table:table-cell office:value-type="float" office:value="371.67039999999997" table:style-name="ce2">
            <text:p>371.6704</text:p>
          </table:table-cell>
          <table:table-cell office:value-type="float" office:value="18.625" table:style-name="ce2">
            <text:p>18.625</text:p>
          </table:table-cell>
          <table:table-cell office:value-type="float" office:value="246.89000999999999" table:style-name="ce2">
            <text:p>246.89001</text:p>
          </table:table-cell>
          <table:table-cell office:value-type="float" office:value="18.858768000000001" table:style-name="ce2">
            <text:p>18.858768</text:p>
          </table:table-cell>
          <table:table-cell office:value-type="float" office:value="189.18663000000001" table:style-name="ce2">
            <text:p>189.18663</text:p>
          </table:table-cell>
          <table:table-cell office:value-type="float" office:value="19.246485" table:style-name="ce2">
            <text:p>19.246485</text:p>
          </table:table-cell>
          <table:table-cell office:value-type="float" office:value="131.47300000000001" table:style-name="ce2">
            <text:p>131.473</text:p>
          </table:table-cell>
          <table:table-cell office:value-type="float" office:value="20.125" table:style-name="ce2">
            <text:p>20.125</text:p>
          </table:table-cell>
          <table:table-cell office:value-type="float" office:value="156.77707000000001" table:style-name="ce2">
            <text:p>156.77707</text:p>
          </table:table-cell>
          <table:table-cell office:value-type="float" office:value="20.458334000000001" table:style-name="ce2">
            <text:p>20.458334</text:p>
          </table:table-cell>
          <table:table-cell office:value-type="float" office:value="339.26513999999997" table:style-name="ce2">
            <text:p>339.26514</text:p>
          </table:table-cell>
          <table:table-cell office:value-type="float" office:value="20.791665999999999" table:style-name="ce2">
            <text:p>20.791666</text:p>
          </table:table-cell>
          <table:table-cell office:value-type="float" office:value="84.002685999999997" table:style-name="ce2">
            <text:p>84.002686</text:p>
          </table:table-cell>
          <table:table-cell office:value-type="float" office:value="21.105207" table:style-name="ce2">
            <text:p>21.105207</text:p>
          </table:table-cell>
          <table:table-cell office:value-type="float" office:value="373.15532999999999" table:style-name="ce2">
            <text:p>373.15533</text:p>
          </table:table-cell>
          <table:table-cell office:value-type="float" office:value="8.1838259999999998" table:style-name="ce2">
            <text:p>8.183826</text:p>
          </table:table-cell>
          <table:table-cell office:value-type="float" office:value="298.17896000000002" table:style-name="ce2">
            <text:p>298.17896</text:p>
          </table:table-cell>
          <table:table-cell office:value-type="float" office:value="8.85" table:style-name="ce2">
            <text:p>8.85</text:p>
          </table:table-cell>
          <table:table-cell office:value-type="float" office:value="147.82693" table:style-name="ce2">
            <text:p>147.82693</text:p>
          </table:table-cell>
          <table:table-cell office:value-type="float" office:value="8.9241320000000002" table:style-name="ce2">
            <text:p>8.924132</text:p>
          </table:table-cell>
          <table:table-cell office:value-type="float" office:value="156.96746999999999" table:style-name="ce2">
            <text:p>156.96747</text:p>
          </table:table-cell>
          <table:table-cell office:value-type="float" office:value="9.3797245" table:style-name="ce2">
            <text:p>9.3797245</text:p>
          </table:table-cell>
          <table:table-cell office:value-type="float" office:value="132.54004" table:style-name="ce2">
            <text:p>132.54004</text:p>
          </table:table-cell>
          <table:table-cell office:value-type="float" office:value="7.9753249999999998" table:style-name="ce2">
            <text:p>7.975325</text:p>
          </table:table-cell>
          <table:table-cell office:value-type="float" office:value="297.30380000000002" table:style-name="ce2">
            <text:p>297.3038</text:p>
          </table:table-cell>
          <table:table-cell office:value-type="float" office:value="7.5666585" table:style-name="ce2">
            <text:p>7.5666585</text:p>
          </table:table-cell>
          <table:table-cell office:value-type="float" office:value="339.52933000000002" table:style-name="ce2">
            <text:p>339.52933</text:p>
          </table:table-cell>
          <table:table-cell office:value-type="float" office:value="8.3965840000000007" table:style-name="ce2">
            <text:p>8.396584</text:p>
          </table:table-cell>
          <table:table-cell office:value-type="float" office:value="388" table:style-name="ce2">
            <text:p>388</text:p>
          </table:table-cell>
          <table:table-cell office:value-type="float" office:value="8.9833339999999993" table:style-name="ce2">
            <text:p>8.983334</text:p>
          </table:table-cell>
          <table:table-cell office:value-type="float" office:value="141.69345000000001" table:style-name="ce2">
            <text:p>141.69345</text:p>
          </table:table-cell>
          <table:table-cell office:value-type="float" office:value="16.461666000000001" table:style-name="ce2">
            <text:p>16.461666</text:p>
          </table:table-cell>
          <table:table-cell office:value-type="float" office:value="388" table:style-name="ce2">
            <text:p>388</text:p>
          </table:table-cell>
          <table:table-cell office:value-type="float" office:value="17.583334000000001" table:style-name="ce2">
            <text:p>17.583334</text:p>
          </table:table-cell>
          <table:table-cell office:value-type="float" office:value="146.96994000000001" table:style-name="ce2">
            <text:p>146.96994</text:p>
          </table:table-cell>
          <table:table-cell office:value-type="float" office:value="17.916665999999999" table:style-name="ce2">
            <text:p>17.916666</text:p>
          </table:table-cell>
          <table:table-cell office:value-type="float" office:value="121.31032999999999" table:style-name="ce2">
            <text:p>121.31033</text:p>
          </table:table-cell>
          <table:table-cell office:value-type="float" office:value="18.090857" table:style-name="ce2">
            <text:p>18.090857</text:p>
          </table:table-cell>
          <table:table-cell office:value-type="float" office:value="185.87851000000001" table:style-name="ce2">
            <text:p>185.87851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9.6" table:style-name="ce2">
            <text:p>9.6</text:p>
          </table:table-cell>
          <table:table-cell office:value-type="float" office:value="140.91998000000001" table:style-name="ce2">
            <text:p>140.91998</text:p>
          </table:table-cell>
          <table:table-cell office:value-type="float" office:value="9.7936669999999992" table:style-name="ce2">
            <text:p>9.793667</text:p>
          </table:table-cell>
          <table:table-cell office:value-type="float" office:value="388" table:style-name="ce2">
            <text:p>388</text:p>
          </table:table-cell>
          <table:table-cell office:value-type="float" office:value="10.225902" table:style-name="ce2">
            <text:p>10.225902</text:p>
          </table:table-cell>
          <table:table-cell office:value-type="float" office:value="372.97464000000002" table:style-name="ce2">
            <text:p>372.97464</text:p>
          </table:table-cell>
          <table:table-cell office:value-type="float" office:value="10.6" table:style-name="ce2">
            <text:p>10.6</text:p>
          </table:table-cell>
          <table:table-cell office:value-type="float" office:value="107.01999000000001" table:style-name="ce2">
            <text:p>107.01999</text:p>
          </table:table-cell>
          <table:table-cell table:number-columns-repeated="16314"/>
        </table:table-row>
        <table:table-row table:style-name="ro1">
          <table:table-cell office:value-type="float" office:value="16.058062" table:style-name="ce2">
            <text:p>16.058062</text:p>
          </table:table-cell>
          <table:table-cell office:value-type="float" office:value="241.84685999999999" table:style-name="ce2">
            <text:p>241.84686</text:p>
          </table:table-cell>
          <table:table-cell office:value-type="float" office:value="15.494282" table:style-name="ce2">
            <text:p>15.494282</text:p>
          </table:table-cell>
          <table:table-cell office:value-type="float" office:value="371.32130000000001" table:style-name="ce2">
            <text:p>371.3213</text:p>
          </table:table-cell>
          <table:table-cell office:value-type="float" office:value="14.208333" table:style-name="ce2">
            <text:p>14.208333</text:p>
          </table:table-cell>
          <table:table-cell office:value-type="float" office:value="119.800934" table:style-name="ce2">
            <text:p>119.800934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102.74495" table:style-name="ce2">
            <text:p>102.74495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113.32693500000001" table:style-name="ce2">
            <text:p>113.326935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183.73666" table:style-name="ce2">
            <text:p>183.73666</text:p>
          </table:table-cell>
          <table:table-cell office:value-type="float" office:value="23.993490000000001" table:style-name="ce2">
            <text:p>23.99349</text:p>
          </table:table-cell>
          <table:table-cell office:value-type="float" office:value="49.061577" table:style-name="ce2">
            <text:p>49.061577</text:p>
          </table:table-cell>
          <table:table-cell office:value-type="float" office:value="18.716667000000001" table:style-name="ce2">
            <text:p>18.716667</text:p>
          </table:table-cell>
          <table:table-cell office:value-type="float" office:value="357.90035999999998" table:style-name="ce2">
            <text:p>357.90036</text:p>
          </table:table-cell>
          <table:table-cell office:value-type="float" office:value="19.05" table:style-name="ce2">
            <text:p>19.05</text:p>
          </table:table-cell>
          <table:table-cell office:value-type="float" office:value="233.12003999999999" table:style-name="ce2">
            <text:p>233.12004</text:p>
          </table:table-cell>
          <table:table-cell office:value-type="float" office:value="19.383333" table:style-name="ce2">
            <text:p>19.383333</text:p>
          </table:table-cell>
          <table:table-cell office:value-type="float" office:value="175.41666000000001" table:style-name="ce2">
            <text:p>175.41666</text:p>
          </table:table-cell>
          <table:table-cell office:value-type="float" office:value="21.226859999999999" table:style-name="ce2">
            <text:p>21.22686</text:p>
          </table:table-cell>
          <table:table-cell office:value-type="float" office:value="117.70296999999999" table:style-name="ce2">
            <text:p>117.70297</text:p>
          </table:table-cell>
          <table:table-cell office:value-type="float" office:value="20.725000000000001" table:style-name="ce2">
            <text:p>20.725</text:p>
          </table:table-cell>
          <table:table-cell office:value-type="float" office:value="137.33705" table:style-name="ce2">
            <text:p>137.33705</text:p>
          </table:table-cell>
          <table:table-cell office:value-type="float" office:value="21.878456" table:style-name="ce2">
            <text:p>21.878456</text:p>
          </table:table-cell>
          <table:table-cell office:value-type="float" office:value="319.8252" table:style-name="ce2">
            <text:p>319.8252</text:p>
          </table:table-cell>
          <table:table-cell office:value-type="float" office:value="21.681571999999999" table:style-name="ce2">
            <text:p>21.681572</text:p>
          </table:table-cell>
          <table:table-cell office:value-type="float" office:value="64.562669999999997" table:style-name="ce2">
            <text:p>64.56267</text:p>
          </table:table-cell>
          <table:table-cell office:value-type="float" office:value="21.725000000000001" table:style-name="ce2">
            <text:p>21.725</text:p>
          </table:table-cell>
          <table:table-cell office:value-type="float" office:value="353.71532999999999" table:style-name="ce2">
            <text:p>353.71533</text:p>
          </table:table-cell>
          <table:table-cell office:value-type="float" office:value="9.5313920000000003" table:style-name="ce2">
            <text:p>9.531392</text:p>
          </table:table-cell>
          <table:table-cell office:value-type="float" office:value="282.51895000000002" table:style-name="ce2">
            <text:p>282.51895</text:p>
          </table:table-cell>
          <table:table-cell office:value-type="float" office:value="9.3333329999999997" table:style-name="ce2">
            <text:p>9.333333</text:p>
          </table:table-cell>
          <table:table-cell office:value-type="float" office:value="132.16695999999999" table:style-name="ce2">
            <text:p>132.16696</text:p>
          </table:table-cell>
          <table:table-cell office:value-type="float" office:value="9.9145970000000005" table:style-name="ce2">
            <text:p>9.914597</text:p>
          </table:table-cell>
          <table:table-cell office:value-type="float" office:value="141.30745999999999" table:style-name="ce2">
            <text:p>141.30746</text:p>
          </table:table-cell>
          <table:table-cell office:value-type="float" office:value="10" table:style-name="ce2">
            <text:p>10</text:p>
          </table:table-cell>
          <table:table-cell office:value-type="float" office:value="116.88003" table:style-name="ce2">
            <text:p>116.88003</text:p>
          </table:table-cell>
          <table:table-cell office:value-type="float" office:value="8.4833339999999993" table:style-name="ce2">
            <text:p>8.483334</text:p>
          </table:table-cell>
          <table:table-cell office:value-type="float" office:value="281.10379999999998" table:style-name="ce2">
            <text:p>281.1038</text:p>
          </table:table-cell>
          <table:table-cell office:value-type="float" office:value="8.8166670000000007" table:style-name="ce2">
            <text:p>8.816667</text:p>
          </table:table-cell>
          <table:table-cell office:value-type="float" office:value="323.32929999999999" table:style-name="ce2">
            <text:p>323.3293</text:p>
          </table:table-cell>
          <table:table-cell office:value-type="float" office:value="9.2466659999999994" table:style-name="ce2">
            <text:p>9.246666</text:p>
          </table:table-cell>
          <table:table-cell office:value-type="float" office:value="371.8" table:style-name="ce2">
            <text:p>371.8</text:p>
          </table:table-cell>
          <table:table-cell office:value-type="float" office:value="9.7059149999999992" table:style-name="ce2">
            <text:p>9.705915</text:p>
          </table:table-cell>
          <table:table-cell office:value-type="float" office:value="125.493454" table:style-name="ce2">
            <text:p>125.493454</text:p>
          </table:table-cell>
          <table:table-cell office:value-type="float" office:value="17.75" table:style-name="ce2">
            <text:p>17.75</text:p>
          </table:table-cell>
          <table:table-cell office:value-type="float" office:value="371.8" table:style-name="ce2">
            <text:p>371.8</text:p>
          </table:table-cell>
          <table:table-cell office:value-type="float" office:value="18.982005999999998" table:style-name="ce2">
            <text:p>18.982006</text:p>
          </table:table-cell>
          <table:table-cell office:value-type="float" office:value="130.76993999999999" table:style-name="ce2">
            <text:p>130.76994</text:p>
          </table:table-cell>
          <table:table-cell office:value-type="float" office:value="19.261395" table:style-name="ce2">
            <text:p>19.261395</text:p>
          </table:table-cell>
          <table:table-cell office:value-type="float" office:value="105.11033999999999" table:style-name="ce2">
            <text:p>105.11034</text:p>
          </table:table-cell>
          <table:table-cell office:value-type="float" office:value="18.75" table:style-name="ce2">
            <text:p>18.75</text:p>
          </table:table-cell>
          <table:table-cell office:value-type="float" office:value="169.67850999999999" table:style-name="ce2">
            <text:p>169.67851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0.025" table:style-name="ce2">
            <text:p>10.025</text:p>
          </table:table-cell>
          <table:table-cell office:value-type="float" office:value="127.15000999999999" table:style-name="ce2">
            <text:p>127.15001</text:p>
          </table:table-cell>
          <table:table-cell office:value-type="float" office:value="10.450676" table:style-name="ce2">
            <text:p>10.450676</text:p>
          </table:table-cell>
          <table:table-cell office:value-type="float" office:value="374.22998000000001" table:style-name="ce2">
            <text:p>374.22998</text:p>
          </table:table-cell>
          <table:table-cell office:value-type="float" office:value="10.691667000000001" table:style-name="ce2">
            <text:p>10.691667</text:p>
          </table:table-cell>
          <table:table-cell office:value-type="float" office:value="359.20461999999998" table:style-name="ce2">
            <text:p>359.20462</text:p>
          </table:table-cell>
          <table:table-cell office:value-type="float" office:value="11.72512" table:style-name="ce2">
            <text:p>11.72512</text:p>
          </table:table-cell>
          <table:table-cell office:value-type="float" office:value="93.250015000000005" table:style-name="ce2">
            <text:p>93.250015</text:p>
          </table:table-cell>
          <table:table-cell table:number-columns-repeated="16314"/>
        </table:table-row>
        <table:table-row table:style-name="ro1">
          <table:table-cell office:value-type="float" office:value="16.073177000000001" table:style-name="ce2">
            <text:p>16.073177</text:p>
          </table:table-cell>
          <table:table-cell office:value-type="float" office:value="255.61688000000001" table:style-name="ce2">
            <text:p>255.61688</text:p>
          </table:table-cell>
          <table:table-cell office:value-type="float" office:value="15.512591" table:style-name="ce2">
            <text:p>15.512591</text:p>
          </table:table-cell>
          <table:table-cell office:value-type="float" office:value="388" table:style-name="ce2">
            <text:p>388</text:p>
          </table:table-cell>
          <table:table-cell office:value-type="float" office:value="16.75" table:style-name="ce2">
            <text:p>16.75</text:p>
          </table:table-cell>
          <table:table-cell office:value-type="float" office:value="119.800934" table:style-name="ce2">
            <text:p>119.800934</text:p>
          </table:table-cell>
          <table:table-cell office:value-type="float" office:value="24" table:style-name="ce2">
            <text:p>24</text:p>
          </table:table-cell>
          <table:table-cell office:value-type="float" office:value="102.74495" table:style-name="ce2">
            <text:p>102.74495</text:p>
          </table:table-cell>
          <table:table-cell office:value-type="float" office:value="24" table:style-name="ce2">
            <text:p>24</text:p>
          </table:table-cell>
          <table:table-cell office:value-type="float" office:value="113.32693500000001" table:style-name="ce2">
            <text:p>113.326935</text:p>
          </table:table-cell>
          <table:table-cell office:value-type="float" office:value="24" table:style-name="ce2">
            <text:p>24</text:p>
          </table:table-cell>
          <table:table-cell office:value-type="float" office:value="183.73666" table:style-name="ce2">
            <text:p>183.73666</text:p>
          </table:table-cell>
          <table:table-cell office:value-type="float" office:value="23.993624000000001" table:style-name="ce2">
            <text:p>23.993624</text:p>
          </table:table-cell>
          <table:table-cell office:value-type="float" office:value="49.061577" table:style-name="ce2">
            <text:p>49.061577</text:p>
          </table:table-cell>
          <table:table-cell office:value-type="float" office:value="20.783332999999999" table:style-name="ce2">
            <text:p>20.783333</text:p>
          </table:table-cell>
          <table:table-cell office:value-type="float" office:value="357.90035999999998" table:style-name="ce2">
            <text:p>357.90036</text:p>
          </table:table-cell>
          <table:table-cell office:value-type="float" office:value="21.116667" table:style-name="ce2">
            <text:p>21.116667</text:p>
          </table:table-cell>
          <table:table-cell office:value-type="float" office:value="233.12003999999999" table:style-name="ce2">
            <text:p>233.12004</text:p>
          </table:table-cell>
          <table:table-cell office:value-type="float" office:value="21.45" table:style-name="ce2">
            <text:p>21.45</text:p>
          </table:table-cell>
          <table:table-cell office:value-type="float" office:value="175.41666000000001" table:style-name="ce2">
            <text:p>175.41666</text:p>
          </table:table-cell>
          <table:table-cell office:value-type="float" office:value="21.242039999999999" table:style-name="ce2">
            <text:p>21.24204</text:p>
          </table:table-cell>
          <table:table-cell office:value-type="float" office:value="131.53228999999999" table:style-name="ce2">
            <text:p>131.53229</text:p>
          </table:table-cell>
          <table:table-cell office:value-type="float" office:value="23" table:style-name="ce2">
            <text:p>23</text:p>
          </table:table-cell>
          <table:table-cell office:value-type="float" office:value="137.33705" table:style-name="ce2">
            <text:p>137.33705</text:p>
          </table:table-cell>
          <table:table-cell office:value-type="float" office:value="22.179876" table:style-name="ce2">
            <text:p>22.179876</text:p>
          </table:table-cell>
          <table:table-cell office:value-type="float" office:value="328.86774000000003" table:style-name="ce2">
            <text:p>328.86774</text:p>
          </table:table-cell>
          <table:table-cell office:value-type="float" office:value="22.230772000000002" table:style-name="ce2">
            <text:p>22.230772</text:p>
          </table:table-cell>
          <table:table-cell office:value-type="float" office:value="81.038666000000006" table:style-name="ce2">
            <text:p>81.038666</text:p>
          </table:table-cell>
          <table:table-cell office:value-type="float" office:value="23" table:style-name="ce2">
            <text:p>23</text:p>
          </table:table-cell>
          <table:table-cell office:value-type="float" office:value="353.71532999999999" table:style-name="ce2">
            <text:p>353.71533</text:p>
          </table:table-cell>
          <table:table-cell office:value-type="float" office:value="9.6471839999999993" table:style-name="ce2">
            <text:p>9.647184</text:p>
          </table:table-cell>
          <table:table-cell office:value-type="float" office:value="388" table:style-name="ce2">
            <text:p>388</text:p>
          </table:table-cell>
          <table:table-cell office:value-type="float" office:value="10.1" table:style-name="ce2">
            <text:p>10.1</text:p>
          </table:table-cell>
          <table:table-cell office:value-type="float" office:value="132.16695999999999" table:style-name="ce2">
            <text:p>132.16696</text:p>
          </table:table-cell>
          <table:table-cell office:value-type="float" office:value="10.185404" table:style-name="ce2">
            <text:p>10.185404</text:p>
          </table:table-cell>
          <table:table-cell office:value-type="float" office:value="388" table:style-name="ce2">
            <text:p>388</text:p>
          </table:table-cell>
          <table:table-cell office:value-type="float" office:value="10.766666000000001" table:style-name="ce2">
            <text:p>10.766666</text:p>
          </table:table-cell>
          <table:table-cell office:value-type="float" office:value="116.88003" table:style-name="ce2">
            <text:p>116.88003</text:p>
          </table:table-cell>
          <table:table-cell office:value-type="float" office:value="9.216666" table:style-name="ce2">
            <text:p>9.216666</text:p>
          </table:table-cell>
          <table:table-cell office:value-type="float" office:value="281.10379999999998" table:style-name="ce2">
            <text:p>281.1038</text:p>
          </table:table-cell>
          <table:table-cell office:value-type="float" office:value="9.5500000000000007" table:style-name="ce2">
            <text:p>9.55</text:p>
          </table:table-cell>
          <table:table-cell office:value-type="float" office:value="323.32929999999999" table:style-name="ce2">
            <text:p>323.3293</text:p>
          </table:table-cell>
          <table:table-cell office:value-type="float" office:value="9.7866669999999996" table:style-name="ce2">
            <text:p>9.786667</text:p>
          </table:table-cell>
          <table:table-cell office:value-type="float" office:value="388" table:style-name="ce2">
            <text:p>388</text:p>
          </table:table-cell>
          <table:table-cell office:value-type="float" office:value="9.9940840000000009" table:style-name="ce2">
            <text:p>9.994084</text:p>
          </table:table-cell>
          <table:table-cell office:value-type="float" office:value="388" table:style-name="ce2">
            <text:p>388</text:p>
          </table:table-cell>
          <table:table-cell office:value-type="float" office:value="19.75" table:style-name="ce2">
            <text:p>19.75</text:p>
          </table:table-cell>
          <table:table-cell office:value-type="float" office:value="371.8" table:style-name="ce2">
            <text:p>371.8</text:p>
          </table:table-cell>
          <table:table-cell office:value-type="float" office:value="19.837637000000001" table:style-name="ce2">
            <text:p>19.837637</text:p>
          </table:table-cell>
          <table:table-cell office:value-type="float" office:value="156.43887000000001" table:style-name="ce2">
            <text:p>156.43887</text:p>
          </table:table-cell>
          <table:table-cell office:value-type="float" office:value="19.571937999999999" table:style-name="ce2">
            <text:p>19.571938</text:p>
          </table:table-cell>
          <table:table-cell office:value-type="float" office:value="388" table:style-name="ce2">
            <text:p>388</text:p>
          </table:table-cell>
          <table:table-cell office:value-type="float" office:value="20.75" table:style-name="ce2">
            <text:p>20.75</text:p>
          </table:table-cell>
          <table:table-cell office:value-type="float" office:value="169.67850999999999" table:style-name="ce2">
            <text:p>169.67851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0.733333999999999" table:style-name="ce2">
            <text:p>10.733334</text:p>
          </table:table-cell>
          <table:table-cell office:value-type="float" office:value="127.15000999999999" table:style-name="ce2">
            <text:p>127.15001</text:p>
          </table:table-cell>
          <table:table-cell office:value-type="float" office:value="10.909677500000001" table:style-name="ce2">
            <text:p>10.9096775</text:p>
          </table:table-cell>
          <table:table-cell office:value-type="float" office:value="388" table:style-name="ce2">
            <text:p>388</text:p>
          </table:table-cell>
          <table:table-cell office:value-type="float" office:value="11.4" table:style-name="ce2">
            <text:p>11.4</text:p>
          </table:table-cell>
          <table:table-cell office:value-type="float" office:value="380.45461999999998" table:style-name="ce2">
            <text:p>380.45462</text:p>
          </table:table-cell>
          <table:table-cell office:value-type="float" office:value="11.732310999999999" table:style-name="ce2">
            <text:p>11.732311</text:p>
          </table:table-cell>
          <table:table-cell office:value-type="float" office:value="99.801254" table:style-name="ce2">
            <text:p>99.801254</text:p>
          </table:table-cell>
          <table:table-cell table:number-columns-repeated="16314"/>
        </table:table-row>
        <table:table-row table:style-name="ro1">
          <table:table-cell office:value-type="float" office:value="17.315104999999999" table:style-name="ce2">
            <text:p>17.315105</text:p>
          </table:table-cell>
          <table:table-cell office:value-type="float" office:value="241.84691000000001" table:style-name="ce2">
            <text:p>241.84691</text:p>
          </table:table-cell>
          <table:table-cell office:value-type="float" office:value="16.841667000000001" table:style-name="ce2">
            <text:p>16.841667</text:p>
          </table:table-cell>
          <table:table-cell office:value-type="float" office:value="374.22994999999997" table:style-name="ce2">
            <text:p>374.22995</text:p>
          </table:table-cell>
          <table:table-cell office:value-type="float" office:value="18.250774" table:style-name="ce2">
            <text:p>18.250774</text:p>
          </table:table-cell>
          <table:table-cell office:value-type="float" office:value="106.03095999999999" table:style-name="ce2">
            <text:p>106.03096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041665999999999" table:style-name="ce2">
            <text:p>21.041666</text:p>
          </table:table-cell>
          <table:table-cell office:value-type="float" office:value="349.53035999999997" table:style-name="ce2">
            <text:p>349.53036</text:p>
          </table:table-cell>
          <table:table-cell office:value-type="float" office:value="21.505431999999999" table:style-name="ce2">
            <text:p>21.505432</text:p>
          </table:table-cell>
          <table:table-cell office:value-type="float" office:value="224.75004999999999" table:style-name="ce2">
            <text:p>224.75005</text:p>
          </table:table-cell>
          <table:table-cell office:value-type="float" office:value="21.708334000000001" table:style-name="ce2">
            <text:p>21.708334</text:p>
          </table:table-cell>
          <table:table-cell office:value-type="float" office:value="167.04666" table:style-name="ce2">
            <text:p>167.04666</text:p>
          </table:table-cell>
          <table:table-cell office:value-type="float" office:value="22.201198999999999" table:style-name="ce2">
            <text:p>22.201199</text:p>
          </table:table-cell>
          <table:table-cell office:value-type="float" office:value="123.16229" table:style-name="ce2">
            <text:p>123.16229</text:p>
          </table:table-cell>
          <table:table-cell office:value-type="float" office:value="23.995229999999999" table:style-name="ce2">
            <text:p>23.99523</text:p>
          </table:table-cell>
          <table:table-cell office:value-type="float" office:value="105.20705" table:style-name="ce2">
            <text:p>105.20705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296.73773" table:style-name="ce2">
            <text:p>296.73773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48.908659999999998" table:style-name="ce2">
            <text:p>48.90866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321.58533" table:style-name="ce2">
            <text:p>321.58533</text:p>
          </table:table-cell>
          <table:table-cell office:value-type="float" office:value="13.712547000000001" table:style-name="ce2">
            <text:p>13.712547</text:p>
          </table:table-cell>
          <table:table-cell office:value-type="float" office:value="372.07" table:style-name="ce2">
            <text:p>372.07</text:p>
          </table:table-cell>
          <table:table-cell office:value-type="float" office:value="10.591666" table:style-name="ce2">
            <text:p>10.591666</text:p>
          </table:table-cell>
          <table:table-cell office:value-type="float" office:value="116.23698400000001" table:style-name="ce2">
            <text:p>116.236984</text:p>
          </table:table-cell>
          <table:table-cell office:value-type="float" office:value="15.034022999999999" table:style-name="ce2">
            <text:p>15.034023</text:p>
          </table:table-cell>
          <table:table-cell office:value-type="float" office:value="372.07" table:style-name="ce2">
            <text:p>372.07</text:p>
          </table:table-cell>
          <table:table-cell office:value-type="float" office:value="11.258333" table:style-name="ce2">
            <text:p>11.258333</text:p>
          </table:table-cell>
          <table:table-cell office:value-type="float" office:value="100.95001999999999" table:style-name="ce2">
            <text:p>100.95002</text:p>
          </table:table-cell>
          <table:table-cell office:value-type="float" office:value="9.8701849999999993" table:style-name="ce2">
            <text:p>9.870185</text:p>
          </table:table-cell>
          <table:table-cell office:value-type="float" office:value="264.63376" table:style-name="ce2">
            <text:p>264.63376</text:p>
          </table:table-cell>
          <table:table-cell office:value-type="float" office:value="10.058332999999999" table:style-name="ce2">
            <text:p>10.058333</text:p>
          </table:table-cell>
          <table:table-cell office:value-type="float" office:value="306.85930000000002" table:style-name="ce2">
            <text:p>306.8593</text:p>
          </table:table-cell>
          <table:table-cell office:value-type="float" office:value="10.391666000000001" table:style-name="ce2">
            <text:p>10.391666</text:p>
          </table:table-cell>
          <table:table-cell office:value-type="float" office:value="371.53" table:style-name="ce2">
            <text:p>371.53</text:p>
          </table:table-cell>
          <table:table-cell office:value-type="float" office:value="10.725" table:style-name="ce2">
            <text:p>10.725</text:p>
          </table:table-cell>
          <table:table-cell office:value-type="float" office:value="371.52996999999999" table:style-name="ce2">
            <text:p>371.52997</text:p>
          </table:table-cell>
          <table:table-cell office:value-type="float" office:value="20.191668" table:style-name="ce2">
            <text:p>20.191668</text:p>
          </table:table-cell>
          <table:table-cell office:value-type="float" office:value="357.48996" table:style-name="ce2">
            <text:p>357.48996</text:p>
          </table:table-cell>
          <table:table-cell office:value-type="float" office:value="20.524999999999999" table:style-name="ce2">
            <text:p>20.525</text:p>
          </table:table-cell>
          <table:table-cell office:value-type="float" office:value="142.12889999999999" table:style-name="ce2">
            <text:p>142.1289</text:p>
          </table:table-cell>
          <table:table-cell office:value-type="float" office:value="21.333812999999999" table:style-name="ce2">
            <text:p>21.333813</text:p>
          </table:table-cell>
          <table:table-cell office:value-type="float" office:value="373.68997000000002" table:style-name="ce2">
            <text:p>373.68997</text:p>
          </table:table-cell>
          <table:table-cell office:value-type="float" office:value="21.487870000000001" table:style-name="ce2">
            <text:p>21.48787</text:p>
          </table:table-cell>
          <table:table-cell office:value-type="float" office:value="155.36848000000001" table:style-name="ce2">
            <text:p>155.36848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1.291667" table:style-name="ce2">
            <text:p>11.291667</text:p>
          </table:table-cell>
          <table:table-cell office:value-type="float" office:value="109.060005" table:style-name="ce2">
            <text:p>109.060005</text:p>
          </table:table-cell>
          <table:table-cell office:value-type="float" office:value="11.627666" table:style-name="ce2">
            <text:p>11.627666</text:p>
          </table:table-cell>
          <table:table-cell office:value-type="float" office:value="369.91" table:style-name="ce2">
            <text:p>369.91</text:p>
          </table:table-cell>
          <table:table-cell office:value-type="float" office:value="11.958333" table:style-name="ce2">
            <text:p>11.958333</text:p>
          </table:table-cell>
          <table:table-cell office:value-type="float" office:value="362.36462" table:style-name="ce2">
            <text:p>362.36462</text:p>
          </table:table-cell>
          <table:table-cell office:value-type="float" office:value="12.291667" table:style-name="ce2">
            <text:p>12.291667</text:p>
          </table:table-cell>
          <table:table-cell office:value-type="float" office:value="81.711250000000007" table:style-name="ce2">
            <text:p>81.71125</text:p>
          </table:table-cell>
          <table:table-cell table:number-columns-repeated="16314"/>
        </table:table-row>
        <table:table-row table:style-name="ro1">
          <table:table-cell office:value-type="float" office:value="17.330223" table:style-name="ce2">
            <text:p>17.330223</text:p>
          </table:table-cell>
          <table:table-cell office:value-type="float" office:value="255.61689999999999" table:style-name="ce2">
            <text:p>255.6169</text:p>
          </table:table-cell>
          <table:table-cell office:value-type="float" office:value="19.008333" table:style-name="ce2">
            <text:p>19.008333</text:p>
          </table:table-cell>
          <table:table-cell office:value-type="float" office:value="374.22994999999997" table:style-name="ce2">
            <text:p>374.22995</text:p>
          </table:table-cell>
          <table:table-cell office:value-type="float" office:value="18.265892000000001" table:style-name="ce2">
            <text:p>18.265892</text:p>
          </table:table-cell>
          <table:table-cell office:value-type="float" office:value="119.80095" table:style-name="ce2">
            <text:p>119.80095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333334000000001" table:style-name="ce2">
            <text:p>21.333334</text:p>
          </table:table-cell>
          <table:table-cell office:value-type="float" office:value="349.53035999999997" table:style-name="ce2">
            <text:p>349.53036</text:p>
          </table:table-cell>
          <table:table-cell office:value-type="float" office:value="21.536234" table:style-name="ce2">
            <text:p>21.536234</text:p>
          </table:table-cell>
          <table:table-cell office:value-type="float" office:value="252.81040999999999" table:style-name="ce2">
            <text:p>252.81041</text:p>
          </table:table-cell>
          <table:table-cell office:value-type="float" office:value="22" table:style-name="ce2">
            <text:p>22</text:p>
          </table:table-cell>
          <table:table-cell office:value-type="float" office:value="167.04666" table:style-name="ce2">
            <text:p>167.04666</text:p>
          </table:table-cell>
          <table:table-cell office:value-type="float" office:value="22.210387999999998" table:style-name="ce2">
            <text:p>22.210388</text:p>
          </table:table-cell>
          <table:table-cell office:value-type="float" office:value="131.53228999999999" table:style-name="ce2">
            <text:p>131.53229</text:p>
          </table:table-cell>
          <table:table-cell office:value-type="float" office:value="23.996193000000002" table:style-name="ce2">
            <text:p>23.996193</text:p>
          </table:table-cell>
          <table:table-cell office:value-type="float" office:value="105.23595" table:style-name="ce2">
            <text:p>105.23595</text:p>
          </table:table-cell>
          <table:table-cell office:value-type="float" office:value="24" table:style-name="ce2">
            <text:p>24</text:p>
          </table:table-cell>
          <table:table-cell office:value-type="float" office:value="296.73773" table:style-name="ce2">
            <text:p>296.73773</text:p>
          </table:table-cell>
          <table:table-cell office:value-type="float" office:value="24" table:style-name="ce2">
            <text:p>24</text:p>
          </table:table-cell>
          <table:table-cell office:value-type="float" office:value="48.908659999999998" table:style-name="ce2">
            <text:p>48.90866</text:p>
          </table:table-cell>
          <table:table-cell office:value-type="float" office:value="24" table:style-name="ce2">
            <text:p>24</text:p>
          </table:table-cell>
          <table:table-cell office:value-type="float" office:value="321.58533" table:style-name="ce2">
            <text:p>321.58533</text:p>
          </table:table-cell>
          <table:table-cell office:value-type="float" office:value="13.87912" table:style-name="ce2">
            <text:p>13.87912</text:p>
          </table:table-cell>
          <table:table-cell office:value-type="float" office:value="377.06720000000001" table:style-name="ce2">
            <text:p>377.0672</text:p>
          </table:table-cell>
          <table:table-cell office:value-type="float" office:value="17.666665999999999" table:style-name="ce2">
            <text:p>17.666666</text:p>
          </table:table-cell>
          <table:table-cell office:value-type="float" office:value="116.23698400000001" table:style-name="ce2">
            <text:p>116.236984</text:p>
          </table:table-cell>
          <table:table-cell office:value-type="float" office:value="15.565022000000001" table:style-name="ce2">
            <text:p>15.565022</text:p>
          </table:table-cell>
          <table:table-cell office:value-type="float" office:value="388" table:style-name="ce2">
            <text:p>388</text:p>
          </table:table-cell>
          <table:table-cell office:value-type="float" office:value="18.333334000000001" table:style-name="ce2">
            <text:p>18.333334</text:p>
          </table:table-cell>
          <table:table-cell office:value-type="float" office:value="100.95001999999999" table:style-name="ce2">
            <text:p>100.95002</text:p>
          </table:table-cell>
          <table:table-cell office:value-type="float" office:value="9.8882650000000005" table:style-name="ce2">
            <text:p>9.888265</text:p>
          </table:table-cell>
          <table:table-cell office:value-type="float" office:value="281.10379999999998" table:style-name="ce2">
            <text:p>281.1038</text:p>
          </table:table-cell>
          <table:table-cell office:value-type="float" office:value="10.75" table:style-name="ce2">
            <text:p>10.75</text:p>
          </table:table-cell>
          <table:table-cell office:value-type="float" office:value="306.85930000000002" table:style-name="ce2">
            <text:p>306.8593</text:p>
          </table:table-cell>
          <table:table-cell office:value-type="float" office:value="11.083333" table:style-name="ce2">
            <text:p>11.083333</text:p>
          </table:table-cell>
          <table:table-cell office:value-type="float" office:value="371.53" table:style-name="ce2">
            <text:p>371.53</text:p>
          </table:table-cell>
          <table:table-cell office:value-type="float" office:value="11.416667" table:style-name="ce2">
            <text:p>11.416667</text:p>
          </table:table-cell>
          <table:table-cell office:value-type="float" office:value="371.52996999999999" table:style-name="ce2">
            <text:p>371.52997</text:p>
          </table:table-cell>
          <table:table-cell office:value-type="float" office:value="21.158332999999999" table:style-name="ce2">
            <text:p>21.158333</text:p>
          </table:table-cell>
          <table:table-cell office:value-type="float" office:value="357.48996" table:style-name="ce2">
            <text:p>357.48996</text:p>
          </table:table-cell>
          <table:table-cell office:value-type="float" office:value="21.491667" table:style-name="ce2">
            <text:p>21.491667</text:p>
          </table:table-cell>
          <table:table-cell office:value-type="float" office:value="142.12889999999999" table:style-name="ce2">
            <text:p>142.1289</text:p>
          </table:table-cell>
          <table:table-cell office:value-type="float" office:value="21.349522" table:style-name="ce2">
            <text:p>21.349522</text:p>
          </table:table-cell>
          <table:table-cell office:value-type="float" office:value="388" table:style-name="ce2">
            <text:p>388</text:p>
          </table:table-cell>
          <table:table-cell office:value-type="float" office:value="21.700635999999999" table:style-name="ce2">
            <text:p>21.700636</text:p>
          </table:table-cell>
          <table:table-cell office:value-type="float" office:value="161.75147999999999" table:style-name="ce2">
            <text:p>161.75148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1.9" table:style-name="ce2">
            <text:p>11.9</text:p>
          </table:table-cell>
          <table:table-cell office:value-type="float" office:value="109.060005" table:style-name="ce2">
            <text:p>109.060005</text:p>
          </table:table-cell>
          <table:table-cell office:value-type="float" office:value="12.230667" table:style-name="ce2">
            <text:p>12.230667</text:p>
          </table:table-cell>
          <table:table-cell office:value-type="float" office:value="388" table:style-name="ce2">
            <text:p>388</text:p>
          </table:table-cell>
          <table:table-cell office:value-type="float" office:value="12.566667000000001" table:style-name="ce2">
            <text:p>12.566667</text:p>
          </table:table-cell>
          <table:table-cell office:value-type="float" office:value="362.36462" table:style-name="ce2">
            <text:p>362.36462</text:p>
          </table:table-cell>
          <table:table-cell office:value-type="float" office:value="12.9" table:style-name="ce2">
            <text:p>12.9</text:p>
          </table:table-cell>
          <table:table-cell office:value-type="float" office:value="81.711250000000007" table:style-name="ce2">
            <text:p>81.71125</text:p>
          </table:table-cell>
          <table:table-cell table:number-columns-repeated="16314"/>
        </table:table-row>
        <table:table-row table:style-name="ro1">
          <table:table-cell office:value-type="float" office:value="19.016666000000001" table:style-name="ce2">
            <text:p>19.016666</text:p>
          </table:table-cell>
          <table:table-cell office:value-type="float" office:value="244.54687999999999" table:style-name="ce2">
            <text:p>244.54688</text:p>
          </table:table-cell>
          <table:table-cell office:value-type="float" office:value="19.350000000000001" table:style-name="ce2">
            <text:p>19.35</text:p>
          </table:table-cell>
          <table:table-cell office:value-type="float" office:value="363.15994000000001" table:style-name="ce2">
            <text:p>363.15994</text:p>
          </table:table-cell>
          <table:table-cell office:value-type="float" office:value="20.682849999999998" table:style-name="ce2">
            <text:p>20.68285</text:p>
          </table:table-cell>
          <table:table-cell office:value-type="float" office:value="108.73099499999999" table:style-name="ce2">
            <text:p>108.730995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.000788" table:style-name="ce2">
            <text:p>23.000788</text:p>
          </table:table-cell>
          <table:table-cell office:value-type="float" office:value="295.53039999999999" table:style-name="ce2">
            <text:p>295.5304</text:p>
          </table:table-cell>
          <table:table-cell office:value-type="float" office:value="23.000558999999999" table:style-name="ce2">
            <text:p>23.000559</text:p>
          </table:table-cell>
          <table:table-cell office:value-type="float" office:value="209.61037999999999" table:style-name="ce2">
            <text:p>209.61038</text:p>
          </table:table-cell>
          <table:table-cell office:value-type="float" office:value="23" table:style-name="ce2">
            <text:p>23</text:p>
          </table:table-cell>
          <table:table-cell office:value-type="float" office:value="134.64667" table:style-name="ce2">
            <text:p>134.64667</text:p>
          </table:table-cell>
          <table:table-cell office:value-type="float" office:value="23" table:style-name="ce2">
            <text:p>23</text:p>
          </table:table-cell>
          <table:table-cell office:value-type="float" office:value="109.932304" table:style-name="ce2">
            <text:p>109.932304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7.824999999999999" table:style-name="ce2">
            <text:p>17.825</text:p>
          </table:table-cell>
          <table:table-cell office:value-type="float" office:value="361.13720000000001" table:style-name="ce2">
            <text:p>361.1372</text:p>
          </table:table-cell>
          <table:table-cell office:value-type="float" office:value="18.470345999999999" table:style-name="ce2">
            <text:p>18.470346</text:p>
          </table:table-cell>
          <table:table-cell office:value-type="float" office:value="100.30698" table:style-name="ce2">
            <text:p>100.30698</text:p>
          </table:table-cell>
          <table:table-cell office:value-type="float" office:value="18.491667" table:style-name="ce2">
            <text:p>18.491667</text:p>
          </table:table-cell>
          <table:table-cell office:value-type="float" office:value="372.07" table:style-name="ce2">
            <text:p>372.07</text:p>
          </table:table-cell>
          <table:table-cell office:value-type="float" office:value="19.320416999999999" table:style-name="ce2">
            <text:p>19.320417</text:p>
          </table:table-cell>
          <table:table-cell office:value-type="float" office:value="85.020009999999999" table:style-name="ce2">
            <text:p>85.02001</text:p>
          </table:table-cell>
          <table:table-cell office:value-type="float" office:value="17.874078999999998" table:style-name="ce2">
            <text:p>17.874079</text:p>
          </table:table-cell>
          <table:table-cell office:value-type="float" office:value="58.083817000000003" table:style-name="ce2">
            <text:p>58.083817</text:p>
          </table:table-cell>
          <table:table-cell office:value-type="float" office:value="17.980405999999999" table:style-name="ce2">
            <text:p>17.980406</text:p>
          </table:table-cell>
          <table:table-cell office:value-type="float" office:value="83.839309999999998" table:style-name="ce2">
            <text:p>83.83931</text:p>
          </table:table-cell>
          <table:table-cell office:value-type="float" office:value="17.966667000000001" table:style-name="ce2">
            <text:p>17.966667</text:p>
          </table:table-cell>
          <table:table-cell office:value-type="float" office:value="148.50996000000001" table:style-name="ce2">
            <text:p>148.50996</text:p>
          </table:table-cell>
          <table:table-cell office:value-type="float" office:value="18.3" table:style-name="ce2">
            <text:p>18.3</text:p>
          </table:table-cell>
          <table:table-cell office:value-type="float" office:value="148.51" table:style-name="ce2">
            <text:p>148.51</text:p>
          </table:table-cell>
          <table:table-cell office:value-type="float" office:value="22.691668" table:style-name="ce2">
            <text:p>22.691668</text:p>
          </table:table-cell>
          <table:table-cell office:value-type="float" office:value="307.80990000000003" table:style-name="ce2">
            <text:p>307.8099</text:p>
          </table:table-cell>
          <table:table-cell office:value-type="float" office:value="23" table:style-name="ce2">
            <text:p>23</text:p>
          </table:table-cell>
          <table:table-cell office:value-type="float" office:value="93.25891" table:style-name="ce2">
            <text:p>93.25891</text:p>
          </table:table-cell>
          <table:table-cell office:value-type="float" office:value="23" table:style-name="ce2">
            <text:p>23</text:p>
          </table:table-cell>
          <table:table-cell office:value-type="float" office:value="349.93002000000001" table:style-name="ce2">
            <text:p>349.93002</text:p>
          </table:table-cell>
          <table:table-cell office:value-type="float" office:value="23.000105000000001" table:style-name="ce2">
            <text:p>23.000105</text:p>
          </table:table-cell>
          <table:table-cell office:value-type="float" office:value="134.48146" table:style-name="ce2">
            <text:p>134.48146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2.508333" table:style-name="ce2">
            <text:p>12.508333</text:p>
          </table:table-cell>
          <table:table-cell office:value-type="float" office:value="89.35" table:style-name="ce2">
            <text:p>89.35</text:p>
          </table:table-cell>
          <table:table-cell office:value-type="float" office:value="13.164183" table:style-name="ce2">
            <text:p>13.164183</text:p>
          </table:table-cell>
          <table:table-cell office:value-type="float" office:value="368.29" table:style-name="ce2">
            <text:p>368.29</text:p>
          </table:table-cell>
          <table:table-cell office:value-type="float" office:value="13.362705" table:style-name="ce2">
            <text:p>13.362705</text:p>
          </table:table-cell>
          <table:table-cell office:value-type="float" office:value="342.65460000000002" table:style-name="ce2">
            <text:p>342.6546</text:p>
          </table:table-cell>
          <table:table-cell office:value-type="float" office:value="13.913174" table:style-name="ce2">
            <text:p>13.913174</text:p>
          </table:table-cell>
          <table:table-cell office:value-type="float" office:value="62.001244" table:style-name="ce2">
            <text:p>62.001244</text:p>
          </table:table-cell>
          <table:table-cell table:number-columns-repeated="16314"/>
        </table:table-row>
        <table:table-row table:style-name="ro1">
          <table:table-cell office:value-type="float" office:value="21.125" table:style-name="ce2">
            <text:p>21.125</text:p>
          </table:table-cell>
          <table:table-cell office:value-type="float" office:value="244.54687999999999" table:style-name="ce2">
            <text:p>244.54688</text:p>
          </table:table-cell>
          <table:table-cell office:value-type="float" office:value="21.458334000000001" table:style-name="ce2">
            <text:p>21.458334</text:p>
          </table:table-cell>
          <table:table-cell office:value-type="float" office:value="363.15994000000001" table:style-name="ce2">
            <text:p>363.15994</text:p>
          </table:table-cell>
          <table:table-cell office:value-type="float" office:value="21.315645" table:style-name="ce2">
            <text:p>21.315645</text:p>
          </table:table-cell>
          <table:table-cell office:value-type="float" office:value="127.71486" table:style-name="ce2">
            <text:p>127.71486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.000889999999998" table:style-name="ce2">
            <text:p>23.00089</text:p>
          </table:table-cell>
          <table:table-cell office:value-type="float" office:value="295.53039999999999" table:style-name="ce2">
            <text:p>295.5304</text:p>
          </table:table-cell>
          <table:table-cell office:value-type="float" office:value="23.000952000000002" table:style-name="ce2">
            <text:p>23.000952</text:p>
          </table:table-cell>
          <table:table-cell office:value-type="float" office:value="209.61037999999999" table:style-name="ce2">
            <text:p>209.61038</text:p>
          </table:table-cell>
          <table:table-cell office:value-type="float" office:value="23.001000000000001" table:style-name="ce2">
            <text:p>23.001</text:p>
          </table:table-cell>
          <table:table-cell office:value-type="float" office:value="134.64667" table:style-name="ce2">
            <text:p>134.64667</text:p>
          </table:table-cell>
          <table:table-cell office:value-type="float" office:value="23.001000000000001" table:style-name="ce2">
            <text:p>23.001</text:p>
          </table:table-cell>
          <table:table-cell office:value-type="float" office:value="109.96229" table:style-name="ce2">
            <text:p>109.96229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8.491667" table:style-name="ce2">
            <text:p>18.491667</text:p>
          </table:table-cell>
          <table:table-cell office:value-type="float" office:value="361.13720000000001" table:style-name="ce2">
            <text:p>361.1372</text:p>
          </table:table-cell>
          <table:table-cell office:value-type="float" office:value="18.719954000000001" table:style-name="ce2">
            <text:p>18.719954</text:p>
          </table:table-cell>
          <table:table-cell office:value-type="float" office:value="107.79519000000001" table:style-name="ce2">
            <text:p>107.79519</text:p>
          </table:table-cell>
          <table:table-cell office:value-type="float" office:value="19.158332999999999" table:style-name="ce2">
            <text:p>19.158333</text:p>
          </table:table-cell>
          <table:table-cell office:value-type="float" office:value="372.07" table:style-name="ce2">
            <text:p>372.07</text:p>
          </table:table-cell>
          <table:table-cell office:value-type="float" office:value="19.374596" table:style-name="ce2">
            <text:p>19.374596</text:p>
          </table:table-cell>
          <table:table-cell office:value-type="float" office:value="85.020009999999999" table:style-name="ce2">
            <text:p>85.02001</text:p>
          </table:table-cell>
          <table:table-cell office:value-type="float" office:value="17.888411999999999" table:style-name="ce2">
            <text:p>17.888412</text:p>
          </table:table-cell>
          <table:table-cell office:value-type="float" office:value="71.141120000000001" table:style-name="ce2">
            <text:p>71.14112</text:p>
          </table:table-cell>
          <table:table-cell office:value-type="float" office:value="18.230877" table:style-name="ce2">
            <text:p>18.230877</text:p>
          </table:table-cell>
          <table:table-cell office:value-type="float" office:value="312.00598000000002" table:style-name="ce2">
            <text:p>312.00598</text:p>
          </table:table-cell>
          <table:table-cell office:value-type="float" office:value="18.766666000000001" table:style-name="ce2">
            <text:p>18.766666</text:p>
          </table:table-cell>
          <table:table-cell office:value-type="float" office:value="148.50996000000001" table:style-name="ce2">
            <text:p>148.50996</text:p>
          </table:table-cell>
          <table:table-cell office:value-type="float" office:value="19.100000000000001" table:style-name="ce2">
            <text:p>19.1</text:p>
          </table:table-cell>
          <table:table-cell office:value-type="float" office:value="172.51003" table:style-name="ce2">
            <text:p>172.51003</text:p>
          </table:table-cell>
          <table:table-cell office:value-type="float" office:value="23" table:style-name="ce2">
            <text:p>23</text:p>
          </table:table-cell>
          <table:table-cell office:value-type="float" office:value="307.80990000000003" table:style-name="ce2">
            <text:p>307.8099</text:p>
          </table:table-cell>
          <table:table-cell office:value-type="float" office:value="23.001000000000001" table:style-name="ce2">
            <text:p>23.001</text:p>
          </table:table-cell>
          <table:table-cell office:value-type="float" office:value="94.169359999999998" table:style-name="ce2">
            <text:p>94.16936</text:p>
          </table:table-cell>
          <table:table-cell office:value-type="float" office:value="23.001000000000001" table:style-name="ce2">
            <text:p>23.001</text:p>
          </table:table-cell>
          <table:table-cell office:value-type="float" office:value="349.93002000000001" table:style-name="ce2">
            <text:p>349.93002</text:p>
          </table:table-cell>
          <table:table-cell office:value-type="float" office:value="23.000634999999999" table:style-name="ce2">
            <text:p>23.000635</text:p>
          </table:table-cell>
          <table:table-cell office:value-type="float" office:value="134.48146" table:style-name="ce2">
            <text:p>134.48146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3.175000000000001" table:style-name="ce2">
            <text:p>13.175</text:p>
          </table:table-cell>
          <table:table-cell office:value-type="float" office:value="109.35000599999999" table:style-name="ce2">
            <text:p>109.350006</text:p>
          </table:table-cell>
          <table:table-cell office:value-type="float" office:value="13.185817" table:style-name="ce2">
            <text:p>13.185817</text:p>
          </table:table-cell>
          <table:table-cell office:value-type="float" office:value="388" table:style-name="ce2">
            <text:p>388</text:p>
          </table:table-cell>
          <table:table-cell office:value-type="float" office:value="13.653961000000001" table:style-name="ce2">
            <text:p>13.653961</text:p>
          </table:table-cell>
          <table:table-cell office:value-type="float" office:value="351.39229999999998" table:style-name="ce2">
            <text:p>351.3923</text:p>
          </table:table-cell>
          <table:table-cell office:value-type="float" office:value="14.056072" table:style-name="ce2">
            <text:p>14.056072</text:p>
          </table:table-cell>
          <table:table-cell office:value-type="float" office:value="192.17468" table:style-name="ce2">
            <text:p>192.17468</text:p>
          </table:table-cell>
          <table:table-cell table:number-columns-repeated="1631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183.79687999999999" table:style-name="ce2">
            <text:p>183.79688</text:p>
          </table:table-cell>
          <table:table-cell office:value-type="float" office:value="23.000298000000001" table:style-name="ce2">
            <text:p>23.000298</text:p>
          </table:table-cell>
          <table:table-cell office:value-type="float" office:value="313.20996000000002" table:style-name="ce2">
            <text:p>313.20996</text:p>
          </table:table-cell>
          <table:table-cell office:value-type="float" office:value="23.000510999999999" table:style-name="ce2">
            <text:p>23.000511</text:p>
          </table:table-cell>
          <table:table-cell office:value-type="float" office:value="88.564835000000002" table:style-name="ce2">
            <text:p>88.564835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263.40039999999999" table:style-name="ce2">
            <text:p>263.4004</text:p>
          </table:table-cell>
          <table:table-cell office:value-type="float" office:value="23.998366999999998" table:style-name="ce2">
            <text:p>23.998367</text:p>
          </table:table-cell>
          <table:table-cell office:value-type="float" office:value="177.48038" table:style-name="ce2">
            <text:p>177.48038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102.51666" table:style-name="ce2">
            <text:p>102.51666</text:p>
          </table:table-cell>
          <table:table-cell office:value-type="float" office:value="23.999092000000001" table:style-name="ce2">
            <text:p>23.999092</text:p>
          </table:table-cell>
          <table:table-cell office:value-type="float" office:value="77.832279999999997" table:style-name="ce2">
            <text:p>77.83228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9.367764000000001" table:style-name="ce2">
            <text:p>19.367764</text:p>
          </table:table-cell>
          <table:table-cell office:value-type="float" office:value="342.50716999999997" table:style-name="ce2">
            <text:p>342.50717</text:p>
          </table:table-cell>
          <table:table-cell office:value-type="float" office:value="19.399999999999999" table:style-name="ce2">
            <text:p>19.4</text:p>
          </table:table-cell>
          <table:table-cell office:value-type="float" office:value="89.165220000000005" table:style-name="ce2">
            <text:p>89.16522</text:p>
          </table:table-cell>
          <table:table-cell office:value-type="float" office:value="19.733333999999999" table:style-name="ce2">
            <text:p>19.733334</text:p>
          </table:table-cell>
          <table:table-cell office:value-type="float" office:value="353.43997000000002" table:style-name="ce2">
            <text:p>353.43997</text:p>
          </table:table-cell>
          <table:table-cell office:value-type="float" office:value="20.518174999999999" table:style-name="ce2">
            <text:p>20.518175</text:p>
          </table:table-cell>
          <table:table-cell office:value-type="float" office:value="66.389983999999998" table:style-name="ce2">
            <text:p>66.389984</text:p>
          </table:table-cell>
          <table:table-cell office:value-type="float" office:value="18.776173" table:style-name="ce2">
            <text:p>18.776173</text:p>
          </table:table-cell>
          <table:table-cell office:value-type="float" office:value="56.831153999999998" table:style-name="ce2">
            <text:p>56.831154</text:p>
          </table:table-cell>
          <table:table-cell office:value-type="float" office:value="18.875" table:style-name="ce2">
            <text:p>18.875</text:p>
          </table:table-cell>
          <table:table-cell office:value-type="float" office:value="297.69594999999998" table:style-name="ce2">
            <text:p>297.69595</text:p>
          </table:table-cell>
          <table:table-cell office:value-type="float" office:value="19.697614999999999" table:style-name="ce2">
            <text:p>19.697615</text:p>
          </table:table-cell>
          <table:table-cell office:value-type="float" office:value="134.19994" table:style-name="ce2">
            <text:p>134.19994</text:p>
          </table:table-cell>
          <table:table-cell office:value-type="float" office:value="19.757553000000001" table:style-name="ce2">
            <text:p>19.757553</text:p>
          </table:table-cell>
          <table:table-cell office:value-type="float" office:value="158.20006000000001" table:style-name="ce2">
            <text:p>158.20006</text:p>
          </table:table-cell>
          <table:table-cell office:value-type="float" office:value="23.996165999999999" table:style-name="ce2">
            <text:p>23.996166</text:p>
          </table:table-cell>
          <table:table-cell office:value-type="float" office:value="275.67989999999998" table:style-name="ce2">
            <text:p>275.6799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62.039352000000001" table:style-name="ce2">
            <text:p>62.039352</text:p>
          </table:table-cell>
          <table:table-cell office:value-type="float" office:value="23.993677000000002" table:style-name="ce2">
            <text:p>23.993677</text:p>
          </table:table-cell>
          <table:table-cell office:value-type="float" office:value="317.80002000000002" table:style-name="ce2">
            <text:p>317.80002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102.351456" table:style-name="ce2">
            <text:p>102.351456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4.098731000000001" table:style-name="ce2">
            <text:p>14.098731</text:p>
          </table:table-cell>
          <table:table-cell office:value-type="float" office:value="90.450010000000006" table:style-name="ce2">
            <text:p>90.45001</text:p>
          </table:table-cell>
          <table:table-cell office:value-type="float" office:value="14.091666" table:style-name="ce2">
            <text:p>14.091666</text:p>
          </table:table-cell>
          <table:table-cell office:value-type="float" office:value="369.1" table:style-name="ce2">
            <text:p>369.1</text:p>
          </table:table-cell>
          <table:table-cell office:value-type="float" office:value="14.425000000000001" table:style-name="ce2">
            <text:p>14.425</text:p>
          </table:table-cell>
          <table:table-cell office:value-type="float" office:value="332.49227999999999" table:style-name="ce2">
            <text:p>332.49228</text:p>
          </table:table-cell>
          <table:table-cell office:value-type="float" office:value="15.175319" table:style-name="ce2">
            <text:p>15.175319</text:p>
          </table:table-cell>
          <table:table-cell office:value-type="float" office:value="173.27468999999999" table:style-name="ce2">
            <text:p>173.27469</text:p>
          </table:table-cell>
          <table:table-cell table:number-columns-repeated="16314"/>
        </table:table-row>
        <table:table-row table:style-name="ro1">
          <table:table-cell office:value-type="float" office:value="23.001000000000001" table:style-name="ce2">
            <text:p>23.001</text:p>
          </table:table-cell>
          <table:table-cell office:value-type="float" office:value="183.79687999999999" table:style-name="ce2">
            <text:p>183.79688</text:p>
          </table:table-cell>
          <table:table-cell office:value-type="float" office:value="23.000437000000002" table:style-name="ce2">
            <text:p>23.000437</text:p>
          </table:table-cell>
          <table:table-cell office:value-type="float" office:value="313.21413999999999" table:style-name="ce2">
            <text:p>313.21414</text:p>
          </table:table-cell>
          <table:table-cell office:value-type="float" office:value="23.000810000000001" table:style-name="ce2">
            <text:p>23.00081</text:p>
          </table:table-cell>
          <table:table-cell office:value-type="float" office:value="88.573819999999998" table:style-name="ce2">
            <text:p>88.57382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4" table:style-name="ce2">
            <text:p>24</text:p>
          </table:table-cell>
          <table:table-cell office:value-type="float" office:value="263.40039999999999" table:style-name="ce2">
            <text:p>263.4004</text:p>
          </table:table-cell>
          <table:table-cell office:value-type="float" office:value="23.998745" table:style-name="ce2">
            <text:p>23.998745</text:p>
          </table:table-cell>
          <table:table-cell office:value-type="float" office:value="177.49170000000001" table:style-name="ce2">
            <text:p>177.4917</text:p>
          </table:table-cell>
          <table:table-cell office:value-type="float" office:value="24" table:style-name="ce2">
            <text:p>24</text:p>
          </table:table-cell>
          <table:table-cell office:value-type="float" office:value="102.51666" table:style-name="ce2">
            <text:p>102.51666</text:p>
          </table:table-cell>
          <table:table-cell office:value-type="float" office:value="23.999421999999999" table:style-name="ce2">
            <text:p>23.999422</text:p>
          </table:table-cell>
          <table:table-cell office:value-type="float" office:value="78.132869999999997" table:style-name="ce2">
            <text:p>78.13287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9.415571" table:style-name="ce2">
            <text:p>19.415571</text:p>
          </table:table-cell>
          <table:table-cell office:value-type="float" office:value="386.05779999999999" table:style-name="ce2">
            <text:p>386.0578</text:p>
          </table:table-cell>
          <table:table-cell office:value-type="float" office:value="20.05" table:style-name="ce2">
            <text:p>20.05</text:p>
          </table:table-cell>
          <table:table-cell office:value-type="float" office:value="89.165220000000005" table:style-name="ce2">
            <text:p>89.16522</text:p>
          </table:table-cell>
          <table:table-cell office:value-type="float" office:value="20.383333" table:style-name="ce2">
            <text:p>20.383333</text:p>
          </table:table-cell>
          <table:table-cell office:value-type="float" office:value="353.43997000000002" table:style-name="ce2">
            <text:p>353.43997</text:p>
          </table:table-cell>
          <table:table-cell office:value-type="float" office:value="20.538627999999999" table:style-name="ce2">
            <text:p>20.538628</text:p>
          </table:table-cell>
          <table:table-cell office:value-type="float" office:value="85.020020000000002" table:style-name="ce2">
            <text:p>85.02002</text:p>
          </table:table-cell>
          <table:table-cell office:value-type="float" office:value="19.200220000000002" table:style-name="ce2">
            <text:p>19.20022</text:p>
          </table:table-cell>
          <table:table-cell office:value-type="float" office:value="69.552580000000006" table:style-name="ce2">
            <text:p>69.55258</text:p>
          </table:table-cell>
          <table:table-cell office:value-type="float" office:value="19.591667000000001" table:style-name="ce2">
            <text:p>19.591667</text:p>
          </table:table-cell>
          <table:table-cell office:value-type="float" office:value="297.69594999999998" table:style-name="ce2">
            <text:p>297.69595</text:p>
          </table:table-cell>
          <table:table-cell office:value-type="float" office:value="19.713324" table:style-name="ce2">
            <text:p>19.713324</text:p>
          </table:table-cell>
          <table:table-cell office:value-type="float" office:value="134.6712" table:style-name="ce2">
            <text:p>134.6712</text:p>
          </table:table-cell>
          <table:table-cell office:value-type="float" office:value="19.953893999999998" table:style-name="ce2">
            <text:p>19.953894</text:p>
          </table:table-cell>
          <table:table-cell office:value-type="float" office:value="164.09027" table:style-name="ce2">
            <text:p>164.09027</text:p>
          </table:table-cell>
          <table:table-cell office:value-type="float" office:value="23.996725000000001" table:style-name="ce2">
            <text:p>23.996725</text:p>
          </table:table-cell>
          <table:table-cell office:value-type="float" office:value="276.18900000000002" table:style-name="ce2">
            <text:p>276.189</text:p>
          </table:table-cell>
          <table:table-cell office:value-type="float" office:value="24" table:style-name="ce2">
            <text:p>24</text:p>
          </table:table-cell>
          <table:table-cell office:value-type="float" office:value="69.630486000000005" table:style-name="ce2">
            <text:p>69.630486</text:p>
          </table:table-cell>
          <table:table-cell office:value-type="float" office:value="23.999894999999999" table:style-name="ce2">
            <text:p>23.999895</text:p>
          </table:table-cell>
          <table:table-cell office:value-type="float" office:value="323.46426000000002" table:style-name="ce2">
            <text:p>323.46426</text:p>
          </table:table-cell>
          <table:table-cell office:value-type="float" office:value="24" table:style-name="ce2">
            <text:p>24</text:p>
          </table:table-cell>
          <table:table-cell office:value-type="float" office:value="102.351456" table:style-name="ce2">
            <text:p>102.351456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4.384605000000001" table:style-name="ce2">
            <text:p>14.384605</text:p>
          </table:table-cell>
          <table:table-cell office:value-type="float" office:value="350.86727999999999" table:style-name="ce2">
            <text:p>350.86728</text:p>
          </table:table-cell>
          <table:table-cell office:value-type="float" office:value="14.775" table:style-name="ce2">
            <text:p>14.775</text:p>
          </table:table-cell>
          <table:table-cell office:value-type="float" office:value="369.1" table:style-name="ce2">
            <text:p>369.1</text:p>
          </table:table-cell>
          <table:table-cell office:value-type="float" office:value="15.108333999999999" table:style-name="ce2">
            <text:p>15.108334</text:p>
          </table:table-cell>
          <table:table-cell office:value-type="float" office:value="332.49227999999999" table:style-name="ce2">
            <text:p>332.49228</text:p>
          </table:table-cell>
          <table:table-cell office:value-type="float" office:value="15.231036" table:style-name="ce2">
            <text:p>15.231036</text:p>
          </table:table-cell>
          <table:table-cell office:value-type="float" office:value="173.27468999999999" table:style-name="ce2">
            <text:p>173.27469</text:p>
          </table:table-cell>
          <table:table-cell table:number-columns-repeated="16314"/>
        </table:table-row>
        <table:table-row table:style-name="ro1">
          <table:table-cell office:value-type="float" office:value="23.991667" table:style-name="ce2">
            <text:p>23.991667</text:p>
          </table:table-cell>
          <table:table-cell office:value-type="float" office:value="151.66686999999999" table:style-name="ce2">
            <text:p>151.66687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281.08413999999999" table:style-name="ce2">
            <text:p>281.08414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56.443817000000003" table:style-name="ce2">
            <text:p>56.443817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0.192534999999999" table:style-name="ce2">
            <text:p>20.192535</text:p>
          </table:table-cell>
          <table:table-cell office:value-type="float" office:value="374.71776999999997" table:style-name="ce2">
            <text:p>374.71777</text:p>
          </table:table-cell>
          <table:table-cell office:value-type="float" office:value="20.399999999999999" table:style-name="ce2">
            <text:p>20.4</text:p>
          </table:table-cell>
          <table:table-cell office:value-type="float" office:value="77.825209999999998" table:style-name="ce2">
            <text:p>77.82521</text:p>
          </table:table-cell>
          <table:table-cell office:value-type="float" office:value="20.733333999999999" table:style-name="ce2">
            <text:p>20.733334</text:p>
          </table:table-cell>
          <table:table-cell office:value-type="float" office:value="342.09994999999998" table:style-name="ce2">
            <text:p>342.09995</text:p>
          </table:table-cell>
          <table:table-cell office:value-type="float" office:value="21.066668" table:style-name="ce2">
            <text:p>21.066668</text:p>
          </table:table-cell>
          <table:table-cell office:value-type="float" office:value="73.680009999999996" table:style-name="ce2">
            <text:p>73.68001</text:p>
          </table:table-cell>
          <table:table-cell office:value-type="float" office:value="19.441668" table:style-name="ce2">
            <text:p>19.441668</text:p>
          </table:table-cell>
          <table:table-cell office:value-type="float" office:value="63.612549999999999" table:style-name="ce2">
            <text:p>63.61255</text:p>
          </table:table-cell>
          <table:table-cell office:value-type="float" office:value="20.066148999999999" table:style-name="ce2">
            <text:p>20.066149</text:p>
          </table:table-cell>
          <table:table-cell office:value-type="float" office:value="291.75598000000002" table:style-name="ce2">
            <text:p>291.75598</text:p>
          </table:table-cell>
          <table:table-cell office:value-type="float" office:value="20.153635000000001" table:style-name="ce2">
            <text:p>20.153635</text:p>
          </table:table-cell>
          <table:table-cell office:value-type="float" office:value="128.73116999999999" table:style-name="ce2">
            <text:p>128.73117</text:p>
          </table:table-cell>
          <table:table-cell office:value-type="float" office:value="20.441668" table:style-name="ce2">
            <text:p>20.441668</text:p>
          </table:table-cell>
          <table:table-cell office:value-type="float" office:value="158.15024" table:style-name="ce2">
            <text:p>158.15024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5.033334" table:style-name="ce2">
            <text:p>15.033334</text:p>
          </table:table-cell>
          <table:table-cell office:value-type="float" office:value="331.69727" table:style-name="ce2">
            <text:p>331.69727</text:p>
          </table:table-cell>
          <table:table-cell office:value-type="float" office:value="15.366667" table:style-name="ce2">
            <text:p>15.366667</text:p>
          </table:table-cell>
          <table:table-cell office:value-type="float" office:value="349.93" table:style-name="ce2">
            <text:p>349.93</text:p>
          </table:table-cell>
          <table:table-cell office:value-type="float" office:value="16.167639000000001" table:style-name="ce2">
            <text:p>16.167639</text:p>
          </table:table-cell>
          <table:table-cell office:value-type="float" office:value="313.32229999999998" table:style-name="ce2">
            <text:p>313.3223</text:p>
          </table:table-cell>
          <table:table-cell office:value-type="float" office:value="16.54945" table:style-name="ce2">
            <text:p>16.54945</text:p>
          </table:table-cell>
          <table:table-cell office:value-type="float" office:value="154.10470000000001" table:style-name="ce2">
            <text:p>154.1047</text:p>
          </table:table-cell>
          <table:table-cell table:number-columns-repeated="16314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151.66686999999999" table:style-name="ce2">
            <text:p>151.66687</text:p>
          </table:table-cell>
          <table:table-cell office:value-type="float" office:value="24" table:style-name="ce2">
            <text:p>24</text:p>
          </table:table-cell>
          <table:table-cell office:value-type="float" office:value="281.08413999999999" table:style-name="ce2">
            <text:p>281.08414</text:p>
          </table:table-cell>
          <table:table-cell office:value-type="float" office:value="24" table:style-name="ce2">
            <text:p>24</text:p>
          </table:table-cell>
          <table:table-cell office:value-type="float" office:value="56.693812999999999" table:style-name="ce2">
            <text:p>56.693813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0.429061999999998" table:style-name="ce2">
            <text:p>20.429062</text:p>
          </table:table-cell>
          <table:table-cell office:value-type="float" office:value="381.81357000000003" table:style-name="ce2">
            <text:p>381.81357</text:p>
          </table:table-cell>
          <table:table-cell office:value-type="float" office:value="20.8" table:style-name="ce2">
            <text:p>20.8</text:p>
          </table:table-cell>
          <table:table-cell office:value-type="float" office:value="77.825209999999998" table:style-name="ce2">
            <text:p>77.82521</text:p>
          </table:table-cell>
          <table:table-cell office:value-type="float" office:value="21.133333" table:style-name="ce2">
            <text:p>21.133333</text:p>
          </table:table-cell>
          <table:table-cell office:value-type="float" office:value="354.09994999999998" table:style-name="ce2">
            <text:p>354.09995</text:p>
          </table:table-cell>
          <table:table-cell office:value-type="float" office:value="21.466667000000001" table:style-name="ce2">
            <text:p>21.466667</text:p>
          </table:table-cell>
          <table:table-cell office:value-type="float" office:value="73.680009999999996" table:style-name="ce2">
            <text:p>73.68001</text:p>
          </table:table-cell>
          <table:table-cell office:value-type="float" office:value="19.816668" table:style-name="ce2">
            <text:p>19.816668</text:p>
          </table:table-cell>
          <table:table-cell office:value-type="float" office:value="63.612549999999999" table:style-name="ce2">
            <text:p>63.61255</text:p>
          </table:table-cell>
          <table:table-cell office:value-type="float" office:value="20.073226999999999" table:style-name="ce2">
            <text:p>20.073227</text:p>
          </table:table-cell>
          <table:table-cell office:value-type="float" office:value="298.20382999999998" table:style-name="ce2">
            <text:p>298.20383</text:p>
          </table:table-cell>
          <table:table-cell office:value-type="float" office:value="20.391848" table:style-name="ce2">
            <text:p>20.391848</text:p>
          </table:table-cell>
          <table:table-cell office:value-type="float" office:value="345.73093" table:style-name="ce2">
            <text:p>345.73093</text:p>
          </table:table-cell>
          <table:table-cell office:value-type="float" office:value="20.816668" table:style-name="ce2">
            <text:p>20.816668</text:p>
          </table:table-cell>
          <table:table-cell office:value-type="float" office:value="158.15024" table:style-name="ce2">
            <text:p>158.15024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5.691667000000001" table:style-name="ce2">
            <text:p>15.691667</text:p>
          </table:table-cell>
          <table:table-cell office:value-type="float" office:value="351.44727" table:style-name="ce2">
            <text:p>351.44727</text:p>
          </table:table-cell>
          <table:table-cell office:value-type="float" office:value="16.024999999999999" table:style-name="ce2">
            <text:p>16.025</text:p>
          </table:table-cell>
          <table:table-cell office:value-type="float" office:value="349.93" table:style-name="ce2">
            <text:p>349.93</text:p>
          </table:table-cell>
          <table:table-cell office:value-type="float" office:value="16.209430000000001" table:style-name="ce2">
            <text:p>16.20943</text:p>
          </table:table-cell>
          <table:table-cell office:value-type="float" office:value="351.39229999999998" table:style-name="ce2">
            <text:p>351.3923</text:p>
          </table:table-cell>
          <table:table-cell office:value-type="float" office:value="16.570492000000002" table:style-name="ce2">
            <text:p>16.570492</text:p>
          </table:table-cell>
          <table:table-cell office:value-type="float" office:value="154.73602" table:style-name="ce2">
            <text:p>154.73602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0.524999999999999" table:style-name="ce2">
            <text:p>20.525</text:p>
          </table:table-cell>
          <table:table-cell office:value-type="float" office:value="379.92358000000002" table:style-name="ce2">
            <text:p>379.92358</text:p>
          </table:table-cell>
          <table:table-cell office:value-type="float" office:value="21.762062" table:style-name="ce2">
            <text:p>21.762062</text:p>
          </table:table-cell>
          <table:table-cell office:value-type="float" office:value="75.935180000000003" table:style-name="ce2">
            <text:p>75.93518</text:p>
          </table:table-cell>
          <table:table-cell office:value-type="float" office:value="21.191668" table:style-name="ce2">
            <text:p>21.191668</text:p>
          </table:table-cell>
          <table:table-cell office:value-type="float" office:value="352.2099" table:style-name="ce2">
            <text:p>352.2099</text:p>
          </table:table-cell>
          <table:table-cell office:value-type="float" office:value="21.524999999999999" table:style-name="ce2">
            <text:p>21.525</text:p>
          </table:table-cell>
          <table:table-cell office:value-type="float" office:value="71.790040000000005" table:style-name="ce2">
            <text:p>71.79004</text:p>
          </table:table-cell>
          <table:table-cell office:value-type="float" office:value="19.866667" table:style-name="ce2">
            <text:p>19.866667</text:p>
          </table:table-cell>
          <table:table-cell office:value-type="float" office:value="61.992573" table:style-name="ce2">
            <text:p>61.992573</text:p>
          </table:table-cell>
          <table:table-cell office:value-type="float" office:value="20.2" table:style-name="ce2">
            <text:p>20.2</text:p>
          </table:table-cell>
          <table:table-cell office:value-type="float" office:value="296.5838" table:style-name="ce2">
            <text:p>296.5838</text:p>
          </table:table-cell>
          <table:table-cell office:value-type="float" office:value="20.533332999999999" table:style-name="ce2">
            <text:p>20.533333</text:p>
          </table:table-cell>
          <table:table-cell office:value-type="float" office:value="344.11095999999998" table:style-name="ce2">
            <text:p>344.11096</text:p>
          </table:table-cell>
          <table:table-cell office:value-type="float" office:value="20.866667" table:style-name="ce2">
            <text:p>20.866667</text:p>
          </table:table-cell>
          <table:table-cell office:value-type="float" office:value="156.53026" table:style-name="ce2">
            <text:p>156.53026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6.634274000000001" table:style-name="ce2">
            <text:p>16.634274</text:p>
          </table:table-cell>
          <table:table-cell office:value-type="float" office:value="333.35727000000003" table:style-name="ce2">
            <text:p>333.35727</text:p>
          </table:table-cell>
          <table:table-cell office:value-type="float" office:value="16.583334000000001" table:style-name="ce2">
            <text:p>16.583334</text:p>
          </table:table-cell>
          <table:table-cell office:value-type="float" office:value="331.83996999999999" table:style-name="ce2">
            <text:p>331.83997</text:p>
          </table:table-cell>
          <table:table-cell office:value-type="float" office:value="16.916665999999999" table:style-name="ce2">
            <text:p>16.916666</text:p>
          </table:table-cell>
          <table:table-cell office:value-type="float" office:value="333.30234000000002" table:style-name="ce2">
            <text:p>333.30234</text:p>
          </table:table-cell>
          <table:table-cell office:value-type="float" office:value="17.25" table:style-name="ce2">
            <text:p>17.25</text:p>
          </table:table-cell>
          <table:table-cell office:value-type="float" office:value="136.64606000000001" table:style-name="ce2">
            <text:p>136.64606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" table:style-name="ce2">
            <text:p>23</text:p>
          </table:table-cell>
          <table:table-cell office:value-type="float" office:value="379.92358000000002" table:style-name="ce2">
            <text:p>379.92358</text:p>
          </table:table-cell>
          <table:table-cell office:value-type="float" office:value="22.042608000000001" table:style-name="ce2">
            <text:p>22.042608</text:p>
          </table:table-cell>
          <table:table-cell office:value-type="float" office:value="84.351560000000006" table:style-name="ce2">
            <text:p>84.35156</text:p>
          </table:table-cell>
          <table:table-cell office:value-type="float" office:value="23" table:style-name="ce2">
            <text:p>23</text:p>
          </table:table-cell>
          <table:table-cell office:value-type="float" office:value="352.2099" table:style-name="ce2">
            <text:p>352.2099</text:p>
          </table:table-cell>
          <table:table-cell office:value-type="float" office:value="23" table:style-name="ce2">
            <text:p>23</text:p>
          </table:table-cell>
          <table:table-cell office:value-type="float" office:value="116.040054" table:style-name="ce2">
            <text:p>116.040054</text:p>
          </table:table-cell>
          <table:table-cell office:value-type="float" office:value="23" table:style-name="ce2">
            <text:p>23</text:p>
          </table:table-cell>
          <table:table-cell office:value-type="float" office:value="61.992573" table:style-name="ce2">
            <text:p>61.992573</text:p>
          </table:table-cell>
          <table:table-cell office:value-type="float" office:value="23" table:style-name="ce2">
            <text:p>23</text:p>
          </table:table-cell>
          <table:table-cell office:value-type="float" office:value="296.5838" table:style-name="ce2">
            <text:p>296.5838</text:p>
          </table:table-cell>
          <table:table-cell office:value-type="float" office:value="23" table:style-name="ce2">
            <text:p>23</text:p>
          </table:table-cell>
          <table:table-cell office:value-type="float" office:value="344.11095999999998" table:style-name="ce2">
            <text:p>344.11096</text:p>
          </table:table-cell>
          <table:table-cell office:value-type="float" office:value="23" table:style-name="ce2">
            <text:p>23</text:p>
          </table:table-cell>
          <table:table-cell office:value-type="float" office:value="156.53026" table:style-name="ce2">
            <text:p>156.53026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6.815253999999999" table:style-name="ce2">
            <text:p>16.815254</text:p>
          </table:table-cell>
          <table:table-cell office:value-type="float" office:value="338.78667999999999" table:style-name="ce2">
            <text:p>338.78668</text:p>
          </table:table-cell>
          <table:table-cell office:value-type="float" office:value="17.358333999999999" table:style-name="ce2">
            <text:p>17.358334</text:p>
          </table:table-cell>
          <table:table-cell office:value-type="float" office:value="331.83996999999999" table:style-name="ce2">
            <text:p>331.83997</text:p>
          </table:table-cell>
          <table:table-cell office:value-type="float" office:value="17.691668" table:style-name="ce2">
            <text:p>17.691668</text:p>
          </table:table-cell>
          <table:table-cell office:value-type="float" office:value="333.30234000000002" table:style-name="ce2">
            <text:p>333.30234</text:p>
          </table:table-cell>
          <table:table-cell office:value-type="float" office:value="18.024999999999999" table:style-name="ce2">
            <text:p>18.025</text:p>
          </table:table-cell>
          <table:table-cell office:value-type="float" office:value="136.64606000000001" table:style-name="ce2">
            <text:p>136.64606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347.79358000000002" table:style-name="ce2">
            <text:p>347.79358</text:p>
          </table:table-cell>
          <table:table-cell office:value-type="float" office:value="23.995052000000001" table:style-name="ce2">
            <text:p>23.995052</text:p>
          </table:table-cell>
          <table:table-cell office:value-type="float" office:value="52.221558000000002" table:style-name="ce2">
            <text:p>52.221558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320.07990000000001" table:style-name="ce2">
            <text:p>320.0799</text:p>
          </table:table-cell>
          <table:table-cell office:value-type="float" office:value="23.992433999999999" table:style-name="ce2">
            <text:p>23.992434</text:p>
          </table:table-cell>
          <table:table-cell office:value-type="float" office:value="83.910049999999998" table:style-name="ce2">
            <text:p>83.91005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29.862568" table:style-name="ce2">
            <text:p>29.862568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264.4538" table:style-name="ce2">
            <text:p>264.4538</text:p>
          </table:table-cell>
          <table:table-cell office:value-type="float" office:value="23.992540000000002" table:style-name="ce2">
            <text:p>23.99254</text:p>
          </table:table-cell>
          <table:table-cell office:value-type="float" office:value="311.98095999999998" table:style-name="ce2">
            <text:p>311.98096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124.40025" table:style-name="ce2">
            <text:p>124.40025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7.524999999999999" table:style-name="ce2">
            <text:p>17.525</text:p>
          </table:table-cell>
          <table:table-cell office:value-type="float" office:value="322.58667000000003" table:style-name="ce2">
            <text:p>322.58667</text:p>
          </table:table-cell>
          <table:table-cell office:value-type="float" office:value="18.298476999999998" table:style-name="ce2">
            <text:p>18.298477</text:p>
          </table:table-cell>
          <table:table-cell office:value-type="float" office:value="315.63995" table:style-name="ce2">
            <text:p>315.63995</text:p>
          </table:table-cell>
          <table:table-cell office:value-type="float" office:value="18.191668" table:style-name="ce2">
            <text:p>18.191668</text:p>
          </table:table-cell>
          <table:table-cell office:value-type="float" office:value="317.10232999999999" table:style-name="ce2">
            <text:p>317.10233</text:p>
          </table:table-cell>
          <table:table-cell office:value-type="float" office:value="19.211538000000001" table:style-name="ce2">
            <text:p>19.211538</text:p>
          </table:table-cell>
          <table:table-cell office:value-type="float" office:value="120.44606" table:style-name="ce2">
            <text:p>120.44606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4" table:style-name="ce2">
            <text:p>24</text:p>
          </table:table-cell>
          <table:table-cell office:value-type="float" office:value="347.79358000000002" table:style-name="ce2">
            <text:p>347.79358</text:p>
          </table:table-cell>
          <table:table-cell office:value-type="float" office:value="23.995267999999999" table:style-name="ce2">
            <text:p>23.995268</text:p>
          </table:table-cell>
          <table:table-cell office:value-type="float" office:value="52.221558000000002" table:style-name="ce2">
            <text:p>52.221558</text:p>
          </table:table-cell>
          <table:table-cell office:value-type="float" office:value="24" table:style-name="ce2">
            <text:p>24</text:p>
          </table:table-cell>
          <table:table-cell office:value-type="float" office:value="327.67102" table:style-name="ce2">
            <text:p>327.67102</text:p>
          </table:table-cell>
          <table:table-cell office:value-type="float" office:value="23.996008" table:style-name="ce2">
            <text:p>23.996008</text:p>
          </table:table-cell>
          <table:table-cell office:value-type="float" office:value="83.910049999999998" table:style-name="ce2">
            <text:p>83.91005</text:p>
          </table:table-cell>
          <table:table-cell office:value-type="float" office:value="24" table:style-name="ce2">
            <text:p>24</text:p>
          </table:table-cell>
          <table:table-cell office:value-type="float" office:value="29.862568" table:style-name="ce2">
            <text:p>29.862568</text:p>
          </table:table-cell>
          <table:table-cell office:value-type="float" office:value="24" table:style-name="ce2">
            <text:p>24</text:p>
          </table:table-cell>
          <table:table-cell office:value-type="float" office:value="264.4538" table:style-name="ce2">
            <text:p>264.4538</text:p>
          </table:table-cell>
          <table:table-cell office:value-type="float" office:value="23.993528000000001" table:style-name="ce2">
            <text:p>23.993528</text:p>
          </table:table-cell>
          <table:table-cell office:value-type="float" office:value="311.98095999999998" table:style-name="ce2">
            <text:p>311.98096</text:p>
          </table:table-cell>
          <table:table-cell office:value-type="float" office:value="24" table:style-name="ce2">
            <text:p>24</text:p>
          </table:table-cell>
          <table:table-cell office:value-type="float" office:value="124.40025" table:style-name="ce2">
            <text:p>124.40025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8.3" table:style-name="ce2">
            <text:p>18.3</text:p>
          </table:table-cell>
          <table:table-cell office:value-type="float" office:value="322.58667000000003" table:style-name="ce2">
            <text:p>322.58667</text:p>
          </table:table-cell>
          <table:table-cell office:value-type="float" office:value="18.353892999999999" table:style-name="ce2">
            <text:p>18.353893</text:p>
          </table:table-cell>
          <table:table-cell office:value-type="float" office:value="317.30243000000002" table:style-name="ce2">
            <text:p>317.30243</text:p>
          </table:table-cell>
          <table:table-cell office:value-type="float" office:value="18.966667000000001" table:style-name="ce2">
            <text:p>18.966667</text:p>
          </table:table-cell>
          <table:table-cell office:value-type="float" office:value="317.10232999999999" table:style-name="ce2">
            <text:p>317.10233</text:p>
          </table:table-cell>
          <table:table-cell office:value-type="float" office:value="19.258669999999999" table:style-name="ce2">
            <text:p>19.25867</text:p>
          </table:table-cell>
          <table:table-cell office:value-type="float" office:value="121.86002999999999" table:style-name="ce2">
            <text:p>121.86003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8.8" table:style-name="ce2">
            <text:p>18.8</text:p>
          </table:table-cell>
          <table:table-cell office:value-type="float" office:value="306.38666000000001" table:style-name="ce2">
            <text:p>306.38666</text:p>
          </table:table-cell>
          <table:table-cell office:value-type="float" office:value="19.511693999999999" table:style-name="ce2">
            <text:p>19.511694</text:p>
          </table:table-cell>
          <table:table-cell office:value-type="float" office:value="301.10242" table:style-name="ce2">
            <text:p>301.10242</text:p>
          </table:table-cell>
          <table:table-cell office:value-type="float" office:value="19.977606000000002" table:style-name="ce2">
            <text:p>19.977606</text:p>
          </table:table-cell>
          <table:table-cell office:value-type="float" office:value="300.90230000000003" table:style-name="ce2">
            <text:p>300.9023</text:p>
          </table:table-cell>
          <table:table-cell office:value-type="float" office:value="19.921721999999999" table:style-name="ce2">
            <text:p>19.921722</text:p>
          </table:table-cell>
          <table:table-cell office:value-type="float" office:value="105.660034" table:style-name="ce2">
            <text:p>105.660034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9.475000000000001" table:style-name="ce2">
            <text:p>19.475</text:p>
          </table:table-cell>
          <table:table-cell office:value-type="float" office:value="306.38666000000001" table:style-name="ce2">
            <text:p>306.38666</text:p>
          </table:table-cell>
          <table:table-cell office:value-type="float" office:value="19.598943999999999" table:style-name="ce2">
            <text:p>19.598944</text:p>
          </table:table-cell>
          <table:table-cell office:value-type="float" office:value="380.58258000000001" table:style-name="ce2">
            <text:p>380.58258</text:p>
          </table:table-cell>
          <table:table-cell office:value-type="float" office:value="20.002383999999999" table:style-name="ce2">
            <text:p>20.002384</text:p>
          </table:table-cell>
          <table:table-cell office:value-type="float" office:value="301.64566000000002" table:style-name="ce2">
            <text:p>301.64566</text:p>
          </table:table-cell>
          <table:table-cell office:value-type="float" office:value="20.231663000000001" table:style-name="ce2">
            <text:p>20.231663</text:p>
          </table:table-cell>
          <table:table-cell office:value-type="float" office:value="388" table:style-name="ce2">
            <text:p>388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9.75" table:style-name="ce2">
            <text:p>19.75</text:p>
          </table:table-cell>
          <table:table-cell office:value-type="float" office:value="297.47667999999999" table:style-name="ce2">
            <text:p>297.47668</text:p>
          </table:table-cell>
          <table:table-cell office:value-type="float" office:value="20.451609000000001" table:style-name="ce2">
            <text:p>20.451609</text:p>
          </table:table-cell>
          <table:table-cell office:value-type="float" office:value="371.67255" table:style-name="ce2">
            <text:p>371.67255</text:p>
          </table:table-cell>
          <table:table-cell office:value-type="float" office:value="20.791520999999999" table:style-name="ce2">
            <text:p>20.791521</text:p>
          </table:table-cell>
          <table:table-cell office:value-type="float" office:value="292.73566" table:style-name="ce2">
            <text:p>292.73566</text:p>
          </table:table-cell>
          <table:table-cell office:value-type="float" office:value="20.75" table:style-name="ce2">
            <text:p>20.75</text:p>
          </table:table-cell>
          <table:table-cell office:value-type="float" office:value="379.09003000000001" table:style-name="ce2">
            <text:p>379.09003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0.391666000000001" table:style-name="ce2">
            <text:p>20.391666</text:p>
          </table:table-cell>
          <table:table-cell office:value-type="float" office:value="297.47667999999999" table:style-name="ce2">
            <text:p>297.47668</text:p>
          </table:table-cell>
          <table:table-cell office:value-type="float" office:value="20.461387999999999" table:style-name="ce2">
            <text:p>20.461388</text:p>
          </table:table-cell>
          <table:table-cell office:value-type="float" office:value="371.96597000000003" table:style-name="ce2">
            <text:p>371.96597</text:p>
          </table:table-cell>
          <table:table-cell office:value-type="float" office:value="20.848223000000001" table:style-name="ce2">
            <text:p>20.848223</text:p>
          </table:table-cell>
          <table:table-cell office:value-type="float" office:value="344.3888" table:style-name="ce2">
            <text:p>344.3888</text:p>
          </table:table-cell>
          <table:table-cell office:value-type="float" office:value="21.391666000000001" table:style-name="ce2">
            <text:p>21.391666</text:p>
          </table:table-cell>
          <table:table-cell office:value-type="float" office:value="379.09003000000001" table:style-name="ce2">
            <text:p>379.09003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257776" table:style-name="ce2">
            <text:p>21.257776</text:p>
          </table:table-cell>
          <table:table-cell office:value-type="float" office:value="285.32670000000002" table:style-name="ce2">
            <text:p>285.3267</text:p>
          </table:table-cell>
          <table:table-cell office:value-type="float" office:value="21.1" table:style-name="ce2">
            <text:p>21.1</text:p>
          </table:table-cell>
          <table:table-cell office:value-type="float" office:value="359.81598000000002" table:style-name="ce2">
            <text:p>359.81598</text:p>
          </table:table-cell>
          <table:table-cell office:value-type="float" office:value="21.790102000000001" table:style-name="ce2">
            <text:p>21.790102</text:p>
          </table:table-cell>
          <table:table-cell office:value-type="float" office:value="332.23880000000003" table:style-name="ce2">
            <text:p>332.2388</text:p>
          </table:table-cell>
          <table:table-cell office:value-type="float" office:value="21.766666000000001" table:style-name="ce2">
            <text:p>21.766666</text:p>
          </table:table-cell>
          <table:table-cell office:value-type="float" office:value="366.94002999999998" table:style-name="ce2">
            <text:p>366.94003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281527000000001" table:style-name="ce2">
            <text:p>21.281527</text:p>
          </table:table-cell>
          <table:table-cell office:value-type="float" office:value="286.03917999999999" table:style-name="ce2">
            <text:p>286.03918</text:p>
          </table:table-cell>
          <table:table-cell office:value-type="float" office:value="21.633333" table:style-name="ce2">
            <text:p>21.633333</text:p>
          </table:table-cell>
          <table:table-cell office:value-type="float" office:value="359.81598000000002" table:style-name="ce2">
            <text:p>359.81598</text:p>
          </table:table-cell>
          <table:table-cell office:value-type="float" office:value="21.803439999999998" table:style-name="ce2">
            <text:p>21.80344</text:p>
          </table:table-cell>
          <table:table-cell office:value-type="float" office:value="332.63895000000002" table:style-name="ce2">
            <text:p>332.63895</text:p>
          </table:table-cell>
          <table:table-cell office:value-type="float" office:value="22.3" table:style-name="ce2">
            <text:p>22.3</text:p>
          </table:table-cell>
          <table:table-cell office:value-type="float" office:value="366.94002999999998" table:style-name="ce2">
            <text:p>366.94003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931597" table:style-name="ce2">
            <text:p>21.931597</text:p>
          </table:table-cell>
          <table:table-cell office:value-type="float" office:value="270.10919999999999" table:style-name="ce2">
            <text:p>270.1092</text:p>
          </table:table-cell>
          <table:table-cell office:value-type="float" office:value="22.278538000000001" table:style-name="ce2">
            <text:p>22.278538</text:p>
          </table:table-cell>
          <table:table-cell office:value-type="float" office:value="343.88600000000002" table:style-name="ce2">
            <text:p>343.886</text:p>
          </table:table-cell>
          <table:table-cell office:value-type="float" office:value="22.458334000000001" table:style-name="ce2">
            <text:p>22.458334</text:p>
          </table:table-cell>
          <table:table-cell office:value-type="float" office:value="316.70895000000002" table:style-name="ce2">
            <text:p>316.70895</text:p>
          </table:table-cell>
          <table:table-cell office:value-type="float" office:value="22.850290000000001" table:style-name="ce2">
            <text:p>22.85029</text:p>
          </table:table-cell>
          <table:table-cell office:value-type="float" office:value="351.01004" table:style-name="ce2">
            <text:p>351.01004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931936" table:style-name="ce2">
            <text:p>21.931936</text:p>
          </table:table-cell>
          <table:table-cell office:value-type="float" office:value="270.11939999999998" table:style-name="ce2">
            <text:p>270.1194</text:p>
          </table:table-cell>
          <table:table-cell office:value-type="float" office:value="22.317276" table:style-name="ce2">
            <text:p>22.317276</text:p>
          </table:table-cell>
          <table:table-cell office:value-type="float" office:value="345.04813000000001" table:style-name="ce2">
            <text:p>345.04813</text:p>
          </table:table-cell>
          <table:table-cell office:value-type="float" office:value="22.658332999999999" table:style-name="ce2">
            <text:p>22.658333</text:p>
          </table:table-cell>
          <table:table-cell office:value-type="float" office:value="316.70895000000002" table:style-name="ce2">
            <text:p>316.70895</text:p>
          </table:table-cell>
          <table:table-cell office:value-type="float" office:value="22.909314999999999" table:style-name="ce2">
            <text:p>22.909315</text:p>
          </table:table-cell>
          <table:table-cell office:value-type="float" office:value="352.7808" table:style-name="ce2">
            <text:p>352.7808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" table:style-name="ce2">
            <text:p>23</text:p>
          </table:table-cell>
          <table:table-cell office:value-type="float" office:value="237.44938999999999" table:style-name="ce2">
            <text:p>237.44939</text:p>
          </table:table-cell>
          <table:table-cell office:value-type="float" office:value="23.000485999999999" table:style-name="ce2">
            <text:p>23.000486</text:p>
          </table:table-cell>
          <table:table-cell office:value-type="float" office:value="323.17815999999999" table:style-name="ce2">
            <text:p>323.17816</text:p>
          </table:table-cell>
          <table:table-cell office:value-type="float" office:value="23" table:style-name="ce2">
            <text:p>23</text:p>
          </table:table-cell>
          <table:table-cell office:value-type="float" office:value="305.63895000000002" table:style-name="ce2">
            <text:p>305.63895</text:p>
          </table:table-cell>
          <table:table-cell office:value-type="float" office:value="23" table:style-name="ce2">
            <text:p>23</text:p>
          </table:table-cell>
          <table:table-cell office:value-type="float" office:value="352.51080000000002" table:style-name="ce2">
            <text:p>352.5108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.001000000000001" table:style-name="ce2">
            <text:p>23.001</text:p>
          </table:table-cell>
          <table:table-cell office:value-type="float" office:value="237.44938999999999" table:style-name="ce2">
            <text:p>237.44939</text:p>
          </table:table-cell>
          <table:table-cell office:value-type="float" office:value="23.000813000000001" table:style-name="ce2">
            <text:p>23.000813</text:p>
          </table:table-cell>
          <table:table-cell office:value-type="float" office:value="323.17815999999999" table:style-name="ce2">
            <text:p>323.17816</text:p>
          </table:table-cell>
          <table:table-cell office:value-type="float" office:value="23.001000000000001" table:style-name="ce2">
            <text:p>23.001</text:p>
          </table:table-cell>
          <table:table-cell office:value-type="float" office:value="305.63895000000002" table:style-name="ce2">
            <text:p>305.63895</text:p>
          </table:table-cell>
          <table:table-cell office:value-type="float" office:value="23.001000000000001" table:style-name="ce2">
            <text:p>23.001</text:p>
          </table:table-cell>
          <table:table-cell office:value-type="float" office:value="352.51080000000002" table:style-name="ce2">
            <text:p>352.5108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.994842999999999" table:style-name="ce2">
            <text:p>23.994843</text:p>
          </table:table-cell>
          <table:table-cell office:value-type="float" office:value="205.31938" table:style-name="ce2">
            <text:p>205.31938</text:p>
          </table:table-cell>
          <table:table-cell office:value-type="float" office:value="23.996445000000001" table:style-name="ce2">
            <text:p>23.996445</text:p>
          </table:table-cell>
          <table:table-cell office:value-type="float" office:value="291.04816" table:style-name="ce2">
            <text:p>291.04816</text:p>
          </table:table-cell>
          <table:table-cell office:value-type="float" office:value="23.998809999999999" table:style-name="ce2">
            <text:p>23.99881</text:p>
          </table:table-cell>
          <table:table-cell office:value-type="float" office:value="273.50894" table:style-name="ce2">
            <text:p>273.50894</text:p>
          </table:table-cell>
          <table:table-cell office:value-type="float" office:value="23.991667" table:style-name="ce2">
            <text:p>23.991667</text:p>
          </table:table-cell>
          <table:table-cell office:value-type="float" office:value="320.38080000000002" table:style-name="ce2">
            <text:p>320.3808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.996845" table:style-name="ce2">
            <text:p>23.996845</text:p>
          </table:table-cell>
          <table:table-cell office:value-type="float" office:value="205.37945999999999" table:style-name="ce2">
            <text:p>205.37946</text:p>
          </table:table-cell>
          <table:table-cell office:value-type="float" office:value="23.997596999999999" table:style-name="ce2">
            <text:p>23.997597</text:p>
          </table:table-cell>
          <table:table-cell office:value-type="float" office:value="291.04816" table:style-name="ce2">
            <text:p>291.04816</text:p>
          </table:table-cell>
          <table:table-cell office:value-type="float" office:value="23.999979" table:style-name="ce2">
            <text:p>23.999979</text:p>
          </table:table-cell>
          <table:table-cell office:value-type="float" office:value="273.54399999999998" table:style-name="ce2">
            <text:p>273.544</text:p>
          </table:table-cell>
          <table:table-cell office:value-type="float" office:value="24" table:style-name="ce2">
            <text:p>24</text:p>
          </table:table-cell>
          <table:table-cell office:value-type="float" office:value="320.38080000000002" table:style-name="ce2">
            <text:p>320.3808</text:p>
          </table:table-cell>
          <table:table-cell table:number-columns-repeated="16314"/>
        </table:table-row>
        <table:table-row table:number-rows-repeated="640"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table:number-columns-repeated="16314"/>
        </table:table-row>
        <table:table-row table:number-rows-repeated="104789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BROWN, ALEXANDER CIV USAF AFMC 518 SWES/MXDEC</dc:creator>
    <dc:date>2024-03-20T13:56:59Z</dc:date>
    <meta:editing-cycles>2</meta:editing-cycles>
    <meta:editing-duration>PT922S</meta:editing-duration>
  </office:meta>
</office:document-meta>
</file>